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FreeSans" svg:font-family="FreeSan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FreeSans" style:font-name-asian="FreeSans" style:font-name-complex="FreeSans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Diagramm 1" svg:x="7.03888in" svg:y="0.42862in" svg:width="12.49237in" svg:height="3.545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Diagramm 2" svg:x="7.04302in" svg:y="4.3813in" svg:width="12.48823in" svg:height="4.7853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See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">
            <text:p>Gen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46.47262000000001" table:style-name="ce1">
            <text:p>146,47262</text:p>
          </table:table-cell>
          <table:table-cell office:value-type="float" office:value="182.84200000000001" table:style-name="ce1">
            <text:p>182,842</text:p>
          </table:table-cell>
          <table:table-cell office:value-type="float" office:value="151.81399999999999" table:style-name="ce1">
            <text:p>151,814</text:p>
          </table:table-cell>
          <table:table-cell office:value-type="float" office:value="142.52000000000001" table:style-name="ce1">
            <text:p>142,52</text:p>
          </table:table-cell>
          <table:table-cell table:style-name="ce2"/>
          <table:table-cell office:value-type="float" office:value="155.91215499999998" table:formula="of:=AVERAGE([.B3:.E3])" table:style-name="ce1">
            <text:p>155,912155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62.65703999999999" table:style-name="ce1">
            <text:p>162,65704</text:p>
          </table:table-cell>
          <table:table-cell office:value-type="float" office:value="175.40199999999999" table:style-name="ce1">
            <text:p>175,402</text:p>
          </table:table-cell>
          <table:table-cell office:value-type="float" office:value="154.126" table:style-name="ce1">
            <text:p>154,126</text:p>
          </table:table-cell>
          <table:table-cell office:value-type="float" office:value="139.53200000000001" table:style-name="ce1">
            <text:p>139,532</text:p>
          </table:table-cell>
          <table:table-cell table:style-name="ce2"/>
          <table:table-cell office:value-type="float" office:value="157.92926" table:formula="of:=AVERAGE([.B4:.E4])" table:style-name="ce1">
            <text:p>157,92926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166.00246000000001" table:style-name="ce1">
            <text:p>166,00246</text:p>
          </table:table-cell>
          <table:table-cell office:value-type="float" office:value="206.30799999999999" table:style-name="ce1">
            <text:p>206,308</text:p>
          </table:table-cell>
          <table:table-cell office:value-type="float" office:value="165.41800000000001" table:style-name="ce1">
            <text:p>165,418</text:p>
          </table:table-cell>
          <table:table-cell office:value-type="float" office:value="138.60400000000001" table:style-name="ce1">
            <text:p>138,604</text:p>
          </table:table-cell>
          <table:table-cell table:style-name="ce2"/>
          <table:table-cell office:value-type="float" office:value="169.08311500000002" table:formula="of:=AVERAGE([.B5:.E5])" table:style-name="ce1">
            <text:p>169,083115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69.63267999999999" table:style-name="ce1">
            <text:p>169,63268</text:p>
          </table:table-cell>
          <table:table-cell office:value-type="float" office:value="223.80199999999999" table:style-name="ce1">
            <text:p>223,802</text:p>
          </table:table-cell>
          <table:table-cell office:value-type="float" office:value="152.714" table:style-name="ce1">
            <text:p>152,714</text:p>
          </table:table-cell>
          <table:table-cell office:value-type="float" office:value="142.488" table:style-name="ce1">
            <text:p>142,488</text:p>
          </table:table-cell>
          <table:table-cell table:style-name="ce2"/>
          <table:table-cell office:value-type="float" office:value="172.15917000000002" table:formula="of:=AVERAGE([.B6:.E6])" table:style-name="ce1">
            <text:p>172,15917</text:p>
          </table:table-cell>
          <table:table-cell table:number-columns-repeated="16377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180.66978" table:style-name="ce1">
            <text:p>180,66978</text:p>
          </table:table-cell>
          <table:table-cell office:value-type="float" office:value="265.12200000000001" table:style-name="ce1">
            <text:p>265,122</text:p>
          </table:table-cell>
          <table:table-cell office:value-type="float" office:value="152.608" table:style-name="ce1">
            <text:p>152,608</text:p>
          </table:table-cell>
          <table:table-cell office:value-type="float" office:value="151.08199999999999" table:style-name="ce1">
            <text:p>151,082</text:p>
          </table:table-cell>
          <table:table-cell table:style-name="ce2"/>
          <table:table-cell office:value-type="float" office:value="187.37044499999999" table:formula="of:=AVERAGE([.B7:.E7])" table:style-name="ce1">
            <text:p>187,370445</text:p>
          </table:table-cell>
          <table:table-cell table:number-columns-repeated="16377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179.92614" table:style-name="ce1">
            <text:p>179,92614</text:p>
          </table:table-cell>
          <table:table-cell office:value-type="float" office:value="420.07600000000002" table:style-name="ce1">
            <text:p>420,076</text:p>
          </table:table-cell>
          <table:table-cell office:value-type="float" office:value="160.126" table:style-name="ce1">
            <text:p>160,126</text:p>
          </table:table-cell>
          <table:table-cell office:value-type="float" office:value="174.626" table:style-name="ce1">
            <text:p>174,626</text:p>
          </table:table-cell>
          <table:table-cell table:style-name="ce2"/>
          <table:table-cell office:value-type="float" office:value="233.688535" table:formula="of:=AVERAGE([.B8:.E8])" table:style-name="ce1">
            <text:p>233,688535</text:p>
          </table:table-cell>
          <table:table-cell table:number-columns-repeated="16377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float" office:value="176.33632" table:style-name="ce1">
            <text:p>176,33632</text:p>
          </table:table-cell>
          <table:table-cell office:value-type="float" office:value="496.24200000000002" table:style-name="ce1">
            <text:p>496,242</text:p>
          </table:table-cell>
          <table:table-cell office:value-type="float" office:value="164.22800000000001" table:style-name="ce1">
            <text:p>164,228</text:p>
          </table:table-cell>
          <table:table-cell office:value-type="float" office:value="202.762" table:style-name="ce1">
            <text:p>202,762</text:p>
          </table:table-cell>
          <table:table-cell table:style-name="ce2"/>
          <table:table-cell office:value-type="float" office:value="259.89208000000002" table:formula="of:=AVERAGE([.B9:.E9])" table:style-name="ce1">
            <text:p>259,89208</text:p>
          </table:table-cell>
          <table:table-cell table:number-columns-repeated="16377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182.12317999999999" table:style-name="ce1">
            <text:p>182,12318</text:p>
          </table:table-cell>
          <table:table-cell office:value-type="float" office:value="543.94200000000001" table:style-name="ce1">
            <text:p>543,942</text:p>
          </table:table-cell>
          <table:table-cell office:value-type="float" office:value="187.846" table:style-name="ce1">
            <text:p>187,846</text:p>
          </table:table-cell>
          <table:table-cell office:value-type="float" office:value="235.16" table:style-name="ce1">
            <text:p>235,16</text:p>
          </table:table-cell>
          <table:table-cell table:style-name="ce2"/>
          <table:table-cell office:value-type="float" office:value="287.26779500000004" table:formula="of:=AVERAGE([.B10:.E10])" table:style-name="ce1">
            <text:p>287,267795</text:p>
          </table:table-cell>
          <table:table-cell table:number-columns-repeated="16377"/>
        </table:table-row>
        <table:table-row table:style-name="ro1">
          <table:table-cell office:value-type="float" office:value="4500" table:style-name="ce1">
            <text:p>4500</text:p>
          </table:table-cell>
          <table:table-cell office:value-type="float" office:value="192.13077999999999" table:style-name="ce1">
            <text:p>192,13078</text:p>
          </table:table-cell>
          <table:table-cell office:value-type="float" office:value="553.72" table:style-name="ce1">
            <text:p>553,72</text:p>
          </table:table-cell>
          <table:table-cell office:value-type="float" office:value="161.244" table:style-name="ce1">
            <text:p>161,244</text:p>
          </table:table-cell>
          <table:table-cell office:value-type="float" office:value="247.94200000000001" table:style-name="ce1">
            <text:p>247,942</text:p>
          </table:table-cell>
          <table:table-cell table:style-name="ce2"/>
          <table:table-cell office:value-type="float" office:value="288.75919499999998" table:formula="of:=AVERAGE([.B11:.E11])" table:style-name="ce1">
            <text:p>288,759195</text:p>
          </table:table-cell>
          <table:table-cell table:number-columns-repeated="16377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189.50005999999999" table:style-name="ce1">
            <text:p>189,50006</text:p>
          </table:table-cell>
          <table:table-cell office:value-type="float" office:value="550.53599999999994" table:style-name="ce1">
            <text:p>550,536</text:p>
          </table:table-cell>
          <table:table-cell office:value-type="float" office:value="166.96799999999999" table:style-name="ce1">
            <text:p>166,968</text:p>
          </table:table-cell>
          <table:table-cell office:value-type="float" office:value="223.74" table:style-name="ce1">
            <text:p>223,74</text:p>
          </table:table-cell>
          <table:table-cell table:style-name="ce2"/>
          <table:table-cell office:value-type="float" office:value="282.686015" table:formula="of:=AVERAGE([.B12:.E12])" table:style-name="ce1">
            <text:p>282,686015</text:p>
          </table:table-cell>
          <table:table-cell table:number-columns-repeated="16377"/>
        </table:table-row>
        <table:table-row table:style-name="ro1">
          <table:table-cell office:value-type="float" office:value="5500" table:style-name="ce1">
            <text:p>5500</text:p>
          </table:table-cell>
          <table:table-cell office:value-type="float" office:value="185.72004000000001" table:style-name="ce1">
            <text:p>185,72004</text:p>
          </table:table-cell>
          <table:table-cell office:value-type="float" office:value="534.39400000000001" table:style-name="ce1">
            <text:p>534,394</text:p>
          </table:table-cell>
          <table:table-cell office:value-type="float" office:value="184.30600000000001" table:style-name="ce1">
            <text:p>184,306</text:p>
          </table:table-cell>
          <table:table-cell office:value-type="float" office:value="258.678" table:style-name="ce1">
            <text:p>258,678</text:p>
          </table:table-cell>
          <table:table-cell table:style-name="ce2"/>
          <table:table-cell office:value-type="float" office:value="290.77451000000002" table:formula="of:=AVERAGE([.B13:.E13])" table:style-name="ce1">
            <text:p>290,77451</text:p>
          </table:table-cell>
          <table:table-cell table:number-columns-repeated="16377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185.54571999999999" table:style-name="ce1">
            <text:p>185,54572</text:p>
          </table:table-cell>
          <table:table-cell office:value-type="float" office:value="514.89599999999996" table:style-name="ce1">
            <text:p>514,896</text:p>
          </table:table-cell>
          <table:table-cell office:value-type="float" office:value="168.10400000000001" table:style-name="ce1">
            <text:p>168,104</text:p>
          </table:table-cell>
          <table:table-cell office:value-type="float" office:value="248.44" table:style-name="ce1">
            <text:p>248,44</text:p>
          </table:table-cell>
          <table:table-cell table:style-name="ce2"/>
          <table:table-cell office:value-type="float" office:value="279.24642999999998" table:formula="of:=AVERAGE([.B14:.E14])" table:style-name="ce1">
            <text:p>279,24643</text:p>
          </table:table-cell>
          <table:table-cell table:number-columns-repeated="16377"/>
        </table:table-row>
        <table:table-row table:style-name="ro1">
          <table:table-cell office:value-type="float" office:value="6500" table:style-name="ce1">
            <text:p>6500</text:p>
          </table:table-cell>
          <table:table-cell office:value-type="float" office:value="182.98052000000001" table:style-name="ce1">
            <text:p>182,98052</text:p>
          </table:table-cell>
          <table:table-cell office:value-type="float" office:value="549.78800000000001" table:style-name="ce1">
            <text:p>549,788</text:p>
          </table:table-cell>
          <table:table-cell office:value-type="float" office:value="196.34399999999999" table:style-name="ce1">
            <text:p>196,344</text:p>
          </table:table-cell>
          <table:table-cell office:value-type="float" office:value="232.12200000000001" table:style-name="ce1">
            <text:p>232,122</text:p>
          </table:table-cell>
          <table:table-cell table:style-name="ce2"/>
          <table:table-cell office:value-type="float" office:value="290.30863000000005" table:formula="of:=AVERAGE([.B15:.E15])" table:style-name="ce1">
            <text:p>290,30863</text:p>
          </table:table-cell>
          <table:table-cell table:number-columns-repeated="16377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188.18819999999999" table:style-name="ce1">
            <text:p>188,1882</text:p>
          </table:table-cell>
          <table:table-cell office:value-type="float" office:value="581.89800000000002" table:style-name="ce1">
            <text:p>581,898</text:p>
          </table:table-cell>
          <table:table-cell office:value-type="float" office:value="176.81200000000001" table:style-name="ce1">
            <text:p>176,812</text:p>
          </table:table-cell>
          <table:table-cell office:value-type="float" office:value="266.02600000000001" table:style-name="ce1">
            <text:p>266,026</text:p>
          </table:table-cell>
          <table:table-cell table:style-name="ce2"/>
          <table:table-cell office:value-type="float" office:value="303.23104999999998" table:formula="of:=AVERAGE([.B16:.E16])" table:style-name="ce1">
            <text:p>303,23105</text:p>
          </table:table-cell>
          <table:table-cell table:number-columns-repeated="16377"/>
        </table:table-row>
        <table:table-row table:style-name="ro1">
          <table:table-cell office:value-type="float" office:value="7500" table:style-name="ce1">
            <text:p>7500</text:p>
          </table:table-cell>
          <table:table-cell office:value-type="float" office:value="197.23818" table:style-name="ce1">
            <text:p>197,23818</text:p>
          </table:table-cell>
          <table:table-cell office:value-type="float" office:value="602.38199999999995" table:style-name="ce1">
            <text:p>602,382</text:p>
          </table:table-cell>
          <table:table-cell office:value-type="float" office:value="228.988" table:style-name="ce1">
            <text:p>228,988</text:p>
          </table:table-cell>
          <table:table-cell office:value-type="float" office:value="305.012" table:style-name="ce1">
            <text:p>305,012</text:p>
          </table:table-cell>
          <table:table-cell table:style-name="ce2"/>
          <table:table-cell office:value-type="float" office:value="333.40504499999997" table:formula="of:=AVERAGE([.B17:.E17])" table:style-name="ce1">
            <text:p>333,405045</text:p>
          </table:table-cell>
          <table:table-cell table:number-columns-repeated="16377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237.42295999999999" table:style-name="ce1">
            <text:p>237,42296</text:p>
          </table:table-cell>
          <table:table-cell office:value-type="float" office:value="574.35400000000004" table:style-name="ce1">
            <text:p>574,354</text:p>
          </table:table-cell>
          <table:table-cell office:value-type="float" office:value="245.50800000000001" table:style-name="ce1">
            <text:p>245,508</text:p>
          </table:table-cell>
          <table:table-cell office:value-type="float" office:value="278.92200000000003" table:style-name="ce1">
            <text:p>278,922</text:p>
          </table:table-cell>
          <table:table-cell table:style-name="ce2"/>
          <table:table-cell office:value-type="float" office:value="334.05174" table:formula="of:=AVERAGE([.B18:.E18])" table:style-name="ce1">
            <text:p>334,05174</text:p>
          </table:table-cell>
          <table:table-cell table:number-columns-repeated="16377"/>
        </table:table-row>
        <table:table-row table:style-name="ro1">
          <table:table-cell office:value-type="float" office:value="8500" table:style-name="ce1">
            <text:p>8500</text:p>
          </table:table-cell>
          <table:table-cell office:value-type="float" office:value="250.94054" table:style-name="ce1">
            <text:p>250,94054</text:p>
          </table:table-cell>
          <table:table-cell office:value-type="float" office:value="593.048" table:style-name="ce1">
            <text:p>593,048</text:p>
          </table:table-cell>
          <table:table-cell office:value-type="float" office:value="241.256" table:style-name="ce1">
            <text:p>241,256</text:p>
          </table:table-cell>
          <table:table-cell office:value-type="float" office:value="287.55200000000002" table:style-name="ce1">
            <text:p>287,552</text:p>
          </table:table-cell>
          <table:table-cell table:style-name="ce2"/>
          <table:table-cell office:value-type="float" office:value="343.19913500000007" table:formula="of:=AVERAGE([.B19:.E19])" table:style-name="ce1">
            <text:p>343,199135</text:p>
          </table:table-cell>
          <table:table-cell table:number-columns-repeated="16377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270.56844000000001" table:style-name="ce1">
            <text:p>270,56844</text:p>
          </table:table-cell>
          <table:table-cell office:value-type="float" office:value="579.64200000000005" table:style-name="ce1">
            <text:p>579,642</text:p>
          </table:table-cell>
          <table:table-cell office:value-type="float" office:value="232.126" table:style-name="ce1">
            <text:p>232,126</text:p>
          </table:table-cell>
          <table:table-cell office:value-type="float" office:value="311.25599999999997" table:style-name="ce1">
            <text:p>311,256</text:p>
          </table:table-cell>
          <table:table-cell table:style-name="ce2"/>
          <table:table-cell office:value-type="float" office:value="348.39810999999997" table:formula="of:=AVERAGE([.B20:.E20])" table:style-name="ce1">
            <text:p>348,39811</text:p>
          </table:table-cell>
          <table:table-cell table:number-columns-repeated="16377"/>
        </table:table-row>
        <table:table-row table:style-name="ro1">
          <table:table-cell office:value-type="float" office:value="9500" table:style-name="ce1">
            <text:p>9500</text:p>
          </table:table-cell>
          <table:table-cell office:value-type="float" office:value="283.36412000000001" table:style-name="ce1">
            <text:p>283,36412</text:p>
          </table:table-cell>
          <table:table-cell office:value-type="float" office:value="613.70399999999995" table:style-name="ce1">
            <text:p>613,704</text:p>
          </table:table-cell>
          <table:table-cell office:value-type="float" office:value="229.214" table:style-name="ce1">
            <text:p>229,214</text:p>
          </table:table-cell>
          <table:table-cell office:value-type="float" office:value="287.02999999999997" table:style-name="ce1">
            <text:p>287,03</text:p>
          </table:table-cell>
          <table:table-cell table:style-name="ce2"/>
          <table:table-cell office:value-type="float" office:value="353.32802999999996" table:formula="of:=AVERAGE([.B21:.E21])" table:style-name="ce1">
            <text:p>353,32803</text:p>
          </table:table-cell>
          <table:table-cell table:number-columns-repeated="16377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283.09032000000002" table:style-name="ce1">
            <text:p>283,09032</text:p>
          </table:table-cell>
          <table:table-cell office:value-type="float" office:value="614.35199999999998" table:style-name="ce1">
            <text:p>614,352</text:p>
          </table:table-cell>
          <table:table-cell office:value-type="float" office:value="265.358" table:style-name="ce1">
            <text:p>265,358</text:p>
          </table:table-cell>
          <table:table-cell office:value-type="float" office:value="301.37200000000001" table:style-name="ce1">
            <text:p>301,372</text:p>
          </table:table-cell>
          <table:table-cell table:style-name="ce2"/>
          <table:table-cell office:value-type="float" office:value="366.04308000000003" table:formula="of:=AVERAGE([.B22:.E22])" table:style-name="ce1">
            <text:p>366,04308</text:p>
          </table:table-cell>
          <table:table-cell table:number-columns-repeated="16377"/>
        </table:table-row>
        <table:table-row table:style-name="ro1">
          <table:table-cell office:value-type="float" office:value="10500" table:style-name="ce1">
            <text:p>10500</text:p>
          </table:table-cell>
          <table:table-cell office:value-type="float" office:value="278.15235999999999" table:style-name="ce1">
            <text:p>278,15236</text:p>
          </table:table-cell>
          <table:table-cell office:value-type="float" office:value="640.34199999999998" table:style-name="ce1">
            <text:p>640,342</text:p>
          </table:table-cell>
          <table:table-cell office:value-type="float" office:value="282.25" table:style-name="ce1">
            <text:p>282,25</text:p>
          </table:table-cell>
          <table:table-cell office:value-type="float" office:value="279.29199999999997" table:style-name="ce1">
            <text:p>279,292</text:p>
          </table:table-cell>
          <table:table-cell table:style-name="ce2"/>
          <table:table-cell office:value-type="float" office:value="370.00908999999996" table:formula="of:=AVERAGE([.B23:.E23])" table:style-name="ce1">
            <text:p>370,00909</text:p>
          </table:table-cell>
          <table:table-cell table:number-columns-repeated="16377"/>
        </table:table-row>
        <table:table-row table:style-name="ro1">
          <table:table-cell office:value-type="float" office:value="11000" table:style-name="ce1">
            <text:p>11000</text:p>
          </table:table-cell>
          <table:table-cell office:value-type="float" office:value="280.30788000000001" table:style-name="ce1">
            <text:p>280,30788</text:p>
          </table:table-cell>
          <table:table-cell office:value-type="float" office:value="700.79200000000003" table:style-name="ce1">
            <text:p>700,792</text:p>
          </table:table-cell>
          <table:table-cell office:value-type="float" office:value="287.76400000000001" table:style-name="ce1">
            <text:p>287,764</text:p>
          </table:table-cell>
          <table:table-cell office:value-type="float" office:value="301.17" table:style-name="ce1">
            <text:p>301,17</text:p>
          </table:table-cell>
          <table:table-cell table:style-name="ce2"/>
          <table:table-cell office:value-type="float" office:value="392.50846999999999" table:formula="of:=AVERAGE([.B24:.E24])" table:style-name="ce1">
            <text:p>392,50847</text:p>
          </table:table-cell>
          <table:table-cell table:number-columns-repeated="16377"/>
        </table:table-row>
        <table:table-row table:style-name="ro1">
          <table:table-cell office:value-type="float" office:value="11500" table:style-name="ce1">
            <text:p>11500</text:p>
          </table:table-cell>
          <table:table-cell office:value-type="float" office:value="281.51916" table:style-name="ce1">
            <text:p>281,51916</text:p>
          </table:table-cell>
          <table:table-cell office:value-type="float" office:value="768.69" table:style-name="ce1">
            <text:p>768,69</text:p>
          </table:table-cell>
          <table:table-cell office:value-type="float" office:value="279.12200000000001" table:style-name="ce1">
            <text:p>279,122</text:p>
          </table:table-cell>
          <table:table-cell office:value-type="float" office:value="279.43599999999998" table:style-name="ce1">
            <text:p>279,436</text:p>
          </table:table-cell>
          <table:table-cell table:style-name="ce2"/>
          <table:table-cell office:value-type="float" office:value="402.19179000000003" table:formula="of:=AVERAGE([.B25:.E25])" table:style-name="ce1">
            <text:p>402,19179</text:p>
          </table:table-cell>
          <table:table-cell table:number-columns-repeated="16377"/>
        </table:table-row>
        <table:table-row table:style-name="ro1">
          <table:table-cell office:value-type="float" office:value="12000" table:style-name="ce1">
            <text:p>12000</text:p>
          </table:table-cell>
          <table:table-cell office:value-type="float" office:value="284.69522000000001" table:style-name="ce1">
            <text:p>284,69522</text:p>
          </table:table-cell>
          <table:table-cell office:value-type="float" office:value="728.98400000000004" table:style-name="ce1">
            <text:p>728,984</text:p>
          </table:table-cell>
          <table:table-cell office:value-type="float" office:value="316.61" table:style-name="ce1">
            <text:p>316,61</text:p>
          </table:table-cell>
          <table:table-cell office:value-type="float" office:value="294.64400000000001" table:style-name="ce1">
            <text:p>294,644</text:p>
          </table:table-cell>
          <table:table-cell table:style-name="ce2"/>
          <table:table-cell office:value-type="float" office:value="406.23330500000003" table:formula="of:=AVERAGE([.B26:.E26])" table:style-name="ce1">
            <text:p>406,233305</text:p>
          </table:table-cell>
          <table:table-cell table:number-columns-repeated="16377"/>
        </table:table-row>
        <table:table-row table:style-name="ro1">
          <table:table-cell office:value-type="float" office:value="12500" table:style-name="ce1">
            <text:p>12500</text:p>
          </table:table-cell>
          <table:table-cell office:value-type="float" office:value="279.17932000000002" table:style-name="ce1">
            <text:p>279,17932</text:p>
          </table:table-cell>
          <table:table-cell office:value-type="float" office:value="728.03200000000004" table:style-name="ce1">
            <text:p>728,032</text:p>
          </table:table-cell>
          <table:table-cell office:value-type="float" office:value="374.34800000000001" table:style-name="ce1">
            <text:p>374,348</text:p>
          </table:table-cell>
          <table:table-cell office:value-type="float" office:value="285.77600000000001" table:style-name="ce1">
            <text:p>285,776</text:p>
          </table:table-cell>
          <table:table-cell table:style-name="ce2"/>
          <table:table-cell office:value-type="float" office:value="416.83383000000003" table:formula="of:=AVERAGE([.B27:.E27])" table:style-name="ce1">
            <text:p>416,83383</text:p>
          </table:table-cell>
          <table:table-cell table:number-columns-repeated="16377"/>
        </table:table-row>
        <table:table-row table:style-name="ro1">
          <table:table-cell office:value-type="float" office:value="13000" table:style-name="ce1">
            <text:p>13000</text:p>
          </table:table-cell>
          <table:table-cell office:value-type="float" office:value="284.57" table:style-name="ce1">
            <text:p>284,57</text:p>
          </table:table-cell>
          <table:table-cell office:value-type="float" office:value="731.66800000000001" table:style-name="ce1">
            <text:p>731,668</text:p>
          </table:table-cell>
          <table:table-cell office:value-type="float" office:value="417.63200000000001" table:style-name="ce1">
            <text:p>417,632</text:p>
          </table:table-cell>
          <table:table-cell office:value-type="float" office:value="289.22000000000003" table:style-name="ce1">
            <text:p>289,22</text:p>
          </table:table-cell>
          <table:table-cell table:style-name="ce2"/>
          <table:table-cell office:value-type="float" office:value="430.77250000000004" table:formula="of:=AVERAGE([.B28:.E28])" table:style-name="ce1">
            <text:p>430,7725</text:p>
          </table:table-cell>
          <table:table-cell table:number-columns-repeated="16377"/>
        </table:table-row>
        <table:table-row table:style-name="ro1">
          <table:table-cell office:value-type="float" office:value="13500" table:style-name="ce1">
            <text:p>13500</text:p>
          </table:table-cell>
          <table:table-cell office:value-type="float" office:value="292.02514000000002" table:style-name="ce1">
            <text:p>292,02514</text:p>
          </table:table-cell>
          <table:table-cell office:value-type="float" office:value="691.25199999999995" table:style-name="ce1">
            <text:p>691,252</text:p>
          </table:table-cell>
          <table:table-cell office:value-type="float" office:value="463.83" table:style-name="ce1">
            <text:p>463,83</text:p>
          </table:table-cell>
          <table:table-cell office:value-type="float" office:value="310.13400000000001" table:style-name="ce1">
            <text:p>310,134</text:p>
          </table:table-cell>
          <table:table-cell table:style-name="ce2"/>
          <table:table-cell office:value-type="float" office:value="439.31028499999996" table:formula="of:=AVERAGE([.B29:.E29])" table:style-name="ce1">
            <text:p>439,310285</text:p>
          </table:table-cell>
          <table:table-cell table:number-columns-repeated="16377"/>
        </table:table-row>
        <table:table-row table:style-name="ro1">
          <table:table-cell office:value-type="float" office:value="14000" table:style-name="ce1">
            <text:p>14000</text:p>
          </table:table-cell>
          <table:table-cell office:value-type="float" office:value="294.29556000000002" table:style-name="ce1">
            <text:p>294,29556</text:p>
          </table:table-cell>
          <table:table-cell office:value-type="float" office:value="635.10400000000004" table:style-name="ce1">
            <text:p>635,104</text:p>
          </table:table-cell>
          <table:table-cell office:value-type="float" office:value="484.012" table:style-name="ce1">
            <text:p>484,012</text:p>
          </table:table-cell>
          <table:table-cell office:value-type="float" office:value="285.58199999999999" table:style-name="ce1">
            <text:p>285,582</text:p>
          </table:table-cell>
          <table:table-cell table:style-name="ce2"/>
          <table:table-cell office:value-type="float" office:value="424.74838999999997" table:formula="of:=AVERAGE([.B30:.E30])" table:style-name="ce1">
            <text:p>424,74839</text:p>
          </table:table-cell>
          <table:table-cell table:number-columns-repeated="16377"/>
        </table:table-row>
        <table:table-row table:style-name="ro1">
          <table:table-cell office:value-type="float" office:value="14500" table:style-name="ce1">
            <text:p>14500</text:p>
          </table:table-cell>
          <table:table-cell office:value-type="float" office:value="304.35842000000002" table:style-name="ce1">
            <text:p>304,35842</text:p>
          </table:table-cell>
          <table:table-cell office:value-type="float" office:value="641.69600000000003" table:style-name="ce1">
            <text:p>641,696</text:p>
          </table:table-cell>
          <table:table-cell office:value-type="float" office:value="588.68799999999999" table:style-name="ce1">
            <text:p>588,688</text:p>
          </table:table-cell>
          <table:table-cell office:value-type="float" office:value="241.94" table:style-name="ce1">
            <text:p>241,94</text:p>
          </table:table-cell>
          <table:table-cell table:style-name="ce2"/>
          <table:table-cell office:value-type="float" office:value="444.17060500000002" table:formula="of:=AVERAGE([.B31:.E31])" table:style-name="ce1">
            <text:p>444,170605</text:p>
          </table:table-cell>
          <table:table-cell table:number-columns-repeated="16377"/>
        </table:table-row>
        <table:table-row table:style-name="ro1">
          <table:table-cell office:value-type="float" office:value="15000" table:style-name="ce1">
            <text:p>15000</text:p>
          </table:table-cell>
          <table:table-cell office:value-type="float" office:value="304.65019999999998" table:style-name="ce1">
            <text:p>304,6502</text:p>
          </table:table-cell>
          <table:table-cell office:value-type="float" office:value="668.30600000000004" table:style-name="ce1">
            <text:p>668,306</text:p>
          </table:table-cell>
          <table:table-cell office:value-type="float" office:value="622.83799999999997" table:style-name="ce1">
            <text:p>622,838</text:p>
          </table:table-cell>
          <table:table-cell office:value-type="float" office:value="242.536" table:style-name="ce1">
            <text:p>242,536</text:p>
          </table:table-cell>
          <table:table-cell table:style-name="ce2"/>
          <table:table-cell office:value-type="float" office:value="459.58255000000003" table:formula="of:=AVERAGE([.B32:.E32])" table:style-name="ce1">
            <text:p>459,58255</text:p>
          </table:table-cell>
          <table:table-cell table:number-columns-repeated="16377"/>
        </table:table-row>
        <table:table-row table:style-name="ro1">
          <table:table-cell office:value-type="float" office:value="15500" table:style-name="ce1">
            <text:p>15500</text:p>
          </table:table-cell>
          <table:table-cell office:value-type="float" office:value="290.96442000000002" table:style-name="ce1">
            <text:p>290,96442</text:p>
          </table:table-cell>
          <table:table-cell office:value-type="float" office:value="682.51599999999996" table:style-name="ce1">
            <text:p>682,516</text:p>
          </table:table-cell>
          <table:table-cell office:value-type="float" office:value="617.22" table:style-name="ce1">
            <text:p>617,22</text:p>
          </table:table-cell>
          <table:table-cell office:value-type="float" office:value="254.52600000000001" table:style-name="ce1">
            <text:p>254,526</text:p>
          </table:table-cell>
          <table:table-cell table:style-name="ce2"/>
          <table:table-cell office:value-type="float" office:value="461.30660500000005" table:formula="of:=AVERAGE([.B33:.E33])" table:style-name="ce1">
            <text:p>461,306605</text:p>
          </table:table-cell>
          <table:table-cell table:number-columns-repeated="16377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298.86212" table:style-name="ce1">
            <text:p>298,86212</text:p>
          </table:table-cell>
          <table:table-cell office:value-type="float" office:value="747.26" table:style-name="ce1">
            <text:p>747,26</text:p>
          </table:table-cell>
          <table:table-cell office:value-type="float" office:value="571.28599999999994" table:style-name="ce1">
            <text:p>571,286</text:p>
          </table:table-cell>
          <table:table-cell office:value-type="float" office:value="259.04399999999998" table:style-name="ce1">
            <text:p>259,044</text:p>
          </table:table-cell>
          <table:table-cell table:style-name="ce2"/>
          <table:table-cell office:value-type="float" office:value="469.11302999999998" table:formula="of:=AVERAGE([.B34:.E34])" table:style-name="ce1">
            <text:p>469,11303</text:p>
          </table:table-cell>
          <table:table-cell table:number-columns-repeated="16377"/>
        </table:table-row>
        <table:table-row table:style-name="ro1">
          <table:table-cell office:value-type="float" office:value="16500" table:style-name="ce1">
            <text:p>16500</text:p>
          </table:table-cell>
          <table:table-cell office:value-type="float" office:value="308.97559999999999" table:style-name="ce1">
            <text:p>308,9756</text:p>
          </table:table-cell>
          <table:table-cell office:value-type="float" office:value="703.822" table:style-name="ce1">
            <text:p>703,822</text:p>
          </table:table-cell>
          <table:table-cell office:value-type="float" office:value="563.83000000000004" table:style-name="ce1">
            <text:p>563,83</text:p>
          </table:table-cell>
          <table:table-cell office:value-type="float" office:value="256.74" table:style-name="ce1">
            <text:p>256,74</text:p>
          </table:table-cell>
          <table:table-cell table:style-name="ce2"/>
          <table:table-cell office:value-type="float" office:value="458.34190000000001" table:formula="of:=AVERAGE([.B35:.E35])" table:style-name="ce1">
            <text:p>458,3419</text:p>
          </table:table-cell>
          <table:table-cell table:number-columns-repeated="16377"/>
        </table:table-row>
        <table:table-row table:style-name="ro1">
          <table:table-cell office:value-type="float" office:value="17000" table:style-name="ce1">
            <text:p>17000</text:p>
          </table:table-cell>
          <table:table-cell office:value-type="float" office:value="315.75031999999999" table:style-name="ce1">
            <text:p>315,75032</text:p>
          </table:table-cell>
          <table:table-cell office:value-type="float" office:value="696.62" table:style-name="ce1">
            <text:p>696,62</text:p>
          </table:table-cell>
          <table:table-cell office:value-type="float" office:value="620.44399999999996" table:style-name="ce1">
            <text:p>620,444</text:p>
          </table:table-cell>
          <table:table-cell office:value-type="float" office:value="267.14400000000001" table:style-name="ce1">
            <text:p>267,144</text:p>
          </table:table-cell>
          <table:table-cell table:style-name="ce2"/>
          <table:table-cell office:value-type="float" office:value="474.98957999999999" table:formula="of:=AVERAGE([.B36:.E36])" table:style-name="ce1">
            <text:p>474,98958</text:p>
          </table:table-cell>
          <table:table-cell table:number-columns-repeated="16377"/>
        </table:table-row>
        <table:table-row table:style-name="ro1">
          <table:table-cell office:value-type="float" office:value="17500" table:style-name="ce1">
            <text:p>17500</text:p>
          </table:table-cell>
          <table:table-cell office:value-type="float" office:value="318.91914000000003" table:style-name="ce1">
            <text:p>318,91914</text:p>
          </table:table-cell>
          <table:table-cell office:value-type="float" office:value="667.24199999999996" table:style-name="ce1">
            <text:p>667,242</text:p>
          </table:table-cell>
          <table:table-cell office:value-type="float" office:value="667.04600000000005" table:style-name="ce1">
            <text:p>667,046</text:p>
          </table:table-cell>
          <table:table-cell office:value-type="float" office:value="299.67599999999999" table:style-name="ce1">
            <text:p>299,676</text:p>
          </table:table-cell>
          <table:table-cell table:style-name="ce2"/>
          <table:table-cell office:value-type="float" office:value="488.22078499999998" table:formula="of:=AVERAGE([.B37:.E37])" table:style-name="ce1">
            <text:p>488,220785</text:p>
          </table:table-cell>
          <table:table-cell table:number-columns-repeated="16377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21.97687999999999" table:style-name="ce1">
            <text:p>321,97688</text:p>
          </table:table-cell>
          <table:table-cell office:value-type="float" office:value="774.48400000000004" table:style-name="ce1">
            <text:p>774,484</text:p>
          </table:table-cell>
          <table:table-cell office:value-type="float" office:value="719.70600000000002" table:style-name="ce1">
            <text:p>719,706</text:p>
          </table:table-cell>
          <table:table-cell office:value-type="float" office:value="279.774" table:style-name="ce1">
            <text:p>279,774</text:p>
          </table:table-cell>
          <table:table-cell table:style-name="ce2"/>
          <table:table-cell office:value-type="float" office:value="523.98522000000003" table:formula="of:=AVERAGE([.B38:.E38])" table:style-name="ce1">
            <text:p>523,98522</text:p>
          </table:table-cell>
          <table:table-cell table:number-columns-repeated="16377"/>
        </table:table-row>
        <table:table-row table:style-name="ro1">
          <table:table-cell office:value-type="float" office:value="18500" table:style-name="ce1">
            <text:p>18500</text:p>
          </table:table-cell>
          <table:table-cell office:value-type="float" office:value="316.20425999999998" table:style-name="ce1">
            <text:p>316,20426</text:p>
          </table:table-cell>
          <table:table-cell office:value-type="float" office:value="782.00800000000004" table:style-name="ce1">
            <text:p>782,008</text:p>
          </table:table-cell>
          <table:table-cell office:value-type="float" office:value="705.50599999999997" table:style-name="ce1">
            <text:p>705,506</text:p>
          </table:table-cell>
          <table:table-cell office:value-type="float" office:value="282.40199999999999" table:style-name="ce1">
            <text:p>282,402</text:p>
          </table:table-cell>
          <table:table-cell table:style-name="ce2"/>
          <table:table-cell office:value-type="float" office:value="521.53006500000004" table:formula="of:=AVERAGE([.B39:.E39])" table:style-name="ce1">
            <text:p>521,530065</text:p>
          </table:table-cell>
          <table:table-cell table:number-columns-repeated="16377"/>
        </table:table-row>
        <table:table-row table:style-name="ro1">
          <table:table-cell office:value-type="float" office:value="19000" table:style-name="ce1">
            <text:p>19000</text:p>
          </table:table-cell>
          <table:table-cell office:value-type="float" office:value="333.16500000000002" table:style-name="ce1">
            <text:p>333,165</text:p>
          </table:table-cell>
          <table:table-cell office:value-type="float" office:value="812.51400000000001" table:style-name="ce1">
            <text:p>812,514</text:p>
          </table:table-cell>
          <table:table-cell office:value-type="float" office:value="668.41600000000005" table:style-name="ce1">
            <text:p>668,416</text:p>
          </table:table-cell>
          <table:table-cell office:value-type="float" office:value="338.12599999999998" table:style-name="ce1">
            <text:p>338,126</text:p>
          </table:table-cell>
          <table:table-cell table:style-name="ce2"/>
          <table:table-cell office:value-type="float" office:value="538.05525000000011" table:formula="of:=AVERAGE([.B40:.E40])" table:style-name="ce1">
            <text:p>538,05525</text:p>
          </table:table-cell>
          <table:table-cell table:number-columns-repeated="16377"/>
        </table:table-row>
        <table:table-row table:style-name="ro1">
          <table:table-cell office:value-type="float" office:value="19500" table:style-name="ce1">
            <text:p>19500</text:p>
          </table:table-cell>
          <table:table-cell office:value-type="float" office:value="317.05921999999998" table:style-name="ce1">
            <text:p>317,05922</text:p>
          </table:table-cell>
          <table:table-cell office:value-type="float" office:value="742.06799999999998" table:style-name="ce1">
            <text:p>742,068</text:p>
          </table:table-cell>
          <table:table-cell office:value-type="float" office:value="735.30399999999997" table:style-name="ce1">
            <text:p>735,304</text:p>
          </table:table-cell>
          <table:table-cell office:value-type="float" office:value="333.03" table:style-name="ce1">
            <text:p>333,03</text:p>
          </table:table-cell>
          <table:table-cell table:style-name="ce2"/>
          <table:table-cell office:value-type="float" office:value="531.86530500000003" table:formula="of:=AVERAGE([.B41:.E41])" table:style-name="ce1">
            <text:p>531,865305</text:p>
          </table:table-cell>
          <table:table-cell table:number-columns-repeated="16377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306.31562000000002" table:style-name="ce1">
            <text:p>306,31562</text:p>
          </table:table-cell>
          <table:table-cell office:value-type="float" office:value="715.048" table:style-name="ce1">
            <text:p>715,048</text:p>
          </table:table-cell>
          <table:table-cell office:value-type="float" office:value="802.13" table:style-name="ce1">
            <text:p>802,13</text:p>
          </table:table-cell>
          <table:table-cell office:value-type="float" office:value="414.07799999999997" table:style-name="ce1">
            <text:p>414,078</text:p>
          </table:table-cell>
          <table:table-cell table:style-name="ce2"/>
          <table:table-cell office:value-type="float" office:value="559.39290500000004" table:formula="of:=AVERAGE([.B42:.E42])" table:style-name="ce1">
            <text:p>559,392905</text:p>
          </table:table-cell>
          <table:table-cell table:number-columns-repeated="16377"/>
        </table:table-row>
        <table:table-row table:style-name="ro1">
          <table:table-cell office:value-type="float" office:value="20500" table:style-name="ce1">
            <text:p>20500</text:p>
          </table:table-cell>
          <table:table-cell office:value-type="float" office:value="317.66546" table:style-name="ce1">
            <text:p>317,66546</text:p>
          </table:table-cell>
          <table:table-cell office:value-type="float" office:value="718.59400000000005" table:style-name="ce1">
            <text:p>718,594</text:p>
          </table:table-cell>
          <table:table-cell office:value-type="float" office:value="750.66600000000005" table:style-name="ce1">
            <text:p>750,666</text:p>
          </table:table-cell>
          <table:table-cell office:value-type="float" office:value="352.14600000000002" table:style-name="ce1">
            <text:p>352,146</text:p>
          </table:table-cell>
          <table:table-cell table:style-name="ce2"/>
          <table:table-cell office:value-type="float" office:value="534.76786500000003" table:formula="of:=AVERAGE([.B43:.E43])" table:style-name="ce1">
            <text:p>534,767865</text:p>
          </table:table-cell>
          <table:table-cell table:number-columns-repeated="16377"/>
        </table:table-row>
        <table:table-row table:style-name="ro1">
          <table:table-cell office:value-type="float" office:value="21000" table:style-name="ce1">
            <text:p>21000</text:p>
          </table:table-cell>
          <table:table-cell office:value-type="float" office:value="324.11363999999998" table:style-name="ce1">
            <text:p>324,11364</text:p>
          </table:table-cell>
          <table:table-cell office:value-type="float" office:value="791.27" table:style-name="ce1">
            <text:p>791,27</text:p>
          </table:table-cell>
          <table:table-cell office:value-type="float" office:value="707.92600000000004" table:style-name="ce1">
            <text:p>707,926</text:p>
          </table:table-cell>
          <table:table-cell office:value-type="float" office:value="361.33600000000001" table:style-name="ce1">
            <text:p>361,336</text:p>
          </table:table-cell>
          <table:table-cell table:style-name="ce2"/>
          <table:table-cell office:value-type="float" office:value="546.16140999999993" table:formula="of:=AVERAGE([.B44:.E44])" table:style-name="ce1">
            <text:p>546,16141</text:p>
          </table:table-cell>
          <table:table-cell table:number-columns-repeated="16377"/>
        </table:table-row>
        <table:table-row table:style-name="ro1">
          <table:table-cell office:value-type="float" office:value="21500" table:style-name="ce1">
            <text:p>21500</text:p>
          </table:table-cell>
          <table:table-cell office:value-type="float" office:value="313.76441999999997" table:style-name="ce1">
            <text:p>313,76442</text:p>
          </table:table-cell>
          <table:table-cell office:value-type="float" office:value="750.07" table:style-name="ce1">
            <text:p>750,07</text:p>
          </table:table-cell>
          <table:table-cell office:value-type="float" office:value="756.87599999999998" table:style-name="ce1">
            <text:p>756,876</text:p>
          </table:table-cell>
          <table:table-cell office:value-type="float" office:value="409.44" table:style-name="ce1">
            <text:p>409,44</text:p>
          </table:table-cell>
          <table:table-cell table:style-name="ce2"/>
          <table:table-cell office:value-type="float" office:value="557.53760499999999" table:formula="of:=AVERAGE([.B45:.E45])" table:style-name="ce1">
            <text:p>557,537605</text:p>
          </table:table-cell>
          <table:table-cell table:number-columns-repeated="16377"/>
        </table:table-row>
        <table:table-row table:style-name="ro1">
          <table:table-cell office:value-type="float" office:value="22000" table:style-name="ce1">
            <text:p>22000</text:p>
          </table:table-cell>
          <table:table-cell office:value-type="float" office:value="314.14321999999999" table:style-name="ce1">
            <text:p>314,14322</text:p>
          </table:table-cell>
          <table:table-cell office:value-type="float" office:value="791.27200000000005" table:style-name="ce1">
            <text:p>791,272</text:p>
          </table:table-cell>
          <table:table-cell office:value-type="float" office:value="705.43200000000002" table:style-name="ce1">
            <text:p>705,432</text:p>
          </table:table-cell>
          <table:table-cell office:value-type="float" office:value="413.346" table:style-name="ce1">
            <text:p>413,346</text:p>
          </table:table-cell>
          <table:table-cell table:style-name="ce2"/>
          <table:table-cell office:value-type="float" office:value="556.04830500000003" table:formula="of:=AVERAGE([.B46:.E46])" table:style-name="ce1">
            <text:p>556,048305</text:p>
          </table:table-cell>
          <table:table-cell table:number-columns-repeated="16377"/>
        </table:table-row>
        <table:table-row table:style-name="ro1">
          <table:table-cell office:value-type="float" office:value="22500" table:style-name="ce1">
            <text:p>22500</text:p>
          </table:table-cell>
          <table:table-cell office:value-type="float" office:value="299.12601999999998" table:style-name="ce1">
            <text:p>299,12602</text:p>
          </table:table-cell>
          <table:table-cell office:value-type="float" office:value="842.02200000000005" table:style-name="ce1">
            <text:p>842,022</text:p>
          </table:table-cell>
          <table:table-cell office:value-type="float" office:value="702.34199999999998" table:style-name="ce1">
            <text:p>702,342</text:p>
          </table:table-cell>
          <table:table-cell office:value-type="float" office:value="448.32600000000002" table:style-name="ce1">
            <text:p>448,326</text:p>
          </table:table-cell>
          <table:table-cell table:style-name="ce2"/>
          <table:table-cell office:value-type="float" office:value="572.95400500000005" table:formula="of:=AVERAGE([.B47:.E47])" table:style-name="ce1">
            <text:p>572,954005</text:p>
          </table:table-cell>
          <table:table-cell table:number-columns-repeated="16377"/>
        </table:table-row>
        <table:table-row table:style-name="ro1">
          <table:table-cell office:value-type="float" office:value="23000" table:style-name="ce1">
            <text:p>23000</text:p>
          </table:table-cell>
          <table:table-cell office:value-type="float" office:value="302.67334" table:style-name="ce1">
            <text:p>302,67334</text:p>
          </table:table-cell>
          <table:table-cell office:value-type="float" office:value="835.46799999999996" table:style-name="ce1">
            <text:p>835,468</text:p>
          </table:table-cell>
          <table:table-cell office:value-type="float" office:value="754.66600000000005" table:style-name="ce1">
            <text:p>754,666</text:p>
          </table:table-cell>
          <table:table-cell office:value-type="float" office:value="441.54199999999997" table:style-name="ce1">
            <text:p>441,542</text:p>
          </table:table-cell>
          <table:table-cell table:style-name="ce2"/>
          <table:table-cell office:value-type="float" office:value="583.58733499999994" table:formula="of:=AVERAGE([.B48:.E48])" table:style-name="ce1">
            <text:p>583,587335</text:p>
          </table:table-cell>
          <table:table-cell table:number-columns-repeated="16377"/>
        </table:table-row>
        <table:table-row table:style-name="ro1">
          <table:table-cell office:value-type="float" office:value="23500" table:style-name="ce1">
            <text:p>23500</text:p>
          </table:table-cell>
          <table:table-cell office:value-type="float" office:value="317.02658000000002" table:style-name="ce1">
            <text:p>317,02658</text:p>
          </table:table-cell>
          <table:table-cell office:value-type="float" office:value="739.22199999999998" table:style-name="ce1">
            <text:p>739,222</text:p>
          </table:table-cell>
          <table:table-cell office:value-type="float" office:value="827.59799999999996" table:style-name="ce1">
            <text:p>827,598</text:p>
          </table:table-cell>
          <table:table-cell office:value-type="float" office:value="474.13400000000001" table:style-name="ce1">
            <text:p>474,134</text:p>
          </table:table-cell>
          <table:table-cell table:style-name="ce2"/>
          <table:table-cell office:value-type="float" office:value="589.49514499999998" table:formula="of:=AVERAGE([.B49:.E49])" table:style-name="ce1">
            <text:p>589,495145</text:p>
          </table:table-cell>
          <table:table-cell table:number-columns-repeated="16377"/>
        </table:table-row>
        <table:table-row table:style-name="ro1">
          <table:table-cell office:value-type="float" office:value="24000" table:style-name="ce1">
            <text:p>24000</text:p>
          </table:table-cell>
          <table:table-cell office:value-type="float" office:value="316.71766000000002" table:style-name="ce1">
            <text:p>316,71766</text:p>
          </table:table-cell>
          <table:table-cell office:value-type="float" office:value="787.35199999999998" table:style-name="ce1">
            <text:p>787,352</text:p>
          </table:table-cell>
          <table:table-cell office:value-type="float" office:value="776.41" table:style-name="ce1">
            <text:p>776,41</text:p>
          </table:table-cell>
          <table:table-cell office:value-type="float" office:value="479.89600000000002" table:style-name="ce1">
            <text:p>479,896</text:p>
          </table:table-cell>
          <table:table-cell table:style-name="ce2"/>
          <table:table-cell office:value-type="float" office:value="590.09391500000004" table:formula="of:=AVERAGE([.B50:.E50])" table:style-name="ce1">
            <text:p>590,093915</text:p>
          </table:table-cell>
          <table:table-cell table:number-columns-repeated="16377"/>
        </table:table-row>
        <table:table-row table:style-name="ro1">
          <table:table-cell office:value-type="float" office:value="24500" table:style-name="ce1">
            <text:p>24500</text:p>
          </table:table-cell>
          <table:table-cell office:value-type="float" office:value="320.88871999999998" table:style-name="ce1">
            <text:p>320,88872</text:p>
          </table:table-cell>
          <table:table-cell office:value-type="float" office:value="774.50800000000004" table:style-name="ce1">
            <text:p>774,508</text:p>
          </table:table-cell>
          <table:table-cell office:value-type="float" office:value="785.30399999999997" table:style-name="ce1">
            <text:p>785,304</text:p>
          </table:table-cell>
          <table:table-cell office:value-type="float" office:value="443.96" table:style-name="ce1">
            <text:p>443,96</text:p>
          </table:table-cell>
          <table:table-cell table:style-name="ce2"/>
          <table:table-cell office:value-type="float" office:value="581.16517999999996" table:formula="of:=AVERAGE([.B51:.E51])" table:style-name="ce1">
            <text:p>581,16518</text:p>
          </table:table-cell>
          <table:table-cell table:number-columns-repeated="16377"/>
        </table:table-row>
        <table:table-row table:style-name="ro1">
          <table:table-cell office:value-type="float" office:value="25000" table:style-name="ce1">
            <text:p>25000</text:p>
          </table:table-cell>
          <table:table-cell office:value-type="float" office:value="324.83071999999999" table:style-name="ce1">
            <text:p>324,83072</text:p>
          </table:table-cell>
          <table:table-cell office:value-type="float" office:value="796.82600000000002" table:style-name="ce1">
            <text:p>796,826</text:p>
          </table:table-cell>
          <table:table-cell office:value-type="float" office:value="764.798" table:style-name="ce1">
            <text:p>764,798</text:p>
          </table:table-cell>
          <table:table-cell office:value-type="float" office:value="452.06200000000001" table:style-name="ce1">
            <text:p>452,062</text:p>
          </table:table-cell>
          <table:table-cell table:style-name="ce2"/>
          <table:table-cell office:value-type="float" office:value="584.62918000000002" table:formula="of:=AVERAGE([.B52:.E52])" table:style-name="ce1">
            <text:p>584,62918</text:p>
          </table:table-cell>
          <table:table-cell table:number-columns-repeated="16377"/>
        </table:table-row>
        <table:table-row table:style-name="ro1">
          <table:table-cell office:value-type="float" office:value="25500" table:style-name="ce1">
            <text:p>25500</text:p>
          </table:table-cell>
          <table:table-cell office:value-type="float" office:value="319.44941999999998" table:style-name="ce1">
            <text:p>319,44942</text:p>
          </table:table-cell>
          <table:table-cell office:value-type="float" office:value="778.17" table:style-name="ce1">
            <text:p>778,17</text:p>
          </table:table-cell>
          <table:table-cell office:value-type="float" office:value="698.23400000000004" table:style-name="ce1">
            <text:p>698,234</text:p>
          </table:table-cell>
          <table:table-cell office:value-type="float" office:value="471.166" table:style-name="ce1">
            <text:p>471,166</text:p>
          </table:table-cell>
          <table:table-cell table:style-name="ce2"/>
          <table:table-cell office:value-type="float" office:value="566.75485500000002" table:formula="of:=AVERAGE([.B53:.E53])" table:style-name="ce1">
            <text:p>566,754855</text:p>
          </table:table-cell>
          <table:table-cell table:number-columns-repeated="16377"/>
        </table:table-row>
        <table:table-row table:style-name="ro1">
          <table:table-cell office:value-type="float" office:value="26000" table:style-name="ce1">
            <text:p>26000</text:p>
          </table:table-cell>
          <table:table-cell office:value-type="float" office:value="327.55104" table:style-name="ce1">
            <text:p>327,55104</text:p>
          </table:table-cell>
          <table:table-cell office:value-type="float" office:value="773.16399999999999" table:style-name="ce1">
            <text:p>773,164</text:p>
          </table:table-cell>
          <table:table-cell office:value-type="float" office:value="687.80799999999999" table:style-name="ce1">
            <text:p>687,808</text:p>
          </table:table-cell>
          <table:table-cell office:value-type="float" office:value="493.23399999999998" table:style-name="ce1">
            <text:p>493,234</text:p>
          </table:table-cell>
          <table:table-cell table:style-name="ce2"/>
          <table:table-cell office:value-type="float" office:value="570.43925999999999" table:formula="of:=AVERAGE([.B54:.E54])" table:style-name="ce1">
            <text:p>570,43926</text:p>
          </table:table-cell>
          <table:table-cell table:number-columns-repeated="16377"/>
        </table:table-row>
        <table:table-row table:style-name="ro1">
          <table:table-cell office:value-type="float" office:value="26500" table:style-name="ce1">
            <text:p>26500</text:p>
          </table:table-cell>
          <table:table-cell office:value-type="float" office:value="318.88801999999998" table:style-name="ce1">
            <text:p>318,88802</text:p>
          </table:table-cell>
          <table:table-cell office:value-type="float" office:value="736.04200000000003" table:style-name="ce1">
            <text:p>736,042</text:p>
          </table:table-cell>
          <table:table-cell office:value-type="float" office:value="699.21199999999999" table:style-name="ce1">
            <text:p>699,212</text:p>
          </table:table-cell>
          <table:table-cell office:value-type="float" office:value="478.02199999999999" table:style-name="ce1">
            <text:p>478,022</text:p>
          </table:table-cell>
          <table:table-cell table:style-name="ce2"/>
          <table:table-cell office:value-type="float" office:value="558.04100500000004" table:formula="of:=AVERAGE([.B55:.E55])" table:style-name="ce1">
            <text:p>558,041005</text:p>
          </table:table-cell>
          <table:table-cell table:number-columns-repeated="16377"/>
        </table:table-row>
        <table:table-row table:style-name="ro1">
          <table:table-cell office:value-type="float" office:value="27000" table:style-name="ce1">
            <text:p>27000</text:p>
          </table:table-cell>
          <table:table-cell office:value-type="float" office:value="309.29811999999998" table:style-name="ce1">
            <text:p>309,29812</text:p>
          </table:table-cell>
          <table:table-cell office:value-type="float" office:value="736.85599999999999" table:style-name="ce1">
            <text:p>736,856</text:p>
          </table:table-cell>
          <table:table-cell office:value-type="float" office:value="723.05799999999999" table:style-name="ce1">
            <text:p>723,058</text:p>
          </table:table-cell>
          <table:table-cell office:value-type="float" office:value="508.50599999999997" table:style-name="ce1">
            <text:p>508,506</text:p>
          </table:table-cell>
          <table:table-cell table:style-name="ce2"/>
          <table:table-cell office:value-type="float" office:value="569.42953" table:formula="of:=AVERAGE([.B56:.E56])" table:style-name="ce1">
            <text:p>569,42953</text:p>
          </table:table-cell>
          <table:table-cell table:number-columns-repeated="16377"/>
        </table:table-row>
        <table:table-row table:style-name="ro1">
          <table:table-cell office:value-type="float" office:value="27500" table:style-name="ce1">
            <text:p>27500</text:p>
          </table:table-cell>
          <table:table-cell office:value-type="float" office:value="313.74221999999997" table:style-name="ce1">
            <text:p>313,74222</text:p>
          </table:table-cell>
          <table:table-cell office:value-type="float" office:value="675.46600000000001" table:style-name="ce1">
            <text:p>675,466</text:p>
          </table:table-cell>
          <table:table-cell office:value-type="float" office:value="774.048" table:style-name="ce1">
            <text:p>774,048</text:p>
          </table:table-cell>
          <table:table-cell office:value-type="float" office:value="557.70600000000002" table:style-name="ce1">
            <text:p>557,706</text:p>
          </table:table-cell>
          <table:table-cell table:style-name="ce2"/>
          <table:table-cell office:value-type="float" office:value="580.24055499999997" table:formula="of:=AVERAGE([.B57:.E57])" table:style-name="ce1">
            <text:p>580,240555</text:p>
          </table:table-cell>
          <table:table-cell table:number-columns-repeated="16377"/>
        </table:table-row>
        <table:table-row table:style-name="ro1">
          <table:table-cell office:value-type="float" office:value="28000" table:style-name="ce1">
            <text:p>28000</text:p>
          </table:table-cell>
          <table:table-cell office:value-type="float" office:value="291.60948000000002" table:style-name="ce1">
            <text:p>291,60948</text:p>
          </table:table-cell>
          <table:table-cell office:value-type="float" office:value="701.86" table:style-name="ce1">
            <text:p>701,86</text:p>
          </table:table-cell>
          <table:table-cell office:value-type="float" office:value="757.21400000000006" table:style-name="ce1">
            <text:p>757,214</text:p>
          </table:table-cell>
          <table:table-cell office:value-type="float" office:value="528.62199999999996" table:style-name="ce1">
            <text:p>528,622</text:p>
          </table:table-cell>
          <table:table-cell table:style-name="ce2"/>
          <table:table-cell office:value-type="float" office:value="569.82637" table:formula="of:=AVERAGE([.B58:.E58])" table:style-name="ce1">
            <text:p>569,82637</text:p>
          </table:table-cell>
          <table:table-cell table:number-columns-repeated="16377"/>
        </table:table-row>
        <table:table-row table:style-name="ro1">
          <table:table-cell office:value-type="float" office:value="28500" table:style-name="ce1">
            <text:p>28500</text:p>
          </table:table-cell>
          <table:table-cell office:value-type="float" office:value="289.63675999999998" table:style-name="ce1">
            <text:p>289,63676</text:p>
          </table:table-cell>
          <table:table-cell office:value-type="float" office:value="715.96600000000001" table:style-name="ce1">
            <text:p>715,966</text:p>
          </table:table-cell>
          <table:table-cell office:value-type="float" office:value="737.07799999999997" table:style-name="ce1">
            <text:p>737,078</text:p>
          </table:table-cell>
          <table:table-cell office:value-type="float" office:value="570.62199999999996" table:style-name="ce1">
            <text:p>570,622</text:p>
          </table:table-cell>
          <table:table-cell table:style-name="ce2"/>
          <table:table-cell office:value-type="float" office:value="578.32569000000001" table:formula="of:=AVERAGE([.B59:.E59])" table:style-name="ce1">
            <text:p>578,32569</text:p>
          </table:table-cell>
          <table:table-cell table:number-columns-repeated="16377"/>
        </table:table-row>
        <table:table-row table:style-name="ro1">
          <table:table-cell office:value-type="float" office:value="29000" table:style-name="ce1">
            <text:p>29000</text:p>
          </table:table-cell>
          <table:table-cell office:value-type="float" office:value="288.15600000000001" table:style-name="ce1">
            <text:p>288,156</text:p>
          </table:table-cell>
          <table:table-cell office:value-type="float" office:value="708.37199999999996" table:style-name="ce1">
            <text:p>708,372</text:p>
          </table:table-cell>
          <table:table-cell office:value-type="float" office:value="694.05" table:style-name="ce1">
            <text:p>694,05</text:p>
          </table:table-cell>
          <table:table-cell office:value-type="float" office:value="586.53800000000001" table:style-name="ce1">
            <text:p>586,538</text:p>
          </table:table-cell>
          <table:table-cell table:style-name="ce2"/>
          <table:table-cell office:value-type="float" office:value="569.279" table:formula="of:=AVERAGE([.B60:.E60])" table:style-name="ce1">
            <text:p>569,279</text:p>
          </table:table-cell>
          <table:table-cell table:number-columns-repeated="16377"/>
        </table:table-row>
        <table:table-row table:style-name="ro1">
          <table:table-cell office:value-type="float" office:value="29500" table:style-name="ce1">
            <text:p>29500</text:p>
          </table:table-cell>
          <table:table-cell office:value-type="float" office:value="296.4941" table:style-name="ce1">
            <text:p>296,4941</text:p>
          </table:table-cell>
          <table:table-cell office:value-type="float" office:value="832.82799999999997" table:style-name="ce1">
            <text:p>832,828</text:p>
          </table:table-cell>
          <table:table-cell office:value-type="float" office:value="814.89400000000001" table:style-name="ce1">
            <text:p>814,894</text:p>
          </table:table-cell>
          <table:table-cell office:value-type="float" office:value="630.27599999999995" table:style-name="ce1">
            <text:p>630,276</text:p>
          </table:table-cell>
          <table:table-cell table:style-name="ce2"/>
          <table:table-cell office:value-type="float" office:value="643.62302499999998" table:formula="of:=AVERAGE([.B61:.E61])" table:style-name="ce1">
            <text:p>643,623025</text:p>
          </table:table-cell>
          <table:table-cell table:number-columns-repeated="16377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301.92658" table:style-name="ce1">
            <text:p>301,92658</text:p>
          </table:table-cell>
          <table:table-cell office:value-type="float" office:value="1001.604" table:style-name="ce1">
            <text:p>1001,604</text:p>
          </table:table-cell>
          <table:table-cell office:value-type="float" office:value="1528.336" table:style-name="ce1">
            <text:p>1528,336</text:p>
          </table:table-cell>
          <table:table-cell office:value-type="float" office:value="565.01199999999994" table:style-name="ce1">
            <text:p>565,012</text:p>
          </table:table-cell>
          <table:table-cell table:style-name="ce2"/>
          <table:table-cell office:value-type="float" office:value="849.2196449999999" table:formula="of:=AVERAGE([.B62:.E62])" table:style-name="ce1">
            <text:p>849,219645</text:p>
          </table:table-cell>
          <table:table-cell table:number-columns-repeated="16377"/>
        </table:table-row>
        <table:table-row table:style-name="ro1">
          <table:table-cell office:value-type="float" office:value="30500" table:style-name="ce1">
            <text:p>30500</text:p>
          </table:table-cell>
          <table:table-cell office:value-type="float" office:value="307.94830000000002" table:style-name="ce1">
            <text:p>307,9483</text:p>
          </table:table-cell>
          <table:table-cell office:value-type="float" office:value="901.85199999999998" table:style-name="ce1">
            <text:p>901,852</text:p>
          </table:table-cell>
          <table:table-cell office:value-type="float" office:value="1535.6" table:style-name="ce1">
            <text:p>1535,6</text:p>
          </table:table-cell>
          <table:table-cell office:value-type="float" office:value="569.77" table:style-name="ce1">
            <text:p>569,77</text:p>
          </table:table-cell>
          <table:table-cell table:style-name="ce2"/>
          <table:table-cell office:value-type="float" office:value="828.79257499999994" table:formula="of:=AVERAGE([.B63:.E63])" table:style-name="ce1">
            <text:p>828,792575</text:p>
          </table:table-cell>
          <table:table-cell table:number-columns-repeated="16377"/>
        </table:table-row>
        <table:table-row table:style-name="ro1">
          <table:table-cell office:value-type="float" office:value="31000" table:style-name="ce1">
            <text:p>31000</text:p>
          </table:table-cell>
          <table:table-cell office:value-type="float" office:value="306.93732" table:style-name="ce1">
            <text:p>306,93732</text:p>
          </table:table-cell>
          <table:table-cell office:value-type="float" office:value="734.04399999999998" table:style-name="ce1">
            <text:p>734,044</text:p>
          </table:table-cell>
          <table:table-cell office:value-type="float" office:value="1720.3140000000001" table:style-name="ce1">
            <text:p>1720,314</text:p>
          </table:table-cell>
          <table:table-cell office:value-type="float" office:value="548.13" table:style-name="ce1">
            <text:p>548,13</text:p>
          </table:table-cell>
          <table:table-cell table:style-name="ce2"/>
          <table:table-cell office:value-type="float" office:value="827.35633000000007" table:formula="of:=AVERAGE([.B64:.E64])" table:style-name="ce1">
            <text:p>827,35633</text:p>
          </table:table-cell>
          <table:table-cell table:number-columns-repeated="16377"/>
        </table:table-row>
        <table:table-row table:style-name="ro1">
          <table:table-cell office:value-type="float" office:value="31500" table:style-name="ce1">
            <text:p>31500</text:p>
          </table:table-cell>
          <table:table-cell office:value-type="float" office:value="307.61547999999999" table:style-name="ce1">
            <text:p>307,61548</text:p>
          </table:table-cell>
          <table:table-cell office:value-type="float" office:value="716.40200000000004" table:style-name="ce1">
            <text:p>716,402</text:p>
          </table:table-cell>
          <table:table-cell office:value-type="float" office:value="1930.5820000000001" table:style-name="ce1">
            <text:p>1930,582</text:p>
          </table:table-cell>
          <table:table-cell office:value-type="float" office:value="588.47" table:style-name="ce1">
            <text:p>588,47</text:p>
          </table:table-cell>
          <table:table-cell table:style-name="ce2"/>
          <table:table-cell office:value-type="float" office:value="885.76737000000003" table:formula="of:=AVERAGE([.B65:.E65])" table:style-name="ce1">
            <text:p>885,76737</text:p>
          </table:table-cell>
          <table:table-cell table:number-columns-repeated="16377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296.12227999999999" table:style-name="ce1">
            <text:p>296,12228</text:p>
          </table:table-cell>
          <table:table-cell office:value-type="float" office:value="738.346" table:style-name="ce1">
            <text:p>738,346</text:p>
          </table:table-cell>
          <table:table-cell office:value-type="float" office:value="2091.806" table:style-name="ce1">
            <text:p>2091,806</text:p>
          </table:table-cell>
          <table:table-cell office:value-type="float" office:value="542.79" table:style-name="ce1">
            <text:p>542,79</text:p>
          </table:table-cell>
          <table:table-cell table:style-name="ce2"/>
          <table:table-cell office:value-type="float" office:value="917.26607000000001" table:formula="of:=AVERAGE([.B66:.E66])" table:style-name="ce1">
            <text:p>917,26607</text:p>
          </table:table-cell>
          <table:table-cell table:number-columns-repeated="16377"/>
        </table:table-row>
        <table:table-row table:style-name="ro1">
          <table:table-cell office:value-type="float" office:value="32500" table:style-name="ce1">
            <text:p>32500</text:p>
          </table:table-cell>
          <table:table-cell office:value-type="float" office:value="298.79178000000002" table:style-name="ce1">
            <text:p>298,79178</text:p>
          </table:table-cell>
          <table:table-cell office:value-type="float" office:value="770.92399999999998" table:style-name="ce1">
            <text:p>770,924</text:p>
          </table:table-cell>
          <table:table-cell office:value-type="float" office:value="2243.4879999999998" table:style-name="ce1">
            <text:p>2243,488</text:p>
          </table:table-cell>
          <table:table-cell office:value-type="float" office:value="579.29600000000005" table:style-name="ce1">
            <text:p>579,296</text:p>
          </table:table-cell>
          <table:table-cell table:style-name="ce2"/>
          <table:table-cell office:value-type="float" office:value="973.12494500000003" table:formula="of:=AVERAGE([.B67:.E67])" table:style-name="ce1">
            <text:p>973,124945</text:p>
          </table:table-cell>
          <table:table-cell table:number-columns-repeated="16377"/>
        </table:table-row>
        <table:table-row table:style-name="ro1">
          <table:table-cell office:value-type="float" office:value="33000" table:style-name="ce1">
            <text:p>33000</text:p>
          </table:table-cell>
          <table:table-cell office:value-type="float" office:value="299.19175999999999" table:style-name="ce1">
            <text:p>299,19176</text:p>
          </table:table-cell>
          <table:table-cell office:value-type="float" office:value="782.29399999999998" table:style-name="ce1">
            <text:p>782,294</text:p>
          </table:table-cell>
          <table:table-cell office:value-type="float" office:value="2236.0920000000001" table:style-name="ce1">
            <text:p>2236,092</text:p>
          </table:table-cell>
          <table:table-cell office:value-type="float" office:value="614.62" table:style-name="ce1">
            <text:p>614,62</text:p>
          </table:table-cell>
          <table:table-cell table:style-name="ce2"/>
          <table:table-cell office:value-type="float" office:value="983.04944" table:formula="of:=AVERAGE([.B68:.E68])" table:style-name="ce1">
            <text:p>983,04944</text:p>
          </table:table-cell>
          <table:table-cell table:number-columns-repeated="16377"/>
        </table:table-row>
        <table:table-row table:style-name="ro1">
          <table:table-cell office:value-type="float" office:value="33500" table:style-name="ce1">
            <text:p>33500</text:p>
          </table:table-cell>
          <table:table-cell office:value-type="float" office:value="291.39013999999997" table:style-name="ce1">
            <text:p>291,39014</text:p>
          </table:table-cell>
          <table:table-cell office:value-type="float" office:value="767.21400000000006" table:style-name="ce1">
            <text:p>767,214</text:p>
          </table:table-cell>
          <table:table-cell office:value-type="float" office:value="2097.538" table:style-name="ce1">
            <text:p>2097,538</text:p>
          </table:table-cell>
          <table:table-cell office:value-type="float" office:value="635.38599999999997" table:style-name="ce1">
            <text:p>635,386</text:p>
          </table:table-cell>
          <table:table-cell table:style-name="ce2"/>
          <table:table-cell office:value-type="float" office:value="947.88203499999997" table:formula="of:=AVERAGE([.B69:.E69])" table:style-name="ce1">
            <text:p>947,882035</text:p>
          </table:table-cell>
          <table:table-cell table:number-columns-repeated="16377"/>
        </table:table-row>
        <table:table-row table:style-name="ro1">
          <table:table-cell office:value-type="float" office:value="34000" table:style-name="ce1">
            <text:p>34000</text:p>
          </table:table-cell>
          <table:table-cell office:value-type="float" office:value="292.99326000000002" table:style-name="ce1">
            <text:p>292,99326</text:p>
          </table:table-cell>
          <table:table-cell office:value-type="float" office:value="740.18799999999999" table:style-name="ce1">
            <text:p>740,188</text:p>
          </table:table-cell>
          <table:table-cell office:value-type="float" office:value="2055.9720000000002" table:style-name="ce1">
            <text:p>2055,972</text:p>
          </table:table-cell>
          <table:table-cell office:value-type="float" office:value="707.43" table:style-name="ce1">
            <text:p>707,43</text:p>
          </table:table-cell>
          <table:table-cell table:style-name="ce2"/>
          <table:table-cell office:value-type="float" office:value="949.14581499999997" table:formula="of:=AVERAGE([.B70:.E70])" table:style-name="ce1">
            <text:p>949,145815</text:p>
          </table:table-cell>
          <table:table-cell table:number-columns-repeated="16377"/>
        </table:table-row>
        <table:table-row table:style-name="ro1">
          <table:table-cell office:value-type="float" office:value="34500" table:style-name="ce1">
            <text:p>34500</text:p>
          </table:table-cell>
          <table:table-cell office:value-type="float" office:value="293.53012000000001" table:style-name="ce1">
            <text:p>293,53012</text:p>
          </table:table-cell>
          <table:table-cell office:value-type="float" office:value="785.78399999999999" table:style-name="ce1">
            <text:p>785,784</text:p>
          </table:table-cell>
          <table:table-cell office:value-type="float" office:value="2138.4740000000002" table:style-name="ce1">
            <text:p>2138,474</text:p>
          </table:table-cell>
          <table:table-cell office:value-type="float" office:value="670.17" table:style-name="ce1">
            <text:p>670,17</text:p>
          </table:table-cell>
          <table:table-cell table:style-name="ce2"/>
          <table:table-cell office:value-type="float" office:value="971.98953000000006" table:formula="of:=AVERAGE([.B71:.E71])" table:style-name="ce1">
            <text:p>971,98953</text:p>
          </table:table-cell>
          <table:table-cell table:number-columns-repeated="16377"/>
        </table:table-row>
        <table:table-row table:style-name="ro1">
          <table:table-cell office:value-type="float" office:value="35000" table:style-name="ce1">
            <text:p>35000</text:p>
          </table:table-cell>
          <table:table-cell office:value-type="float" office:value="301.92320000000001" table:style-name="ce1">
            <text:p>301,9232</text:p>
          </table:table-cell>
          <table:table-cell office:value-type="float" office:value="835.09199999999998" table:style-name="ce1">
            <text:p>835,092</text:p>
          </table:table-cell>
          <table:table-cell office:value-type="float" office:value="1864.59" table:style-name="ce1">
            <text:p>1864,59</text:p>
          </table:table-cell>
          <table:table-cell office:value-type="float" office:value="769.596" table:style-name="ce1">
            <text:p>769,596</text:p>
          </table:table-cell>
          <table:table-cell table:style-name="ce2"/>
          <table:table-cell office:value-type="float" office:value="942.80029999999999" table:formula="of:=AVERAGE([.B72:.E72])" table:style-name="ce1">
            <text:p>942,8003</text:p>
          </table:table-cell>
          <table:table-cell table:number-columns-repeated="16377"/>
        </table:table-row>
        <table:table-row table:style-name="ro1">
          <table:table-cell office:value-type="float" office:value="35500" table:style-name="ce1">
            <text:p>35500</text:p>
          </table:table-cell>
          <table:table-cell office:value-type="float" office:value="307.29217999999997" table:style-name="ce1">
            <text:p>307,29218</text:p>
          </table:table-cell>
          <table:table-cell office:value-type="float" office:value="953.13599999999997" table:style-name="ce1">
            <text:p>953,136</text:p>
          </table:table-cell>
          <table:table-cell office:value-type="float" office:value="1675.558" table:style-name="ce1">
            <text:p>1675,558</text:p>
          </table:table-cell>
          <table:table-cell office:value-type="float" office:value="714.572" table:style-name="ce1">
            <text:p>714,572</text:p>
          </table:table-cell>
          <table:table-cell table:style-name="ce2"/>
          <table:table-cell office:value-type="float" office:value="912.639545" table:formula="of:=AVERAGE([.B73:.E73])" table:style-name="ce1">
            <text:p>912,639545</text:p>
          </table:table-cell>
          <table:table-cell table:number-columns-repeated="16377"/>
        </table:table-row>
        <table:table-row table:style-name="ro1">
          <table:table-cell office:value-type="float" office:value="36000" table:style-name="ce1">
            <text:p>36000</text:p>
          </table:table-cell>
          <table:table-cell office:value-type="float" office:value="297.66590000000002" table:style-name="ce1">
            <text:p>297,6659</text:p>
          </table:table-cell>
          <table:table-cell office:value-type="float" office:value="910.35599999999999" table:style-name="ce1">
            <text:p>910,356</text:p>
          </table:table-cell>
          <table:table-cell office:value-type="float" office:value="1880.27" table:style-name="ce1">
            <text:p>1880,27</text:p>
          </table:table-cell>
          <table:table-cell office:value-type="float" office:value="611.79399999999998" table:style-name="ce1">
            <text:p>611,794</text:p>
          </table:table-cell>
          <table:table-cell table:style-name="ce2"/>
          <table:table-cell office:value-type="float" office:value="925.02147500000001" table:formula="of:=AVERAGE([.B74:.E74])" table:style-name="ce1">
            <text:p>925,021475</text:p>
          </table:table-cell>
          <table:table-cell table:number-columns-repeated="16377"/>
        </table:table-row>
        <table:table-row table:style-name="ro1">
          <table:table-cell office:value-type="float" office:value="36500" table:style-name="ce1">
            <text:p>36500</text:p>
          </table:table-cell>
          <table:table-cell office:value-type="float" office:value="293.02206000000001" table:style-name="ce1">
            <text:p>293,02206</text:p>
          </table:table-cell>
          <table:table-cell office:value-type="float" office:value="745.33399999999995" table:style-name="ce1">
            <text:p>745,334</text:p>
          </table:table-cell>
          <table:table-cell office:value-type="float" office:value="1583.624" table:style-name="ce1">
            <text:p>1583,624</text:p>
          </table:table-cell>
          <table:table-cell office:value-type="float" office:value="700.55200000000002" table:style-name="ce1">
            <text:p>700,552</text:p>
          </table:table-cell>
          <table:table-cell table:style-name="ce2"/>
          <table:table-cell office:value-type="float" office:value="830.633015" table:formula="of:=AVERAGE([.B75:.E75])" table:style-name="ce1">
            <text:p>830,633015</text:p>
          </table:table-cell>
          <table:table-cell table:number-columns-repeated="16377"/>
        </table:table-row>
        <table:table-row table:style-name="ro1">
          <table:table-cell office:value-type="float" office:value="37000" table:style-name="ce1">
            <text:p>37000</text:p>
          </table:table-cell>
          <table:table-cell office:value-type="float" office:value="294.24336" table:style-name="ce1">
            <text:p>294,24336</text:p>
          </table:table-cell>
          <table:table-cell office:value-type="float" office:value="711.39" table:style-name="ce1">
            <text:p>711,39</text:p>
          </table:table-cell>
          <table:table-cell office:value-type="float" office:value="2207.3879999999999" table:style-name="ce1">
            <text:p>2207,388</text:p>
          </table:table-cell>
          <table:table-cell office:value-type="float" office:value="790.12599999999998" table:style-name="ce1">
            <text:p>790,126</text:p>
          </table:table-cell>
          <table:table-cell table:style-name="ce2"/>
          <table:table-cell office:value-type="float" office:value="1000.78684" table:formula="of:=AVERAGE([.B76:.E76])" table:style-name="ce1">
            <text:p>1000,78684</text:p>
          </table:table-cell>
          <table:table-cell table:number-columns-repeated="16377"/>
        </table:table-row>
        <table:table-row table:style-name="ro1">
          <table:table-cell office:value-type="float" office:value="37500" table:style-name="ce1">
            <text:p>37500</text:p>
          </table:table-cell>
          <table:table-cell office:value-type="float" office:value="296.59388000000001" table:style-name="ce1">
            <text:p>296,59388</text:p>
          </table:table-cell>
          <table:table-cell office:value-type="float" office:value="713.322" table:style-name="ce1">
            <text:p>713,322</text:p>
          </table:table-cell>
          <table:table-cell office:value-type="float" office:value="1781.508" table:style-name="ce1">
            <text:p>1781,508</text:p>
          </table:table-cell>
          <table:table-cell office:value-type="float" office:value="1048.884" table:style-name="ce1">
            <text:p>1048,884</text:p>
          </table:table-cell>
          <table:table-cell table:style-name="ce2"/>
          <table:table-cell office:value-type="float" office:value="960.07697000000007" table:formula="of:=AVERAGE([.B77:.E77])" table:style-name="ce1">
            <text:p>960,07697</text:p>
          </table:table-cell>
          <table:table-cell table:number-columns-repeated="16377"/>
        </table:table-row>
        <table:table-row table:style-name="ro1">
          <table:table-cell office:value-type="float" office:value="38000" table:style-name="ce1">
            <text:p>38000</text:p>
          </table:table-cell>
          <table:table-cell office:value-type="float" office:value="284.22557999999998" table:style-name="ce1">
            <text:p>284,22558</text:p>
          </table:table-cell>
          <table:table-cell office:value-type="float" office:value="725.05" table:style-name="ce1">
            <text:p>725,05</text:p>
          </table:table-cell>
          <table:table-cell office:value-type="float" office:value="2190.1320000000001" table:style-name="ce1">
            <text:p>2190,132</text:p>
          </table:table-cell>
          <table:table-cell office:value-type="float" office:value="1192.742" table:style-name="ce1">
            <text:p>1192,742</text:p>
          </table:table-cell>
          <table:table-cell table:style-name="ce2"/>
          <table:table-cell office:value-type="float" office:value="1098.0373950000001" table:formula="of:=AVERAGE([.B78:.E78])" table:style-name="ce1">
            <text:p>1098,037395</text:p>
          </table:table-cell>
          <table:table-cell table:number-columns-repeated="16377"/>
        </table:table-row>
        <table:table-row table:style-name="ro1">
          <table:table-cell office:value-type="float" office:value="38500" table:style-name="ce1">
            <text:p>38500</text:p>
          </table:table-cell>
          <table:table-cell office:value-type="float" office:value="289.82162" table:style-name="ce1">
            <text:p>289,82162</text:p>
          </table:table-cell>
          <table:table-cell office:value-type="float" office:value="715.86800000000005" table:style-name="ce1">
            <text:p>715,868</text:p>
          </table:table-cell>
          <table:table-cell office:value-type="float" office:value="2069.27" table:style-name="ce1">
            <text:p>2069,27</text:p>
          </table:table-cell>
          <table:table-cell office:value-type="float" office:value="1093.7639999999999" table:style-name="ce1">
            <text:p>1093,764</text:p>
          </table:table-cell>
          <table:table-cell table:style-name="ce2"/>
          <table:table-cell office:value-type="float" office:value="1042.1809049999999" table:formula="of:=AVERAGE([.B79:.E79])" table:style-name="ce1">
            <text:p>1042,180905</text:p>
          </table:table-cell>
          <table:table-cell table:number-columns-repeated="16377"/>
        </table:table-row>
        <table:table-row table:style-name="ro2">
          <table:table-cell office:value-type="float" office:value="39000" table:style-name="ce1">
            <text:p>39000</text:p>
          </table:table-cell>
          <table:table-cell office:value-type="float" office:value="298.49144000000001" table:style-name="ce1">
            <text:p>298,49144</text:p>
          </table:table-cell>
          <table:table-cell office:value-type="float" office:value="717.02" table:style-name="ce1">
            <text:p>717,02</text:p>
          </table:table-cell>
          <table:table-cell office:value-type="float" office:value="2511.788" table:style-name="ce1">
            <text:p>2511,788</text:p>
          </table:table-cell>
          <table:table-cell office:value-type="float" office:value="1111.548" table:style-name="ce1">
            <text:p>1111,548</text:p>
          </table:table-cell>
          <table:table-cell table:style-name="ce2"/>
          <table:table-cell office:value-type="float" office:value="1159.7118599999999" table:formula="of:=AVERAGE([.B80:.E80])" table:style-name="ce1">
            <text:p>1159,71186</text:p>
          </table:table-cell>
          <table:table-cell table:number-columns-repeated="16377"/>
        </table:table-row>
        <table:table-row table:style-name="ro2">
          <table:table-cell office:value-type="float" office:value="39500" table:style-name="ce1">
            <text:p>39500</text:p>
          </table:table-cell>
          <table:table-cell office:value-type="float" office:value="302.93921999999998" table:style-name="ce1">
            <text:p>302,93922</text:p>
          </table:table-cell>
          <table:table-cell office:value-type="float" office:value="718.14800000000002" table:style-name="ce1">
            <text:p>718,148</text:p>
          </table:table-cell>
          <table:table-cell office:value-type="float" office:value="2325.3580000000002" table:style-name="ce1">
            <text:p>2325,358</text:p>
          </table:table-cell>
          <table:table-cell office:value-type="float" office:value="981.23599999999999" table:style-name="ce1">
            <text:p>981,236</text:p>
          </table:table-cell>
          <table:table-cell table:style-name="ce2"/>
          <table:table-cell office:value-type="float" office:value="1081.9203050000001" table:formula="of:=AVERAGE([.B81:.E81])" table:style-name="ce1">
            <text:p>1081,920305</text:p>
          </table:table-cell>
          <table:table-cell table:number-columns-repeated="16377"/>
        </table:table-row>
        <table:table-row table:style-name="ro2">
          <table:table-cell office:value-type="float" office:value="40000" table:style-name="ce1">
            <text:p>40000</text:p>
          </table:table-cell>
          <table:table-cell office:value-type="float" office:value="311.35487999999998" table:style-name="ce1">
            <text:p>311,35488</text:p>
          </table:table-cell>
          <table:table-cell office:value-type="float" office:value="739.96" table:style-name="ce1">
            <text:p>739,96</text:p>
          </table:table-cell>
          <table:table-cell office:value-type="float" office:value="2433.1" table:style-name="ce1">
            <text:p>2433,1</text:p>
          </table:table-cell>
          <table:table-cell office:value-type="float" office:value="1152.3920000000001" table:style-name="ce1">
            <text:p>1152,392</text:p>
          </table:table-cell>
          <table:table-cell table:style-name="ce2"/>
          <table:table-cell office:value-type="float" office:value="1159.20172" table:formula="of:=AVERAGE([.B82:.E82])" table:style-name="ce1">
            <text:p>1159,20172</text:p>
          </table:table-cell>
          <table:table-cell table:number-columns-repeated="16377"/>
        </table:table-row>
        <table:table-row table:style-name="ro2">
          <table:table-cell office:value-type="float" office:value="40500" table:style-name="ce1">
            <text:p>40500</text:p>
          </table:table-cell>
          <table:table-cell office:value-type="float" office:value="302.22124000000002" table:style-name="ce1">
            <text:p>302,22124</text:p>
          </table:table-cell>
          <table:table-cell office:value-type="float" office:value="708.98800000000006" table:style-name="ce1">
            <text:p>708,988</text:p>
          </table:table-cell>
          <table:table-cell office:value-type="float" office:value="2326.2359999999999" table:style-name="ce1">
            <text:p>2326,236</text:p>
          </table:table-cell>
          <table:table-cell office:value-type="float" office:value="947.31799999999998" table:style-name="ce1">
            <text:p>947,318</text:p>
          </table:table-cell>
          <table:table-cell table:style-name="ce2"/>
          <table:table-cell office:value-type="float" office:value="1071.1908100000001" table:formula="of:=AVERAGE([.B83:.E83])" table:style-name="ce1">
            <text:p>1071,19081</text:p>
          </table:table-cell>
          <table:table-cell table:number-columns-repeated="16377"/>
        </table:table-row>
        <table:table-row table:style-name="ro2">
          <table:table-cell office:value-type="float" office:value="41000" table:style-name="ce1">
            <text:p>41000</text:p>
          </table:table-cell>
          <table:table-cell office:value-type="float" office:value="304.67561999999998" table:style-name="ce1">
            <text:p>304,67562</text:p>
          </table:table-cell>
          <table:table-cell office:value-type="float" office:value="712.09" table:style-name="ce1">
            <text:p>712,09</text:p>
          </table:table-cell>
          <table:table-cell office:value-type="float" office:value="1975.26" table:style-name="ce1">
            <text:p>1975,26</text:p>
          </table:table-cell>
          <table:table-cell office:value-type="float" office:value="834.62800000000004" table:style-name="ce1">
            <text:p>834,628</text:p>
          </table:table-cell>
          <table:table-cell table:style-name="ce2"/>
          <table:table-cell office:value-type="float" office:value="956.66340500000001" table:formula="of:=AVERAGE([.B84:.E84])" table:style-name="ce1">
            <text:p>956,663405</text:p>
          </table:table-cell>
          <table:table-cell table:number-columns-repeated="16377"/>
        </table:table-row>
        <table:table-row table:style-name="ro2">
          <table:table-cell office:value-type="float" office:value="41500" table:style-name="ce1">
            <text:p>41500</text:p>
          </table:table-cell>
          <table:table-cell office:value-type="float" office:value="320.34840000000003" table:style-name="ce1">
            <text:p>320,3484</text:p>
          </table:table-cell>
          <table:table-cell office:value-type="float" office:value="683.37" table:style-name="ce1">
            <text:p>683,37</text:p>
          </table:table-cell>
          <table:table-cell office:value-type="float" office:value="2009.36" table:style-name="ce1">
            <text:p>2009,36</text:p>
          </table:table-cell>
          <table:table-cell office:value-type="float" office:value="1146.0119999999999" table:style-name="ce1">
            <text:p>1146,012</text:p>
          </table:table-cell>
          <table:table-cell table:style-name="ce2"/>
          <table:table-cell office:value-type="float" office:value="1039.7726" table:formula="of:=AVERAGE([.B85:.E85])" table:style-name="ce1">
            <text:p>1039,7726</text:p>
          </table:table-cell>
          <table:table-cell table:number-columns-repeated="16377"/>
        </table:table-row>
        <table:table-row table:style-name="ro2">
          <table:table-cell office:value-type="float" office:value="42000" table:style-name="ce1">
            <text:p>42000</text:p>
          </table:table-cell>
          <table:table-cell office:value-type="float" office:value="305.49200000000002" table:style-name="ce1">
            <text:p>305,492</text:p>
          </table:table-cell>
          <table:table-cell office:value-type="float" office:value="692.75800000000004" table:style-name="ce1">
            <text:p>692,758</text:p>
          </table:table-cell>
          <table:table-cell office:value-type="float" office:value="1919.04" table:style-name="ce1">
            <text:p>1919,04</text:p>
          </table:table-cell>
          <table:table-cell office:value-type="float" office:value="1011.202" table:style-name="ce1">
            <text:p>1011,202</text:p>
          </table:table-cell>
          <table:table-cell table:style-name="ce2"/>
          <table:table-cell office:value-type="float" office:value="982.12300000000005" table:formula="of:=AVERAGE([.B86:.E86])" table:style-name="ce1">
            <text:p>982,123</text:p>
          </table:table-cell>
          <table:table-cell table:number-columns-repeated="16377"/>
        </table:table-row>
        <table:table-row table:style-name="ro2">
          <table:table-cell office:value-type="float" office:value="42500" table:style-name="ce1">
            <text:p>42500</text:p>
          </table:table-cell>
          <table:table-cell office:value-type="float" office:value="315.52086000000003" table:style-name="ce1">
            <text:p>315,52086</text:p>
          </table:table-cell>
          <table:table-cell office:value-type="float" office:value="690.23400000000004" table:style-name="ce1">
            <text:p>690,234</text:p>
          </table:table-cell>
          <table:table-cell office:value-type="float" office:value="2202.982" table:style-name="ce1">
            <text:p>2202,982</text:p>
          </table:table-cell>
          <table:table-cell office:value-type="float" office:value="1021.18" table:style-name="ce1">
            <text:p>1021,18</text:p>
          </table:table-cell>
          <table:table-cell table:style-name="ce2"/>
          <table:table-cell office:value-type="float" office:value="1057.4792150000001" table:formula="of:=AVERAGE([.B87:.E87])" table:style-name="ce1">
            <text:p>1057,479215</text:p>
          </table:table-cell>
          <table:table-cell table:number-columns-repeated="16377"/>
        </table:table-row>
        <table:table-row table:style-name="ro2">
          <table:table-cell office:value-type="float" office:value="43000" table:style-name="ce1">
            <text:p>43000</text:p>
          </table:table-cell>
          <table:table-cell office:value-type="float" office:value="325.77303999999998" table:style-name="ce1">
            <text:p>325,77304</text:p>
          </table:table-cell>
          <table:table-cell office:value-type="float" office:value="683.11400000000003" table:style-name="ce1">
            <text:p>683,114</text:p>
          </table:table-cell>
          <table:table-cell office:value-type="float" office:value="2339.4140000000002" table:style-name="ce1">
            <text:p>2339,414</text:p>
          </table:table-cell>
          <table:table-cell office:value-type="float" office:value="922.63599999999997" table:style-name="ce1">
            <text:p>922,636</text:p>
          </table:table-cell>
          <table:table-cell table:style-name="ce2"/>
          <table:table-cell office:value-type="float" office:value="1067.7342600000002" table:formula="of:=AVERAGE([.B88:.E88])" table:style-name="ce1">
            <text:p>1067,73426</text:p>
          </table:table-cell>
          <table:table-cell table:number-columns-repeated="16377"/>
        </table:table-row>
        <table:table-row table:style-name="ro2">
          <table:table-cell office:value-type="float" office:value="43500" table:style-name="ce1">
            <text:p>43500</text:p>
          </table:table-cell>
          <table:table-cell office:value-type="float" office:value="334.12835999999999" table:style-name="ce1">
            <text:p>334,12836</text:p>
          </table:table-cell>
          <table:table-cell office:value-type="float" office:value="690.33199999999999" table:style-name="ce1">
            <text:p>690,332</text:p>
          </table:table-cell>
          <table:table-cell office:value-type="float" office:value="2448.7139999999999" table:style-name="ce1">
            <text:p>2448,714</text:p>
          </table:table-cell>
          <table:table-cell office:value-type="float" office:value="987.12199999999996" table:style-name="ce1">
            <text:p>987,122</text:p>
          </table:table-cell>
          <table:table-cell table:style-name="ce2"/>
          <table:table-cell office:value-type="float" office:value="1115.0740900000001" table:formula="of:=AVERAGE([.B89:.E89])" table:style-name="ce1">
            <text:p>1115,07409</text:p>
          </table:table-cell>
          <table:table-cell table:number-columns-repeated="16377"/>
        </table:table-row>
        <table:table-row table:style-name="ro2">
          <table:table-cell office:value-type="float" office:value="44000" table:style-name="ce1">
            <text:p>44000</text:p>
          </table:table-cell>
          <table:table-cell office:value-type="float" office:value="342.27262000000002" table:style-name="ce1">
            <text:p>342,27262</text:p>
          </table:table-cell>
          <table:table-cell office:value-type="float" office:value="712.30399999999997" table:style-name="ce1">
            <text:p>712,304</text:p>
          </table:table-cell>
          <table:table-cell office:value-type="float" office:value="2052.7280000000001" table:style-name="ce1">
            <text:p>2052,728</text:p>
          </table:table-cell>
          <table:table-cell office:value-type="float" office:value="1169.27" table:style-name="ce1">
            <text:p>1169,27</text:p>
          </table:table-cell>
          <table:table-cell table:style-name="ce2"/>
          <table:table-cell office:value-type="float" office:value="1069.1436549999999" table:formula="of:=AVERAGE([.B90:.E90])" table:style-name="ce1">
            <text:p>1069,143655</text:p>
          </table:table-cell>
          <table:table-cell table:number-columns-repeated="16377"/>
        </table:table-row>
        <table:table-row table:style-name="ro2">
          <table:table-cell office:value-type="float" office:value="44500" table:style-name="ce1">
            <text:p>44500</text:p>
          </table:table-cell>
          <table:table-cell office:value-type="float" office:value="336.02046000000001" table:style-name="ce1">
            <text:p>336,02046</text:p>
          </table:table-cell>
          <table:table-cell office:value-type="float" office:value="707.23599999999999" table:style-name="ce1">
            <text:p>707,236</text:p>
          </table:table-cell>
          <table:table-cell office:value-type="float" office:value="1985.5160000000001" table:style-name="ce1">
            <text:p>1985,516</text:p>
          </table:table-cell>
          <table:table-cell office:value-type="float" office:value="988.09199999999998" table:style-name="ce1">
            <text:p>988,092</text:p>
          </table:table-cell>
          <table:table-cell table:style-name="ce2"/>
          <table:table-cell office:value-type="float" office:value="1004.2161150000001" table:formula="of:=AVERAGE([.B91:.E91])" table:style-name="ce1">
            <text:p>1004,216115</text:p>
          </table:table-cell>
          <table:table-cell table:number-columns-repeated="16377"/>
        </table:table-row>
        <table:table-row table:style-name="ro2">
          <table:table-cell office:value-type="float" office:value="45000" table:style-name="ce1">
            <text:p>45000</text:p>
          </table:table-cell>
          <table:table-cell office:value-type="float" office:value="335.43043999999998" table:style-name="ce1">
            <text:p>335,43044</text:p>
          </table:table-cell>
          <table:table-cell office:value-type="float" office:value="714.52" table:style-name="ce1">
            <text:p>714,52</text:p>
          </table:table-cell>
          <table:table-cell office:value-type="float" office:value="1939.1320000000001" table:style-name="ce1">
            <text:p>1939,132</text:p>
          </table:table-cell>
          <table:table-cell office:value-type="float" office:value="1251.5260000000001" table:style-name="ce1">
            <text:p>1251,526</text:p>
          </table:table-cell>
          <table:table-cell table:style-name="ce2"/>
          <table:table-cell office:value-type="float" office:value="1060.15211" table:formula="of:=AVERAGE([.B92:.E92])" table:style-name="ce1">
            <text:p>1060,15211</text:p>
          </table:table-cell>
          <table:table-cell table:number-columns-repeated="16377"/>
        </table:table-row>
        <table:table-row table:style-name="ro2">
          <table:table-cell office:value-type="float" office:value="45500" table:style-name="ce1">
            <text:p>45500</text:p>
          </table:table-cell>
          <table:table-cell office:value-type="float" office:value="333.90805999999998" table:style-name="ce1">
            <text:p>333,90806</text:p>
          </table:table-cell>
          <table:table-cell office:value-type="float" office:value="726.75400000000002" table:style-name="ce1">
            <text:p>726,754</text:p>
          </table:table-cell>
          <table:table-cell office:value-type="float" office:value="1755.9639999999999" table:style-name="ce1">
            <text:p>1755,964</text:p>
          </table:table-cell>
          <table:table-cell office:value-type="float" office:value="1217.05" table:style-name="ce1">
            <text:p>1217,05</text:p>
          </table:table-cell>
          <table:table-cell table:style-name="ce2"/>
          <table:table-cell office:value-type="float" office:value="1008.4190149999999" table:formula="of:=AVERAGE([.B93:.E93])" table:style-name="ce1">
            <text:p>1008,419015</text:p>
          </table:table-cell>
          <table:table-cell table:number-columns-repeated="16377"/>
        </table:table-row>
        <table:table-row table:style-name="ro2">
          <table:table-cell office:value-type="float" office:value="46000" table:style-name="ce1">
            <text:p>46000</text:p>
          </table:table-cell>
          <table:table-cell office:value-type="float" office:value="345.93687999999997" table:style-name="ce1">
            <text:p>345,93688</text:p>
          </table:table-cell>
          <table:table-cell office:value-type="float" office:value="761.23199999999997" table:style-name="ce1">
            <text:p>761,232</text:p>
          </table:table-cell>
          <table:table-cell office:value-type="float" office:value="1710.5260000000001" table:style-name="ce1">
            <text:p>1710,526</text:p>
          </table:table-cell>
          <table:table-cell office:value-type="float" office:value="1077.2159999999999" table:style-name="ce1">
            <text:p>1077,216</text:p>
          </table:table-cell>
          <table:table-cell table:style-name="ce2"/>
          <table:table-cell office:value-type="float" office:value="973.72771999999998" table:formula="of:=AVERAGE([.B94:.E94])" table:style-name="ce1">
            <text:p>973,72772</text:p>
          </table:table-cell>
          <table:table-cell table:number-columns-repeated="16377"/>
        </table:table-row>
        <table:table-row table:style-name="ro2">
          <table:table-cell office:value-type="float" office:value="46500" table:style-name="ce1">
            <text:p>46500</text:p>
          </table:table-cell>
          <table:table-cell office:value-type="float" office:value="330.66764000000001" table:style-name="ce1">
            <text:p>330,66764</text:p>
          </table:table-cell>
          <table:table-cell office:value-type="float" office:value="737.34" table:style-name="ce1">
            <text:p>737,34</text:p>
          </table:table-cell>
          <table:table-cell office:value-type="float" office:value="2107.9580000000001" table:style-name="ce1">
            <text:p>2107,958</text:p>
          </table:table-cell>
          <table:table-cell office:value-type="float" office:value="921.56799999999998" table:style-name="ce1">
            <text:p>921,568</text:p>
          </table:table-cell>
          <table:table-cell table:style-name="ce2"/>
          <table:table-cell office:value-type="float" office:value="1024.3834100000001" table:formula="of:=AVERAGE([.B95:.E95])" table:style-name="ce1">
            <text:p>1024,38341</text:p>
          </table:table-cell>
          <table:table-cell table:number-columns-repeated="16377"/>
        </table:table-row>
        <table:table-row table:style-name="ro2">
          <table:table-cell office:value-type="float" office:value="47000" table:style-name="ce1">
            <text:p>47000</text:p>
          </table:table-cell>
          <table:table-cell office:value-type="float" office:value="318.32722000000001" table:style-name="ce1">
            <text:p>318,32722</text:p>
          </table:table-cell>
          <table:table-cell office:value-type="float" office:value="779.68200000000002" table:style-name="ce1">
            <text:p>779,682</text:p>
          </table:table-cell>
          <table:table-cell office:value-type="float" office:value="2033.3119999999999" table:style-name="ce1">
            <text:p>2033,312</text:p>
          </table:table-cell>
          <table:table-cell office:value-type="float" office:value="831.05399999999997" table:style-name="ce1">
            <text:p>831,054</text:p>
          </table:table-cell>
          <table:table-cell table:style-name="ce2"/>
          <table:table-cell office:value-type="float" office:value="990.59380499999997" table:formula="of:=AVERAGE([.B96:.E96])" table:style-name="ce1">
            <text:p>990,593805</text:p>
          </table:table-cell>
          <table:table-cell table:number-columns-repeated="16377"/>
        </table:table-row>
        <table:table-row table:style-name="ro2">
          <table:table-cell office:value-type="float" office:value="47500" table:style-name="ce1">
            <text:p>47500</text:p>
          </table:table-cell>
          <table:table-cell office:value-type="float" office:value="308.87905999999998" table:style-name="ce1">
            <text:p>308,87906</text:p>
          </table:table-cell>
          <table:table-cell office:value-type="float" office:value="743.88" table:style-name="ce1">
            <text:p>743,88</text:p>
          </table:table-cell>
          <table:table-cell office:value-type="float" office:value="2036.924" table:style-name="ce1">
            <text:p>2036,924</text:p>
          </table:table-cell>
          <table:table-cell office:value-type="float" office:value="912.43399999999997" table:style-name="ce1">
            <text:p>912,434</text:p>
          </table:table-cell>
          <table:table-cell table:style-name="ce2"/>
          <table:table-cell office:value-type="float" office:value="1000.5292649999999" table:formula="of:=AVERAGE([.B97:.E97])" table:style-name="ce1">
            <text:p>1000,529265</text:p>
          </table:table-cell>
          <table:table-cell table:number-columns-repeated="16377"/>
        </table:table-row>
        <table:table-row table:style-name="ro2">
          <table:table-cell office:value-type="float" office:value="48000" table:style-name="ce1">
            <text:p>48000</text:p>
          </table:table-cell>
          <table:table-cell office:value-type="float" office:value="318.63542000000001" table:style-name="ce1">
            <text:p>318,63542</text:p>
          </table:table-cell>
          <table:table-cell office:value-type="float" office:value="764.6" table:style-name="ce1">
            <text:p>764,6</text:p>
          </table:table-cell>
          <table:table-cell office:value-type="float" office:value="2334.2420000000002" table:style-name="ce1">
            <text:p>2334,242</text:p>
          </table:table-cell>
          <table:table-cell office:value-type="float" office:value="663.67399999999998" table:style-name="ce1">
            <text:p>663,674</text:p>
          </table:table-cell>
          <table:table-cell table:style-name="ce2"/>
          <table:table-cell office:value-type="float" office:value="1020.287855" table:formula="of:=AVERAGE([.B98:.E98])" table:style-name="ce1">
            <text:p>1020,287855</text:p>
          </table:table-cell>
          <table:table-cell table:number-columns-repeated="16377"/>
        </table:table-row>
        <table:table-row table:style-name="ro2">
          <table:table-cell office:value-type="float" office:value="48500" table:style-name="ce1">
            <text:p>48500</text:p>
          </table:table-cell>
          <table:table-cell office:value-type="float" office:value="323.11320000000001" table:style-name="ce1">
            <text:p>323,1132</text:p>
          </table:table-cell>
          <table:table-cell office:value-type="float" office:value="790.29600000000005" table:style-name="ce1">
            <text:p>790,296</text:p>
          </table:table-cell>
          <table:table-cell office:value-type="float" office:value="2536.5659999999998" table:style-name="ce1">
            <text:p>2536,566</text:p>
          </table:table-cell>
          <table:table-cell office:value-type="float" office:value="969.98800000000006" table:style-name="ce1">
            <text:p>969,988</text:p>
          </table:table-cell>
          <table:table-cell table:style-name="ce2"/>
          <table:table-cell office:value-type="float" office:value="1154.9908" table:formula="of:=AVERAGE([.B99:.E99])" table:style-name="ce1">
            <text:p>1154,9908</text:p>
          </table:table-cell>
          <table:table-cell table:number-columns-repeated="16377"/>
        </table:table-row>
        <table:table-row table:style-name="ro2">
          <table:table-cell office:value-type="float" office:value="49000" table:style-name="ce1">
            <text:p>49000</text:p>
          </table:table-cell>
          <table:table-cell office:value-type="float" office:value="328.32168000000001" table:style-name="ce1">
            <text:p>328,32168</text:p>
          </table:table-cell>
          <table:table-cell office:value-type="float" office:value="774.048" table:style-name="ce1">
            <text:p>774,048</text:p>
          </table:table-cell>
          <table:table-cell office:value-type="float" office:value="2265.4299999999998" table:style-name="ce1">
            <text:p>2265,43</text:p>
          </table:table-cell>
          <table:table-cell office:value-type="float" office:value="1023.282" table:style-name="ce1">
            <text:p>1023,282</text:p>
          </table:table-cell>
          <table:table-cell table:style-name="ce2"/>
          <table:table-cell office:value-type="float" office:value="1097.7704200000001" table:formula="of:=AVERAGE([.B100:.E100])" table:style-name="ce1">
            <text:p>1097,77042</text:p>
          </table:table-cell>
          <table:table-cell table:number-columns-repeated="16377"/>
        </table:table-row>
        <table:table-row table:style-name="ro2">
          <table:table-cell office:value-type="float" office:value="49500" table:style-name="ce1">
            <text:p>49500</text:p>
          </table:table-cell>
          <table:table-cell office:value-type="float" office:value="326.34712000000002" table:style-name="ce1">
            <text:p>326,34712</text:p>
          </table:table-cell>
          <table:table-cell office:value-type="float" office:value="746.16600000000005" table:style-name="ce1">
            <text:p>746,166</text:p>
          </table:table-cell>
          <table:table-cell office:value-type="float" office:value="1975.172" table:style-name="ce1">
            <text:p>1975,172</text:p>
          </table:table-cell>
          <table:table-cell office:value-type="float" office:value="1000.794" table:style-name="ce1">
            <text:p>1000,794</text:p>
          </table:table-cell>
          <table:table-cell table:style-name="ce2"/>
          <table:table-cell office:value-type="float" office:value="1012.11978" table:formula="of:=AVERAGE([.B101:.E101])" table:style-name="ce1">
            <text:p>1012,11978</text:p>
          </table:table-cell>
          <table:table-cell table:number-columns-repeated="16377"/>
        </table:table-row>
        <table:table-row table:style-name="ro2">
          <table:table-cell office:value-type="float" office:value="50000" table:style-name="ce1">
            <text:p>50000</text:p>
          </table:table-cell>
          <table:table-cell office:value-type="float" office:value="315.96017999999998" table:style-name="ce1">
            <text:p>315,96018</text:p>
          </table:table-cell>
          <table:table-cell office:value-type="float" office:value="788.15599999999995" table:style-name="ce1">
            <text:p>788,156</text:p>
          </table:table-cell>
          <table:table-cell office:value-type="float" office:value="2061.7139999999999" table:style-name="ce1">
            <text:p>2061,714</text:p>
          </table:table-cell>
          <table:table-cell office:value-type="float" office:value="1285.21" table:style-name="ce1">
            <text:p>1285,21</text:p>
          </table:table-cell>
          <table:table-cell table:style-name="ce2"/>
          <table:table-cell office:value-type="float" office:value="1112.760045" table:formula="of:=AVERAGE([.B102:.E102])" table:style-name="ce1">
            <text:p>1112,760045</text:p>
          </table:table-cell>
          <table:table-cell table:number-columns-repeated="16377"/>
        </table:table-row>
        <table:table-row table:style-name="ro2">
          <table:table-cell office:value-type="float" office:value="50500" table:style-name="ce1">
            <text:p>50500</text:p>
          </table:table-cell>
          <table:table-cell office:value-type="float" office:value="307.27208000000002" table:style-name="ce1">
            <text:p>307,27208</text:p>
          </table:table-cell>
          <table:table-cell office:value-type="float" office:value="738.072" table:style-name="ce1">
            <text:p>738,072</text:p>
          </table:table-cell>
          <table:table-cell office:value-type="float" office:value="2091.1439999999998" table:style-name="ce1">
            <text:p>2091,144</text:p>
          </table:table-cell>
          <table:table-cell office:value-type="float" office:value="1319.5239999999999" table:style-name="ce1">
            <text:p>1319,524</text:p>
          </table:table-cell>
          <table:table-cell table:style-name="ce2"/>
          <table:table-cell office:value-type="float" office:value="1114.0030200000001" table:formula="of:=AVERAGE([.B103:.E103])" table:style-name="ce1">
            <text:p>1114,00302</text:p>
          </table:table-cell>
          <table:table-cell table:number-columns-repeated="16377"/>
        </table:table-row>
        <table:table-row table:style-name="ro2">
          <table:table-cell office:value-type="float" office:value="51000" table:style-name="ce1">
            <text:p>51000</text:p>
          </table:table-cell>
          <table:table-cell office:value-type="float" office:value="302.07828000000001" table:style-name="ce1">
            <text:p>302,07828</text:p>
          </table:table-cell>
          <table:table-cell office:value-type="float" office:value="699.61199999999997" table:style-name="ce1">
            <text:p>699,612</text:p>
          </table:table-cell>
          <table:table-cell office:value-type="float" office:value="2211.8139999999999" table:style-name="ce1">
            <text:p>2211,814</text:p>
          </table:table-cell>
          <table:table-cell office:value-type="float" office:value="1460.598" table:style-name="ce1">
            <text:p>1460,598</text:p>
          </table:table-cell>
          <table:table-cell table:style-name="ce2"/>
          <table:table-cell office:value-type="float" office:value="1168.52557" table:formula="of:=AVERAGE([.B104:.E104])" table:style-name="ce1">
            <text:p>1168,52557</text:p>
          </table:table-cell>
          <table:table-cell table:number-columns-repeated="16377"/>
        </table:table-row>
        <table:table-row table:style-name="ro2">
          <table:table-cell office:value-type="float" office:value="51500" table:style-name="ce1">
            <text:p>51500</text:p>
          </table:table-cell>
          <table:table-cell office:value-type="float" office:value="326.61962" table:style-name="ce1">
            <text:p>326,61962</text:p>
          </table:table-cell>
          <table:table-cell office:value-type="float" office:value="777.41200000000003" table:style-name="ce1">
            <text:p>777,412</text:p>
          </table:table-cell>
          <table:table-cell office:value-type="float" office:value="2229.8939999999998" table:style-name="ce1">
            <text:p>2229,894</text:p>
          </table:table-cell>
          <table:table-cell office:value-type="float" office:value="1222.116" table:style-name="ce1">
            <text:p>1222,116</text:p>
          </table:table-cell>
          <table:table-cell table:style-name="ce2"/>
          <table:table-cell office:value-type="float" office:value="1139.010405" table:formula="of:=AVERAGE([.B105:.E105])" table:style-name="ce1">
            <text:p>1139,010405</text:p>
          </table:table-cell>
          <table:table-cell table:number-columns-repeated="16377"/>
        </table:table-row>
        <table:table-row table:style-name="ro2">
          <table:table-cell office:value-type="float" office:value="52000" table:style-name="ce1">
            <text:p>52000</text:p>
          </table:table-cell>
          <table:table-cell office:value-type="float" office:value="318.84210000000002" table:style-name="ce1">
            <text:p>318,8421</text:p>
          </table:table-cell>
          <table:table-cell office:value-type="float" office:value="883.08399999999995" table:style-name="ce1">
            <text:p>883,084</text:p>
          </table:table-cell>
          <table:table-cell office:value-type="float" office:value="2382.9639999999999" table:style-name="ce1">
            <text:p>2382,964</text:p>
          </table:table-cell>
          <table:table-cell office:value-type="float" office:value="1171.6379999999999" table:style-name="ce1">
            <text:p>1171,638</text:p>
          </table:table-cell>
          <table:table-cell table:style-name="ce2"/>
          <table:table-cell office:value-type="float" office:value="1189.1320249999999" table:formula="of:=AVERAGE([.B106:.E106])" table:style-name="ce1">
            <text:p>1189,132025</text:p>
          </table:table-cell>
          <table:table-cell table:number-columns-repeated="16377"/>
        </table:table-row>
        <table:table-row table:style-name="ro2">
          <table:table-cell office:value-type="float" office:value="52500" table:style-name="ce1">
            <text:p>52500</text:p>
          </table:table-cell>
          <table:table-cell office:value-type="float" office:value="301.08855999999997" table:style-name="ce1">
            <text:p>301,08856</text:p>
          </table:table-cell>
          <table:table-cell office:value-type="float" office:value="910.21600000000001" table:style-name="ce1">
            <text:p>910,216</text:p>
          </table:table-cell>
          <table:table-cell office:value-type="float" office:value="2399.114" table:style-name="ce1">
            <text:p>2399,114</text:p>
          </table:table-cell>
          <table:table-cell office:value-type="float" office:value="1064.0519999999999" table:style-name="ce1">
            <text:p>1064,052</text:p>
          </table:table-cell>
          <table:table-cell table:style-name="ce2"/>
          <table:table-cell office:value-type="float" office:value="1168.6176399999999" table:formula="of:=AVERAGE([.B107:.E107])" table:style-name="ce1">
            <text:p>1168,61764</text:p>
          </table:table-cell>
          <table:table-cell table:number-columns-repeated="16377"/>
        </table:table-row>
        <table:table-row table:style-name="ro2">
          <table:table-cell office:value-type="float" office:value="53000" table:style-name="ce1">
            <text:p>53000</text:p>
          </table:table-cell>
          <table:table-cell office:value-type="float" office:value="299.08877999999999" table:style-name="ce1">
            <text:p>299,08878</text:p>
          </table:table-cell>
          <table:table-cell office:value-type="float" office:value="1121.914" table:style-name="ce1">
            <text:p>1121,914</text:p>
          </table:table-cell>
          <table:table-cell office:value-type="float" office:value="2166.5680000000002" table:style-name="ce1">
            <text:p>2166,568</text:p>
          </table:table-cell>
          <table:table-cell office:value-type="float" office:value="966.41200000000003" table:style-name="ce1">
            <text:p>966,412</text:p>
          </table:table-cell>
          <table:table-cell table:style-name="ce2"/>
          <table:table-cell office:value-type="float" office:value="1138.4956950000001" table:formula="of:=AVERAGE([.B108:.E108])" table:style-name="ce1">
            <text:p>1138,495695</text:p>
          </table:table-cell>
          <table:table-cell table:number-columns-repeated="16377"/>
        </table:table-row>
        <table:table-row table:style-name="ro2">
          <table:table-cell office:value-type="float" office:value="53500" table:style-name="ce1">
            <text:p>53500</text:p>
          </table:table-cell>
          <table:table-cell office:value-type="float" office:value="291.93392" table:style-name="ce1">
            <text:p>291,93392</text:p>
          </table:table-cell>
          <table:table-cell office:value-type="float" office:value="1188.9739999999999" table:style-name="ce1">
            <text:p>1188,974</text:p>
          </table:table-cell>
          <table:table-cell office:value-type="float" office:value="2137.7939999999999" table:style-name="ce1">
            <text:p>2137,794</text:p>
          </table:table-cell>
          <table:table-cell office:value-type="float" office:value="840.02800000000002" table:style-name="ce1">
            <text:p>840,028</text:p>
          </table:table-cell>
          <table:table-cell table:style-name="ce2"/>
          <table:table-cell office:value-type="float" office:value="1114.6824799999999" table:formula="of:=AVERAGE([.B109:.E109])" table:style-name="ce1">
            <text:p>1114,68248</text:p>
          </table:table-cell>
          <table:table-cell table:number-columns-repeated="16377"/>
        </table:table-row>
        <table:table-row table:style-name="ro2">
          <table:table-cell office:value-type="float" office:value="54000" table:style-name="ce1">
            <text:p>54000</text:p>
          </table:table-cell>
          <table:table-cell office:value-type="float" office:value="294.90753999999998" table:style-name="ce1">
            <text:p>294,90754</text:p>
          </table:table-cell>
          <table:table-cell office:value-type="float" office:value="1075.0239999999999" table:style-name="ce1">
            <text:p>1075,024</text:p>
          </table:table-cell>
          <table:table-cell office:value-type="float" office:value="1957.636" table:style-name="ce1">
            <text:p>1957,636</text:p>
          </table:table-cell>
          <table:table-cell office:value-type="float" office:value="825.75800000000004" table:style-name="ce1">
            <text:p>825,758</text:p>
          </table:table-cell>
          <table:table-cell table:style-name="ce2"/>
          <table:table-cell office:value-type="float" office:value="1038.331385" table:formula="of:=AVERAGE([.B110:.E110])" table:style-name="ce1">
            <text:p>1038,331385</text:p>
          </table:table-cell>
          <table:table-cell table:number-columns-repeated="16377"/>
        </table:table-row>
        <table:table-row table:style-name="ro2">
          <table:table-cell office:value-type="float" office:value="54500" table:style-name="ce1">
            <text:p>54500</text:p>
          </table:table-cell>
          <table:table-cell office:value-type="float" office:value="287.57922000000002" table:style-name="ce1">
            <text:p>287,57922</text:p>
          </table:table-cell>
          <table:table-cell office:value-type="float" office:value="929.18399999999997" table:style-name="ce1">
            <text:p>929,184</text:p>
          </table:table-cell>
          <table:table-cell office:value-type="float" office:value="2116.2240000000002" table:style-name="ce1">
            <text:p>2116,224</text:p>
          </table:table-cell>
          <table:table-cell office:value-type="float" office:value="866.572" table:style-name="ce1">
            <text:p>866,572</text:p>
          </table:table-cell>
          <table:table-cell table:style-name="ce2"/>
          <table:table-cell office:value-type="float" office:value="1049.889805" table:formula="of:=AVERAGE([.B111:.E111])" table:style-name="ce1">
            <text:p>1049,889805</text:p>
          </table:table-cell>
          <table:table-cell table:number-columns-repeated="16377"/>
        </table:table-row>
        <table:table-row table:style-name="ro2">
          <table:table-cell office:value-type="float" office:value="55000" table:style-name="ce1">
            <text:p>55000</text:p>
          </table:table-cell>
          <table:table-cell office:value-type="float" office:value="276.18040000000002" table:style-name="ce1">
            <text:p>276,1804</text:p>
          </table:table-cell>
          <table:table-cell office:value-type="float" office:value="985.55600000000004" table:style-name="ce1">
            <text:p>985,556</text:p>
          </table:table-cell>
          <table:table-cell office:value-type="float" office:value="1931.9359999999999" table:style-name="ce1">
            <text:p>1931,936</text:p>
          </table:table-cell>
          <table:table-cell office:value-type="float" office:value="812.21600000000001" table:style-name="ce1">
            <text:p>812,216</text:p>
          </table:table-cell>
          <table:table-cell table:style-name="ce2"/>
          <table:table-cell office:value-type="float" office:value="1001.4721" table:formula="of:=AVERAGE([.B112:.E112])" table:style-name="ce1">
            <text:p>1001,4721</text:p>
          </table:table-cell>
          <table:table-cell table:number-columns-repeated="16377"/>
        </table:table-row>
        <table:table-row table:style-name="ro2">
          <table:table-cell office:value-type="float" office:value="55500" table:style-name="ce1">
            <text:p>55500</text:p>
          </table:table-cell>
          <table:table-cell office:value-type="float" office:value="279.37108000000001" table:style-name="ce1">
            <text:p>279,37108</text:p>
          </table:table-cell>
          <table:table-cell office:value-type="float" office:value="946.36199999999997" table:style-name="ce1">
            <text:p>946,362</text:p>
          </table:table-cell>
          <table:table-cell office:value-type="float" office:value="1933.2760000000001" table:style-name="ce1">
            <text:p>1933,276</text:p>
          </table:table-cell>
          <table:table-cell office:value-type="float" office:value="965.10400000000004" table:style-name="ce1">
            <text:p>965,104</text:p>
          </table:table-cell>
          <table:table-cell table:style-name="ce2"/>
          <table:table-cell office:value-type="float" office:value="1031.02827" table:formula="of:=AVERAGE([.B113:.E113])" table:style-name="ce1">
            <text:p>1031,02827</text:p>
          </table:table-cell>
          <table:table-cell table:number-columns-repeated="16377"/>
        </table:table-row>
        <table:table-row table:style-name="ro2">
          <table:table-cell office:value-type="float" office:value="56000" table:style-name="ce1">
            <text:p>56000</text:p>
          </table:table-cell>
          <table:table-cell office:value-type="float" office:value="286.41428000000002" table:style-name="ce1">
            <text:p>286,41428</text:p>
          </table:table-cell>
          <table:table-cell office:value-type="float" office:value="1002.802" table:style-name="ce1">
            <text:p>1002,802</text:p>
          </table:table-cell>
          <table:table-cell office:value-type="float" office:value="1875.22" table:style-name="ce1">
            <text:p>1875,22</text:p>
          </table:table-cell>
          <table:table-cell office:value-type="float" office:value="936.15599999999995" table:style-name="ce1">
            <text:p>936,156</text:p>
          </table:table-cell>
          <table:table-cell table:style-name="ce2"/>
          <table:table-cell office:value-type="float" office:value="1025.14807" table:formula="of:=AVERAGE([.B114:.E114])" table:style-name="ce1">
            <text:p>1025,14807</text:p>
          </table:table-cell>
          <table:table-cell table:number-columns-repeated="16377"/>
        </table:table-row>
        <table:table-row table:style-name="ro2">
          <table:table-cell office:value-type="float" office:value="56500" table:style-name="ce1">
            <text:p>56500</text:p>
          </table:table-cell>
          <table:table-cell office:value-type="float" office:value="275.30196000000001" table:style-name="ce1">
            <text:p>275,30196</text:p>
          </table:table-cell>
          <table:table-cell office:value-type="float" office:value="944.23400000000004" table:style-name="ce1">
            <text:p>944,234</text:p>
          </table:table-cell>
          <table:table-cell office:value-type="float" office:value="1811.29" table:style-name="ce1">
            <text:p>1811,29</text:p>
          </table:table-cell>
          <table:table-cell office:value-type="float" office:value="1041.674" table:style-name="ce1">
            <text:p>1041,674</text:p>
          </table:table-cell>
          <table:table-cell table:style-name="ce2"/>
          <table:table-cell office:value-type="float" office:value="1018.12499" table:formula="of:=AVERAGE([.B115:.E115])" table:style-name="ce1">
            <text:p>1018,12499</text:p>
          </table:table-cell>
          <table:table-cell table:number-columns-repeated="16377"/>
        </table:table-row>
        <table:table-row table:style-name="ro2">
          <table:table-cell office:value-type="float" office:value="57000" table:style-name="ce1">
            <text:p>57000</text:p>
          </table:table-cell>
          <table:table-cell office:value-type="float" office:value="273.73844000000003" table:style-name="ce1">
            <text:p>273,73844</text:p>
          </table:table-cell>
          <table:table-cell office:value-type="float" office:value="945.95399999999995" table:style-name="ce1">
            <text:p>945,954</text:p>
          </table:table-cell>
          <table:table-cell office:value-type="float" office:value="1833.836" table:style-name="ce1">
            <text:p>1833,836</text:p>
          </table:table-cell>
          <table:table-cell office:value-type="float" office:value="1063.242" table:style-name="ce1">
            <text:p>1063,242</text:p>
          </table:table-cell>
          <table:table-cell table:style-name="ce2"/>
          <table:table-cell office:value-type="float" office:value="1029.1926100000001" table:formula="of:=AVERAGE([.B116:.E116])" table:style-name="ce1">
            <text:p>1029,19261</text:p>
          </table:table-cell>
          <table:table-cell table:number-columns-repeated="16377"/>
        </table:table-row>
        <table:table-row table:style-name="ro2">
          <table:table-cell office:value-type="float" office:value="57500" table:style-name="ce1">
            <text:p>57500</text:p>
          </table:table-cell>
          <table:table-cell office:value-type="float" office:value="276.18848000000003" table:style-name="ce1">
            <text:p>276,18848</text:p>
          </table:table-cell>
          <table:table-cell office:value-type="float" office:value="1079.518" table:style-name="ce1">
            <text:p>1079,518</text:p>
          </table:table-cell>
          <table:table-cell office:value-type="float" office:value="1928.288" table:style-name="ce1">
            <text:p>1928,288</text:p>
          </table:table-cell>
          <table:table-cell office:value-type="float" office:value="1009.768" table:style-name="ce1">
            <text:p>1009,768</text:p>
          </table:table-cell>
          <table:table-cell table:style-name="ce2"/>
          <table:table-cell office:value-type="float" office:value="1073.4406200000001" table:formula="of:=AVERAGE([.B117:.E117])" table:style-name="ce1">
            <text:p>1073,44062</text:p>
          </table:table-cell>
          <table:table-cell table:number-columns-repeated="16377"/>
        </table:table-row>
        <table:table-row table:style-name="ro2">
          <table:table-cell office:value-type="float" office:value="58000" table:style-name="ce1">
            <text:p>58000</text:p>
          </table:table-cell>
          <table:table-cell office:value-type="float" office:value="276.42345999999998" table:style-name="ce1">
            <text:p>276,42346</text:p>
          </table:table-cell>
          <table:table-cell office:value-type="float" office:value="1094.48" table:style-name="ce1">
            <text:p>1094,48</text:p>
          </table:table-cell>
          <table:table-cell office:value-type="float" office:value="2052.83" table:style-name="ce1">
            <text:p>2052,83</text:p>
          </table:table-cell>
          <table:table-cell office:value-type="float" office:value="1069.2439999999999" table:style-name="ce1">
            <text:p>1069,244</text:p>
          </table:table-cell>
          <table:table-cell table:style-name="ce2"/>
          <table:table-cell office:value-type="float" office:value="1123.244365" table:formula="of:=AVERAGE([.B118:.E118])" table:style-name="ce1">
            <text:p>1123,244365</text:p>
          </table:table-cell>
          <table:table-cell table:number-columns-repeated="16377"/>
        </table:table-row>
        <table:table-row table:style-name="ro2">
          <table:table-cell office:value-type="float" office:value="58500" table:style-name="ce1">
            <text:p>58500</text:p>
          </table:table-cell>
          <table:table-cell office:value-type="float" office:value="336.36644000000001" table:style-name="ce1">
            <text:p>336,36644</text:p>
          </table:table-cell>
          <table:table-cell office:value-type="float" office:value="1215.9000000000001" table:style-name="ce1">
            <text:p>1215,9</text:p>
          </table:table-cell>
          <table:table-cell office:value-type="float" office:value="1906.0419999999999" table:style-name="ce1">
            <text:p>1906,042</text:p>
          </table:table-cell>
          <table:table-cell office:value-type="float" office:value="1074.922" table:style-name="ce1">
            <text:p>1074,922</text:p>
          </table:table-cell>
          <table:table-cell table:style-name="ce2"/>
          <table:table-cell office:value-type="float" office:value="1133.3076099999998" table:formula="of:=AVERAGE([.B119:.E119])" table:style-name="ce1">
            <text:p>1133,30761</text:p>
          </table:table-cell>
          <table:table-cell table:number-columns-repeated="16377"/>
        </table:table-row>
        <table:table-row table:style-name="ro2">
          <table:table-cell office:value-type="float" office:value="59000" table:style-name="ce1">
            <text:p>59000</text:p>
          </table:table-cell>
          <table:table-cell office:value-type="float" office:value="294.37855999999999" table:style-name="ce1">
            <text:p>294,37856</text:p>
          </table:table-cell>
          <table:table-cell office:value-type="float" office:value="1095.8599999999999" table:style-name="ce1">
            <text:p>1095,86</text:p>
          </table:table-cell>
          <table:table-cell office:value-type="float" office:value="2062.1419999999998" table:style-name="ce1">
            <text:p>2062,142</text:p>
          </table:table-cell>
          <table:table-cell office:value-type="float" office:value="1200.8420000000001" table:style-name="ce1">
            <text:p>1200,842</text:p>
          </table:table-cell>
          <table:table-cell table:style-name="ce2"/>
          <table:table-cell office:value-type="float" office:value="1163.30564" table:formula="of:=AVERAGE([.B120:.E120])" table:style-name="ce1">
            <text:p>1163,30564</text:p>
          </table:table-cell>
          <table:table-cell table:number-columns-repeated="16377"/>
        </table:table-row>
        <table:table-row table:style-name="ro2">
          <table:table-cell office:value-type="float" office:value="59500" table:style-name="ce1">
            <text:p>59500</text:p>
          </table:table-cell>
          <table:table-cell office:value-type="float" office:value="284.94582000000003" table:style-name="ce1">
            <text:p>284,94582</text:p>
          </table:table-cell>
          <table:table-cell office:value-type="float" office:value="970.91200000000003" table:style-name="ce1">
            <text:p>970,912</text:p>
          </table:table-cell>
          <table:table-cell office:value-type="float" office:value="2183.2040000000002" table:style-name="ce1">
            <text:p>2183,204</text:p>
          </table:table-cell>
          <table:table-cell office:value-type="float" office:value="1238.1679999999999" table:style-name="ce1">
            <text:p>1238,168</text:p>
          </table:table-cell>
          <table:table-cell table:style-name="ce2"/>
          <table:table-cell office:value-type="float" office:value="1169.3074550000001" table:formula="of:=AVERAGE([.B121:.E121])" table:style-name="ce1">
            <text:p>1169,307455</text:p>
          </table:table-cell>
          <table:table-cell table:number-columns-repeated="16377"/>
        </table:table-row>
        <table:table-row table:style-name="ro2">
          <table:table-cell office:value-type="float" office:value="60000" table:style-name="ce1">
            <text:p>60000</text:p>
          </table:table-cell>
          <table:table-cell office:value-type="float" office:value="276.80572000000001" table:style-name="ce1">
            <text:p>276,80572</text:p>
          </table:table-cell>
          <table:table-cell office:value-type="float" office:value="931.44399999999996" table:style-name="ce1">
            <text:p>931,444</text:p>
          </table:table-cell>
          <table:table-cell office:value-type="float" office:value="2065.0360000000001" table:style-name="ce1">
            <text:p>2065,036</text:p>
          </table:table-cell>
          <table:table-cell office:value-type="float" office:value="997.34199999999998" table:style-name="ce1">
            <text:p>997,342</text:p>
          </table:table-cell>
          <table:table-cell table:style-name="ce2"/>
          <table:table-cell office:value-type="float" office:value="1067.6569299999999" table:formula="of:=AVERAGE([.B122:.E122])" table:style-name="ce1">
            <text:p>1067,65693</text:p>
          </table:table-cell>
          <table:table-cell table:number-columns-repeated="16377"/>
        </table:table-row>
        <table:table-row table:style-name="ro2">
          <table:table-cell office:value-type="float" office:value="60500" table:style-name="ce1">
            <text:p>60500</text:p>
          </table:table-cell>
          <table:table-cell office:value-type="float" office:value="278.51693999999998" table:style-name="ce1">
            <text:p>278,51694</text:p>
          </table:table-cell>
          <table:table-cell office:value-type="float" office:value="848.52200000000005" table:style-name="ce1">
            <text:p>848,522</text:p>
          </table:table-cell>
          <table:table-cell office:value-type="float" office:value="1879.86" table:style-name="ce1">
            <text:p>1879,86</text:p>
          </table:table-cell>
          <table:table-cell office:value-type="float" office:value="1214.424" table:style-name="ce1">
            <text:p>1214,424</text:p>
          </table:table-cell>
          <table:table-cell table:style-name="ce2"/>
          <table:table-cell office:value-type="float" office:value="1055.330735" table:formula="of:=AVERAGE([.B123:.E123])" table:style-name="ce1">
            <text:p>1055,330735</text:p>
          </table:table-cell>
          <table:table-cell table:number-columns-repeated="16377"/>
        </table:table-row>
        <table:table-row table:style-name="ro2">
          <table:table-cell office:value-type="float" office:value="61000" table:style-name="ce1">
            <text:p>61000</text:p>
          </table:table-cell>
          <table:table-cell office:value-type="float" office:value="275.76391999999998" table:style-name="ce1">
            <text:p>275,76392</text:p>
          </table:table-cell>
          <table:table-cell office:value-type="float" office:value="815.77599999999995" table:style-name="ce1">
            <text:p>815,776</text:p>
          </table:table-cell>
          <table:table-cell office:value-type="float" office:value="2122.42" table:style-name="ce1">
            <text:p>2122,42</text:p>
          </table:table-cell>
          <table:table-cell office:value-type="float" office:value="1200.7360000000001" table:style-name="ce1">
            <text:p>1200,736</text:p>
          </table:table-cell>
          <table:table-cell table:style-name="ce2"/>
          <table:table-cell office:value-type="float" office:value="1103.67398" table:formula="of:=AVERAGE([.B124:.E124])" table:style-name="ce1">
            <text:p>1103,67398</text:p>
          </table:table-cell>
          <table:table-cell table:number-columns-repeated="16377"/>
        </table:table-row>
        <table:table-row table:style-name="ro2">
          <table:table-cell office:value-type="float" office:value="61500" table:style-name="ce1">
            <text:p>61500</text:p>
          </table:table-cell>
          <table:table-cell office:value-type="float" office:value="273.4683" table:style-name="ce1">
            <text:p>273,4683</text:p>
          </table:table-cell>
          <table:table-cell office:value-type="float" office:value="834.93" table:style-name="ce1">
            <text:p>834,93</text:p>
          </table:table-cell>
          <table:table-cell office:value-type="float" office:value="1999.5219999999999" table:style-name="ce1">
            <text:p>1999,522</text:p>
          </table:table-cell>
          <table:table-cell office:value-type="float" office:value="1236.9159999999999" table:style-name="ce1">
            <text:p>1236,916</text:p>
          </table:table-cell>
          <table:table-cell table:style-name="ce2"/>
          <table:table-cell office:value-type="float" office:value="1086.209075" table:formula="of:=AVERAGE([.B125:.E125])" table:style-name="ce1">
            <text:p>1086,209075</text:p>
          </table:table-cell>
          <table:table-cell table:number-columns-repeated="16377"/>
        </table:table-row>
        <table:table-row table:style-name="ro2">
          <table:table-cell office:value-type="float" office:value="62000" table:style-name="ce1">
            <text:p>62000</text:p>
          </table:table-cell>
          <table:table-cell office:value-type="float" office:value="279.57882000000001" table:style-name="ce1">
            <text:p>279,57882</text:p>
          </table:table-cell>
          <table:table-cell office:value-type="float" office:value="928.678" table:style-name="ce1">
            <text:p>928,678</text:p>
          </table:table-cell>
          <table:table-cell office:value-type="float" office:value="1800.732" table:style-name="ce1">
            <text:p>1800,732</text:p>
          </table:table-cell>
          <table:table-cell office:value-type="float" office:value="1182.144" table:style-name="ce1">
            <text:p>1182,144</text:p>
          </table:table-cell>
          <table:table-cell table:style-name="ce2"/>
          <table:table-cell office:value-type="float" office:value="1047.783205" table:formula="of:=AVERAGE([.B126:.E126])" table:style-name="ce1">
            <text:p>1047,783205</text:p>
          </table:table-cell>
          <table:table-cell table:number-columns-repeated="16377"/>
        </table:table-row>
        <table:table-row table:style-name="ro2">
          <table:table-cell office:value-type="float" office:value="62500" table:style-name="ce1">
            <text:p>62500</text:p>
          </table:table-cell>
          <table:table-cell office:value-type="float" office:value="281.73772000000002" table:style-name="ce1">
            <text:p>281,73772</text:p>
          </table:table-cell>
          <table:table-cell office:value-type="float" office:value="985.178" table:style-name="ce1">
            <text:p>985,178</text:p>
          </table:table-cell>
          <table:table-cell office:value-type="float" office:value="1872.652" table:style-name="ce1">
            <text:p>1872,652</text:p>
          </table:table-cell>
          <table:table-cell office:value-type="float" office:value="1310.05" table:style-name="ce1">
            <text:p>1310,05</text:p>
          </table:table-cell>
          <table:table-cell table:style-name="ce2"/>
          <table:table-cell office:value-type="float" office:value="1112.40443" table:formula="of:=AVERAGE([.B127:.E127])" table:style-name="ce1">
            <text:p>1112,40443</text:p>
          </table:table-cell>
          <table:table-cell table:number-columns-repeated="16377"/>
        </table:table-row>
        <table:table-row table:style-name="ro2">
          <table:table-cell office:value-type="float" office:value="63000" table:style-name="ce1">
            <text:p>63000</text:p>
          </table:table-cell>
          <table:table-cell office:value-type="float" office:value="279.05698000000001" table:style-name="ce1">
            <text:p>279,05698</text:p>
          </table:table-cell>
          <table:table-cell office:value-type="float" office:value="997.02599999999995" table:style-name="ce1">
            <text:p>997,026</text:p>
          </table:table-cell>
          <table:table-cell office:value-type="float" office:value="1807.9179999999999" table:style-name="ce1">
            <text:p>1807,918</text:p>
          </table:table-cell>
          <table:table-cell office:value-type="float" office:value="1211.8019999999999" table:style-name="ce1">
            <text:p>1211,802</text:p>
          </table:table-cell>
          <table:table-cell table:style-name="ce2"/>
          <table:table-cell office:value-type="float" office:value="1073.9507449999999" table:formula="of:=AVERAGE([.B128:.E128])" table:style-name="ce1">
            <text:p>1073,950745</text:p>
          </table:table-cell>
          <table:table-cell table:number-columns-repeated="16377"/>
        </table:table-row>
        <table:table-row table:style-name="ro2">
          <table:table-cell office:value-type="float" office:value="63500" table:style-name="ce1">
            <text:p>63500</text:p>
          </table:table-cell>
          <table:table-cell office:value-type="float" office:value="333.31545999999997" table:style-name="ce1">
            <text:p>333,31546</text:p>
          </table:table-cell>
          <table:table-cell office:value-type="float" office:value="1050.184" table:style-name="ce1">
            <text:p>1050,184</text:p>
          </table:table-cell>
          <table:table-cell office:value-type="float" office:value="1594.2380000000001" table:style-name="ce1">
            <text:p>1594,238</text:p>
          </table:table-cell>
          <table:table-cell office:value-type="float" office:value="1189.0340000000001" table:style-name="ce1">
            <text:p>1189,034</text:p>
          </table:table-cell>
          <table:table-cell table:style-name="ce2"/>
          <table:table-cell office:value-type="float" office:value="1041.692865" table:formula="of:=AVERAGE([.B129:.E129])" table:style-name="ce1">
            <text:p>1041,692865</text:p>
          </table:table-cell>
          <table:table-cell table:number-columns-repeated="16377"/>
        </table:table-row>
        <table:table-row table:style-name="ro2">
          <table:table-cell office:value-type="float" office:value="64000" table:style-name="ce1">
            <text:p>64000</text:p>
          </table:table-cell>
          <table:table-cell office:value-type="float" office:value="448.57121999999998" table:style-name="ce1">
            <text:p>448,57122</text:p>
          </table:table-cell>
          <table:table-cell office:value-type="float" office:value="1002.3579999999999" table:style-name="ce1">
            <text:p>1002,358</text:p>
          </table:table-cell>
          <table:table-cell office:value-type="float" office:value="1587.652" table:style-name="ce1">
            <text:p>1587,652</text:p>
          </table:table-cell>
          <table:table-cell office:value-type="float" office:value="1251.424" table:style-name="ce1">
            <text:p>1251,424</text:p>
          </table:table-cell>
          <table:table-cell table:style-name="ce2"/>
          <table:table-cell office:value-type="float" office:value="1072.501305" table:formula="of:=AVERAGE([.B130:.E130])" table:style-name="ce1">
            <text:p>1072,501305</text:p>
          </table:table-cell>
          <table:table-cell table:number-columns-repeated="16377"/>
        </table:table-row>
        <table:table-row table:style-name="ro2">
          <table:table-cell office:value-type="float" office:value="64500" table:style-name="ce1">
            <text:p>64500</text:p>
          </table:table-cell>
          <table:table-cell office:value-type="float" office:value="532.94208000000003" table:style-name="ce1">
            <text:p>532,94208</text:p>
          </table:table-cell>
          <table:table-cell office:value-type="float" office:value="909.86199999999997" table:style-name="ce1">
            <text:p>909,862</text:p>
          </table:table-cell>
          <table:table-cell office:value-type="float" office:value="1693.124" table:style-name="ce1">
            <text:p>1693,124</text:p>
          </table:table-cell>
          <table:table-cell office:value-type="float" office:value="1514.172" table:style-name="ce1">
            <text:p>1514,172</text:p>
          </table:table-cell>
          <table:table-cell table:style-name="ce2"/>
          <table:table-cell office:value-type="float" office:value="1162.52502" table:formula="of:=AVERAGE([.B131:.E131])" table:style-name="ce1">
            <text:p>1162,52502</text:p>
          </table:table-cell>
          <table:table-cell table:number-columns-repeated="16377"/>
        </table:table-row>
        <table:table-row table:style-name="ro2">
          <table:table-cell office:value-type="float" office:value="65000" table:style-name="ce1">
            <text:p>65000</text:p>
          </table:table-cell>
          <table:table-cell office:value-type="float" office:value="532.86365999999998" table:style-name="ce1">
            <text:p>532,86366</text:p>
          </table:table-cell>
          <table:table-cell office:value-type="float" office:value="1022.768" table:style-name="ce1">
            <text:p>1022,768</text:p>
          </table:table-cell>
          <table:table-cell office:value-type="float" office:value="1931.212" table:style-name="ce1">
            <text:p>1931,212</text:p>
          </table:table-cell>
          <table:table-cell office:value-type="float" office:value="1337.104" table:style-name="ce1">
            <text:p>1337,104</text:p>
          </table:table-cell>
          <table:table-cell table:style-name="ce2"/>
          <table:table-cell office:value-type="float" office:value="1205.986915" table:formula="of:=AVERAGE([.B132:.E132])" table:style-name="ce1">
            <text:p>1205,986915</text:p>
          </table:table-cell>
          <table:table-cell table:number-columns-repeated="16377"/>
        </table:table-row>
        <table:table-row table:style-name="ro2">
          <table:table-cell office:value-type="float" office:value="65500" table:style-name="ce1">
            <text:p>65500</text:p>
          </table:table-cell>
          <table:table-cell office:value-type="float" office:value="520.52431999999999" table:style-name="ce1">
            <text:p>520,52432</text:p>
          </table:table-cell>
          <table:table-cell office:value-type="float" office:value="975.83600000000001" table:style-name="ce1">
            <text:p>975,836</text:p>
          </table:table-cell>
          <table:table-cell office:value-type="float" office:value="1748.2660000000001" table:style-name="ce1">
            <text:p>1748,266</text:p>
          </table:table-cell>
          <table:table-cell office:value-type="float" office:value="1363.17" table:style-name="ce1">
            <text:p>1363,17</text:p>
          </table:table-cell>
          <table:table-cell table:style-name="ce2"/>
          <table:table-cell office:value-type="float" office:value="1151.9490800000001" table:formula="of:=AVERAGE([.B133:.E133])" table:style-name="ce1">
            <text:p>1151,94908</text:p>
          </table:table-cell>
          <table:table-cell table:number-columns-repeated="16377"/>
        </table:table-row>
        <table:table-row table:style-name="ro2">
          <table:table-cell office:value-type="float" office:value="66000" table:style-name="ce1">
            <text:p>66000</text:p>
          </table:table-cell>
          <table:table-cell office:value-type="float" office:value="517.10691999999995" table:style-name="ce1">
            <text:p>517,10692</text:p>
          </table:table-cell>
          <table:table-cell office:value-type="float" office:value="1004.172" table:style-name="ce1">
            <text:p>1004,172</text:p>
          </table:table-cell>
          <table:table-cell office:value-type="float" office:value="1653.2819999999999" table:style-name="ce1">
            <text:p>1653,282</text:p>
          </table:table-cell>
          <table:table-cell office:value-type="float" office:value="1157.0840000000001" table:style-name="ce1">
            <text:p>1157,084</text:p>
          </table:table-cell>
          <table:table-cell table:style-name="ce2"/>
          <table:table-cell office:value-type="float" office:value="1082.9112299999999" table:formula="of:=AVERAGE([.B134:.E134])" table:style-name="ce1">
            <text:p>1082,91123</text:p>
          </table:table-cell>
          <table:table-cell table:number-columns-repeated="16377"/>
        </table:table-row>
        <table:table-row table:style-name="ro2">
          <table:table-cell office:value-type="float" office:value="66500" table:style-name="ce1">
            <text:p>66500</text:p>
          </table:table-cell>
          <table:table-cell office:value-type="float" office:value="514.44691999999998" table:style-name="ce1">
            <text:p>514,44692</text:p>
          </table:table-cell>
          <table:table-cell office:value-type="float" office:value="1046.068" table:style-name="ce1">
            <text:p>1046,068</text:p>
          </table:table-cell>
          <table:table-cell office:value-type="float" office:value="1638.25" table:style-name="ce1">
            <text:p>1638,25</text:p>
          </table:table-cell>
          <table:table-cell office:value-type="float" office:value="1051.624" table:style-name="ce1">
            <text:p>1051,624</text:p>
          </table:table-cell>
          <table:table-cell table:style-name="ce2"/>
          <table:table-cell office:value-type="float" office:value="1062.5972300000001" table:formula="of:=AVERAGE([.B135:.E135])" table:style-name="ce1">
            <text:p>1062,59723</text:p>
          </table:table-cell>
          <table:table-cell table:number-columns-repeated="16377"/>
        </table:table-row>
        <table:table-row table:style-name="ro2">
          <table:table-cell office:value-type="float" office:value="67000" table:style-name="ce1">
            <text:p>67000</text:p>
          </table:table-cell>
          <table:table-cell office:value-type="float" office:value="505.32934" table:style-name="ce1">
            <text:p>505,32934</text:p>
          </table:table-cell>
          <table:table-cell office:value-type="float" office:value="1053.432" table:style-name="ce1">
            <text:p>1053,432</text:p>
          </table:table-cell>
          <table:table-cell office:value-type="float" office:value="1790.5440000000001" table:style-name="ce1">
            <text:p>1790,544</text:p>
          </table:table-cell>
          <table:table-cell office:value-type="float" office:value="1122.268" table:style-name="ce1">
            <text:p>1122,268</text:p>
          </table:table-cell>
          <table:table-cell table:style-name="ce2"/>
          <table:table-cell office:value-type="float" office:value="1117.893335" table:formula="of:=AVERAGE([.B136:.E136])" table:style-name="ce1">
            <text:p>1117,893335</text:p>
          </table:table-cell>
          <table:table-cell table:number-columns-repeated="16377"/>
        </table:table-row>
        <table:table-row table:style-name="ro2">
          <table:table-cell office:value-type="float" office:value="67500" table:style-name="ce1">
            <text:p>67500</text:p>
          </table:table-cell>
          <table:table-cell office:value-type="float" office:value="486.26656000000003" table:style-name="ce1">
            <text:p>486,26656</text:p>
          </table:table-cell>
          <table:table-cell office:value-type="float" office:value="1065.97" table:style-name="ce1">
            <text:p>1065,97</text:p>
          </table:table-cell>
          <table:table-cell office:value-type="float" office:value="1791.2940000000001" table:style-name="ce1">
            <text:p>1791,294</text:p>
          </table:table-cell>
          <table:table-cell office:value-type="float" office:value="1287.8699999999999" table:style-name="ce1">
            <text:p>1287,87</text:p>
          </table:table-cell>
          <table:table-cell table:style-name="ce2"/>
          <table:table-cell office:value-type="float" office:value="1157.85014" table:formula="of:=AVERAGE([.B137:.E137])" table:style-name="ce1">
            <text:p>1157,85014</text:p>
          </table:table-cell>
          <table:table-cell table:number-columns-repeated="16377"/>
        </table:table-row>
        <table:table-row table:style-name="ro2">
          <table:table-cell office:value-type="float" office:value="68000" table:style-name="ce1">
            <text:p>68000</text:p>
          </table:table-cell>
          <table:table-cell office:value-type="float" office:value="523.22122000000002" table:style-name="ce1">
            <text:p>523,22122</text:p>
          </table:table-cell>
          <table:table-cell office:value-type="float" office:value="1090.6320000000001" table:style-name="ce1">
            <text:p>1090,632</text:p>
          </table:table-cell>
          <table:table-cell office:value-type="float" office:value="1806.8820000000001" table:style-name="ce1">
            <text:p>1806,882</text:p>
          </table:table-cell>
          <table:table-cell office:value-type="float" office:value="1222.818" table:style-name="ce1">
            <text:p>1222,818</text:p>
          </table:table-cell>
          <table:table-cell table:style-name="ce2"/>
          <table:table-cell office:value-type="float" office:value="1160.8883049999999" table:formula="of:=AVERAGE([.B138:.E138])" table:style-name="ce1">
            <text:p>1160,888305</text:p>
          </table:table-cell>
          <table:table-cell table:number-columns-repeated="16377"/>
        </table:table-row>
        <table:table-row table:style-name="ro2">
          <table:table-cell office:value-type="float" office:value="68500" table:style-name="ce1">
            <text:p>68500</text:p>
          </table:table-cell>
          <table:table-cell office:value-type="float" office:value="527.88855999999998" table:style-name="ce1">
            <text:p>527,88856</text:p>
          </table:table-cell>
          <table:table-cell office:value-type="float" office:value="1021.588" table:style-name="ce1">
            <text:p>1021,588</text:p>
          </table:table-cell>
          <table:table-cell office:value-type="float" office:value="1987.2360000000001" table:style-name="ce1">
            <text:p>1987,236</text:p>
          </table:table-cell>
          <table:table-cell office:value-type="float" office:value="1263.76" table:style-name="ce1">
            <text:p>1263,76</text:p>
          </table:table-cell>
          <table:table-cell table:style-name="ce2"/>
          <table:table-cell office:value-type="float" office:value="1200.11814" table:formula="of:=AVERAGE([.B139:.E139])" table:style-name="ce1">
            <text:p>1200,11814</text:p>
          </table:table-cell>
          <table:table-cell table:number-columns-repeated="16377"/>
        </table:table-row>
        <table:table-row table:style-name="ro2">
          <table:table-cell office:value-type="float" office:value="69000" table:style-name="ce1">
            <text:p>69000</text:p>
          </table:table-cell>
          <table:table-cell office:value-type="float" office:value="507.50659999999999" table:style-name="ce1">
            <text:p>507,5066</text:p>
          </table:table-cell>
          <table:table-cell office:value-type="float" office:value="975.07600000000002" table:style-name="ce1">
            <text:p>975,076</text:p>
          </table:table-cell>
          <table:table-cell office:value-type="float" office:value="2060.002" table:style-name="ce1">
            <text:p>2060,002</text:p>
          </table:table-cell>
          <table:table-cell office:value-type="float" office:value="1254.5" table:style-name="ce1">
            <text:p>1254,5</text:p>
          </table:table-cell>
          <table:table-cell table:style-name="ce2"/>
          <table:table-cell office:value-type="float" office:value="1199.27115" table:formula="of:=AVERAGE([.B140:.E140])" table:style-name="ce1">
            <text:p>1199,27115</text:p>
          </table:table-cell>
          <table:table-cell table:number-columns-repeated="16377"/>
        </table:table-row>
        <table:table-row table:style-name="ro2">
          <table:table-cell office:value-type="float" office:value="69500" table:style-name="ce1">
            <text:p>69500</text:p>
          </table:table-cell>
          <table:table-cell office:value-type="float" office:value="506.59411999999998" table:style-name="ce1">
            <text:p>506,59412</text:p>
          </table:table-cell>
          <table:table-cell office:value-type="float" office:value="1127.364" table:style-name="ce1">
            <text:p>1127,364</text:p>
          </table:table-cell>
          <table:table-cell office:value-type="float" office:value="1836.2460000000001" table:style-name="ce1">
            <text:p>1836,246</text:p>
          </table:table-cell>
          <table:table-cell office:value-type="float" office:value="1539.4860000000001" table:style-name="ce1">
            <text:p>1539,486</text:p>
          </table:table-cell>
          <table:table-cell table:style-name="ce2"/>
          <table:table-cell office:value-type="float" office:value="1252.4225300000001" table:formula="of:=AVERAGE([.B141:.E141])" table:style-name="ce1">
            <text:p>1252,42253</text:p>
          </table:table-cell>
          <table:table-cell table:number-columns-repeated="16377"/>
        </table:table-row>
        <table:table-row table:style-name="ro2">
          <table:table-cell office:value-type="float" office:value="70000" table:style-name="ce1">
            <text:p>70000</text:p>
          </table:table-cell>
          <table:table-cell office:value-type="float" office:value="499.11040000000003" table:style-name="ce1">
            <text:p>499,1104</text:p>
          </table:table-cell>
          <table:table-cell office:value-type="float" office:value="1020.756" table:style-name="ce1">
            <text:p>1020,756</text:p>
          </table:table-cell>
          <table:table-cell office:value-type="float" office:value="1819.64" table:style-name="ce1">
            <text:p>1819,64</text:p>
          </table:table-cell>
          <table:table-cell office:value-type="float" office:value="1830.854" table:style-name="ce1">
            <text:p>1830,854</text:p>
          </table:table-cell>
          <table:table-cell table:style-name="ce2"/>
          <table:table-cell office:value-type="float" office:value="1292.5901000000001" table:formula="of:=AVERAGE([.B142:.E142])" table:style-name="ce1">
            <text:p>1292,5901</text:p>
          </table:table-cell>
          <table:table-cell table:number-columns-repeated="16377"/>
        </table:table-row>
        <table:table-row table:style-name="ro2">
          <table:table-cell office:value-type="float" office:value="70500" table:style-name="ce1">
            <text:p>70500</text:p>
          </table:table-cell>
          <table:table-cell office:value-type="float" office:value="510.61721999999997" table:style-name="ce1">
            <text:p>510,61722</text:p>
          </table:table-cell>
          <table:table-cell office:value-type="float" office:value="1117.3800000000001" table:style-name="ce1">
            <text:p>1117,38</text:p>
          </table:table-cell>
          <table:table-cell office:value-type="float" office:value="2151.3380000000002" table:style-name="ce1">
            <text:p>2151,338</text:p>
          </table:table-cell>
          <table:table-cell office:value-type="float" office:value="1797.492" table:style-name="ce1">
            <text:p>1797,492</text:p>
          </table:table-cell>
          <table:table-cell table:style-name="ce2"/>
          <table:table-cell office:value-type="float" office:value="1394.206805" table:formula="of:=AVERAGE([.B143:.E143])" table:style-name="ce1">
            <text:p>1394,206805</text:p>
          </table:table-cell>
          <table:table-cell table:number-columns-repeated="16377"/>
        </table:table-row>
        <table:table-row table:style-name="ro2">
          <table:table-cell office:value-type="float" office:value="71000" table:style-name="ce1">
            <text:p>71000</text:p>
          </table:table-cell>
          <table:table-cell office:value-type="float" office:value="505.49162000000001" table:style-name="ce1">
            <text:p>505,49162</text:p>
          </table:table-cell>
          <table:table-cell office:value-type="float" office:value="1109.874" table:style-name="ce1">
            <text:p>1109,874</text:p>
          </table:table-cell>
          <table:table-cell office:value-type="float" office:value="1977.6659999999999" table:style-name="ce1">
            <text:p>1977,666</text:p>
          </table:table-cell>
          <table:table-cell office:value-type="float" office:value="1687.42" table:style-name="ce1">
            <text:p>1687,42</text:p>
          </table:table-cell>
          <table:table-cell table:style-name="ce2"/>
          <table:table-cell office:value-type="float" office:value="1320.112905" table:formula="of:=AVERAGE([.B144:.E144])" table:style-name="ce1">
            <text:p>1320,112905</text:p>
          </table:table-cell>
          <table:table-cell table:number-columns-repeated="16377"/>
        </table:table-row>
        <table:table-row table:style-name="ro2">
          <table:table-cell office:value-type="float" office:value="71500" table:style-name="ce1">
            <text:p>71500</text:p>
          </table:table-cell>
          <table:table-cell office:value-type="float" office:value="512.66682000000003" table:style-name="ce1">
            <text:p>512,66682</text:p>
          </table:table-cell>
          <table:table-cell office:value-type="float" office:value="1156.3800000000001" table:style-name="ce1">
            <text:p>1156,38</text:p>
          </table:table-cell>
          <table:table-cell office:value-type="float" office:value="1845.5139999999999" table:style-name="ce1">
            <text:p>1845,514</text:p>
          </table:table-cell>
          <table:table-cell office:value-type="float" office:value="1689.028" table:style-name="ce1">
            <text:p>1689,028</text:p>
          </table:table-cell>
          <table:table-cell table:style-name="ce2"/>
          <table:table-cell office:value-type="float" office:value="1300.897205" table:formula="of:=AVERAGE([.B145:.E145])" table:style-name="ce1">
            <text:p>1300,897205</text:p>
          </table:table-cell>
          <table:table-cell table:number-columns-repeated="16377"/>
        </table:table-row>
        <table:table-row table:style-name="ro2">
          <table:table-cell office:value-type="float" office:value="72000" table:style-name="ce1">
            <text:p>72000</text:p>
          </table:table-cell>
          <table:table-cell office:value-type="float" office:value="525.55651999999998" table:style-name="ce1">
            <text:p>525,55652</text:p>
          </table:table-cell>
          <table:table-cell office:value-type="float" office:value="1123.5740000000001" table:style-name="ce1">
            <text:p>1123,574</text:p>
          </table:table-cell>
          <table:table-cell office:value-type="float" office:value="1984.7619999999999" table:style-name="ce1">
            <text:p>1984,762</text:p>
          </table:table-cell>
          <table:table-cell office:value-type="float" office:value="1602.548" table:style-name="ce1">
            <text:p>1602,548</text:p>
          </table:table-cell>
          <table:table-cell table:style-name="ce2"/>
          <table:table-cell office:value-type="float" office:value="1309.11013" table:formula="of:=AVERAGE([.B146:.E146])" table:style-name="ce1">
            <text:p>1309,11013</text:p>
          </table:table-cell>
          <table:table-cell table:number-columns-repeated="16377"/>
        </table:table-row>
        <table:table-row table:style-name="ro2">
          <table:table-cell office:value-type="float" office:value="72500" table:style-name="ce1">
            <text:p>72500</text:p>
          </table:table-cell>
          <table:table-cell office:value-type="float" office:value="526.79988000000003" table:style-name="ce1">
            <text:p>526,79988</text:p>
          </table:table-cell>
          <table:table-cell office:value-type="float" office:value="984.07600000000002" table:style-name="ce1">
            <text:p>984,076</text:p>
          </table:table-cell>
          <table:table-cell office:value-type="float" office:value="1944.3440000000001" table:style-name="ce1">
            <text:p>1944,344</text:p>
          </table:table-cell>
          <table:table-cell office:value-type="float" office:value="1520.9259999999999" table:style-name="ce1">
            <text:p>1520,926</text:p>
          </table:table-cell>
          <table:table-cell table:style-name="ce2"/>
          <table:table-cell office:value-type="float" office:value="1244.03647" table:formula="of:=AVERAGE([.B147:.E147])" table:style-name="ce1">
            <text:p>1244,03647</text:p>
          </table:table-cell>
          <table:table-cell table:number-columns-repeated="16377"/>
        </table:table-row>
        <table:table-row table:style-name="ro2">
          <table:table-cell office:value-type="float" office:value="73000" table:style-name="ce1">
            <text:p>73000</text:p>
          </table:table-cell>
          <table:table-cell office:value-type="float" office:value="527.63832000000002" table:style-name="ce1">
            <text:p>527,63832</text:p>
          </table:table-cell>
          <table:table-cell office:value-type="float" office:value="942.45399999999995" table:style-name="ce1">
            <text:p>942,454</text:p>
          </table:table-cell>
          <table:table-cell office:value-type="float" office:value="1946.8219999999999" table:style-name="ce1">
            <text:p>1946,822</text:p>
          </table:table-cell>
          <table:table-cell office:value-type="float" office:value="1607.1220000000001" table:style-name="ce1">
            <text:p>1607,122</text:p>
          </table:table-cell>
          <table:table-cell table:style-name="ce2"/>
          <table:table-cell office:value-type="float" office:value="1256.00908" table:formula="of:=AVERAGE([.B148:.E148])" table:style-name="ce1">
            <text:p>1256,00908</text:p>
          </table:table-cell>
          <table:table-cell table:number-columns-repeated="16377"/>
        </table:table-row>
        <table:table-row table:style-name="ro2">
          <table:table-cell office:value-type="float" office:value="73500" table:style-name="ce1">
            <text:p>73500</text:p>
          </table:table-cell>
          <table:table-cell office:value-type="float" office:value="535.85955999999999" table:style-name="ce1">
            <text:p>535,85956</text:p>
          </table:table-cell>
          <table:table-cell office:value-type="float" office:value="898.50599999999997" table:style-name="ce1">
            <text:p>898,506</text:p>
          </table:table-cell>
          <table:table-cell office:value-type="float" office:value="1965.0619999999999" table:style-name="ce1">
            <text:p>1965,062</text:p>
          </table:table-cell>
          <table:table-cell office:value-type="float" office:value="1576.9839999999999" table:style-name="ce1">
            <text:p>1576,984</text:p>
          </table:table-cell>
          <table:table-cell table:style-name="ce2"/>
          <table:table-cell office:value-type="float" office:value="1244.1028900000001" table:formula="of:=AVERAGE([.B149:.E149])" table:style-name="ce1">
            <text:p>1244,10289</text:p>
          </table:table-cell>
          <table:table-cell table:number-columns-repeated="16377"/>
        </table:table-row>
        <table:table-row table:style-name="ro2">
          <table:table-cell office:value-type="float" office:value="74000" table:style-name="ce1">
            <text:p>74000</text:p>
          </table:table-cell>
          <table:table-cell office:value-type="float" office:value="534.63405999999998" table:style-name="ce1">
            <text:p>534,63406</text:p>
          </table:table-cell>
          <table:table-cell office:value-type="float" office:value="853.654" table:style-name="ce1">
            <text:p>853,654</text:p>
          </table:table-cell>
          <table:table-cell office:value-type="float" office:value="1610.1220000000001" table:style-name="ce1">
            <text:p>1610,122</text:p>
          </table:table-cell>
          <table:table-cell office:value-type="float" office:value="1805.85" table:style-name="ce1">
            <text:p>1805,85</text:p>
          </table:table-cell>
          <table:table-cell table:style-name="ce2"/>
          <table:table-cell office:value-type="float" office:value="1201.0650150000001" table:formula="of:=AVERAGE([.B150:.E150])" table:style-name="ce1">
            <text:p>1201,065015</text:p>
          </table:table-cell>
          <table:table-cell table:number-columns-repeated="16377"/>
        </table:table-row>
        <table:table-row table:style-name="ro2">
          <table:table-cell office:value-type="float" office:value="74500" table:style-name="ce1">
            <text:p>74500</text:p>
          </table:table-cell>
          <table:table-cell office:value-type="float" office:value="497.20555999999999" table:style-name="ce1">
            <text:p>497,20556</text:p>
          </table:table-cell>
          <table:table-cell office:value-type="float" office:value="813.67600000000004" table:style-name="ce1">
            <text:p>813,676</text:p>
          </table:table-cell>
          <table:table-cell office:value-type="float" office:value="1836.9860000000001" table:style-name="ce1">
            <text:p>1836,986</text:p>
          </table:table-cell>
          <table:table-cell office:value-type="float" office:value="1811.0139999999999" table:style-name="ce1">
            <text:p>1811,014</text:p>
          </table:table-cell>
          <table:table-cell table:style-name="ce2"/>
          <table:table-cell office:value-type="float" office:value="1239.72039" table:formula="of:=AVERAGE([.B151:.E151])" table:style-name="ce1">
            <text:p>1239,72039</text:p>
          </table:table-cell>
          <table:table-cell table:number-columns-repeated="16377"/>
        </table:table-row>
        <table:table-row table:style-name="ro2">
          <table:table-cell office:value-type="float" office:value="75000" table:style-name="ce1">
            <text:p>75000</text:p>
          </table:table-cell>
          <table:table-cell office:value-type="float" office:value="500.42586" table:style-name="ce1">
            <text:p>500,42586</text:p>
          </table:table-cell>
          <table:table-cell office:value-type="float" office:value="884.24" table:style-name="ce1">
            <text:p>884,24</text:p>
          </table:table-cell>
          <table:table-cell office:value-type="float" office:value="1751.498" table:style-name="ce1">
            <text:p>1751,498</text:p>
          </table:table-cell>
          <table:table-cell office:value-type="float" office:value="1818.59" table:style-name="ce1">
            <text:p>1818,59</text:p>
          </table:table-cell>
          <table:table-cell table:style-name="ce2"/>
          <table:table-cell office:value-type="float" office:value="1238.688465" table:formula="of:=AVERAGE([.B152:.E152])" table:style-name="ce1">
            <text:p>1238,688465</text:p>
          </table:table-cell>
          <table:table-cell table:number-columns-repeated="16377"/>
        </table:table-row>
        <table:table-row table:style-name="ro2">
          <table:table-cell office:value-type="float" office:value="75500" table:style-name="ce1">
            <text:p>75500</text:p>
          </table:table-cell>
          <table:table-cell office:value-type="float" office:value="538.37958000000003" table:style-name="ce1">
            <text:p>538,37958</text:p>
          </table:table-cell>
          <table:table-cell office:value-type="float" office:value="1018.646" table:style-name="ce1">
            <text:p>1018,646</text:p>
          </table:table-cell>
          <table:table-cell office:value-type="float" office:value="1739.9459999999999" table:style-name="ce1">
            <text:p>1739,946</text:p>
          </table:table-cell>
          <table:table-cell office:value-type="float" office:value="1903.2139999999999" table:style-name="ce1">
            <text:p>1903,214</text:p>
          </table:table-cell>
          <table:table-cell table:style-name="ce2"/>
          <table:table-cell office:value-type="float" office:value="1300.0463949999998" table:formula="of:=AVERAGE([.B153:.E153])" table:style-name="ce1">
            <text:p>1300,046395</text:p>
          </table:table-cell>
          <table:table-cell table:number-columns-repeated="16377"/>
        </table:table-row>
        <table:table-row table:style-name="ro2">
          <table:table-cell office:value-type="float" office:value="76000" table:style-name="ce1">
            <text:p>76000</text:p>
          </table:table-cell>
          <table:table-cell office:value-type="float" office:value="549.93871999999999" table:style-name="ce1">
            <text:p>549,93872</text:p>
          </table:table-cell>
          <table:table-cell office:value-type="float" office:value="1213.48" table:style-name="ce1">
            <text:p>1213,48</text:p>
          </table:table-cell>
          <table:table-cell office:value-type="float" office:value="1934.7260000000001" table:style-name="ce1">
            <text:p>1934,726</text:p>
          </table:table-cell>
          <table:table-cell office:value-type="float" office:value="1896.462" table:style-name="ce1">
            <text:p>1896,462</text:p>
          </table:table-cell>
          <table:table-cell table:style-name="ce2"/>
          <table:table-cell office:value-type="float" office:value="1398.6516799999999" table:formula="of:=AVERAGE([.B154:.E154])" table:style-name="ce1">
            <text:p>1398,65168</text:p>
          </table:table-cell>
          <table:table-cell table:number-columns-repeated="16377"/>
        </table:table-row>
        <table:table-row table:style-name="ro2">
          <table:table-cell office:value-type="float" office:value="76500" table:style-name="ce1">
            <text:p>76500</text:p>
          </table:table-cell>
          <table:table-cell office:value-type="float" office:value="549.76121999999998" table:style-name="ce1">
            <text:p>549,76122</text:p>
          </table:table-cell>
          <table:table-cell office:value-type="float" office:value="1123.5540000000001" table:style-name="ce1">
            <text:p>1123,554</text:p>
          </table:table-cell>
          <table:table-cell office:value-type="float" office:value="2035.26" table:style-name="ce1">
            <text:p>2035,26</text:p>
          </table:table-cell>
          <table:table-cell office:value-type="float" office:value="2043.04" table:style-name="ce1">
            <text:p>2043,04</text:p>
          </table:table-cell>
          <table:table-cell table:style-name="ce2"/>
          <table:table-cell office:value-type="float" office:value="1437.9038049999999" table:formula="of:=AVERAGE([.B155:.E155])" table:style-name="ce1">
            <text:p>1437,903805</text:p>
          </table:table-cell>
          <table:table-cell table:number-columns-repeated="16377"/>
        </table:table-row>
        <table:table-row table:style-name="ro2">
          <table:table-cell office:value-type="float" office:value="77000" table:style-name="ce1">
            <text:p>77000</text:p>
          </table:table-cell>
          <table:table-cell office:value-type="float" office:value="565.18147999999997" table:style-name="ce1">
            <text:p>565,18148</text:p>
          </table:table-cell>
          <table:table-cell office:value-type="float" office:value="1254.662" table:style-name="ce1">
            <text:p>1254,662</text:p>
          </table:table-cell>
          <table:table-cell office:value-type="float" office:value="1884.27" table:style-name="ce1">
            <text:p>1884,27</text:p>
          </table:table-cell>
          <table:table-cell office:value-type="float" office:value="1713.88" table:style-name="ce1">
            <text:p>1713,88</text:p>
          </table:table-cell>
          <table:table-cell table:style-name="ce2"/>
          <table:table-cell office:value-type="float" office:value="1354.49837" table:formula="of:=AVERAGE([.B156:.E156])" table:style-name="ce1">
            <text:p>1354,49837</text:p>
          </table:table-cell>
          <table:table-cell table:number-columns-repeated="16377"/>
        </table:table-row>
        <table:table-row table:style-name="ro2">
          <table:table-cell office:value-type="float" office:value="77500" table:style-name="ce1">
            <text:p>77500</text:p>
          </table:table-cell>
          <table:table-cell office:value-type="float" office:value="533.05444" table:style-name="ce1">
            <text:p>533,05444</text:p>
          </table:table-cell>
          <table:table-cell office:value-type="float" office:value="1165.4079999999999" table:style-name="ce1">
            <text:p>1165,408</text:p>
          </table:table-cell>
          <table:table-cell office:value-type="float" office:value="1748.894" table:style-name="ce1">
            <text:p>1748,894</text:p>
          </table:table-cell>
          <table:table-cell office:value-type="float" office:value="1895.546" table:style-name="ce1">
            <text:p>1895,546</text:p>
          </table:table-cell>
          <table:table-cell table:style-name="ce2"/>
          <table:table-cell office:value-type="float" office:value="1335.72561" table:formula="of:=AVERAGE([.B157:.E157])" table:style-name="ce1">
            <text:p>1335,72561</text:p>
          </table:table-cell>
          <table:table-cell table:number-columns-repeated="16377"/>
        </table:table-row>
        <table:table-row table:style-name="ro2">
          <table:table-cell office:value-type="float" office:value="78000" table:style-name="ce1">
            <text:p>78000</text:p>
          </table:table-cell>
          <table:table-cell office:value-type="float" office:value="535.37044000000003" table:style-name="ce1">
            <text:p>535,37044</text:p>
          </table:table-cell>
          <table:table-cell office:value-type="float" office:value="1103.086" table:style-name="ce1">
            <text:p>1103,086</text:p>
          </table:table-cell>
          <table:table-cell office:value-type="float" office:value="1697.3520000000001" table:style-name="ce1">
            <text:p>1697,352</text:p>
          </table:table-cell>
          <table:table-cell office:value-type="float" office:value="1721.79" table:style-name="ce1">
            <text:p>1721,79</text:p>
          </table:table-cell>
          <table:table-cell table:style-name="ce2"/>
          <table:table-cell office:value-type="float" office:value="1264.3996099999999" table:formula="of:=AVERAGE([.B158:.E158])" table:style-name="ce1">
            <text:p>1264,39961</text:p>
          </table:table-cell>
          <table:table-cell table:number-columns-repeated="16377"/>
        </table:table-row>
        <table:table-row table:style-name="ro2">
          <table:table-cell office:value-type="float" office:value="78500" table:style-name="ce1">
            <text:p>78500</text:p>
          </table:table-cell>
          <table:table-cell office:value-type="float" office:value="552.61496" table:style-name="ce1">
            <text:p>552,61496</text:p>
          </table:table-cell>
          <table:table-cell office:value-type="float" office:value="977.13400000000001" table:style-name="ce1">
            <text:p>977,134</text:p>
          </table:table-cell>
          <table:table-cell office:value-type="float" office:value="1344.212" table:style-name="ce1">
            <text:p>1344,212</text:p>
          </table:table-cell>
          <table:table-cell office:value-type="float" office:value="1605.866" table:style-name="ce1">
            <text:p>1605,866</text:p>
          </table:table-cell>
          <table:table-cell table:style-name="ce2"/>
          <table:table-cell office:value-type="float" office:value="1119.9567400000001" table:formula="of:=AVERAGE([.B159:.E159])" table:style-name="ce1">
            <text:p>1119,95674</text:p>
          </table:table-cell>
          <table:table-cell table:number-columns-repeated="16377"/>
        </table:table-row>
        <table:table-row table:style-name="ro2">
          <table:table-cell office:value-type="float" office:value="79000" table:style-name="ce1">
            <text:p>79000</text:p>
          </table:table-cell>
          <table:table-cell office:value-type="float" office:value="525.55082000000004" table:style-name="ce1">
            <text:p>525,55082</text:p>
          </table:table-cell>
          <table:table-cell office:value-type="float" office:value="1046.7639999999999" table:style-name="ce1">
            <text:p>1046,764</text:p>
          </table:table-cell>
          <table:table-cell office:value-type="float" office:value="1595.5840000000001" table:style-name="ce1">
            <text:p>1595,584</text:p>
          </table:table-cell>
          <table:table-cell office:value-type="float" office:value="1637.0440000000001" table:style-name="ce1">
            <text:p>1637,044</text:p>
          </table:table-cell>
          <table:table-cell table:style-name="ce2"/>
          <table:table-cell office:value-type="float" office:value="1201.2357050000001" table:formula="of:=AVERAGE([.B160:.E160])" table:style-name="ce1">
            <text:p>1201,235705</text:p>
          </table:table-cell>
          <table:table-cell table:number-columns-repeated="16377"/>
        </table:table-row>
        <table:table-row table:style-name="ro2">
          <table:table-cell office:value-type="float" office:value="79500" table:style-name="ce1">
            <text:p>79500</text:p>
          </table:table-cell>
          <table:table-cell office:value-type="float" office:value="532.30535999999995" table:style-name="ce1">
            <text:p>532,30536</text:p>
          </table:table-cell>
          <table:table-cell office:value-type="float" office:value="1030.1600000000001" table:style-name="ce1">
            <text:p>1030,16</text:p>
          </table:table-cell>
          <table:table-cell office:value-type="float" office:value="1841.0319999999999" table:style-name="ce1">
            <text:p>1841,032</text:p>
          </table:table-cell>
          <table:table-cell office:value-type="float" office:value="1817.81" table:style-name="ce1">
            <text:p>1817,81</text:p>
          </table:table-cell>
          <table:table-cell table:style-name="ce2"/>
          <table:table-cell office:value-type="float" office:value="1305.3268400000002" table:formula="of:=AVERAGE([.B161:.E161])" table:style-name="ce1">
            <text:p>1305,32684</text:p>
          </table:table-cell>
          <table:table-cell table:number-columns-repeated="16377"/>
        </table:table-row>
        <table:table-row table:style-name="ro2">
          <table:table-cell office:value-type="float" office:value="80000" table:style-name="ce1">
            <text:p>80000</text:p>
          </table:table-cell>
          <table:table-cell office:value-type="float" office:value="545.76775999999995" table:style-name="ce1">
            <text:p>545,76776</text:p>
          </table:table-cell>
          <table:table-cell office:value-type="float" office:value="1006.336" table:style-name="ce1">
            <text:p>1006,336</text:p>
          </table:table-cell>
          <table:table-cell office:value-type="float" office:value="1485.174" table:style-name="ce1">
            <text:p>1485,174</text:p>
          </table:table-cell>
          <table:table-cell office:value-type="float" office:value="1721.9939999999999" table:style-name="ce1">
            <text:p>1721,994</text:p>
          </table:table-cell>
          <table:table-cell table:style-name="ce2"/>
          <table:table-cell office:value-type="float" office:value="1189.8179399999999" table:formula="of:=AVERAGE([.B162:.E162])" table:style-name="ce1">
            <text:p>1189,81794</text:p>
          </table:table-cell>
          <table:table-cell table:number-columns-repeated="16377"/>
        </table:table-row>
        <table:table-row table:style-name="ro2">
          <table:table-cell office:value-type="float" office:value="80500" table:style-name="ce1">
            <text:p>80500</text:p>
          </table:table-cell>
          <table:table-cell office:value-type="float" office:value="578.86122" table:style-name="ce1">
            <text:p>578,86122</text:p>
          </table:table-cell>
          <table:table-cell office:value-type="float" office:value="942.17399999999998" table:style-name="ce1">
            <text:p>942,174</text:p>
          </table:table-cell>
          <table:table-cell office:value-type="float" office:value="1605.9680000000001" table:style-name="ce1">
            <text:p>1605,968</text:p>
          </table:table-cell>
          <table:table-cell office:value-type="float" office:value="1625.1880000000001" table:style-name="ce1">
            <text:p>1625,188</text:p>
          </table:table-cell>
          <table:table-cell table:style-name="ce2"/>
          <table:table-cell office:value-type="float" office:value="1188.0478050000002" table:formula="of:=AVERAGE([.B163:.E163])" table:style-name="ce1">
            <text:p>1188,047805</text:p>
          </table:table-cell>
          <table:table-cell table:number-columns-repeated="16377"/>
        </table:table-row>
        <table:table-row table:style-name="ro2">
          <table:table-cell office:value-type="float" office:value="81000" table:style-name="ce1">
            <text:p>81000</text:p>
          </table:table-cell>
          <table:table-cell office:value-type="float" office:value="543.00645999999995" table:style-name="ce1">
            <text:p>543,00646</text:p>
          </table:table-cell>
          <table:table-cell office:value-type="float" office:value="971.38400000000001" table:style-name="ce1">
            <text:p>971,384</text:p>
          </table:table-cell>
          <table:table-cell office:value-type="float" office:value="1449.7919999999999" table:style-name="ce1">
            <text:p>1449,792</text:p>
          </table:table-cell>
          <table:table-cell office:value-type="float" office:value="1794.164" table:style-name="ce1">
            <text:p>1794,164</text:p>
          </table:table-cell>
          <table:table-cell table:style-name="ce2"/>
          <table:table-cell office:value-type="float" office:value="1189.5866149999999" table:formula="of:=AVERAGE([.B164:.E164])" table:style-name="ce1">
            <text:p>1189,586615</text:p>
          </table:table-cell>
          <table:table-cell table:number-columns-repeated="16377"/>
        </table:table-row>
        <table:table-row table:style-name="ro2">
          <table:table-cell office:value-type="float" office:value="81500" table:style-name="ce1">
            <text:p>81500</text:p>
          </table:table-cell>
          <table:table-cell office:value-type="float" office:value="566.10155999999995" table:style-name="ce1">
            <text:p>566,10156</text:p>
          </table:table-cell>
          <table:table-cell office:value-type="float" office:value="987.99400000000003" table:style-name="ce1">
            <text:p>987,994</text:p>
          </table:table-cell>
          <table:table-cell office:value-type="float" office:value="1438.778" table:style-name="ce1">
            <text:p>1438,778</text:p>
          </table:table-cell>
          <table:table-cell office:value-type="float" office:value="1724.982" table:style-name="ce1">
            <text:p>1724,982</text:p>
          </table:table-cell>
          <table:table-cell table:style-name="ce2"/>
          <table:table-cell office:value-type="float" office:value="1179.46389" table:formula="of:=AVERAGE([.B165:.E165])" table:style-name="ce1">
            <text:p>1179,46389</text:p>
          </table:table-cell>
          <table:table-cell table:number-columns-repeated="16377"/>
        </table:table-row>
        <table:table-row table:style-name="ro2">
          <table:table-cell office:value-type="float" office:value="82000" table:style-name="ce1">
            <text:p>82000</text:p>
          </table:table-cell>
          <table:table-cell office:value-type="float" office:value="579.17920000000004" table:style-name="ce1">
            <text:p>579,1792</text:p>
          </table:table-cell>
          <table:table-cell office:value-type="float" office:value="975.46199999999999" table:style-name="ce1">
            <text:p>975,462</text:p>
          </table:table-cell>
          <table:table-cell office:value-type="float" office:value="1890.684" table:style-name="ce1">
            <text:p>1890,684</text:p>
          </table:table-cell>
          <table:table-cell office:value-type="float" office:value="1635.0219999999999" table:style-name="ce1">
            <text:p>1635,022</text:p>
          </table:table-cell>
          <table:table-cell table:style-name="ce2"/>
          <table:table-cell office:value-type="float" office:value="1270.0868" table:formula="of:=AVERAGE([.B166:.E166])" table:style-name="ce1">
            <text:p>1270,0868</text:p>
          </table:table-cell>
          <table:table-cell table:number-columns-repeated="16377"/>
        </table:table-row>
        <table:table-row table:style-name="ro2">
          <table:table-cell office:value-type="float" office:value="82500" table:style-name="ce1">
            <text:p>82500</text:p>
          </table:table-cell>
          <table:table-cell office:value-type="float" office:value="579.03621999999996" table:style-name="ce1">
            <text:p>579,03622</text:p>
          </table:table-cell>
          <table:table-cell office:value-type="float" office:value="814.29" table:style-name="ce1">
            <text:p>814,29</text:p>
          </table:table-cell>
          <table:table-cell office:value-type="float" office:value="1851.136" table:style-name="ce1">
            <text:p>1851,136</text:p>
          </table:table-cell>
          <table:table-cell office:value-type="float" office:value="1604.4780000000001" table:style-name="ce1">
            <text:p>1604,478</text:p>
          </table:table-cell>
          <table:table-cell table:style-name="ce2"/>
          <table:table-cell office:value-type="float" office:value="1212.2350550000001" table:formula="of:=AVERAGE([.B167:.E167])" table:style-name="ce1">
            <text:p>1212,235055</text:p>
          </table:table-cell>
          <table:table-cell table:number-columns-repeated="16377"/>
        </table:table-row>
        <table:table-row table:style-name="ro2">
          <table:table-cell office:value-type="float" office:value="83000" table:style-name="ce1">
            <text:p>83000</text:p>
          </table:table-cell>
          <table:table-cell office:value-type="float" office:value="589.33694000000003" table:style-name="ce1">
            <text:p>589,33694</text:p>
          </table:table-cell>
          <table:table-cell office:value-type="float" office:value="834.99599999999998" table:style-name="ce1">
            <text:p>834,996</text:p>
          </table:table-cell>
          <table:table-cell office:value-type="float" office:value="1675.76" table:style-name="ce1">
            <text:p>1675,76</text:p>
          </table:table-cell>
          <table:table-cell office:value-type="float" office:value="1541.068" table:style-name="ce1">
            <text:p>1541,068</text:p>
          </table:table-cell>
          <table:table-cell table:style-name="ce2"/>
          <table:table-cell office:value-type="float" office:value="1160.2902349999999" table:formula="of:=AVERAGE([.B168:.E168])" table:style-name="ce1">
            <text:p>1160,290235</text:p>
          </table:table-cell>
          <table:table-cell table:number-columns-repeated="16377"/>
        </table:table-row>
        <table:table-row table:style-name="ro2">
          <table:table-cell office:value-type="float" office:value="83500" table:style-name="ce1">
            <text:p>83500</text:p>
          </table:table-cell>
          <table:table-cell office:value-type="float" office:value="593.50652000000002" table:style-name="ce1">
            <text:p>593,50652</text:p>
          </table:table-cell>
          <table:table-cell office:value-type="float" office:value="919.89400000000001" table:style-name="ce1">
            <text:p>919,894</text:p>
          </table:table-cell>
          <table:table-cell office:value-type="float" office:value="1542.3119999999999" table:style-name="ce1">
            <text:p>1542,312</text:p>
          </table:table-cell>
          <table:table-cell office:value-type="float" office:value="1694.876" table:style-name="ce1">
            <text:p>1694,876</text:p>
          </table:table-cell>
          <table:table-cell table:style-name="ce2"/>
          <table:table-cell office:value-type="float" office:value="1187.6471300000001" table:formula="of:=AVERAGE([.B169:.E169])" table:style-name="ce1">
            <text:p>1187,64713</text:p>
          </table:table-cell>
          <table:table-cell table:number-columns-repeated="16377"/>
        </table:table-row>
        <table:table-row table:style-name="ro2">
          <table:table-cell office:value-type="float" office:value="84000" table:style-name="ce1">
            <text:p>84000</text:p>
          </table:table-cell>
          <table:table-cell office:value-type="float" office:value="614.44069999999999" table:style-name="ce1">
            <text:p>614,4407</text:p>
          </table:table-cell>
          <table:table-cell office:value-type="float" office:value="996.78" table:style-name="ce1">
            <text:p>996,78</text:p>
          </table:table-cell>
          <table:table-cell office:value-type="float" office:value="1623.7840000000001" table:style-name="ce1">
            <text:p>1623,784</text:p>
          </table:table-cell>
          <table:table-cell office:value-type="float" office:value="1449.172" table:style-name="ce1">
            <text:p>1449,172</text:p>
          </table:table-cell>
          <table:table-cell table:style-name="ce2"/>
          <table:table-cell office:value-type="float" office:value="1171.044175" table:formula="of:=AVERAGE([.B170:.E170])" table:style-name="ce1">
            <text:p>1171,044175</text:p>
          </table:table-cell>
          <table:table-cell table:number-columns-repeated="16377"/>
        </table:table-row>
        <table:table-row table:style-name="ro2">
          <table:table-cell office:value-type="float" office:value="84500" table:style-name="ce1">
            <text:p>84500</text:p>
          </table:table-cell>
          <table:table-cell office:value-type="float" office:value="614.76053999999999" table:style-name="ce1">
            <text:p>614,76054</text:p>
          </table:table-cell>
          <table:table-cell office:value-type="float" office:value="1018.386" table:style-name="ce1">
            <text:p>1018,386</text:p>
          </table:table-cell>
          <table:table-cell office:value-type="float" office:value="1670.866" table:style-name="ce1">
            <text:p>1670,866</text:p>
          </table:table-cell>
          <table:table-cell office:value-type="float" office:value="1484.992" table:style-name="ce1">
            <text:p>1484,992</text:p>
          </table:table-cell>
          <table:table-cell table:style-name="ce2"/>
          <table:table-cell office:value-type="float" office:value="1197.251135" table:formula="of:=AVERAGE([.B171:.E171])" table:style-name="ce1">
            <text:p>1197,251135</text:p>
          </table:table-cell>
          <table:table-cell table:number-columns-repeated="16377"/>
        </table:table-row>
        <table:table-row table:style-name="ro2">
          <table:table-cell office:value-type="float" office:value="85000" table:style-name="ce1">
            <text:p>85000</text:p>
          </table:table-cell>
          <table:table-cell office:value-type="float" office:value="578.12480000000005" table:style-name="ce1">
            <text:p>578,1248</text:p>
          </table:table-cell>
          <table:table-cell office:value-type="float" office:value="1155.136" table:style-name="ce1">
            <text:p>1155,136</text:p>
          </table:table-cell>
          <table:table-cell office:value-type="float" office:value="1597.9739999999999" table:style-name="ce1">
            <text:p>1597,974</text:p>
          </table:table-cell>
          <table:table-cell office:value-type="float" office:value="1736.9280000000001" table:style-name="ce1">
            <text:p>1736,928</text:p>
          </table:table-cell>
          <table:table-cell table:style-name="ce2"/>
          <table:table-cell office:value-type="float" office:value="1267.0407" table:formula="of:=AVERAGE([.B172:.E172])" table:style-name="ce1">
            <text:p>1267,0407</text:p>
          </table:table-cell>
          <table:table-cell table:number-columns-repeated="16377"/>
        </table:table-row>
        <table:table-row table:style-name="ro2">
          <table:table-cell office:value-type="float" office:value="85500" table:style-name="ce1">
            <text:p>85500</text:p>
          </table:table-cell>
          <table:table-cell office:value-type="float" office:value="615.46040000000005" table:style-name="ce1">
            <text:p>615,4604</text:p>
          </table:table-cell>
          <table:table-cell office:value-type="float" office:value="1079.134" table:style-name="ce1">
            <text:p>1079,134</text:p>
          </table:table-cell>
          <table:table-cell office:value-type="float" office:value="1538.35" table:style-name="ce1">
            <text:p>1538,35</text:p>
          </table:table-cell>
          <table:table-cell office:value-type="float" office:value="1453.1379999999999" table:style-name="ce1">
            <text:p>1453,138</text:p>
          </table:table-cell>
          <table:table-cell table:style-name="ce2"/>
          <table:table-cell office:value-type="float" office:value="1171.5205999999998" table:formula="of:=AVERAGE([.B173:.E173])" table:style-name="ce1">
            <text:p>1171,5206</text:p>
          </table:table-cell>
          <table:table-cell table:number-columns-repeated="16377"/>
        </table:table-row>
        <table:table-row table:style-name="ro2">
          <table:table-cell office:value-type="float" office:value="86000" table:style-name="ce1">
            <text:p>86000</text:p>
          </table:table-cell>
          <table:table-cell office:value-type="float" office:value="600.65552000000002" table:style-name="ce1">
            <text:p>600,65552</text:p>
          </table:table-cell>
          <table:table-cell office:value-type="float" office:value="902.01800000000003" table:style-name="ce1">
            <text:p>902,018</text:p>
          </table:table-cell>
          <table:table-cell office:value-type="float" office:value="1524.614" table:style-name="ce1">
            <text:p>1524,614</text:p>
          </table:table-cell>
          <table:table-cell office:value-type="float" office:value="1686.9059999999999" table:style-name="ce1">
            <text:p>1686,906</text:p>
          </table:table-cell>
          <table:table-cell table:style-name="ce2"/>
          <table:table-cell office:value-type="float" office:value="1178.54838" table:formula="of:=AVERAGE([.B174:.E174])" table:style-name="ce1">
            <text:p>1178,54838</text:p>
          </table:table-cell>
          <table:table-cell table:number-columns-repeated="16377"/>
        </table:table-row>
        <table:table-row table:style-name="ro2">
          <table:table-cell office:value-type="float" office:value="86500" table:style-name="ce1">
            <text:p>86500</text:p>
          </table:table-cell>
          <table:table-cell office:value-type="float" office:value="558.79705999999999" table:style-name="ce1">
            <text:p>558,79706</text:p>
          </table:table-cell>
          <table:table-cell office:value-type="float" office:value="1002.838" table:style-name="ce1">
            <text:p>1002,838</text:p>
          </table:table-cell>
          <table:table-cell office:value-type="float" office:value="1539.82" table:style-name="ce1">
            <text:p>1539,82</text:p>
          </table:table-cell>
          <table:table-cell office:value-type="float" office:value="1981.556" table:style-name="ce1">
            <text:p>1981,556</text:p>
          </table:table-cell>
          <table:table-cell table:style-name="ce2"/>
          <table:table-cell office:value-type="float" office:value="1270.7527650000002" table:formula="of:=AVERAGE([.B175:.E175])" table:style-name="ce1">
            <text:p>1270,752765</text:p>
          </table:table-cell>
          <table:table-cell table:number-columns-repeated="16377"/>
        </table:table-row>
        <table:table-row table:style-name="ro2">
          <table:table-cell office:value-type="float" office:value="87000" table:style-name="ce1">
            <text:p>87000</text:p>
          </table:table-cell>
          <table:table-cell office:value-type="float" office:value="542.51246000000003" table:style-name="ce1">
            <text:p>542,51246</text:p>
          </table:table-cell>
          <table:table-cell office:value-type="float" office:value="917.99400000000003" table:style-name="ce1">
            <text:p>917,994</text:p>
          </table:table-cell>
          <table:table-cell office:value-type="float" office:value="1471.232" table:style-name="ce1">
            <text:p>1471,232</text:p>
          </table:table-cell>
          <table:table-cell office:value-type="float" office:value="1515.462" table:style-name="ce1">
            <text:p>1515,462</text:p>
          </table:table-cell>
          <table:table-cell table:style-name="ce2"/>
          <table:table-cell office:value-type="float" office:value="1111.800115" table:formula="of:=AVERAGE([.B176:.E176])" table:style-name="ce1">
            <text:p>1111,800115</text:p>
          </table:table-cell>
          <table:table-cell table:number-columns-repeated="16377"/>
        </table:table-row>
        <table:table-row table:style-name="ro2">
          <table:table-cell office:value-type="float" office:value="87500" table:style-name="ce1">
            <text:p>87500</text:p>
          </table:table-cell>
          <table:table-cell office:value-type="float" office:value="551.20147999999995" table:style-name="ce1">
            <text:p>551,20148</text:p>
          </table:table-cell>
          <table:table-cell office:value-type="float" office:value="899.54600000000005" table:style-name="ce1">
            <text:p>899,546</text:p>
          </table:table-cell>
          <table:table-cell office:value-type="float" office:value="1387.0719999999999" table:style-name="ce1">
            <text:p>1387,072</text:p>
          </table:table-cell>
          <table:table-cell office:value-type="float" office:value="1783.48" table:style-name="ce1">
            <text:p>1783,48</text:p>
          </table:table-cell>
          <table:table-cell table:style-name="ce2"/>
          <table:table-cell office:value-type="float" office:value="1155.3248699999999" table:formula="of:=AVERAGE([.B177:.E177])" table:style-name="ce1">
            <text:p>1155,32487</text:p>
          </table:table-cell>
          <table:table-cell table:number-columns-repeated="16377"/>
        </table:table-row>
        <table:table-row table:style-name="ro2">
          <table:table-cell office:value-type="float" office:value="88000" table:style-name="ce1">
            <text:p>88000</text:p>
          </table:table-cell>
          <table:table-cell office:value-type="float" office:value="575.31053999999995" table:style-name="ce1">
            <text:p>575,31054</text:p>
          </table:table-cell>
          <table:table-cell office:value-type="float" office:value="987.64599999999996" table:style-name="ce1">
            <text:p>987,646</text:p>
          </table:table-cell>
          <table:table-cell office:value-type="float" office:value="1538.6679999999999" table:style-name="ce1">
            <text:p>1538,668</text:p>
          </table:table-cell>
          <table:table-cell office:value-type="float" office:value="1688.6579999999999" table:style-name="ce1">
            <text:p>1688,658</text:p>
          </table:table-cell>
          <table:table-cell table:style-name="ce2"/>
          <table:table-cell office:value-type="float" office:value="1197.570635" table:formula="of:=AVERAGE([.B178:.E178])" table:style-name="ce1">
            <text:p>1197,570635</text:p>
          </table:table-cell>
          <table:table-cell table:number-columns-repeated="16377"/>
        </table:table-row>
        <table:table-row table:style-name="ro2">
          <table:table-cell office:value-type="float" office:value="88500" table:style-name="ce1">
            <text:p>88500</text:p>
          </table:table-cell>
          <table:table-cell office:value-type="float" office:value="601.76710000000003" table:style-name="ce1">
            <text:p>601,7671</text:p>
          </table:table-cell>
          <table:table-cell office:value-type="float" office:value="1066.114" table:style-name="ce1">
            <text:p>1066,114</text:p>
          </table:table-cell>
          <table:table-cell office:value-type="float" office:value="1708.598" table:style-name="ce1">
            <text:p>1708,598</text:p>
          </table:table-cell>
          <table:table-cell office:value-type="float" office:value="1793.796" table:style-name="ce1">
            <text:p>1793,796</text:p>
          </table:table-cell>
          <table:table-cell table:style-name="ce2"/>
          <table:table-cell office:value-type="float" office:value="1292.568775" table:formula="of:=AVERAGE([.B179:.E179])" table:style-name="ce1">
            <text:p>1292,568775</text:p>
          </table:table-cell>
          <table:table-cell table:number-columns-repeated="16377"/>
        </table:table-row>
        <table:table-row table:style-name="ro2">
          <table:table-cell office:value-type="float" office:value="89000" table:style-name="ce1">
            <text:p>89000</text:p>
          </table:table-cell>
          <table:table-cell office:value-type="float" office:value="587.25185999999997" table:style-name="ce1">
            <text:p>587,25186</text:p>
          </table:table-cell>
          <table:table-cell office:value-type="float" office:value="1100.922" table:style-name="ce1">
            <text:p>1100,922</text:p>
          </table:table-cell>
          <table:table-cell office:value-type="float" office:value="1675.1420000000001" table:style-name="ce1">
            <text:p>1675,142</text:p>
          </table:table-cell>
          <table:table-cell office:value-type="float" office:value="1702.1320000000001" table:style-name="ce1">
            <text:p>1702,132</text:p>
          </table:table-cell>
          <table:table-cell table:style-name="ce2"/>
          <table:table-cell office:value-type="float" office:value="1266.3619650000001" table:formula="of:=AVERAGE([.B180:.E180])" table:style-name="ce1">
            <text:p>1266,361965</text:p>
          </table:table-cell>
          <table:table-cell table:number-columns-repeated="16377"/>
        </table:table-row>
        <table:table-row table:style-name="ro2">
          <table:table-cell office:value-type="float" office:value="89500" table:style-name="ce1">
            <text:p>89500</text:p>
          </table:table-cell>
          <table:table-cell office:value-type="float" office:value="604.83551999999997" table:style-name="ce1">
            <text:p>604,83552</text:p>
          </table:table-cell>
          <table:table-cell office:value-type="float" office:value="1070.548" table:style-name="ce1">
            <text:p>1070,548</text:p>
          </table:table-cell>
          <table:table-cell office:value-type="float" office:value="1486.7539999999999" table:style-name="ce1">
            <text:p>1486,754</text:p>
          </table:table-cell>
          <table:table-cell office:value-type="float" office:value="1513.3320000000001" table:style-name="ce1">
            <text:p>1513,332</text:p>
          </table:table-cell>
          <table:table-cell table:style-name="ce2"/>
          <table:table-cell office:value-type="float" office:value="1168.8673799999999" table:formula="of:=AVERAGE([.B181:.E181])" table:style-name="ce1">
            <text:p>1168,86738</text:p>
          </table:table-cell>
          <table:table-cell table:number-columns-repeated="16377"/>
        </table:table-row>
        <table:table-row table:style-name="ro2">
          <table:table-cell office:value-type="float" office:value="90000" table:style-name="ce1">
            <text:p>90000</text:p>
          </table:table-cell>
          <table:table-cell office:value-type="float" office:value="585.56610000000001" table:style-name="ce1">
            <text:p>585,5661</text:p>
          </table:table-cell>
          <table:table-cell office:value-type="float" office:value="889.274" table:style-name="ce1">
            <text:p>889,274</text:p>
          </table:table-cell>
          <table:table-cell office:value-type="float" office:value="1466.54" table:style-name="ce1">
            <text:p>1466,54</text:p>
          </table:table-cell>
          <table:table-cell office:value-type="float" office:value="1560.414" table:style-name="ce1">
            <text:p>1560,414</text:p>
          </table:table-cell>
          <table:table-cell table:style-name="ce2"/>
          <table:table-cell office:value-type="float" office:value="1125.448525" table:formula="of:=AVERAGE([.B182:.E182])" table:style-name="ce1">
            <text:p>1125,448525</text:p>
          </table:table-cell>
          <table:table-cell table:number-columns-repeated="16377"/>
        </table:table-row>
        <table:table-row table:style-name="ro2">
          <table:table-cell office:value-type="float" office:value="90500" table:style-name="ce1">
            <text:p>90500</text:p>
          </table:table-cell>
          <table:table-cell office:value-type="float" office:value="612.62428" table:style-name="ce1">
            <text:p>612,62428</text:p>
          </table:table-cell>
          <table:table-cell office:value-type="float" office:value="990.096" table:style-name="ce1">
            <text:p>990,096</text:p>
          </table:table-cell>
          <table:table-cell office:value-type="float" office:value="1596.6079999999999" table:style-name="ce1">
            <text:p>1596,608</text:p>
          </table:table-cell>
          <table:table-cell office:value-type="float" office:value="1446.8879999999999" table:style-name="ce1">
            <text:p>1446,888</text:p>
          </table:table-cell>
          <table:table-cell table:style-name="ce2"/>
          <table:table-cell office:value-type="float" office:value="1161.5540699999999" table:formula="of:=AVERAGE([.B183:.E183])" table:style-name="ce1">
            <text:p>1161,55407</text:p>
          </table:table-cell>
          <table:table-cell table:number-columns-repeated="16377"/>
        </table:table-row>
        <table:table-row table:style-name="ro2">
          <table:table-cell office:value-type="float" office:value="91000" table:style-name="ce1">
            <text:p>91000</text:p>
          </table:table-cell>
          <table:table-cell office:value-type="float" office:value="599.40603999999996" table:style-name="ce1">
            <text:p>599,40604</text:p>
          </table:table-cell>
          <table:table-cell office:value-type="float" office:value="1008.748" table:style-name="ce1">
            <text:p>1008,748</text:p>
          </table:table-cell>
          <table:table-cell office:value-type="float" office:value="1678.356" table:style-name="ce1">
            <text:p>1678,356</text:p>
          </table:table-cell>
          <table:table-cell office:value-type="float" office:value="1574.0139999999999" table:style-name="ce1">
            <text:p>1574,014</text:p>
          </table:table-cell>
          <table:table-cell table:style-name="ce2"/>
          <table:table-cell office:value-type="float" office:value="1215.1310100000001" table:formula="of:=AVERAGE([.B184:.E184])" table:style-name="ce1">
            <text:p>1215,13101</text:p>
          </table:table-cell>
          <table:table-cell table:number-columns-repeated="16377"/>
        </table:table-row>
        <table:table-row table:style-name="ro2">
          <table:table-cell office:value-type="float" office:value="91500" table:style-name="ce1">
            <text:p>91500</text:p>
          </table:table-cell>
          <table:table-cell office:value-type="float" office:value="609.55264" table:style-name="ce1">
            <text:p>609,55264</text:p>
          </table:table-cell>
          <table:table-cell office:value-type="float" office:value="974.43799999999999" table:style-name="ce1">
            <text:p>974,438</text:p>
          </table:table-cell>
          <table:table-cell office:value-type="float" office:value="1595.9659999999999" table:style-name="ce1">
            <text:p>1595,966</text:p>
          </table:table-cell>
          <table:table-cell office:value-type="float" office:value="1428.278" table:style-name="ce1">
            <text:p>1428,278</text:p>
          </table:table-cell>
          <table:table-cell table:style-name="ce2"/>
          <table:table-cell office:value-type="float" office:value="1152.0586599999999" table:formula="of:=AVERAGE([.B185:.E185])" table:style-name="ce1">
            <text:p>1152,05866</text:p>
          </table:table-cell>
          <table:table-cell table:number-columns-repeated="16377"/>
        </table:table-row>
        <table:table-row table:style-name="ro2">
          <table:table-cell office:value-type="float" office:value="92000" table:style-name="ce1">
            <text:p>92000</text:p>
          </table:table-cell>
          <table:table-cell office:value-type="float" office:value="575.77405999999996" table:style-name="ce1">
            <text:p>575,77406</text:p>
          </table:table-cell>
          <table:table-cell office:value-type="float" office:value="1037.7439999999999" table:style-name="ce1">
            <text:p>1037,744</text:p>
          </table:table-cell>
          <table:table-cell office:value-type="float" office:value="1547.6420000000001" table:style-name="ce1">
            <text:p>1547,642</text:p>
          </table:table-cell>
          <table:table-cell office:value-type="float" office:value="1450.0219999999999" table:style-name="ce1">
            <text:p>1450,022</text:p>
          </table:table-cell>
          <table:table-cell table:style-name="ce2"/>
          <table:table-cell office:value-type="float" office:value="1152.795515" table:formula="of:=AVERAGE([.B186:.E186])" table:style-name="ce1">
            <text:p>1152,795515</text:p>
          </table:table-cell>
          <table:table-cell table:number-columns-repeated="16377"/>
        </table:table-row>
        <table:table-row table:style-name="ro2">
          <table:table-cell office:value-type="float" office:value="92500" table:style-name="ce1">
            <text:p>92500</text:p>
          </table:table-cell>
          <table:table-cell office:value-type="float" office:value="591.64436000000001" table:style-name="ce1">
            <text:p>591,64436</text:p>
          </table:table-cell>
          <table:table-cell office:value-type="float" office:value="996.67" table:style-name="ce1">
            <text:p>996,67</text:p>
          </table:table-cell>
          <table:table-cell office:value-type="float" office:value="1799.5920000000001" table:style-name="ce1">
            <text:p>1799,592</text:p>
          </table:table-cell>
          <table:table-cell office:value-type="float" office:value="1447.7380000000001" table:style-name="ce1">
            <text:p>1447,738</text:p>
          </table:table-cell>
          <table:table-cell table:style-name="ce2"/>
          <table:table-cell office:value-type="float" office:value="1208.9110900000001" table:formula="of:=AVERAGE([.B187:.E187])" table:style-name="ce1">
            <text:p>1208,91109</text:p>
          </table:table-cell>
          <table:table-cell table:number-columns-repeated="16377"/>
        </table:table-row>
        <table:table-row table:style-name="ro2">
          <table:table-cell office:value-type="float" office:value="93000" table:style-name="ce1">
            <text:p>93000</text:p>
          </table:table-cell>
          <table:table-cell office:value-type="float" office:value="601.23447999999996" table:style-name="ce1">
            <text:p>601,23448</text:p>
          </table:table-cell>
          <table:table-cell office:value-type="float" office:value="988.63199999999995" table:style-name="ce1">
            <text:p>988,632</text:p>
          </table:table-cell>
          <table:table-cell office:value-type="float" office:value="1842.2560000000001" table:style-name="ce1">
            <text:p>1842,256</text:p>
          </table:table-cell>
          <table:table-cell office:value-type="float" office:value="1332.0419999999999" table:style-name="ce1">
            <text:p>1332,042</text:p>
          </table:table-cell>
          <table:table-cell table:style-name="ce2"/>
          <table:table-cell office:value-type="float" office:value="1191.0411199999999" table:formula="of:=AVERAGE([.B188:.E188])" table:style-name="ce1">
            <text:p>1191,04112</text:p>
          </table:table-cell>
          <table:table-cell table:number-columns-repeated="16377"/>
        </table:table-row>
        <table:table-row table:style-name="ro2">
          <table:table-cell office:value-type="float" office:value="93500" table:style-name="ce1">
            <text:p>93500</text:p>
          </table:table-cell>
          <table:table-cell office:value-type="float" office:value="614.58277999999996" table:style-name="ce1">
            <text:p>614,58278</text:p>
          </table:table-cell>
          <table:table-cell office:value-type="float" office:value="898.07399999999996" table:style-name="ce1">
            <text:p>898,074</text:p>
          </table:table-cell>
          <table:table-cell office:value-type="float" office:value="1860.7940000000001" table:style-name="ce1">
            <text:p>1860,794</text:p>
          </table:table-cell>
          <table:table-cell office:value-type="float" office:value="1323.932" table:style-name="ce1">
            <text:p>1323,932</text:p>
          </table:table-cell>
          <table:table-cell table:style-name="ce2"/>
          <table:table-cell office:value-type="float" office:value="1174.345695" table:formula="of:=AVERAGE([.B189:.E189])" table:style-name="ce1">
            <text:p>1174,345695</text:p>
          </table:table-cell>
          <table:table-cell table:number-columns-repeated="16377"/>
        </table:table-row>
        <table:table-row table:style-name="ro2">
          <table:table-cell office:value-type="float" office:value="94000" table:style-name="ce1">
            <text:p>94000</text:p>
          </table:table-cell>
          <table:table-cell office:value-type="float" office:value="633.63854000000003" table:style-name="ce1">
            <text:p>633,63854</text:p>
          </table:table-cell>
          <table:table-cell office:value-type="float" office:value="849.04" table:style-name="ce1">
            <text:p>849,04</text:p>
          </table:table-cell>
          <table:table-cell office:value-type="float" office:value="2050.4560000000001" table:style-name="ce1">
            <text:p>2050,456</text:p>
          </table:table-cell>
          <table:table-cell office:value-type="float" office:value="1292.7840000000001" table:style-name="ce1">
            <text:p>1292,784</text:p>
          </table:table-cell>
          <table:table-cell table:style-name="ce2"/>
          <table:table-cell office:value-type="float" office:value="1206.4796350000001" table:formula="of:=AVERAGE([.B190:.E190])" table:style-name="ce1">
            <text:p>1206,479635</text:p>
          </table:table-cell>
          <table:table-cell table:number-columns-repeated="16377"/>
        </table:table-row>
        <table:table-row table:style-name="ro2">
          <table:table-cell office:value-type="float" office:value="94500" table:style-name="ce1">
            <text:p>94500</text:p>
          </table:table-cell>
          <table:table-cell office:value-type="float" office:value="594.59889999999996" table:style-name="ce1">
            <text:p>594,5989</text:p>
          </table:table-cell>
          <table:table-cell office:value-type="float" office:value="837.44200000000001" table:style-name="ce1">
            <text:p>837,442</text:p>
          </table:table-cell>
          <table:table-cell office:value-type="float" office:value="1882.7460000000001" table:style-name="ce1">
            <text:p>1882,746</text:p>
          </table:table-cell>
          <table:table-cell office:value-type="float" office:value="1389.546" table:style-name="ce1">
            <text:p>1389,546</text:p>
          </table:table-cell>
          <table:table-cell table:style-name="ce2"/>
          <table:table-cell office:value-type="float" office:value="1176.0832250000001" table:formula="of:=AVERAGE([.B191:.E191])" table:style-name="ce1">
            <text:p>1176,083225</text:p>
          </table:table-cell>
          <table:table-cell table:number-columns-repeated="16377"/>
        </table:table-row>
        <table:table-row table:style-name="ro2">
          <table:table-cell office:value-type="float" office:value="95000" table:style-name="ce1">
            <text:p>95000</text:p>
          </table:table-cell>
          <table:table-cell office:value-type="float" office:value="611.07597999999996" table:style-name="ce1">
            <text:p>611,07598</text:p>
          </table:table-cell>
          <table:table-cell office:value-type="float" office:value="852.11199999999997" table:style-name="ce1">
            <text:p>852,112</text:p>
          </table:table-cell>
          <table:table-cell office:value-type="float" office:value="1561.672" table:style-name="ce1">
            <text:p>1561,672</text:p>
          </table:table-cell>
          <table:table-cell office:value-type="float" office:value="1392.8520000000001" table:style-name="ce1">
            <text:p>1392,852</text:p>
          </table:table-cell>
          <table:table-cell table:style-name="ce2"/>
          <table:table-cell office:value-type="float" office:value="1104.427995" table:formula="of:=AVERAGE([.B192:.E192])" table:style-name="ce1">
            <text:p>1104,427995</text:p>
          </table:table-cell>
          <table:table-cell table:number-columns-repeated="16377"/>
        </table:table-row>
        <table:table-row table:style-name="ro2">
          <table:table-cell office:value-type="float" office:value="95500" table:style-name="ce1">
            <text:p>95500</text:p>
          </table:table-cell>
          <table:table-cell office:value-type="float" office:value="607.41664000000003" table:style-name="ce1">
            <text:p>607,41664</text:p>
          </table:table-cell>
          <table:table-cell office:value-type="float" office:value="898.18399999999997" table:style-name="ce1">
            <text:p>898,184</text:p>
          </table:table-cell>
          <table:table-cell office:value-type="float" office:value="1961.2159999999999" table:style-name="ce1">
            <text:p>1961,216</text:p>
          </table:table-cell>
          <table:table-cell office:value-type="float" office:value="1287.9659999999999" table:style-name="ce1">
            <text:p>1287,966</text:p>
          </table:table-cell>
          <table:table-cell table:style-name="ce2"/>
          <table:table-cell office:value-type="float" office:value="1188.6956599999999" table:formula="of:=AVERAGE([.B193:.E193])" table:style-name="ce1">
            <text:p>1188,69566</text:p>
          </table:table-cell>
          <table:table-cell table:number-columns-repeated="16377"/>
        </table:table-row>
        <table:table-row table:style-name="ro2">
          <table:table-cell office:value-type="float" office:value="96000" table:style-name="ce1">
            <text:p>96000</text:p>
          </table:table-cell>
          <table:table-cell office:value-type="float" office:value="623.27535999999998" table:style-name="ce1">
            <text:p>623,27536</text:p>
          </table:table-cell>
          <table:table-cell office:value-type="float" office:value="854.67399999999998" table:style-name="ce1">
            <text:p>854,674</text:p>
          </table:table-cell>
          <table:table-cell office:value-type="float" office:value="1744.126" table:style-name="ce1">
            <text:p>1744,126</text:p>
          </table:table-cell>
          <table:table-cell office:value-type="float" office:value="1160.348" table:style-name="ce1">
            <text:p>1160,348</text:p>
          </table:table-cell>
          <table:table-cell table:style-name="ce2"/>
          <table:table-cell office:value-type="float" office:value="1095.6058399999999" table:formula="of:=AVERAGE([.B194:.E194])" table:style-name="ce1">
            <text:p>1095,60584</text:p>
          </table:table-cell>
          <table:table-cell table:number-columns-repeated="16377"/>
        </table:table-row>
        <table:table-row table:style-name="ro2">
          <table:table-cell office:value-type="float" office:value="96500" table:style-name="ce1">
            <text:p>96500</text:p>
          </table:table-cell>
          <table:table-cell office:value-type="float" office:value="575.2405" table:style-name="ce1">
            <text:p>575,2405</text:p>
          </table:table-cell>
          <table:table-cell office:value-type="float" office:value="813.29200000000003" table:style-name="ce1">
            <text:p>813,292</text:p>
          </table:table-cell>
          <table:table-cell office:value-type="float" office:value="1678.6279999999999" table:style-name="ce1">
            <text:p>1678,628</text:p>
          </table:table-cell>
          <table:table-cell office:value-type="float" office:value="1188.2" table:style-name="ce1">
            <text:p>1188,2</text:p>
          </table:table-cell>
          <table:table-cell table:style-name="ce2"/>
          <table:table-cell office:value-type="float" office:value="1063.8401249999999" table:formula="of:=AVERAGE([.B195:.E195])" table:style-name="ce1">
            <text:p>1063,840125</text:p>
          </table:table-cell>
          <table:table-cell table:number-columns-repeated="16377"/>
        </table:table-row>
        <table:table-row table:style-name="ro2">
          <table:table-cell office:value-type="float" office:value="97000" table:style-name="ce1">
            <text:p>97000</text:p>
          </table:table-cell>
          <table:table-cell office:value-type="float" office:value="587.77192000000002" table:style-name="ce1">
            <text:p>587,77192</text:p>
          </table:table-cell>
          <table:table-cell office:value-type="float" office:value="735.95600000000002" table:style-name="ce1">
            <text:p>735,956</text:p>
          </table:table-cell>
          <table:table-cell office:value-type="float" office:value="1530.662" table:style-name="ce1">
            <text:p>1530,662</text:p>
          </table:table-cell>
          <table:table-cell office:value-type="float" office:value="1326.48" table:style-name="ce1">
            <text:p>1326,48</text:p>
          </table:table-cell>
          <table:table-cell table:style-name="ce2"/>
          <table:table-cell office:value-type="float" office:value="1045.21748" table:formula="of:=AVERAGE([.B196:.E196])" table:style-name="ce1">
            <text:p>1045,21748</text:p>
          </table:table-cell>
          <table:table-cell table:number-columns-repeated="16377"/>
        </table:table-row>
        <table:table-row table:style-name="ro2">
          <table:table-cell office:value-type="float" office:value="97500" table:style-name="ce1">
            <text:p>97500</text:p>
          </table:table-cell>
          <table:table-cell office:value-type="float" office:value="563.80068000000006" table:style-name="ce1">
            <text:p>563,80068</text:p>
          </table:table-cell>
          <table:table-cell office:value-type="float" office:value="758.44399999999996" table:style-name="ce1">
            <text:p>758,444</text:p>
          </table:table-cell>
          <table:table-cell office:value-type="float" office:value="1535.4680000000001" table:style-name="ce1">
            <text:p>1535,468</text:p>
          </table:table-cell>
          <table:table-cell office:value-type="float" office:value="1332.9280000000001" table:style-name="ce1">
            <text:p>1332,928</text:p>
          </table:table-cell>
          <table:table-cell table:style-name="ce2"/>
          <table:table-cell office:value-type="float" office:value="1047.6601700000001" table:formula="of:=AVERAGE([.B197:.E197])" table:style-name="ce1">
            <text:p>1047,66017</text:p>
          </table:table-cell>
          <table:table-cell table:number-columns-repeated="16377"/>
        </table:table-row>
        <table:table-row table:style-name="ro2">
          <table:table-cell office:value-type="float" office:value="98000" table:style-name="ce1">
            <text:p>98000</text:p>
          </table:table-cell>
          <table:table-cell office:value-type="float" office:value="569.51224000000002" table:style-name="ce1">
            <text:p>569,51224</text:p>
          </table:table-cell>
          <table:table-cell office:value-type="float" office:value="794.54200000000003" table:style-name="ce1">
            <text:p>794,542</text:p>
          </table:table-cell>
          <table:table-cell office:value-type="float" office:value="1803.0239999999999" table:style-name="ce1">
            <text:p>1803,024</text:p>
          </table:table-cell>
          <table:table-cell office:value-type="float" office:value="1465.2139999999999" table:style-name="ce1">
            <text:p>1465,214</text:p>
          </table:table-cell>
          <table:table-cell table:style-name="ce2"/>
          <table:table-cell office:value-type="float" office:value="1158.0730599999999" table:formula="of:=AVERAGE([.B198:.E198])" table:style-name="ce1">
            <text:p>1158,07306</text:p>
          </table:table-cell>
          <table:table-cell table:number-columns-repeated="16377"/>
        </table:table-row>
        <table:table-row table:style-name="ro2">
          <table:table-cell office:value-type="float" office:value="98500" table:style-name="ce1">
            <text:p>98500</text:p>
          </table:table-cell>
          <table:table-cell office:value-type="float" office:value="568.12279999999998" table:style-name="ce1">
            <text:p>568,1228</text:p>
          </table:table-cell>
          <table:table-cell office:value-type="float" office:value="870.428" table:style-name="ce1">
            <text:p>870,428</text:p>
          </table:table-cell>
          <table:table-cell office:value-type="float" office:value="1876.2080000000001" table:style-name="ce1">
            <text:p>1876,208</text:p>
          </table:table-cell>
          <table:table-cell office:value-type="float" office:value="1319.258" table:style-name="ce1">
            <text:p>1319,258</text:p>
          </table:table-cell>
          <table:table-cell table:style-name="ce2"/>
          <table:table-cell office:value-type="float" office:value="1158.5042000000001" table:formula="of:=AVERAGE([.B199:.E199])" table:style-name="ce1">
            <text:p>1158,5042</text:p>
          </table:table-cell>
          <table:table-cell table:number-columns-repeated="16377"/>
        </table:table-row>
        <table:table-row table:style-name="ro2">
          <table:table-cell office:value-type="float" office:value="99000" table:style-name="ce1">
            <text:p>99000</text:p>
          </table:table-cell>
          <table:table-cell office:value-type="float" office:value="573.80395999999996" table:style-name="ce1">
            <text:p>573,80396</text:p>
          </table:table-cell>
          <table:table-cell office:value-type="float" office:value="859.66" table:style-name="ce1">
            <text:p>859,66</text:p>
          </table:table-cell>
          <table:table-cell office:value-type="float" office:value="1838.7719999999999" table:style-name="ce1">
            <text:p>1838,772</text:p>
          </table:table-cell>
          <table:table-cell office:value-type="float" office:value="1476.806" table:style-name="ce1">
            <text:p>1476,806</text:p>
          </table:table-cell>
          <table:table-cell table:style-name="ce2"/>
          <table:table-cell office:value-type="float" office:value="1187.2604900000001" table:formula="of:=AVERAGE([.B200:.E200])" table:style-name="ce1">
            <text:p>1187,26049</text:p>
          </table:table-cell>
          <table:table-cell table:number-columns-repeated="16377"/>
        </table:table-row>
        <table:table-row table:style-name="ro2">
          <table:table-cell office:value-type="float" office:value="99500" table:style-name="ce1">
            <text:p>99500</text:p>
          </table:table-cell>
          <table:table-cell office:value-type="float" office:value="590.19965999999999" table:style-name="ce1">
            <text:p>590,19966</text:p>
          </table:table-cell>
          <table:table-cell office:value-type="float" office:value="941.14" table:style-name="ce1">
            <text:p>941,14</text:p>
          </table:table-cell>
          <table:table-cell office:value-type="float" office:value="1829.0740000000001" table:style-name="ce1">
            <text:p>1829,074</text:p>
          </table:table-cell>
          <table:table-cell office:value-type="float" office:value="1258.97" table:style-name="ce1">
            <text:p>1258,97</text:p>
          </table:table-cell>
          <table:table-cell table:style-name="ce2"/>
          <table:table-cell office:value-type="float" office:value="1154.8459150000001" table:formula="of:=AVERAGE([.B201:.E201])" table:style-name="ce1">
            <text:p>1154,845915</text:p>
          </table:table-cell>
          <table:table-cell table:number-columns-repeated="16377"/>
        </table:table-row>
        <table:table-row table:style-name="ro2">
          <table:table-cell office:value-type="float" office:value="100000" table:style-name="ce1">
            <text:p>100000</text:p>
          </table:table-cell>
          <table:table-cell office:value-type="float" office:value="498.28500000000003" table:style-name="ce1">
            <text:p>498,285</text:p>
          </table:table-cell>
          <table:table-cell office:value-type="float" office:value="635" table:style-name="ce1">
            <text:p>635</text:p>
          </table:table-cell>
          <table:table-cell office:value-type="float" office:value="2068.5" table:style-name="ce1">
            <text:p>2068,5</text:p>
          </table:table-cell>
          <table:table-cell office:value-type="float" office:value="1016.5" table:style-name="ce1">
            <text:p>1016,5</text:p>
          </table:table-cell>
          <table:table-cell table:style-name="ce2"/>
          <table:table-cell office:value-type="float" office:value="1054.57125" table:formula="of:=AVERAGE([.B202:.E202])" table:style-name="ce1">
            <text:p>1054,57125</text:p>
          </table:table-cell>
          <table:table-cell table:number-columns-repeated="16377"/>
        </table:table-row>
        <table:table-row table:number-rows-repeated="1048374" table:style-name="ro2">
          <table:table-cell table:number-columns-repeated="16384"/>
        </table:table-row>
      </table:table>
      <table:table table:name="Sheet2" table:style-name="ta1">
        <table:shapes>
          <draw:frame draw:z-index="1" draw:id="id2" draw:style-name="a2" draw:name="Diagramm 1" svg:x="7.03727in" svg:y="0.42568in" svg:width="12.48357in" svg:height="3.5429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3" draw:style-name="a3" draw:name="Diagramm 2" svg:x="7.04167in" svg:y="4.38541in" svg:width="12.48958in" svg:height="4.77083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See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1">
            <text:p>Gen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56.31200000000001" table:style-name="ce1">
            <text:p>156,312</text:p>
          </table:table-cell>
          <table:table-cell office:value-type="float" office:value="144.93199999999999" table:style-name="ce1">
            <text:p>144,932</text:p>
          </table:table-cell>
          <table:table-cell office:value-type="float" office:value="168.37" table:style-name="ce1">
            <text:p>168,37</text:p>
          </table:table-cell>
          <table:table-cell office:value-type="float" office:value="151.816" table:style-name="ce1">
            <text:p>151,816</text:p>
          </table:table-cell>
          <table:table-cell table:style-name="ce2"/>
          <table:table-cell office:value-type="float" office:value="155.35750000000002" table:formula="of:=AVERAGE([.B3:.E3])" table:style-name="ce1">
            <text:p>155,3575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79.93" table:style-name="ce1">
            <text:p>179,93</text:p>
          </table:table-cell>
          <table:table-cell office:value-type="float" office:value="169.048" table:style-name="ce1">
            <text:p>169,048</text:p>
          </table:table-cell>
          <table:table-cell office:value-type="float" office:value="208.048" table:style-name="ce1">
            <text:p>208,048</text:p>
          </table:table-cell>
          <table:table-cell office:value-type="float" office:value="157.358" table:style-name="ce1">
            <text:p>157,358</text:p>
          </table:table-cell>
          <table:table-cell table:style-name="ce2"/>
          <table:table-cell office:value-type="float" office:value="178.596" table:formula="of:=AVERAGE([.B4:.E4])" table:style-name="ce1">
            <text:p>178,596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197.12" table:style-name="ce1">
            <text:p>197,12</text:p>
          </table:table-cell>
          <table:table-cell office:value-type="float" office:value="220.36199999999999" table:style-name="ce1">
            <text:p>220,362</text:p>
          </table:table-cell>
          <table:table-cell office:value-type="float" office:value="233.49" table:style-name="ce1">
            <text:p>233,49</text:p>
          </table:table-cell>
          <table:table-cell office:value-type="float" office:value="175.43" table:style-name="ce1">
            <text:p>175,43</text:p>
          </table:table-cell>
          <table:table-cell table:style-name="ce2"/>
          <table:table-cell office:value-type="float" office:value="206.60050000000001" table:formula="of:=AVERAGE([.B5:.E5])" table:style-name="ce1">
            <text:p>206,6005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71.8" table:style-name="ce1">
            <text:p>171,8</text:p>
          </table:table-cell>
          <table:table-cell office:value-type="float" office:value="267.83" table:style-name="ce1">
            <text:p>267,83</text:p>
          </table:table-cell>
          <table:table-cell office:value-type="float" office:value="294.54000000000002" table:style-name="ce1">
            <text:p>294,54</text:p>
          </table:table-cell>
          <table:table-cell office:value-type="float" office:value="199.89599999999999" table:style-name="ce1">
            <text:p>199,896</text:p>
          </table:table-cell>
          <table:table-cell table:style-name="ce2"/>
          <table:table-cell office:value-type="float" office:value="233.51650000000001" table:formula="of:=AVERAGE([.B6:.E6])" table:style-name="ce1">
            <text:p>233,5165</text:p>
          </table:table-cell>
          <table:table-cell table:number-columns-repeated="16377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180.04" table:style-name="ce1">
            <text:p>180,04</text:p>
          </table:table-cell>
          <table:table-cell office:value-type="float" office:value="293.31400000000002" table:style-name="ce1">
            <text:p>293,314</text:p>
          </table:table-cell>
          <table:table-cell office:value-type="float" office:value="333.09399999999999" table:style-name="ce1">
            <text:p>333,094</text:p>
          </table:table-cell>
          <table:table-cell office:value-type="float" office:value="188.12" table:style-name="ce1">
            <text:p>188,12</text:p>
          </table:table-cell>
          <table:table-cell table:style-name="ce2"/>
          <table:table-cell office:value-type="float" office:value="248.64200000000002" table:formula="of:=AVERAGE([.B7:.E7])" table:style-name="ce1">
            <text:p>248,642</text:p>
          </table:table-cell>
          <table:table-cell table:number-columns-repeated="16377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171.56200000000001" table:style-name="ce1">
            <text:p>171,562</text:p>
          </table:table-cell>
          <table:table-cell office:value-type="float" office:value="321.142" table:style-name="ce1">
            <text:p>321,142</text:p>
          </table:table-cell>
          <table:table-cell office:value-type="float" office:value="305.85599999999999" table:style-name="ce1">
            <text:p>305,856</text:p>
          </table:table-cell>
          <table:table-cell office:value-type="float" office:value="219.15600000000001" table:style-name="ce1">
            <text:p>219,156</text:p>
          </table:table-cell>
          <table:table-cell table:style-name="ce2"/>
          <table:table-cell office:value-type="float" office:value="254.42899999999997" table:formula="of:=AVERAGE([.B8:.E8])" table:style-name="ce1">
            <text:p>254,429</text:p>
          </table:table-cell>
          <table:table-cell table:number-columns-repeated="16377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float" office:value="194.756" table:style-name="ce1">
            <text:p>194,756</text:p>
          </table:table-cell>
          <table:table-cell office:value-type="float" office:value="307.56599999999997" table:style-name="ce1">
            <text:p>307,566</text:p>
          </table:table-cell>
          <table:table-cell office:value-type="float" office:value="377.61200000000002" table:style-name="ce1">
            <text:p>377,612</text:p>
          </table:table-cell>
          <table:table-cell office:value-type="float" office:value="267.262" table:style-name="ce1">
            <text:p>267,262</text:p>
          </table:table-cell>
          <table:table-cell table:style-name="ce2"/>
          <table:table-cell office:value-type="float" office:value="286.79899999999998" table:formula="of:=AVERAGE([.B9:.E9])" table:style-name="ce1">
            <text:p>286,799</text:p>
          </table:table-cell>
          <table:table-cell table:number-columns-repeated="16377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188.03800000000001" table:style-name="ce1">
            <text:p>188,038</text:p>
          </table:table-cell>
          <table:table-cell office:value-type="float" office:value="285.66000000000003" table:style-name="ce1">
            <text:p>285,66</text:p>
          </table:table-cell>
          <table:table-cell office:value-type="float" office:value="334.76799999999997" table:style-name="ce1">
            <text:p>334,768</text:p>
          </table:table-cell>
          <table:table-cell office:value-type="float" office:value="284.12200000000001" table:style-name="ce1">
            <text:p>284,122</text:p>
          </table:table-cell>
          <table:table-cell table:style-name="ce2"/>
          <table:table-cell office:value-type="float" office:value="273.14699999999999" table:formula="of:=AVERAGE([.B10:.E10])" table:style-name="ce1">
            <text:p>273,147</text:p>
          </table:table-cell>
          <table:table-cell table:number-columns-repeated="16377"/>
        </table:table-row>
        <table:table-row table:style-name="ro1">
          <table:table-cell office:value-type="float" office:value="4500" table:style-name="ce1">
            <text:p>4500</text:p>
          </table:table-cell>
          <table:table-cell office:value-type="float" office:value="186.15600000000001" table:style-name="ce1">
            <text:p>186,156</text:p>
          </table:table-cell>
          <table:table-cell office:value-type="float" office:value="290.81599999999997" table:style-name="ce1">
            <text:p>290,816</text:p>
          </table:table-cell>
          <table:table-cell office:value-type="float" office:value="394.02600000000001" table:style-name="ce1">
            <text:p>394,026</text:p>
          </table:table-cell>
          <table:table-cell office:value-type="float" office:value="268.85199999999998" table:style-name="ce1">
            <text:p>268,852</text:p>
          </table:table-cell>
          <table:table-cell table:style-name="ce2"/>
          <table:table-cell office:value-type="float" office:value="284.96249999999998" table:formula="of:=AVERAGE([.B11:.E11])" table:style-name="ce1">
            <text:p>284,9625</text:p>
          </table:table-cell>
          <table:table-cell table:number-columns-repeated="16377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199.798" table:style-name="ce1">
            <text:p>199,798</text:p>
          </table:table-cell>
          <table:table-cell office:value-type="float" office:value="309.63200000000001" table:style-name="ce1">
            <text:p>309,632</text:p>
          </table:table-cell>
          <table:table-cell office:value-type="float" office:value="354.09800000000001" table:style-name="ce1">
            <text:p>354,098</text:p>
          </table:table-cell>
          <table:table-cell office:value-type="float" office:value="217.77199999999999" table:style-name="ce1">
            <text:p>217,772</text:p>
          </table:table-cell>
          <table:table-cell table:style-name="ce2"/>
          <table:table-cell office:value-type="float" office:value="270.32499999999999" table:formula="of:=AVERAGE([.B12:.E12])" table:style-name="ce1">
            <text:p>270,325</text:p>
          </table:table-cell>
          <table:table-cell table:number-columns-repeated="16377"/>
        </table:table-row>
        <table:table-row table:style-name="ro1">
          <table:table-cell office:value-type="float" office:value="5500" table:style-name="ce1">
            <text:p>5500</text:p>
          </table:table-cell>
          <table:table-cell office:value-type="float" office:value="213.53399999999999" table:style-name="ce1">
            <text:p>213,534</text:p>
          </table:table-cell>
          <table:table-cell office:value-type="float" office:value="314.52" table:style-name="ce1">
            <text:p>314,52</text:p>
          </table:table-cell>
          <table:table-cell office:value-type="float" office:value="409.51600000000002" table:style-name="ce1">
            <text:p>409,516</text:p>
          </table:table-cell>
          <table:table-cell office:value-type="float" office:value="244.62200000000001" table:style-name="ce1">
            <text:p>244,622</text:p>
          </table:table-cell>
          <table:table-cell table:style-name="ce2"/>
          <table:table-cell office:value-type="float" office:value="295.548" table:formula="of:=AVERAGE([.B13:.E13])" table:style-name="ce1">
            <text:p>295,548</text:p>
          </table:table-cell>
          <table:table-cell table:number-columns-repeated="16377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220.34399999999999" table:style-name="ce1">
            <text:p>220,344</text:p>
          </table:table-cell>
          <table:table-cell office:value-type="float" office:value="307.44799999999998" table:style-name="ce1">
            <text:p>307,448</text:p>
          </table:table-cell>
          <table:table-cell office:value-type="float" office:value="392.17" table:style-name="ce1">
            <text:p>392,17</text:p>
          </table:table-cell>
          <table:table-cell office:value-type="float" office:value="296.154" table:style-name="ce1">
            <text:p>296,154</text:p>
          </table:table-cell>
          <table:table-cell table:style-name="ce2"/>
          <table:table-cell office:value-type="float" office:value="304.029" table:formula="of:=AVERAGE([.B14:.E14])" table:style-name="ce1">
            <text:p>304,029</text:p>
          </table:table-cell>
          <table:table-cell table:number-columns-repeated="16377"/>
        </table:table-row>
        <table:table-row table:style-name="ro1">
          <table:table-cell office:value-type="float" office:value="6500" table:style-name="ce1">
            <text:p>6500</text:p>
          </table:table-cell>
          <table:table-cell office:value-type="float" office:value="241.846" table:style-name="ce1">
            <text:p>241,846</text:p>
          </table:table-cell>
          <table:table-cell office:value-type="float" office:value="311.64600000000002" table:style-name="ce1">
            <text:p>311,646</text:p>
          </table:table-cell>
          <table:table-cell office:value-type="float" office:value="358.32" table:style-name="ce1">
            <text:p>358,32</text:p>
          </table:table-cell>
          <table:table-cell office:value-type="float" office:value="264.5" table:style-name="ce1">
            <text:p>264,5</text:p>
          </table:table-cell>
          <table:table-cell table:style-name="ce2"/>
          <table:table-cell office:value-type="float" office:value="294.07799999999997" table:formula="of:=AVERAGE([.B15:.E15])" table:style-name="ce1">
            <text:p>294,078</text:p>
          </table:table-cell>
          <table:table-cell table:number-columns-repeated="16377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244.95400000000001" table:style-name="ce1">
            <text:p>244,954</text:p>
          </table:table-cell>
          <table:table-cell office:value-type="float" office:value="326.25599999999997" table:style-name="ce1">
            <text:p>326,256</text:p>
          </table:table-cell>
          <table:table-cell office:value-type="float" office:value="374.98399999999998" table:style-name="ce1">
            <text:p>374,984</text:p>
          </table:table-cell>
          <table:table-cell office:value-type="float" office:value="262.08600000000001" table:style-name="ce1">
            <text:p>262,086</text:p>
          </table:table-cell>
          <table:table-cell table:style-name="ce2"/>
          <table:table-cell office:value-type="float" office:value="302.07" table:formula="of:=AVERAGE([.B16:.E16])" table:style-name="ce1">
            <text:p>302,07</text:p>
          </table:table-cell>
          <table:table-cell table:number-columns-repeated="16377"/>
        </table:table-row>
        <table:table-row table:style-name="ro1">
          <table:table-cell office:value-type="float" office:value="7500" table:style-name="ce1">
            <text:p>7500</text:p>
          </table:table-cell>
          <table:table-cell office:value-type="float" office:value="263.82600000000002" table:style-name="ce1">
            <text:p>263,826</text:p>
          </table:table-cell>
          <table:table-cell office:value-type="float" office:value="338.28800000000001" table:style-name="ce1">
            <text:p>338,288</text:p>
          </table:table-cell>
          <table:table-cell office:value-type="float" office:value="478.96" table:style-name="ce1">
            <text:p>478,96</text:p>
          </table:table-cell>
          <table:table-cell office:value-type="float" office:value="249.74600000000001" table:style-name="ce1">
            <text:p>249,746</text:p>
          </table:table-cell>
          <table:table-cell table:style-name="ce2"/>
          <table:table-cell office:value-type="float" office:value="332.70500000000004" table:formula="of:=AVERAGE([.B17:.E17])" table:style-name="ce1">
            <text:p>332,705</text:p>
          </table:table-cell>
          <table:table-cell table:number-columns-repeated="16377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210.31200000000001" table:style-name="ce1">
            <text:p>210,312</text:p>
          </table:table-cell>
          <table:table-cell office:value-type="float" office:value="322.702" table:style-name="ce1">
            <text:p>322,702</text:p>
          </table:table-cell>
          <table:table-cell office:value-type="float" office:value="394.18400000000003" table:style-name="ce1">
            <text:p>394,184</text:p>
          </table:table-cell>
          <table:table-cell office:value-type="float" office:value="273.80200000000002" table:style-name="ce1">
            <text:p>273,802</text:p>
          </table:table-cell>
          <table:table-cell table:style-name="ce2"/>
          <table:table-cell office:value-type="float" office:value="300.25" table:formula="of:=AVERAGE([.B18:.E18])" table:style-name="ce1">
            <text:p>300,25</text:p>
          </table:table-cell>
          <table:table-cell table:number-columns-repeated="16377"/>
        </table:table-row>
        <table:table-row table:style-name="ro1">
          <table:table-cell office:value-type="float" office:value="8500" table:style-name="ce1">
            <text:p>8500</text:p>
          </table:table-cell>
          <table:table-cell office:value-type="float" office:value="191.31200000000001" table:style-name="ce1">
            <text:p>191,312</text:p>
          </table:table-cell>
          <table:table-cell office:value-type="float" office:value="346.202" table:style-name="ce1">
            <text:p>346,202</text:p>
          </table:table-cell>
          <table:table-cell office:value-type="float" office:value="344.416" table:style-name="ce1">
            <text:p>344,416</text:p>
          </table:table-cell>
          <table:table-cell office:value-type="float" office:value="357.846" table:style-name="ce1">
            <text:p>357,846</text:p>
          </table:table-cell>
          <table:table-cell table:style-name="ce2"/>
          <table:table-cell office:value-type="float" office:value="309.94400000000002" table:formula="of:=AVERAGE([.B19:.E19])" table:style-name="ce1">
            <text:p>309,944</text:p>
          </table:table-cell>
          <table:table-cell table:number-columns-repeated="16377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207.334" table:style-name="ce1">
            <text:p>207,334</text:p>
          </table:table-cell>
          <table:table-cell office:value-type="float" office:value="311.702" table:style-name="ce1">
            <text:p>311,702</text:p>
          </table:table-cell>
          <table:table-cell office:value-type="float" office:value="431.70600000000002" table:style-name="ce1">
            <text:p>431,706</text:p>
          </table:table-cell>
          <table:table-cell office:value-type="float" office:value="374.38400000000001" table:style-name="ce1">
            <text:p>374,384</text:p>
          </table:table-cell>
          <table:table-cell table:style-name="ce2"/>
          <table:table-cell office:value-type="float" office:value="331.28150000000005" table:formula="of:=AVERAGE([.B20:.E20])" table:style-name="ce1">
            <text:p>331,2815</text:p>
          </table:table-cell>
          <table:table-cell table:number-columns-repeated="16377"/>
        </table:table-row>
        <table:table-row table:style-name="ro1">
          <table:table-cell office:value-type="float" office:value="9500" table:style-name="ce1">
            <text:p>9500</text:p>
          </table:table-cell>
          <table:table-cell office:value-type="float" office:value="191.16399999999999" table:style-name="ce1">
            <text:p>191,164</text:p>
          </table:table-cell>
          <table:table-cell office:value-type="float" office:value="305.726" table:style-name="ce1">
            <text:p>305,726</text:p>
          </table:table-cell>
          <table:table-cell office:value-type="float" office:value="517.15599999999995" table:style-name="ce1">
            <text:p>517,156</text:p>
          </table:table-cell>
          <table:table-cell office:value-type="float" office:value="410.72" table:style-name="ce1">
            <text:p>410,72</text:p>
          </table:table-cell>
          <table:table-cell table:style-name="ce2"/>
          <table:table-cell office:value-type="float" office:value="356.19150000000002" table:formula="of:=AVERAGE([.B21:.E21])" table:style-name="ce1">
            <text:p>356,1915</text:p>
          </table:table-cell>
          <table:table-cell table:number-columns-repeated="16377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242.39" table:style-name="ce1">
            <text:p>242,39</text:p>
          </table:table-cell>
          <table:table-cell office:value-type="float" office:value="339.61200000000002" table:style-name="ce1">
            <text:p>339,612</text:p>
          </table:table-cell>
          <table:table-cell office:value-type="float" office:value="587.91999999999996" table:style-name="ce1">
            <text:p>587,92</text:p>
          </table:table-cell>
          <table:table-cell office:value-type="float" office:value="370.96800000000002" table:style-name="ce1">
            <text:p>370,968</text:p>
          </table:table-cell>
          <table:table-cell table:style-name="ce2"/>
          <table:table-cell office:value-type="float" office:value="385.22250000000003" table:formula="of:=AVERAGE([.B22:.E22])" table:style-name="ce1">
            <text:p>385,2225</text:p>
          </table:table-cell>
          <table:table-cell table:number-columns-repeated="16377"/>
        </table:table-row>
        <table:table-row table:style-name="ro1">
          <table:table-cell office:value-type="float" office:value="10500" table:style-name="ce1">
            <text:p>10500</text:p>
          </table:table-cell>
          <table:table-cell office:value-type="float" office:value="257.42599999999999" table:style-name="ce1">
            <text:p>257,426</text:p>
          </table:table-cell>
          <table:table-cell office:value-type="float" office:value="331.45800000000003" table:style-name="ce1">
            <text:p>331,458</text:p>
          </table:table-cell>
          <table:table-cell office:value-type="float" office:value="463.55599999999998" table:style-name="ce1">
            <text:p>463,556</text:p>
          </table:table-cell>
          <table:table-cell office:value-type="float" office:value="414.25799999999998" table:style-name="ce1">
            <text:p>414,258</text:p>
          </table:table-cell>
          <table:table-cell table:style-name="ce2"/>
          <table:table-cell office:value-type="float" office:value="366.67450000000002" table:formula="of:=AVERAGE([.B23:.E23])" table:style-name="ce1">
            <text:p>366,6745</text:p>
          </table:table-cell>
          <table:table-cell table:number-columns-repeated="16377"/>
        </table:table-row>
        <table:table-row table:style-name="ro1">
          <table:table-cell office:value-type="float" office:value="11000" table:style-name="ce1">
            <text:p>11000</text:p>
          </table:table-cell>
          <table:table-cell office:value-type="float" office:value="261.084" table:style-name="ce1">
            <text:p>261,084</text:p>
          </table:table-cell>
          <table:table-cell office:value-type="float" office:value="333.00400000000002" table:style-name="ce1">
            <text:p>333,004</text:p>
          </table:table-cell>
          <table:table-cell office:value-type="float" office:value="357.33800000000002" table:style-name="ce1">
            <text:p>357,338</text:p>
          </table:table-cell>
          <table:table-cell office:value-type="float" office:value="416.26600000000002" table:style-name="ce1">
            <text:p>416,266</text:p>
          </table:table-cell>
          <table:table-cell table:style-name="ce2"/>
          <table:table-cell office:value-type="float" office:value="341.923" table:formula="of:=AVERAGE([.B24:.E24])" table:style-name="ce1">
            <text:p>341,923</text:p>
          </table:table-cell>
          <table:table-cell table:number-columns-repeated="16377"/>
        </table:table-row>
        <table:table-row table:style-name="ro1">
          <table:table-cell office:value-type="float" office:value="11500" table:style-name="ce1">
            <text:p>11500</text:p>
          </table:table-cell>
          <table:table-cell office:value-type="float" office:value="229.84200000000001" table:style-name="ce1">
            <text:p>229,842</text:p>
          </table:table-cell>
          <table:table-cell office:value-type="float" office:value="373.654" table:style-name="ce1">
            <text:p>373,654</text:p>
          </table:table-cell>
          <table:table-cell office:value-type="float" office:value="335.1" table:style-name="ce1">
            <text:p>335,1</text:p>
          </table:table-cell>
          <table:table-cell office:value-type="float" office:value="409.47199999999998" table:style-name="ce1">
            <text:p>409,472</text:p>
          </table:table-cell>
          <table:table-cell table:style-name="ce2"/>
          <table:table-cell office:value-type="float" office:value="337.017" table:formula="of:=AVERAGE([.B25:.E25])" table:style-name="ce1">
            <text:p>337,017</text:p>
          </table:table-cell>
          <table:table-cell table:number-columns-repeated="16377"/>
        </table:table-row>
        <table:table-row table:style-name="ro1">
          <table:table-cell office:value-type="float" office:value="12000" table:style-name="ce1">
            <text:p>12000</text:p>
          </table:table-cell>
          <table:table-cell office:value-type="float" office:value="248.11" table:style-name="ce1">
            <text:p>248,11</text:p>
          </table:table-cell>
          <table:table-cell office:value-type="float" office:value="377.27" table:style-name="ce1">
            <text:p>377,27</text:p>
          </table:table-cell>
          <table:table-cell office:value-type="float" office:value="330.51" table:style-name="ce1">
            <text:p>330,51</text:p>
          </table:table-cell>
          <table:table-cell office:value-type="float" office:value="393.91" table:style-name="ce1">
            <text:p>393,91</text:p>
          </table:table-cell>
          <table:table-cell table:style-name="ce2"/>
          <table:table-cell office:value-type="float" office:value="337.45" table:formula="of:=AVERAGE([.B26:.E26])" table:style-name="ce1">
            <text:p>337,45</text:p>
          </table:table-cell>
          <table:table-cell table:number-columns-repeated="16377"/>
        </table:table-row>
        <table:table-row table:style-name="ro1">
          <table:table-cell office:value-type="float" office:value="12500" table:style-name="ce1">
            <text:p>12500</text:p>
          </table:table-cell>
          <table:table-cell office:value-type="float" office:value="246.03" table:style-name="ce1">
            <text:p>246,03</text:p>
          </table:table-cell>
          <table:table-cell office:value-type="float" office:value="389.54199999999997" table:style-name="ce1">
            <text:p>389,542</text:p>
          </table:table-cell>
          <table:table-cell office:value-type="float" office:value="329.93400000000003" table:style-name="ce1">
            <text:p>329,934</text:p>
          </table:table-cell>
          <table:table-cell office:value-type="float" office:value="378.35" table:style-name="ce1">
            <text:p>378,35</text:p>
          </table:table-cell>
          <table:table-cell table:style-name="ce2"/>
          <table:table-cell office:value-type="float" office:value="335.96400000000006" table:formula="of:=AVERAGE([.B27:.E27])" table:style-name="ce1">
            <text:p>335,964</text:p>
          </table:table-cell>
          <table:table-cell table:number-columns-repeated="16377"/>
        </table:table-row>
        <table:table-row table:style-name="ro1">
          <table:table-cell office:value-type="float" office:value="13000" table:style-name="ce1">
            <text:p>13000</text:p>
          </table:table-cell>
          <table:table-cell office:value-type="float" office:value="244.58199999999999" table:style-name="ce1">
            <text:p>244,582</text:p>
          </table:table-cell>
          <table:table-cell office:value-type="float" office:value="433.16" table:style-name="ce1">
            <text:p>433,16</text:p>
          </table:table-cell>
          <table:table-cell office:value-type="float" office:value="345.78399999999999" table:style-name="ce1">
            <text:p>345,784</text:p>
          </table:table-cell>
          <table:table-cell office:value-type="float" office:value="395.928" table:style-name="ce1">
            <text:p>395,928</text:p>
          </table:table-cell>
          <table:table-cell table:style-name="ce2"/>
          <table:table-cell office:value-type="float" office:value="354.86349999999999" table:formula="of:=AVERAGE([.B28:.E28])" table:style-name="ce1">
            <text:p>354,8635</text:p>
          </table:table-cell>
          <table:table-cell table:number-columns-repeated="16377"/>
        </table:table-row>
        <table:table-row table:style-name="ro1">
          <table:table-cell office:value-type="float" office:value="13500" table:style-name="ce1">
            <text:p>13500</text:p>
          </table:table-cell>
          <table:table-cell office:value-type="float" office:value="253.00200000000001" table:style-name="ce1">
            <text:p>253,002</text:p>
          </table:table-cell>
          <table:table-cell office:value-type="float" office:value="561.79200000000003" table:style-name="ce1">
            <text:p>561,792</text:p>
          </table:table-cell>
          <table:table-cell office:value-type="float" office:value="377.334" table:style-name="ce1">
            <text:p>377,334</text:p>
          </table:table-cell>
          <table:table-cell office:value-type="float" office:value="354.49" table:style-name="ce1">
            <text:p>354,49</text:p>
          </table:table-cell>
          <table:table-cell table:style-name="ce2"/>
          <table:table-cell office:value-type="float" office:value="386.65450000000004" table:formula="of:=AVERAGE([.B29:.E29])" table:style-name="ce1">
            <text:p>386,6545</text:p>
          </table:table-cell>
          <table:table-cell table:number-columns-repeated="16377"/>
        </table:table-row>
        <table:table-row table:style-name="ro1">
          <table:table-cell office:value-type="float" office:value="14000" table:style-name="ce1">
            <text:p>14000</text:p>
          </table:table-cell>
          <table:table-cell office:value-type="float" office:value="269.642" table:style-name="ce1">
            <text:p>269,642</text:p>
          </table:table-cell>
          <table:table-cell office:value-type="float" office:value="618.98" table:style-name="ce1">
            <text:p>618,98</text:p>
          </table:table-cell>
          <table:table-cell office:value-type="float" office:value="373.44799999999998" table:style-name="ce1">
            <text:p>373,448</text:p>
          </table:table-cell>
          <table:table-cell office:value-type="float" office:value="361.56400000000002" table:style-name="ce1">
            <text:p>361,564</text:p>
          </table:table-cell>
          <table:table-cell table:style-name="ce2"/>
          <table:table-cell office:value-type="float" office:value="405.90850000000006" table:formula="of:=AVERAGE([.B30:.E30])" table:style-name="ce1">
            <text:p>405,9085</text:p>
          </table:table-cell>
          <table:table-cell table:number-columns-repeated="16377"/>
        </table:table-row>
        <table:table-row table:style-name="ro1">
          <table:table-cell office:value-type="float" office:value="14500" table:style-name="ce1">
            <text:p>14500</text:p>
          </table:table-cell>
          <table:table-cell office:value-type="float" office:value="260.02600000000001" table:style-name="ce1">
            <text:p>260,026</text:p>
          </table:table-cell>
          <table:table-cell office:value-type="float" office:value="675.53399999999999" table:style-name="ce1">
            <text:p>675,534</text:p>
          </table:table-cell>
          <table:table-cell office:value-type="float" office:value="354.012" table:style-name="ce1">
            <text:p>354,012</text:p>
          </table:table-cell>
          <table:table-cell office:value-type="float" office:value="395.834" table:style-name="ce1">
            <text:p>395,834</text:p>
          </table:table-cell>
          <table:table-cell table:style-name="ce2"/>
          <table:table-cell office:value-type="float" office:value="421.35149999999999" table:formula="of:=AVERAGE([.B31:.E31])" table:style-name="ce1">
            <text:p>421,3515</text:p>
          </table:table-cell>
          <table:table-cell table:number-columns-repeated="16377"/>
        </table:table-row>
        <table:table-row table:style-name="ro1">
          <table:table-cell office:value-type="float" office:value="15000" table:style-name="ce1">
            <text:p>15000</text:p>
          </table:table-cell>
          <table:table-cell office:value-type="float" office:value="284.24" table:style-name="ce1">
            <text:p>284,24</text:p>
          </table:table-cell>
          <table:table-cell office:value-type="float" office:value="691.67399999999998" table:style-name="ce1">
            <text:p>691,674</text:p>
          </table:table-cell>
          <table:table-cell office:value-type="float" office:value="407.05599999999998" table:style-name="ce1">
            <text:p>407,056</text:p>
          </table:table-cell>
          <table:table-cell office:value-type="float" office:value="433.40800000000002" table:style-name="ce1">
            <text:p>433,408</text:p>
          </table:table-cell>
          <table:table-cell table:style-name="ce2"/>
          <table:table-cell office:value-type="float" office:value="454.09450000000004" table:formula="of:=AVERAGE([.B32:.E32])" table:style-name="ce1">
            <text:p>454,0945</text:p>
          </table:table-cell>
          <table:table-cell table:number-columns-repeated="16377"/>
        </table:table-row>
        <table:table-row table:style-name="ro1">
          <table:table-cell office:value-type="float" office:value="15500" table:style-name="ce1">
            <text:p>15500</text:p>
          </table:table-cell>
          <table:table-cell office:value-type="float" office:value="267.62200000000001" table:style-name="ce1">
            <text:p>267,622</text:p>
          </table:table-cell>
          <table:table-cell office:value-type="float" office:value="692.91600000000005" table:style-name="ce1">
            <text:p>692,916</text:p>
          </table:table-cell>
          <table:table-cell office:value-type="float" office:value="388.73599999999999" table:style-name="ce1">
            <text:p>388,736</text:p>
          </table:table-cell>
          <table:table-cell office:value-type="float" office:value="468.786" table:style-name="ce1">
            <text:p>468,786</text:p>
          </table:table-cell>
          <table:table-cell table:style-name="ce2"/>
          <table:table-cell office:value-type="float" office:value="454.51499999999999" table:formula="of:=AVERAGE([.B33:.E33])" table:style-name="ce1">
            <text:p>454,515</text:p>
          </table:table-cell>
          <table:table-cell table:number-columns-repeated="16377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290.7" table:style-name="ce1">
            <text:p>290,7</text:p>
          </table:table-cell>
          <table:table-cell office:value-type="float" office:value="729.38199999999995" table:style-name="ce1">
            <text:p>729,382</text:p>
          </table:table-cell>
          <table:table-cell office:value-type="float" office:value="375.63600000000002" table:style-name="ce1">
            <text:p>375,636</text:p>
          </table:table-cell>
          <table:table-cell office:value-type="float" office:value="447.6" table:style-name="ce1">
            <text:p>447,6</text:p>
          </table:table-cell>
          <table:table-cell table:style-name="ce2"/>
          <table:table-cell office:value-type="float" office:value="460.82949999999994" table:formula="of:=AVERAGE([.B34:.E34])" table:style-name="ce1">
            <text:p>460,8295</text:p>
          </table:table-cell>
          <table:table-cell table:number-columns-repeated="16377"/>
        </table:table-row>
        <table:table-row table:style-name="ro1">
          <table:table-cell office:value-type="float" office:value="16500" table:style-name="ce1">
            <text:p>16500</text:p>
          </table:table-cell>
          <table:table-cell office:value-type="float" office:value="300.31400000000002" table:style-name="ce1">
            <text:p>300,314</text:p>
          </table:table-cell>
          <table:table-cell office:value-type="float" office:value="824.37199999999996" table:style-name="ce1">
            <text:p>824,372</text:p>
          </table:table-cell>
          <table:table-cell office:value-type="float" office:value="369.91" table:style-name="ce1">
            <text:p>369,91</text:p>
          </table:table-cell>
          <table:table-cell office:value-type="float" office:value="447.142" table:style-name="ce1">
            <text:p>447,142</text:p>
          </table:table-cell>
          <table:table-cell table:style-name="ce2"/>
          <table:table-cell office:value-type="float" office:value="485.43450000000001" table:formula="of:=AVERAGE([.B35:.E35])" table:style-name="ce1">
            <text:p>485,4345</text:p>
          </table:table-cell>
          <table:table-cell table:number-columns-repeated="16377"/>
        </table:table-row>
        <table:table-row table:style-name="ro1">
          <table:table-cell office:value-type="float" office:value="17000" table:style-name="ce1">
            <text:p>17000</text:p>
          </table:table-cell>
          <table:table-cell office:value-type="float" office:value="293.54199999999997" table:style-name="ce1">
            <text:p>293,542</text:p>
          </table:table-cell>
          <table:table-cell office:value-type="float" office:value="756.45799999999997" table:style-name="ce1">
            <text:p>756,458</text:p>
          </table:table-cell>
          <table:table-cell office:value-type="float" office:value="381.61" table:style-name="ce1">
            <text:p>381,61</text:p>
          </table:table-cell>
          <table:table-cell office:value-type="float" office:value="565.59" table:style-name="ce1">
            <text:p>565,59</text:p>
          </table:table-cell>
          <table:table-cell table:style-name="ce2"/>
          <table:table-cell office:value-type="float" office:value="499.30000000000007" table:formula="of:=AVERAGE([.B36:.E36])" table:style-name="ce1">
            <text:p>499,3</text:p>
          </table:table-cell>
          <table:table-cell table:number-columns-repeated="16377"/>
        </table:table-row>
        <table:table-row table:style-name="ro1">
          <table:table-cell office:value-type="float" office:value="17500" table:style-name="ce1">
            <text:p>17500</text:p>
          </table:table-cell>
          <table:table-cell office:value-type="float" office:value="292.37400000000002" table:style-name="ce1">
            <text:p>292,374</text:p>
          </table:table-cell>
          <table:table-cell office:value-type="float" office:value="752.08" table:style-name="ce1">
            <text:p>752,08</text:p>
          </table:table-cell>
          <table:table-cell office:value-type="float" office:value="358.34800000000001" table:style-name="ce1">
            <text:p>358,348</text:p>
          </table:table-cell>
          <table:table-cell office:value-type="float" office:value="565.66600000000005" table:style-name="ce1">
            <text:p>565,666</text:p>
          </table:table-cell>
          <table:table-cell table:style-name="ce2"/>
          <table:table-cell office:value-type="float" office:value="492.11700000000008" table:formula="of:=AVERAGE([.B37:.E37])" table:style-name="ce1">
            <text:p>492,117</text:p>
          </table:table-cell>
          <table:table-cell table:number-columns-repeated="16377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323.33999999999997" table:style-name="ce1">
            <text:p>323,34</text:p>
          </table:table-cell>
          <table:table-cell office:value-type="float" office:value="696.55600000000004" table:style-name="ce1">
            <text:p>696,556</text:p>
          </table:table-cell>
          <table:table-cell office:value-type="float" office:value="382.83" table:style-name="ce1">
            <text:p>382,83</text:p>
          </table:table-cell>
          <table:table-cell office:value-type="float" office:value="593.096" table:style-name="ce1">
            <text:p>593,096</text:p>
          </table:table-cell>
          <table:table-cell table:style-name="ce2"/>
          <table:table-cell office:value-type="float" office:value="498.95549999999997" table:formula="of:=AVERAGE([.B38:.E38])" table:style-name="ce1">
            <text:p>498,9555</text:p>
          </table:table-cell>
          <table:table-cell table:number-columns-repeated="16377"/>
        </table:table-row>
        <table:table-row table:style-name="ro1">
          <table:table-cell office:value-type="float" office:value="18500" table:style-name="ce1">
            <text:p>18500</text:p>
          </table:table-cell>
          <table:table-cell office:value-type="float" office:value="319.14" table:style-name="ce1">
            <text:p>319,14</text:p>
          </table:table-cell>
          <table:table-cell office:value-type="float" office:value="736.71199999999999" table:style-name="ce1">
            <text:p>736,712</text:p>
          </table:table-cell>
          <table:table-cell office:value-type="float" office:value="387.68200000000002" table:style-name="ce1">
            <text:p>387,682</text:p>
          </table:table-cell>
          <table:table-cell office:value-type="float" office:value="527.04" table:style-name="ce1">
            <text:p>527,04</text:p>
          </table:table-cell>
          <table:table-cell table:style-name="ce2"/>
          <table:table-cell office:value-type="float" office:value="492.64349999999996" table:formula="of:=AVERAGE([.B39:.E39])" table:style-name="ce1">
            <text:p>492,6435</text:p>
          </table:table-cell>
          <table:table-cell table:number-columns-repeated="16377"/>
        </table:table-row>
        <table:table-row table:style-name="ro1">
          <table:table-cell office:value-type="float" office:value="19000" table:style-name="ce1">
            <text:p>19000</text:p>
          </table:table-cell>
          <table:table-cell office:value-type="float" office:value="343.23599999999999" table:style-name="ce1">
            <text:p>343,236</text:p>
          </table:table-cell>
          <table:table-cell office:value-type="float" office:value="716.39800000000002" table:style-name="ce1">
            <text:p>716,398</text:p>
          </table:table-cell>
          <table:table-cell office:value-type="float" office:value="404.76799999999997" table:style-name="ce1">
            <text:p>404,768</text:p>
          </table:table-cell>
          <table:table-cell office:value-type="float" office:value="604.66200000000003" table:style-name="ce1">
            <text:p>604,662</text:p>
          </table:table-cell>
          <table:table-cell table:style-name="ce2"/>
          <table:table-cell office:value-type="float" office:value="517.26600000000008" table:formula="of:=AVERAGE([.B40:.E40])" table:style-name="ce1">
            <text:p>517,266</text:p>
          </table:table-cell>
          <table:table-cell table:number-columns-repeated="16377"/>
        </table:table-row>
        <table:table-row table:style-name="ro1">
          <table:table-cell office:value-type="float" office:value="19500" table:style-name="ce1">
            <text:p>19500</text:p>
          </table:table-cell>
          <table:table-cell office:value-type="float" office:value="344.35599999999999" table:style-name="ce1">
            <text:p>344,356</text:p>
          </table:table-cell>
          <table:table-cell office:value-type="float" office:value="752.37199999999996" table:style-name="ce1">
            <text:p>752,372</text:p>
          </table:table-cell>
          <table:table-cell office:value-type="float" office:value="419.41" table:style-name="ce1">
            <text:p>419,41</text:p>
          </table:table-cell>
          <table:table-cell office:value-type="float" office:value="690.80799999999999" table:style-name="ce1">
            <text:p>690,808</text:p>
          </table:table-cell>
          <table:table-cell table:style-name="ce2"/>
          <table:table-cell office:value-type="float" office:value="551.73649999999998" table:formula="of:=AVERAGE([.B41:.E41])" table:style-name="ce1">
            <text:p>551,7365</text:p>
          </table:table-cell>
          <table:table-cell table:number-columns-repeated="16377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376.40800000000002" table:style-name="ce1">
            <text:p>376,408</text:p>
          </table:table-cell>
          <table:table-cell office:value-type="float" office:value="883.55200000000002" table:style-name="ce1">
            <text:p>883,552</text:p>
          </table:table-cell>
          <table:table-cell office:value-type="float" office:value="400.702" table:style-name="ce1">
            <text:p>400,702</text:p>
          </table:table-cell>
          <table:table-cell office:value-type="float" office:value="630.76599999999996" table:style-name="ce1">
            <text:p>630,766</text:p>
          </table:table-cell>
          <table:table-cell table:style-name="ce2"/>
          <table:table-cell office:value-type="float" office:value="572.85699999999997" table:formula="of:=AVERAGE([.B42:.E42])" table:style-name="ce1">
            <text:p>572,857</text:p>
          </table:table-cell>
          <table:table-cell table:number-columns-repeated="16377"/>
        </table:table-row>
        <table:table-row table:style-name="ro1">
          <table:table-cell office:value-type="float" office:value="20500" table:style-name="ce1">
            <text:p>20500</text:p>
          </table:table-cell>
          <table:table-cell office:value-type="float" office:value="436.61200000000002" table:style-name="ce1">
            <text:p>436,612</text:p>
          </table:table-cell>
          <table:table-cell office:value-type="float" office:value="793.37599999999998" table:style-name="ce1">
            <text:p>793,376</text:p>
          </table:table-cell>
          <table:table-cell office:value-type="float" office:value="379.23200000000003" table:style-name="ce1">
            <text:p>379,232</text:p>
          </table:table-cell>
          <table:table-cell office:value-type="float" office:value="564.89200000000005" table:style-name="ce1">
            <text:p>564,892</text:p>
          </table:table-cell>
          <table:table-cell table:style-name="ce2"/>
          <table:table-cell office:value-type="float" office:value="543.52800000000002" table:formula="of:=AVERAGE([.B43:.E43])" table:style-name="ce1">
            <text:p>543,528</text:p>
          </table:table-cell>
          <table:table-cell table:number-columns-repeated="16377"/>
        </table:table-row>
        <table:table-row table:style-name="ro1">
          <table:table-cell office:value-type="float" office:value="21000" table:style-name="ce1">
            <text:p>21000</text:p>
          </table:table-cell>
          <table:table-cell office:value-type="float" office:value="430.35599999999999" table:style-name="ce1">
            <text:p>430,356</text:p>
          </table:table-cell>
          <table:table-cell office:value-type="float" office:value="805.25599999999997" table:style-name="ce1">
            <text:p>805,256</text:p>
          </table:table-cell>
          <table:table-cell office:value-type="float" office:value="382.81799999999998" table:style-name="ce1">
            <text:p>382,818</text:p>
          </table:table-cell>
          <table:table-cell office:value-type="float" office:value="637.79999999999995" table:style-name="ce1">
            <text:p>637,8</text:p>
          </table:table-cell>
          <table:table-cell table:style-name="ce2"/>
          <table:table-cell office:value-type="float" office:value="564.0575" table:formula="of:=AVERAGE([.B44:.E44])" table:style-name="ce1">
            <text:p>564,0575</text:p>
          </table:table-cell>
          <table:table-cell table:number-columns-repeated="16377"/>
        </table:table-row>
        <table:table-row table:style-name="ro1">
          <table:table-cell office:value-type="float" office:value="21500" table:style-name="ce1">
            <text:p>21500</text:p>
          </table:table-cell>
          <table:table-cell office:value-type="float" office:value="446.858" table:style-name="ce1">
            <text:p>446,858</text:p>
          </table:table-cell>
          <table:table-cell office:value-type="float" office:value="808.86800000000005" table:style-name="ce1">
            <text:p>808,868</text:p>
          </table:table-cell>
          <table:table-cell office:value-type="float" office:value="423.95400000000001" table:style-name="ce1">
            <text:p>423,954</text:p>
          </table:table-cell>
          <table:table-cell office:value-type="float" office:value="618.98" table:style-name="ce1">
            <text:p>618,98</text:p>
          </table:table-cell>
          <table:table-cell table:style-name="ce2"/>
          <table:table-cell office:value-type="float" office:value="574.66499999999996" table:formula="of:=AVERAGE([.B45:.E45])" table:style-name="ce1">
            <text:p>574,665</text:p>
          </table:table-cell>
          <table:table-cell table:number-columns-repeated="16377"/>
        </table:table-row>
        <table:table-row table:style-name="ro1">
          <table:table-cell office:value-type="float" office:value="22000" table:style-name="ce1">
            <text:p>22000</text:p>
          </table:table-cell>
          <table:table-cell office:value-type="float" office:value="423.80200000000002" table:style-name="ce1">
            <text:p>423,802</text:p>
          </table:table-cell>
          <table:table-cell office:value-type="float" office:value="819.15800000000002" table:style-name="ce1">
            <text:p>819,158</text:p>
          </table:table-cell>
          <table:table-cell office:value-type="float" office:value="445.56" table:style-name="ce1">
            <text:p>445,56</text:p>
          </table:table-cell>
          <table:table-cell office:value-type="float" office:value="695.03" table:style-name="ce1">
            <text:p>695,03</text:p>
          </table:table-cell>
          <table:table-cell table:style-name="ce2"/>
          <table:table-cell office:value-type="float" office:value="595.88750000000005" table:formula="of:=AVERAGE([.B46:.E46])" table:style-name="ce1">
            <text:p>595,8875</text:p>
          </table:table-cell>
          <table:table-cell table:number-columns-repeated="16377"/>
        </table:table-row>
        <table:table-row table:style-name="ro1">
          <table:table-cell office:value-type="float" office:value="22500" table:style-name="ce1">
            <text:p>22500</text:p>
          </table:table-cell>
          <table:table-cell office:value-type="float" office:value="450.36399999999998" table:style-name="ce1">
            <text:p>450,364</text:p>
          </table:table-cell>
          <table:table-cell office:value-type="float" office:value="821.56200000000001" table:style-name="ce1">
            <text:p>821,562</text:p>
          </table:table-cell>
          <table:table-cell office:value-type="float" office:value="440.24599999999998" table:style-name="ce1">
            <text:p>440,246</text:p>
          </table:table-cell>
          <table:table-cell office:value-type="float" office:value="609.86599999999999" table:style-name="ce1">
            <text:p>609,866</text:p>
          </table:table-cell>
          <table:table-cell table:style-name="ce2"/>
          <table:table-cell office:value-type="float" office:value="580.5095" table:formula="of:=AVERAGE([.B47:.E47])" table:style-name="ce1">
            <text:p>580,5095</text:p>
          </table:table-cell>
          <table:table-cell table:number-columns-repeated="16377"/>
        </table:table-row>
        <table:table-row table:style-name="ro1">
          <table:table-cell office:value-type="float" office:value="23000" table:style-name="ce1">
            <text:p>23000</text:p>
          </table:table-cell>
          <table:table-cell office:value-type="float" office:value="429.05399999999997" table:style-name="ce1">
            <text:p>429,054</text:p>
          </table:table-cell>
          <table:table-cell office:value-type="float" office:value="726.41" table:style-name="ce1">
            <text:p>726,41</text:p>
          </table:table-cell>
          <table:table-cell office:value-type="float" office:value="434.31599999999997" table:style-name="ce1">
            <text:p>434,316</text:p>
          </table:table-cell>
          <table:table-cell office:value-type="float" office:value="732.43799999999999" table:style-name="ce1">
            <text:p>732,438</text:p>
          </table:table-cell>
          <table:table-cell table:style-name="ce2"/>
          <table:table-cell office:value-type="float" office:value="580.55449999999996" table:formula="of:=AVERAGE([.B48:.E48])" table:style-name="ce1">
            <text:p>580,5545</text:p>
          </table:table-cell>
          <table:table-cell table:number-columns-repeated="16377"/>
        </table:table-row>
        <table:table-row table:style-name="ro1">
          <table:table-cell office:value-type="float" office:value="23500" table:style-name="ce1">
            <text:p>23500</text:p>
          </table:table-cell>
          <table:table-cell office:value-type="float" office:value="437.28199999999998" table:style-name="ce1">
            <text:p>437,282</text:p>
          </table:table-cell>
          <table:table-cell office:value-type="float" office:value="725.13800000000003" table:style-name="ce1">
            <text:p>725,138</text:p>
          </table:table-cell>
          <table:table-cell office:value-type="float" office:value="404.44" table:style-name="ce1">
            <text:p>404,44</text:p>
          </table:table-cell>
          <table:table-cell office:value-type="float" office:value="868.74" table:style-name="ce1">
            <text:p>868,74</text:p>
          </table:table-cell>
          <table:table-cell table:style-name="ce2"/>
          <table:table-cell office:value-type="float" office:value="608.90000000000009" table:formula="of:=AVERAGE([.B49:.E49])" table:style-name="ce1">
            <text:p>608,9</text:p>
          </table:table-cell>
          <table:table-cell table:number-columns-repeated="16377"/>
        </table:table-row>
        <table:table-row table:style-name="ro1">
          <table:table-cell office:value-type="float" office:value="24000" table:style-name="ce1">
            <text:p>24000</text:p>
          </table:table-cell>
          <table:table-cell office:value-type="float" office:value="436.38799999999998" table:style-name="ce1">
            <text:p>436,388</text:p>
          </table:table-cell>
          <table:table-cell office:value-type="float" office:value="772.27" table:style-name="ce1">
            <text:p>772,27</text:p>
          </table:table-cell>
          <table:table-cell office:value-type="float" office:value="422.512" table:style-name="ce1">
            <text:p>422,512</text:p>
          </table:table-cell>
          <table:table-cell office:value-type="float" office:value="914.29200000000003" table:style-name="ce1">
            <text:p>914,292</text:p>
          </table:table-cell>
          <table:table-cell table:style-name="ce2"/>
          <table:table-cell office:value-type="float" office:value="636.3655" table:formula="of:=AVERAGE([.B50:.E50])" table:style-name="ce1">
            <text:p>636,3655</text:p>
          </table:table-cell>
          <table:table-cell table:number-columns-repeated="16377"/>
        </table:table-row>
        <table:table-row table:style-name="ro1">
          <table:table-cell office:value-type="float" office:value="24500" table:style-name="ce1">
            <text:p>24500</text:p>
          </table:table-cell>
          <table:table-cell office:value-type="float" office:value="479.24" table:style-name="ce1">
            <text:p>479,24</text:p>
          </table:table-cell>
          <table:table-cell office:value-type="float" office:value="779.75599999999997" table:style-name="ce1">
            <text:p>779,756</text:p>
          </table:table-cell>
          <table:table-cell office:value-type="float" office:value="367.25400000000002" table:style-name="ce1">
            <text:p>367,254</text:p>
          </table:table-cell>
          <table:table-cell office:value-type="float" office:value="664.78" table:style-name="ce1">
            <text:p>664,78</text:p>
          </table:table-cell>
          <table:table-cell table:style-name="ce2"/>
          <table:table-cell office:value-type="float" office:value="572.75749999999994" table:formula="of:=AVERAGE([.B51:.E51])" table:style-name="ce1">
            <text:p>572,7575</text:p>
          </table:table-cell>
          <table:table-cell table:number-columns-repeated="16377"/>
        </table:table-row>
        <table:table-row table:style-name="ro1">
          <table:table-cell office:value-type="float" office:value="25000" table:style-name="ce1">
            <text:p>25000</text:p>
          </table:table-cell>
          <table:table-cell office:value-type="float" office:value="412.89600000000002" table:style-name="ce1">
            <text:p>412,896</text:p>
          </table:table-cell>
          <table:table-cell office:value-type="float" office:value="765.548" table:style-name="ce1">
            <text:p>765,548</text:p>
          </table:table-cell>
          <table:table-cell office:value-type="float" office:value="367.49799999999999" table:style-name="ce1">
            <text:p>367,498</text:p>
          </table:table-cell>
          <table:table-cell office:value-type="float" office:value="687.14800000000002" table:style-name="ce1">
            <text:p>687,148</text:p>
          </table:table-cell>
          <table:table-cell table:style-name="ce2"/>
          <table:table-cell office:value-type="float" office:value="558.27250000000004" table:formula="of:=AVERAGE([.B52:.E52])" table:style-name="ce1">
            <text:p>558,2725</text:p>
          </table:table-cell>
          <table:table-cell table:number-columns-repeated="16377"/>
        </table:table-row>
        <table:table-row table:style-name="ro1">
          <table:table-cell office:value-type="float" office:value="25500" table:style-name="ce1">
            <text:p>25500</text:p>
          </table:table-cell>
          <table:table-cell office:value-type="float" office:value="396.13200000000001" table:style-name="ce1">
            <text:p>396,132</text:p>
          </table:table-cell>
          <table:table-cell office:value-type="float" office:value="750.67399999999998" table:style-name="ce1">
            <text:p>750,674</text:p>
          </table:table-cell>
          <table:table-cell office:value-type="float" office:value="345.85399999999998" table:style-name="ce1">
            <text:p>345,854</text:p>
          </table:table-cell>
          <table:table-cell office:value-type="float" office:value="617.63" table:style-name="ce1">
            <text:p>617,63</text:p>
          </table:table-cell>
          <table:table-cell table:style-name="ce2"/>
          <table:table-cell office:value-type="float" office:value="527.57249999999999" table:formula="of:=AVERAGE([.B53:.E53])" table:style-name="ce1">
            <text:p>527,5725</text:p>
          </table:table-cell>
          <table:table-cell table:number-columns-repeated="16377"/>
        </table:table-row>
        <table:table-row table:style-name="ro1">
          <table:table-cell office:value-type="float" office:value="26000" table:style-name="ce1">
            <text:p>26000</text:p>
          </table:table-cell>
          <table:table-cell office:value-type="float" office:value="398.858" table:style-name="ce1">
            <text:p>398,858</text:p>
          </table:table-cell>
          <table:table-cell office:value-type="float" office:value="719.48199999999997" table:style-name="ce1">
            <text:p>719,482</text:p>
          </table:table-cell>
          <table:table-cell office:value-type="float" office:value="352.28399999999999" table:style-name="ce1">
            <text:p>352,284</text:p>
          </table:table-cell>
          <table:table-cell office:value-type="float" office:value="709.28800000000001" table:style-name="ce1">
            <text:p>709,288</text:p>
          </table:table-cell>
          <table:table-cell table:style-name="ce2"/>
          <table:table-cell office:value-type="float" office:value="544.97799999999995" table:formula="of:=AVERAGE([.B54:.E54])" table:style-name="ce1">
            <text:p>544,978</text:p>
          </table:table-cell>
          <table:table-cell table:number-columns-repeated="16377"/>
        </table:table-row>
        <table:table-row table:style-name="ro1">
          <table:table-cell office:value-type="float" office:value="26500" table:style-name="ce1">
            <text:p>26500</text:p>
          </table:table-cell>
          <table:table-cell office:value-type="float" office:value="361.31599999999997" table:style-name="ce1">
            <text:p>361,316</text:p>
          </table:table-cell>
          <table:table-cell office:value-type="float" office:value="672.09799999999996" table:style-name="ce1">
            <text:p>672,098</text:p>
          </table:table-cell>
          <table:table-cell office:value-type="float" office:value="331.29599999999999" table:style-name="ce1">
            <text:p>331,296</text:p>
          </table:table-cell>
          <table:table-cell office:value-type="float" office:value="756.37199999999996" table:style-name="ce1">
            <text:p>756,372</text:p>
          </table:table-cell>
          <table:table-cell table:style-name="ce2"/>
          <table:table-cell office:value-type="float" office:value="530.27049999999997" table:formula="of:=AVERAGE([.B55:.E55])" table:style-name="ce1">
            <text:p>530,2705</text:p>
          </table:table-cell>
          <table:table-cell table:number-columns-repeated="16377"/>
        </table:table-row>
        <table:table-row table:style-name="ro1">
          <table:table-cell office:value-type="float" office:value="27000" table:style-name="ce1">
            <text:p>27000</text:p>
          </table:table-cell>
          <table:table-cell office:value-type="float" office:value="382.81200000000001" table:style-name="ce1">
            <text:p>382,812</text:p>
          </table:table-cell>
          <table:table-cell office:value-type="float" office:value="674.18" table:style-name="ce1">
            <text:p>674,18</text:p>
          </table:table-cell>
          <table:table-cell office:value-type="float" office:value="343.43400000000003" table:style-name="ce1">
            <text:p>343,434</text:p>
          </table:table-cell>
          <table:table-cell office:value-type="float" office:value="741.14800000000002" table:style-name="ce1">
            <text:p>741,148</text:p>
          </table:table-cell>
          <table:table-cell table:style-name="ce2"/>
          <table:table-cell office:value-type="float" office:value="535.39350000000002" table:formula="of:=AVERAGE([.B56:.E56])" table:style-name="ce1">
            <text:p>535,3935</text:p>
          </table:table-cell>
          <table:table-cell table:number-columns-repeated="16377"/>
        </table:table-row>
        <table:table-row table:style-name="ro1">
          <table:table-cell office:value-type="float" office:value="27500" table:style-name="ce1">
            <text:p>27500</text:p>
          </table:table-cell>
          <table:table-cell office:value-type="float" office:value="448.12400000000002" table:style-name="ce1">
            <text:p>448,124</text:p>
          </table:table-cell>
          <table:table-cell office:value-type="float" office:value="747.69799999999998" table:style-name="ce1">
            <text:p>747,698</text:p>
          </table:table-cell>
          <table:table-cell office:value-type="float" office:value="367.37200000000001" table:style-name="ce1">
            <text:p>367,372</text:p>
          </table:table-cell>
          <table:table-cell office:value-type="float" office:value="665.40599999999995" table:style-name="ce1">
            <text:p>665,406</text:p>
          </table:table-cell>
          <table:table-cell table:style-name="ce2"/>
          <table:table-cell office:value-type="float" office:value="557.15000000000009" table:formula="of:=AVERAGE([.B57:.E57])" table:style-name="ce1">
            <text:p>557,15</text:p>
          </table:table-cell>
          <table:table-cell table:number-columns-repeated="16377"/>
        </table:table-row>
        <table:table-row table:style-name="ro1">
          <table:table-cell office:value-type="float" office:value="28000" table:style-name="ce1">
            <text:p>28000</text:p>
          </table:table-cell>
          <table:table-cell office:value-type="float" office:value="381.16399999999999" table:style-name="ce1">
            <text:p>381,164</text:p>
          </table:table-cell>
          <table:table-cell office:value-type="float" office:value="749.31" table:style-name="ce1">
            <text:p>749,31</text:p>
          </table:table-cell>
          <table:table-cell office:value-type="float" office:value="384.5" table:style-name="ce1">
            <text:p>384,5</text:p>
          </table:table-cell>
          <table:table-cell office:value-type="float" office:value="568.83000000000004" table:style-name="ce1">
            <text:p>568,83</text:p>
          </table:table-cell>
          <table:table-cell table:style-name="ce2"/>
          <table:table-cell office:value-type="float" office:value="520.95100000000002" table:formula="of:=AVERAGE([.B58:.E58])" table:style-name="ce1">
            <text:p>520,951</text:p>
          </table:table-cell>
          <table:table-cell table:number-columns-repeated="16377"/>
        </table:table-row>
        <table:table-row table:style-name="ro1">
          <table:table-cell office:value-type="float" office:value="28500" table:style-name="ce1">
            <text:p>28500</text:p>
          </table:table-cell>
          <table:table-cell office:value-type="float" office:value="390.94200000000001" table:style-name="ce1">
            <text:p>390,942</text:p>
          </table:table-cell>
          <table:table-cell office:value-type="float" office:value="797.12800000000004" table:style-name="ce1">
            <text:p>797,128</text:p>
          </table:table-cell>
          <table:table-cell office:value-type="float" office:value="390.154" table:style-name="ce1">
            <text:p>390,154</text:p>
          </table:table-cell>
          <table:table-cell office:value-type="float" office:value="520.572" table:style-name="ce1">
            <text:p>520,572</text:p>
          </table:table-cell>
          <table:table-cell table:style-name="ce2"/>
          <table:table-cell office:value-type="float" office:value="524.69900000000007" table:formula="of:=AVERAGE([.B59:.E59])" table:style-name="ce1">
            <text:p>524,699</text:p>
          </table:table-cell>
          <table:table-cell table:number-columns-repeated="16377"/>
        </table:table-row>
        <table:table-row table:style-name="ro1">
          <table:table-cell office:value-type="float" office:value="29000" table:style-name="ce1">
            <text:p>29000</text:p>
          </table:table-cell>
          <table:table-cell office:value-type="float" office:value="395.88799999999998" table:style-name="ce1">
            <text:p>395,888</text:p>
          </table:table-cell>
          <table:table-cell office:value-type="float" office:value="849.952" table:style-name="ce1">
            <text:p>849,952</text:p>
          </table:table-cell>
          <table:table-cell office:value-type="float" office:value="449.00400000000002" table:style-name="ce1">
            <text:p>449,004</text:p>
          </table:table-cell>
          <table:table-cell office:value-type="float" office:value="529.02" table:style-name="ce1">
            <text:p>529,02</text:p>
          </table:table-cell>
          <table:table-cell table:style-name="ce2"/>
          <table:table-cell office:value-type="float" office:value="555.96600000000001" table:formula="of:=AVERAGE([.B60:.E60])" table:style-name="ce1">
            <text:p>555,966</text:p>
          </table:table-cell>
          <table:table-cell table:number-columns-repeated="16377"/>
        </table:table-row>
        <table:table-row table:style-name="ro1">
          <table:table-cell office:value-type="float" office:value="29500" table:style-name="ce1">
            <text:p>29500</text:p>
          </table:table-cell>
          <table:table-cell office:value-type="float" office:value="458.57600000000002" table:style-name="ce1">
            <text:p>458,576</text:p>
          </table:table-cell>
          <table:table-cell office:value-type="float" office:value="868.14400000000001" table:style-name="ce1">
            <text:p>868,144</text:p>
          </table:table-cell>
          <table:table-cell office:value-type="float" office:value="463.99" table:style-name="ce1">
            <text:p>463,99</text:p>
          </table:table-cell>
          <table:table-cell office:value-type="float" office:value="655.56399999999996" table:style-name="ce1">
            <text:p>655,564</text:p>
          </table:table-cell>
          <table:table-cell table:style-name="ce2"/>
          <table:table-cell office:value-type="float" office:value="611.56849999999997" table:formula="of:=AVERAGE([.B61:.E61])" table:style-name="ce1">
            <text:p>611,5685</text:p>
          </table:table-cell>
          <table:table-cell table:number-columns-repeated="16377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526.61" table:style-name="ce1">
            <text:p>526,61</text:p>
          </table:table-cell>
          <table:table-cell office:value-type="float" office:value="694.40200000000004" table:style-name="ce1">
            <text:p>694,402</text:p>
          </table:table-cell>
          <table:table-cell office:value-type="float" office:value="516.41800000000001" table:style-name="ce1">
            <text:p>516,418</text:p>
          </table:table-cell>
          <table:table-cell office:value-type="float" office:value="622.19600000000003" table:style-name="ce1">
            <text:p>622,196</text:p>
          </table:table-cell>
          <table:table-cell table:style-name="ce2"/>
          <table:table-cell office:value-type="float" office:value="589.90650000000005" table:formula="of:=AVERAGE([.B62:.E62])" table:style-name="ce1">
            <text:p>589,9065</text:p>
          </table:table-cell>
          <table:table-cell table:number-columns-repeated="16377"/>
        </table:table-row>
        <table:table-row table:style-name="ro1">
          <table:table-cell office:value-type="float" office:value="30500" table:style-name="ce1">
            <text:p>30500</text:p>
          </table:table-cell>
          <table:table-cell office:value-type="float" office:value="471.21" table:style-name="ce1">
            <text:p>471,21</text:p>
          </table:table-cell>
          <table:table-cell office:value-type="float" office:value="686.65599999999995" table:style-name="ce1">
            <text:p>686,656</text:p>
          </table:table-cell>
          <table:table-cell office:value-type="float" office:value="536.02599999999995" table:style-name="ce1">
            <text:p>536,026</text:p>
          </table:table-cell>
          <table:table-cell office:value-type="float" office:value="709.42600000000004" table:style-name="ce1">
            <text:p>709,426</text:p>
          </table:table-cell>
          <table:table-cell table:style-name="ce2"/>
          <table:table-cell office:value-type="float" office:value="600.82949999999994" table:formula="of:=AVERAGE([.B63:.E63])" table:style-name="ce1">
            <text:p>600,8295</text:p>
          </table:table-cell>
          <table:table-cell table:number-columns-repeated="16377"/>
        </table:table-row>
        <table:table-row table:style-name="ro1">
          <table:table-cell office:value-type="float" office:value="31000" table:style-name="ce1">
            <text:p>31000</text:p>
          </table:table-cell>
          <table:table-cell office:value-type="float" office:value="499.50599999999997" table:style-name="ce1">
            <text:p>499,506</text:p>
          </table:table-cell>
          <table:table-cell office:value-type="float" office:value="647.03" table:style-name="ce1">
            <text:p>647,03</text:p>
          </table:table-cell>
          <table:table-cell office:value-type="float" office:value="554.05399999999997" table:style-name="ce1">
            <text:p>554,054</text:p>
          </table:table-cell>
          <table:table-cell office:value-type="float" office:value="632.69000000000005" table:style-name="ce1">
            <text:p>632,69</text:p>
          </table:table-cell>
          <table:table-cell table:style-name="ce2"/>
          <table:table-cell office:value-type="float" office:value="583.32000000000005" table:formula="of:=AVERAGE([.B64:.E64])" table:style-name="ce1">
            <text:p>583,32</text:p>
          </table:table-cell>
          <table:table-cell table:number-columns-repeated="16377"/>
        </table:table-row>
        <table:table-row table:style-name="ro1">
          <table:table-cell office:value-type="float" office:value="31500" table:style-name="ce1">
            <text:p>31500</text:p>
          </table:table-cell>
          <table:table-cell office:value-type="float" office:value="494.46199999999999" table:style-name="ce1">
            <text:p>494,462</text:p>
          </table:table-cell>
          <table:table-cell office:value-type="float" office:value="677.94399999999996" table:style-name="ce1">
            <text:p>677,944</text:p>
          </table:table-cell>
          <table:table-cell office:value-type="float" office:value="562.32000000000005" table:style-name="ce1">
            <text:p>562,32</text:p>
          </table:table-cell>
          <table:table-cell office:value-type="float" office:value="601.86599999999999" table:style-name="ce1">
            <text:p>601,866</text:p>
          </table:table-cell>
          <table:table-cell table:style-name="ce2"/>
          <table:table-cell office:value-type="float" office:value="584.14800000000002" table:formula="of:=AVERAGE([.B65:.E65])" table:style-name="ce1">
            <text:p>584,148</text:p>
          </table:table-cell>
          <table:table-cell table:number-columns-repeated="16377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461.68" table:style-name="ce1">
            <text:p>461,68</text:p>
          </table:table-cell>
          <table:table-cell office:value-type="float" office:value="698.35599999999999" table:style-name="ce1">
            <text:p>698,356</text:p>
          </table:table-cell>
          <table:table-cell office:value-type="float" office:value="523.69000000000005" table:style-name="ce1">
            <text:p>523,69</text:p>
          </table:table-cell>
          <table:table-cell office:value-type="float" office:value="752.35599999999999" table:style-name="ce1">
            <text:p>752,356</text:p>
          </table:table-cell>
          <table:table-cell table:style-name="ce2"/>
          <table:table-cell office:value-type="float" office:value="609.02050000000008" table:formula="of:=AVERAGE([.B66:.E66])" table:style-name="ce1">
            <text:p>609,0205</text:p>
          </table:table-cell>
          <table:table-cell table:number-columns-repeated="16377"/>
        </table:table-row>
        <table:table-row table:style-name="ro1">
          <table:table-cell office:value-type="float" office:value="32500" table:style-name="ce1">
            <text:p>32500</text:p>
          </table:table-cell>
          <table:table-cell office:value-type="float" office:value="446.17200000000003" table:style-name="ce1">
            <text:p>446,172</text:p>
          </table:table-cell>
          <table:table-cell office:value-type="float" office:value="807.27" table:style-name="ce1">
            <text:p>807,27</text:p>
          </table:table-cell>
          <table:table-cell office:value-type="float" office:value="557.61800000000005" table:style-name="ce1">
            <text:p>557,618</text:p>
          </table:table-cell>
          <table:table-cell office:value-type="float" office:value="705.31399999999996" table:style-name="ce1">
            <text:p>705,314</text:p>
          </table:table-cell>
          <table:table-cell table:style-name="ce2"/>
          <table:table-cell office:value-type="float" office:value="629.09349999999995" table:formula="of:=AVERAGE([.B67:.E67])" table:style-name="ce1">
            <text:p>629,0935</text:p>
          </table:table-cell>
          <table:table-cell table:number-columns-repeated="16377"/>
        </table:table-row>
        <table:table-row table:style-name="ro1">
          <table:table-cell office:value-type="float" office:value="33000" table:style-name="ce1">
            <text:p>33000</text:p>
          </table:table-cell>
          <table:table-cell office:value-type="float" office:value="450.58" table:style-name="ce1">
            <text:p>450,58</text:p>
          </table:table-cell>
          <table:table-cell office:value-type="float" office:value="684.44399999999996" table:style-name="ce1">
            <text:p>684,444</text:p>
          </table:table-cell>
          <table:table-cell office:value-type="float" office:value="559.15800000000002" table:style-name="ce1">
            <text:p>559,158</text:p>
          </table:table-cell>
          <table:table-cell office:value-type="float" office:value="571.90200000000004" table:style-name="ce1">
            <text:p>571,902</text:p>
          </table:table-cell>
          <table:table-cell table:style-name="ce2"/>
          <table:table-cell office:value-type="float" office:value="566.52099999999996" table:formula="of:=AVERAGE([.B68:.E68])" table:style-name="ce1">
            <text:p>566,521</text:p>
          </table:table-cell>
          <table:table-cell table:number-columns-repeated="16377"/>
        </table:table-row>
        <table:table-row table:style-name="ro1">
          <table:table-cell office:value-type="float" office:value="33500" table:style-name="ce1">
            <text:p>33500</text:p>
          </table:table-cell>
          <table:table-cell office:value-type="float" office:value="448.51400000000001" table:style-name="ce1">
            <text:p>448,514</text:p>
          </table:table-cell>
          <table:table-cell office:value-type="float" office:value="657.48" table:style-name="ce1">
            <text:p>657,48</text:p>
          </table:table-cell>
          <table:table-cell office:value-type="float" office:value="547.38800000000003" table:style-name="ce1">
            <text:p>547,388</text:p>
          </table:table-cell>
          <table:table-cell office:value-type="float" office:value="576.33399999999995" table:style-name="ce1">
            <text:p>576,334</text:p>
          </table:table-cell>
          <table:table-cell table:style-name="ce2"/>
          <table:table-cell office:value-type="float" office:value="557.42899999999997" table:formula="of:=AVERAGE([.B69:.E69])" table:style-name="ce1">
            <text:p>557,429</text:p>
          </table:table-cell>
          <table:table-cell table:number-columns-repeated="16377"/>
        </table:table-row>
        <table:table-row table:style-name="ro1">
          <table:table-cell office:value-type="float" office:value="34000" table:style-name="ce1">
            <text:p>34000</text:p>
          </table:table-cell>
          <table:table-cell office:value-type="float" office:value="626.57600000000002" table:style-name="ce1">
            <text:p>626,576</text:p>
          </table:table-cell>
          <table:table-cell office:value-type="float" office:value="671.04600000000005" table:style-name="ce1">
            <text:p>671,046</text:p>
          </table:table-cell>
          <table:table-cell office:value-type="float" office:value="589.25400000000002" table:style-name="ce1">
            <text:p>589,254</text:p>
          </table:table-cell>
          <table:table-cell office:value-type="float" office:value="523.53800000000001" table:style-name="ce1">
            <text:p>523,538</text:p>
          </table:table-cell>
          <table:table-cell table:style-name="ce2"/>
          <table:table-cell office:value-type="float" office:value="602.60350000000005" table:formula="of:=AVERAGE([.B70:.E70])" table:style-name="ce1">
            <text:p>602,6035</text:p>
          </table:table-cell>
          <table:table-cell table:number-columns-repeated="16377"/>
        </table:table-row>
        <table:table-row table:style-name="ro1">
          <table:table-cell office:value-type="float" office:value="34500" table:style-name="ce1">
            <text:p>34500</text:p>
          </table:table-cell>
          <table:table-cell office:value-type="float" office:value="650.30399999999997" table:style-name="ce1">
            <text:p>650,304</text:p>
          </table:table-cell>
          <table:table-cell office:value-type="float" office:value="652.98" table:style-name="ce1">
            <text:p>652,98</text:p>
          </table:table-cell>
          <table:table-cell office:value-type="float" office:value="548.85400000000004" table:style-name="ce1">
            <text:p>548,854</text:p>
          </table:table-cell>
          <table:table-cell office:value-type="float" office:value="475.09199999999998" table:style-name="ce1">
            <text:p>475,092</text:p>
          </table:table-cell>
          <table:table-cell table:style-name="ce2"/>
          <table:table-cell office:value-type="float" office:value="581.8075" table:formula="of:=AVERAGE([.B71:.E71])" table:style-name="ce1">
            <text:p>581,8075</text:p>
          </table:table-cell>
          <table:table-cell table:number-columns-repeated="16377"/>
        </table:table-row>
        <table:table-row table:style-name="ro1">
          <table:table-cell office:value-type="float" office:value="35000" table:style-name="ce1">
            <text:p>35000</text:p>
          </table:table-cell>
          <table:table-cell office:value-type="float" office:value="541.97" table:style-name="ce1">
            <text:p>541,97</text:p>
          </table:table-cell>
          <table:table-cell office:value-type="float" office:value="674.65800000000002" table:style-name="ce1">
            <text:p>674,658</text:p>
          </table:table-cell>
          <table:table-cell office:value-type="float" office:value="581.49400000000003" table:style-name="ce1">
            <text:p>581,494</text:p>
          </table:table-cell>
          <table:table-cell office:value-type="float" office:value="598.38" table:style-name="ce1">
            <text:p>598,38</text:p>
          </table:table-cell>
          <table:table-cell table:style-name="ce2"/>
          <table:table-cell office:value-type="float" office:value="599.1255000000001" table:formula="of:=AVERAGE([.B72:.E72])" table:style-name="ce1">
            <text:p>599,1255</text:p>
          </table:table-cell>
          <table:table-cell table:number-columns-repeated="16377"/>
        </table:table-row>
        <table:table-row table:style-name="ro1">
          <table:table-cell office:value-type="float" office:value="35500" table:style-name="ce1">
            <text:p>35500</text:p>
          </table:table-cell>
          <table:table-cell office:value-type="float" office:value="553.524" table:style-name="ce1">
            <text:p>553,524</text:p>
          </table:table-cell>
          <table:table-cell office:value-type="float" office:value="680.71" table:style-name="ce1">
            <text:p>680,71</text:p>
          </table:table-cell>
          <table:table-cell office:value-type="float" office:value="562.40800000000002" table:style-name="ce1">
            <text:p>562,408</text:p>
          </table:table-cell>
          <table:table-cell office:value-type="float" office:value="651.74599999999998" table:style-name="ce1">
            <text:p>651,746</text:p>
          </table:table-cell>
          <table:table-cell table:style-name="ce2"/>
          <table:table-cell office:value-type="float" office:value="612.09699999999998" table:formula="of:=AVERAGE([.B73:.E73])" table:style-name="ce1">
            <text:p>612,097</text:p>
          </table:table-cell>
          <table:table-cell table:number-columns-repeated="16377"/>
        </table:table-row>
        <table:table-row table:style-name="ro1">
          <table:table-cell office:value-type="float" office:value="36000" table:style-name="ce1">
            <text:p>36000</text:p>
          </table:table-cell>
          <table:table-cell office:value-type="float" office:value="596.49800000000005" table:style-name="ce1">
            <text:p>596,498</text:p>
          </table:table-cell>
          <table:table-cell office:value-type="float" office:value="659.79600000000005" table:style-name="ce1">
            <text:p>659,796</text:p>
          </table:table-cell>
          <table:table-cell office:value-type="float" office:value="502.48" table:style-name="ce1">
            <text:p>502,48</text:p>
          </table:table-cell>
          <table:table-cell office:value-type="float" office:value="677.74800000000005" table:style-name="ce1">
            <text:p>677,748</text:p>
          </table:table-cell>
          <table:table-cell table:style-name="ce2"/>
          <table:table-cell office:value-type="float" office:value="609.13049999999998" table:formula="of:=AVERAGE([.B74:.E74])" table:style-name="ce1">
            <text:p>609,1305</text:p>
          </table:table-cell>
          <table:table-cell table:number-columns-repeated="16377"/>
        </table:table-row>
        <table:table-row table:style-name="ro1">
          <table:table-cell office:value-type="float" office:value="36500" table:style-name="ce1">
            <text:p>36500</text:p>
          </table:table-cell>
          <table:table-cell office:value-type="float" office:value="490.262" table:style-name="ce1">
            <text:p>490,262</text:p>
          </table:table-cell>
          <table:table-cell office:value-type="float" office:value="673.41200000000003" table:style-name="ce1">
            <text:p>673,412</text:p>
          </table:table-cell>
          <table:table-cell office:value-type="float" office:value="556.1" table:style-name="ce1">
            <text:p>556,1</text:p>
          </table:table-cell>
          <table:table-cell office:value-type="float" office:value="798.78" table:style-name="ce1">
            <text:p>798,78</text:p>
          </table:table-cell>
          <table:table-cell table:style-name="ce2"/>
          <table:table-cell office:value-type="float" office:value="629.63850000000002" table:formula="of:=AVERAGE([.B75:.E75])" table:style-name="ce1">
            <text:p>629,6385</text:p>
          </table:table-cell>
          <table:table-cell table:number-columns-repeated="16377"/>
        </table:table-row>
        <table:table-row table:style-name="ro1">
          <table:table-cell office:value-type="float" office:value="37000" table:style-name="ce1">
            <text:p>37000</text:p>
          </table:table-cell>
          <table:table-cell office:value-type="float" office:value="482.86599999999999" table:style-name="ce1">
            <text:p>482,866</text:p>
          </table:table-cell>
          <table:table-cell office:value-type="float" office:value="664.48" table:style-name="ce1">
            <text:p>664,48</text:p>
          </table:table-cell>
          <table:table-cell office:value-type="float" office:value="598.63599999999997" table:style-name="ce1">
            <text:p>598,636</text:p>
          </table:table-cell>
          <table:table-cell office:value-type="float" office:value="794.71600000000001" table:style-name="ce1">
            <text:p>794,716</text:p>
          </table:table-cell>
          <table:table-cell table:style-name="ce2"/>
          <table:table-cell office:value-type="float" office:value="635.17449999999997" table:formula="of:=AVERAGE([.B76:.E76])" table:style-name="ce1">
            <text:p>635,1745</text:p>
          </table:table-cell>
          <table:table-cell table:number-columns-repeated="16377"/>
        </table:table-row>
        <table:table-row table:style-name="ro1">
          <table:table-cell office:value-type="float" office:value="37500" table:style-name="ce1">
            <text:p>37500</text:p>
          </table:table-cell>
          <table:table-cell office:value-type="float" office:value="580.30200000000002" table:style-name="ce1">
            <text:p>580,302</text:p>
          </table:table-cell>
          <table:table-cell office:value-type="float" office:value="655.46799999999996" table:style-name="ce1">
            <text:p>655,468</text:p>
          </table:table-cell>
          <table:table-cell office:value-type="float" office:value="657.89" table:style-name="ce1">
            <text:p>657,89</text:p>
          </table:table-cell>
          <table:table-cell office:value-type="float" office:value="878.87400000000002" table:style-name="ce1">
            <text:p>878,874</text:p>
          </table:table-cell>
          <table:table-cell table:style-name="ce2"/>
          <table:table-cell office:value-type="float" office:value="693.13349999999991" table:formula="of:=AVERAGE([.B77:.E77])" table:style-name="ce1">
            <text:p>693,1335</text:p>
          </table:table-cell>
          <table:table-cell table:number-columns-repeated="16377"/>
        </table:table-row>
        <table:table-row table:style-name="ro1">
          <table:table-cell office:value-type="float" office:value="38000" table:style-name="ce1">
            <text:p>38000</text:p>
          </table:table-cell>
          <table:table-cell office:value-type="float" office:value="524.62800000000004" table:style-name="ce1">
            <text:p>524,628</text:p>
          </table:table-cell>
          <table:table-cell office:value-type="float" office:value="671.70399999999995" table:style-name="ce1">
            <text:p>671,704</text:p>
          </table:table-cell>
          <table:table-cell office:value-type="float" office:value="613.83399999999995" table:style-name="ce1">
            <text:p>613,834</text:p>
          </table:table-cell>
          <table:table-cell office:value-type="float" office:value="962.22400000000005" table:style-name="ce1">
            <text:p>962,224</text:p>
          </table:table-cell>
          <table:table-cell table:style-name="ce2"/>
          <table:table-cell office:value-type="float" office:value="693.09749999999997" table:formula="of:=AVERAGE([.B78:.E78])" table:style-name="ce1">
            <text:p>693,0975</text:p>
          </table:table-cell>
          <table:table-cell table:number-columns-repeated="16377"/>
        </table:table-row>
        <table:table-row table:style-name="ro1">
          <table:table-cell office:value-type="float" office:value="38500" table:style-name="ce1">
            <text:p>38500</text:p>
          </table:table-cell>
          <table:table-cell office:value-type="float" office:value="537.64" table:style-name="ce1">
            <text:p>537,64</text:p>
          </table:table-cell>
          <table:table-cell office:value-type="float" office:value="678.55399999999997" table:style-name="ce1">
            <text:p>678,554</text:p>
          </table:table-cell>
          <table:table-cell office:value-type="float" office:value="611.22799999999995" table:style-name="ce1">
            <text:p>611,228</text:p>
          </table:table-cell>
          <table:table-cell office:value-type="float" office:value="987.93200000000002" table:style-name="ce1">
            <text:p>987,932</text:p>
          </table:table-cell>
          <table:table-cell table:style-name="ce2"/>
          <table:table-cell office:value-type="float" office:value="703.83850000000007" table:formula="of:=AVERAGE([.B79:.E79])" table:style-name="ce1">
            <text:p>703,8385</text:p>
          </table:table-cell>
          <table:table-cell table:number-columns-repeated="16377"/>
        </table:table-row>
        <table:table-row table:style-name="ro2">
          <table:table-cell office:value-type="float" office:value="39000" table:style-name="ce1">
            <text:p>39000</text:p>
          </table:table-cell>
          <table:table-cell office:value-type="float" office:value="582.55399999999997" table:style-name="ce1">
            <text:p>582,554</text:p>
          </table:table-cell>
          <table:table-cell office:value-type="float" office:value="656.03399999999999" table:style-name="ce1">
            <text:p>656,034</text:p>
          </table:table-cell>
          <table:table-cell office:value-type="float" office:value="638.19000000000005" table:style-name="ce1">
            <text:p>638,19</text:p>
          </table:table-cell>
          <table:table-cell office:value-type="float" office:value="1096.4960000000001" table:style-name="ce1">
            <text:p>1096,496</text:p>
          </table:table-cell>
          <table:table-cell table:style-name="ce2"/>
          <table:table-cell office:value-type="float" office:value="743.31850000000009" table:formula="of:=AVERAGE([.B80:.E80])" table:style-name="ce1">
            <text:p>743,3185</text:p>
          </table:table-cell>
          <table:table-cell table:number-columns-repeated="16377"/>
        </table:table-row>
        <table:table-row table:style-name="ro2">
          <table:table-cell office:value-type="float" office:value="39500" table:style-name="ce1">
            <text:p>39500</text:p>
          </table:table-cell>
          <table:table-cell office:value-type="float" office:value="555.01599999999996" table:style-name="ce1">
            <text:p>555,016</text:p>
          </table:table-cell>
          <table:table-cell office:value-type="float" office:value="662.78399999999999" table:style-name="ce1">
            <text:p>662,784</text:p>
          </table:table-cell>
          <table:table-cell office:value-type="float" office:value="646.71199999999999" table:style-name="ce1">
            <text:p>646,712</text:p>
          </table:table-cell>
          <table:table-cell office:value-type="float" office:value="1133.1959999999999" table:style-name="ce1">
            <text:p>1133,196</text:p>
          </table:table-cell>
          <table:table-cell table:style-name="ce2"/>
          <table:table-cell office:value-type="float" office:value="749.42699999999991" table:formula="of:=AVERAGE([.B81:.E81])" table:style-name="ce1">
            <text:p>749,427</text:p>
          </table:table-cell>
          <table:table-cell table:number-columns-repeated="16377"/>
        </table:table-row>
        <table:table-row table:style-name="ro2">
          <table:table-cell office:value-type="float" office:value="40000" table:style-name="ce1">
            <text:p>40000</text:p>
          </table:table-cell>
          <table:table-cell office:value-type="float" office:value="579.54999999999995" table:style-name="ce1">
            <text:p>579,55</text:p>
          </table:table-cell>
          <table:table-cell office:value-type="float" office:value="683.89800000000002" table:style-name="ce1">
            <text:p>683,898</text:p>
          </table:table-cell>
          <table:table-cell office:value-type="float" office:value="636.596" table:style-name="ce1">
            <text:p>636,596</text:p>
          </table:table-cell>
          <table:table-cell office:value-type="float" office:value="1126.8879999999999" table:style-name="ce1">
            <text:p>1126,888</text:p>
          </table:table-cell>
          <table:table-cell table:style-name="ce2"/>
          <table:table-cell office:value-type="float" office:value="756.73299999999995" table:formula="of:=AVERAGE([.B82:.E82])" table:style-name="ce1">
            <text:p>756,733</text:p>
          </table:table-cell>
          <table:table-cell table:number-columns-repeated="16377"/>
        </table:table-row>
        <table:table-row table:style-name="ro2">
          <table:table-cell office:value-type="float" office:value="40500" table:style-name="ce1">
            <text:p>40500</text:p>
          </table:table-cell>
          <table:table-cell office:value-type="float" office:value="579.37800000000004" table:style-name="ce1">
            <text:p>579,378</text:p>
          </table:table-cell>
          <table:table-cell office:value-type="float" office:value="666.53599999999994" table:style-name="ce1">
            <text:p>666,536</text:p>
          </table:table-cell>
          <table:table-cell office:value-type="float" office:value="504.43799999999999" table:style-name="ce1">
            <text:p>504,438</text:p>
          </table:table-cell>
          <table:table-cell office:value-type="float" office:value="993.63199999999995" table:style-name="ce1">
            <text:p>993,632</text:p>
          </table:table-cell>
          <table:table-cell table:style-name="ce2"/>
          <table:table-cell office:value-type="float" office:value="685.99599999999998" table:formula="of:=AVERAGE([.B83:.E83])" table:style-name="ce1">
            <text:p>685,996</text:p>
          </table:table-cell>
          <table:table-cell table:number-columns-repeated="16377"/>
        </table:table-row>
        <table:table-row table:style-name="ro2">
          <table:table-cell office:value-type="float" office:value="41000" table:style-name="ce1">
            <text:p>41000</text:p>
          </table:table-cell>
          <table:table-cell office:value-type="float" office:value="696.68200000000002" table:style-name="ce1">
            <text:p>696,682</text:p>
          </table:table-cell>
          <table:table-cell office:value-type="float" office:value="682.73599999999999" table:style-name="ce1">
            <text:p>682,736</text:p>
          </table:table-cell>
          <table:table-cell office:value-type="float" office:value="600.56799999999998" table:style-name="ce1">
            <text:p>600,568</text:p>
          </table:table-cell>
          <table:table-cell office:value-type="float" office:value="951.07600000000002" table:style-name="ce1">
            <text:p>951,076</text:p>
          </table:table-cell>
          <table:table-cell table:style-name="ce2"/>
          <table:table-cell office:value-type="float" office:value="732.76549999999997" table:formula="of:=AVERAGE([.B84:.E84])" table:style-name="ce1">
            <text:p>732,7655</text:p>
          </table:table-cell>
          <table:table-cell table:number-columns-repeated="16377"/>
        </table:table-row>
        <table:table-row table:style-name="ro2">
          <table:table-cell office:value-type="float" office:value="41500" table:style-name="ce1">
            <text:p>41500</text:p>
          </table:table-cell>
          <table:table-cell office:value-type="float" office:value="592.36800000000005" table:style-name="ce1">
            <text:p>592,368</text:p>
          </table:table-cell>
          <table:table-cell office:value-type="float" office:value="665.74800000000005" table:style-name="ce1">
            <text:p>665,748</text:p>
          </table:table-cell>
          <table:table-cell office:value-type="float" office:value="589.40800000000002" table:style-name="ce1">
            <text:p>589,408</text:p>
          </table:table-cell>
          <table:table-cell office:value-type="float" office:value="962.84799999999996" table:style-name="ce1">
            <text:p>962,848</text:p>
          </table:table-cell>
          <table:table-cell table:style-name="ce2"/>
          <table:table-cell office:value-type="float" office:value="702.59299999999996" table:formula="of:=AVERAGE([.B85:.E85])" table:style-name="ce1">
            <text:p>702,593</text:p>
          </table:table-cell>
          <table:table-cell table:number-columns-repeated="16377"/>
        </table:table-row>
        <table:table-row table:style-name="ro2">
          <table:table-cell office:value-type="float" office:value="42000" table:style-name="ce1">
            <text:p>42000</text:p>
          </table:table-cell>
          <table:table-cell office:value-type="float" office:value="533.99599999999998" table:style-name="ce1">
            <text:p>533,996</text:p>
          </table:table-cell>
          <table:table-cell office:value-type="float" office:value="675.69200000000001" table:style-name="ce1">
            <text:p>675,692</text:p>
          </table:table-cell>
          <table:table-cell office:value-type="float" office:value="554.928" table:style-name="ce1">
            <text:p>554,928</text:p>
          </table:table-cell>
          <table:table-cell office:value-type="float" office:value="966.87400000000002" table:style-name="ce1">
            <text:p>966,874</text:p>
          </table:table-cell>
          <table:table-cell table:style-name="ce2"/>
          <table:table-cell office:value-type="float" office:value="682.87249999999995" table:formula="of:=AVERAGE([.B86:.E86])" table:style-name="ce1">
            <text:p>682,8725</text:p>
          </table:table-cell>
          <table:table-cell table:number-columns-repeated="16377"/>
        </table:table-row>
        <table:table-row table:style-name="ro2">
          <table:table-cell office:value-type="float" office:value="42500" table:style-name="ce1">
            <text:p>42500</text:p>
          </table:table-cell>
          <table:table-cell office:value-type="float" office:value="511.50400000000002" table:style-name="ce1">
            <text:p>511,504</text:p>
          </table:table-cell>
          <table:table-cell office:value-type="float" office:value="695.18600000000004" table:style-name="ce1">
            <text:p>695,186</text:p>
          </table:table-cell>
          <table:table-cell office:value-type="float" office:value="568.024" table:style-name="ce1">
            <text:p>568,024</text:p>
          </table:table-cell>
          <table:table-cell office:value-type="float" office:value="993.04399999999998" table:style-name="ce1">
            <text:p>993,044</text:p>
          </table:table-cell>
          <table:table-cell table:style-name="ce2"/>
          <table:table-cell office:value-type="float" office:value="691.93949999999995" table:formula="of:=AVERAGE([.B87:.E87])" table:style-name="ce1">
            <text:p>691,9395</text:p>
          </table:table-cell>
          <table:table-cell table:number-columns-repeated="16377"/>
        </table:table-row>
        <table:table-row table:style-name="ro2">
          <table:table-cell office:value-type="float" office:value="43000" table:style-name="ce1">
            <text:p>43000</text:p>
          </table:table-cell>
          <table:table-cell office:value-type="float" office:value="564.77" table:style-name="ce1">
            <text:p>564,77</text:p>
          </table:table-cell>
          <table:table-cell office:value-type="float" office:value="702.74800000000005" table:style-name="ce1">
            <text:p>702,748</text:p>
          </table:table-cell>
          <table:table-cell office:value-type="float" office:value="557.67399999999998" table:style-name="ce1">
            <text:p>557,674</text:p>
          </table:table-cell>
          <table:table-cell office:value-type="float" office:value="915.37199999999996" table:style-name="ce1">
            <text:p>915,372</text:p>
          </table:table-cell>
          <table:table-cell table:style-name="ce2"/>
          <table:table-cell office:value-type="float" office:value="685.14099999999996" table:formula="of:=AVERAGE([.B88:.E88])" table:style-name="ce1">
            <text:p>685,141</text:p>
          </table:table-cell>
          <table:table-cell table:number-columns-repeated="16377"/>
        </table:table-row>
        <table:table-row table:style-name="ro2">
          <table:table-cell office:value-type="float" office:value="43500" table:style-name="ce1">
            <text:p>43500</text:p>
          </table:table-cell>
          <table:table-cell office:value-type="float" office:value="517.96799999999996" table:style-name="ce1">
            <text:p>517,968</text:p>
          </table:table-cell>
          <table:table-cell office:value-type="float" office:value="740.12" table:style-name="ce1">
            <text:p>740,12</text:p>
          </table:table-cell>
          <table:table-cell office:value-type="float" office:value="542.58399999999995" table:style-name="ce1">
            <text:p>542,584</text:p>
          </table:table-cell>
          <table:table-cell office:value-type="float" office:value="885.30399999999997" table:style-name="ce1">
            <text:p>885,304</text:p>
          </table:table-cell>
          <table:table-cell table:style-name="ce2"/>
          <table:table-cell office:value-type="float" office:value="671.49400000000003" table:formula="of:=AVERAGE([.B89:.E89])" table:style-name="ce1">
            <text:p>671,494</text:p>
          </table:table-cell>
          <table:table-cell table:number-columns-repeated="16377"/>
        </table:table-row>
        <table:table-row table:style-name="ro2">
          <table:table-cell office:value-type="float" office:value="44000" table:style-name="ce1">
            <text:p>44000</text:p>
          </table:table-cell>
          <table:table-cell office:value-type="float" office:value="578.92200000000003" table:style-name="ce1">
            <text:p>578,922</text:p>
          </table:table-cell>
          <table:table-cell office:value-type="float" office:value="714.00199999999995" table:style-name="ce1">
            <text:p>714,002</text:p>
          </table:table-cell>
          <table:table-cell office:value-type="float" office:value="554.09400000000005" table:style-name="ce1">
            <text:p>554,094</text:p>
          </table:table-cell>
          <table:table-cell office:value-type="float" office:value="969.12800000000004" table:style-name="ce1">
            <text:p>969,128</text:p>
          </table:table-cell>
          <table:table-cell table:style-name="ce2"/>
          <table:table-cell office:value-type="float" office:value="704.03650000000005" table:formula="of:=AVERAGE([.B90:.E90])" table:style-name="ce1">
            <text:p>704,0365</text:p>
          </table:table-cell>
          <table:table-cell table:number-columns-repeated="16377"/>
        </table:table-row>
        <table:table-row table:style-name="ro2">
          <table:table-cell office:value-type="float" office:value="44500" table:style-name="ce1">
            <text:p>44500</text:p>
          </table:table-cell>
          <table:table-cell office:value-type="float" office:value="555.63" table:style-name="ce1">
            <text:p>555,63</text:p>
          </table:table-cell>
          <table:table-cell office:value-type="float" office:value="723.57399999999996" table:style-name="ce1">
            <text:p>723,574</text:p>
          </table:table-cell>
          <table:table-cell office:value-type="float" office:value="502.63200000000001" table:style-name="ce1">
            <text:p>502,632</text:p>
          </table:table-cell>
          <table:table-cell office:value-type="float" office:value="848.81200000000001" table:style-name="ce1">
            <text:p>848,812</text:p>
          </table:table-cell>
          <table:table-cell table:style-name="ce2"/>
          <table:table-cell office:value-type="float" office:value="657.66200000000003" table:formula="of:=AVERAGE([.B91:.E91])" table:style-name="ce1">
            <text:p>657,662</text:p>
          </table:table-cell>
          <table:table-cell table:number-columns-repeated="16377"/>
        </table:table-row>
        <table:table-row table:style-name="ro2">
          <table:table-cell office:value-type="float" office:value="45000" table:style-name="ce1">
            <text:p>45000</text:p>
          </table:table-cell>
          <table:table-cell office:value-type="float" office:value="551" table:style-name="ce1">
            <text:p>551</text:p>
          </table:table-cell>
          <table:table-cell office:value-type="float" office:value="728.94399999999996" table:style-name="ce1">
            <text:p>728,944</text:p>
          </table:table-cell>
          <table:table-cell office:value-type="float" office:value="522.76400000000001" table:style-name="ce1">
            <text:p>522,764</text:p>
          </table:table-cell>
          <table:table-cell office:value-type="float" office:value="932.77200000000005" table:style-name="ce1">
            <text:p>932,772</text:p>
          </table:table-cell>
          <table:table-cell table:style-name="ce2"/>
          <table:table-cell office:value-type="float" office:value="683.87" table:formula="of:=AVERAGE([.B92:.E92])" table:style-name="ce1">
            <text:p>683,87</text:p>
          </table:table-cell>
          <table:table-cell table:number-columns-repeated="16377"/>
        </table:table-row>
        <table:table-row table:style-name="ro2">
          <table:table-cell office:value-type="float" office:value="45500" table:style-name="ce1">
            <text:p>45500</text:p>
          </table:table-cell>
          <table:table-cell office:value-type="float" office:value="524.33799999999997" table:style-name="ce1">
            <text:p>524,338</text:p>
          </table:table-cell>
          <table:table-cell office:value-type="float" office:value="729.024" table:style-name="ce1">
            <text:p>729,024</text:p>
          </table:table-cell>
          <table:table-cell office:value-type="float" office:value="691.96199999999999" table:style-name="ce1">
            <text:p>691,962</text:p>
          </table:table-cell>
          <table:table-cell office:value-type="float" office:value="1000.534" table:style-name="ce1">
            <text:p>1000,534</text:p>
          </table:table-cell>
          <table:table-cell table:style-name="ce2"/>
          <table:table-cell office:value-type="float" office:value="736.46450000000004" table:formula="of:=AVERAGE([.B93:.E93])" table:style-name="ce1">
            <text:p>736,4645</text:p>
          </table:table-cell>
          <table:table-cell table:number-columns-repeated="16377"/>
        </table:table-row>
        <table:table-row table:style-name="ro2">
          <table:table-cell office:value-type="float" office:value="46000" table:style-name="ce1">
            <text:p>46000</text:p>
          </table:table-cell>
          <table:table-cell office:value-type="float" office:value="572.40599999999995" table:style-name="ce1">
            <text:p>572,406</text:p>
          </table:table-cell>
          <table:table-cell office:value-type="float" office:value="701.16600000000005" table:style-name="ce1">
            <text:p>701,166</text:p>
          </table:table-cell>
          <table:table-cell office:value-type="float" office:value="617.61800000000005" table:style-name="ce1">
            <text:p>617,618</text:p>
          </table:table-cell>
          <table:table-cell office:value-type="float" office:value="969.24" table:style-name="ce1">
            <text:p>969,24</text:p>
          </table:table-cell>
          <table:table-cell table:style-name="ce2"/>
          <table:table-cell office:value-type="float" office:value="715.10750000000007" table:formula="of:=AVERAGE([.B94:.E94])" table:style-name="ce1">
            <text:p>715,1075</text:p>
          </table:table-cell>
          <table:table-cell table:number-columns-repeated="16377"/>
        </table:table-row>
        <table:table-row table:style-name="ro2">
          <table:table-cell office:value-type="float" office:value="46500" table:style-name="ce1">
            <text:p>46500</text:p>
          </table:table-cell>
          <table:table-cell office:value-type="float" office:value="594.86400000000003" table:style-name="ce1">
            <text:p>594,864</text:p>
          </table:table-cell>
          <table:table-cell office:value-type="float" office:value="662.66399999999999" table:style-name="ce1">
            <text:p>662,664</text:p>
          </table:table-cell>
          <table:table-cell office:value-type="float" office:value="560.97799999999995" table:style-name="ce1">
            <text:p>560,978</text:p>
          </table:table-cell>
          <table:table-cell office:value-type="float" office:value="996.5" table:style-name="ce1">
            <text:p>996,5</text:p>
          </table:table-cell>
          <table:table-cell table:style-name="ce2"/>
          <table:table-cell office:value-type="float" office:value="703.75149999999996" table:formula="of:=AVERAGE([.B95:.E95])" table:style-name="ce1">
            <text:p>703,7515</text:p>
          </table:table-cell>
          <table:table-cell table:number-columns-repeated="16377"/>
        </table:table-row>
        <table:table-row table:style-name="ro2">
          <table:table-cell office:value-type="float" office:value="47000" table:style-name="ce1">
            <text:p>47000</text:p>
          </table:table-cell>
          <table:table-cell office:value-type="float" office:value="616.26400000000001" table:style-name="ce1">
            <text:p>616,264</text:p>
          </table:table-cell>
          <table:table-cell office:value-type="float" office:value="680.05200000000002" table:style-name="ce1">
            <text:p>680,052</text:p>
          </table:table-cell>
          <table:table-cell office:value-type="float" office:value="639.37599999999998" table:style-name="ce1">
            <text:p>639,376</text:p>
          </table:table-cell>
          <table:table-cell office:value-type="float" office:value="804.44600000000003" table:style-name="ce1">
            <text:p>804,446</text:p>
          </table:table-cell>
          <table:table-cell table:style-name="ce2"/>
          <table:table-cell office:value-type="float" office:value="685.03449999999998" table:formula="of:=AVERAGE([.B96:.E96])" table:style-name="ce1">
            <text:p>685,0345</text:p>
          </table:table-cell>
          <table:table-cell table:number-columns-repeated="16377"/>
        </table:table-row>
        <table:table-row table:style-name="ro2">
          <table:table-cell office:value-type="float" office:value="47500" table:style-name="ce1">
            <text:p>47500</text:p>
          </table:table-cell>
          <table:table-cell office:value-type="float" office:value="574.39599999999996" table:style-name="ce1">
            <text:p>574,396</text:p>
          </table:table-cell>
          <table:table-cell office:value-type="float" office:value="677.27200000000005" table:style-name="ce1">
            <text:p>677,272</text:p>
          </table:table-cell>
          <table:table-cell office:value-type="float" office:value="549.02" table:style-name="ce1">
            <text:p>549,02</text:p>
          </table:table-cell>
          <table:table-cell office:value-type="float" office:value="838.94200000000001" table:style-name="ce1">
            <text:p>838,942</text:p>
          </table:table-cell>
          <table:table-cell table:style-name="ce2"/>
          <table:table-cell office:value-type="float" office:value="659.90750000000003" table:formula="of:=AVERAGE([.B97:.E97])" table:style-name="ce1">
            <text:p>659,9075</text:p>
          </table:table-cell>
          <table:table-cell table:number-columns-repeated="16377"/>
        </table:table-row>
        <table:table-row table:style-name="ro2">
          <table:table-cell office:value-type="float" office:value="48000" table:style-name="ce1">
            <text:p>48000</text:p>
          </table:table-cell>
          <table:table-cell office:value-type="float" office:value="467.61799999999999" table:style-name="ce1">
            <text:p>467,618</text:p>
          </table:table-cell>
          <table:table-cell office:value-type="float" office:value="662.99800000000005" table:style-name="ce1">
            <text:p>662,998</text:p>
          </table:table-cell>
          <table:table-cell office:value-type="float" office:value="604.66200000000003" table:style-name="ce1">
            <text:p>604,662</text:p>
          </table:table-cell>
          <table:table-cell office:value-type="float" office:value="871.92200000000003" table:style-name="ce1">
            <text:p>871,922</text:p>
          </table:table-cell>
          <table:table-cell table:style-name="ce2"/>
          <table:table-cell office:value-type="float" office:value="651.79999999999995" table:formula="of:=AVERAGE([.B98:.E98])" table:style-name="ce1">
            <text:p>651,8</text:p>
          </table:table-cell>
          <table:table-cell table:number-columns-repeated="16377"/>
        </table:table-row>
        <table:table-row table:style-name="ro2">
          <table:table-cell office:value-type="float" office:value="48500" table:style-name="ce1">
            <text:p>48500</text:p>
          </table:table-cell>
          <table:table-cell office:value-type="float" office:value="464.61200000000002" table:style-name="ce1">
            <text:p>464,612</text:p>
          </table:table-cell>
          <table:table-cell office:value-type="float" office:value="714.88199999999995" table:style-name="ce1">
            <text:p>714,882</text:p>
          </table:table-cell>
          <table:table-cell office:value-type="float" office:value="553.27" table:style-name="ce1">
            <text:p>553,27</text:p>
          </table:table-cell>
          <table:table-cell office:value-type="float" office:value="871.74800000000005" table:style-name="ce1">
            <text:p>871,748</text:p>
          </table:table-cell>
          <table:table-cell table:style-name="ce2"/>
          <table:table-cell office:value-type="float" office:value="651.12799999999993" table:formula="of:=AVERAGE([.B99:.E99])" table:style-name="ce1">
            <text:p>651,128</text:p>
          </table:table-cell>
          <table:table-cell table:number-columns-repeated="16377"/>
        </table:table-row>
        <table:table-row table:style-name="ro2">
          <table:table-cell office:value-type="float" office:value="49000" table:style-name="ce1">
            <text:p>49000</text:p>
          </table:table-cell>
          <table:table-cell office:value-type="float" office:value="488.39" table:style-name="ce1">
            <text:p>488,39</text:p>
          </table:table-cell>
          <table:table-cell office:value-type="float" office:value="710.37400000000002" table:style-name="ce1">
            <text:p>710,374</text:p>
          </table:table-cell>
          <table:table-cell office:value-type="float" office:value="597.96199999999999" table:style-name="ce1">
            <text:p>597,962</text:p>
          </table:table-cell>
          <table:table-cell office:value-type="float" office:value="904.53800000000001" table:style-name="ce1">
            <text:p>904,538</text:p>
          </table:table-cell>
          <table:table-cell table:style-name="ce2"/>
          <table:table-cell office:value-type="float" office:value="675.31600000000003" table:formula="of:=AVERAGE([.B100:.E100])" table:style-name="ce1">
            <text:p>675,316</text:p>
          </table:table-cell>
          <table:table-cell table:number-columns-repeated="16377"/>
        </table:table-row>
        <table:table-row table:style-name="ro2">
          <table:table-cell office:value-type="float" office:value="49500" table:style-name="ce1">
            <text:p>49500</text:p>
          </table:table-cell>
          <table:table-cell office:value-type="float" office:value="530.28399999999999" table:style-name="ce1">
            <text:p>530,284</text:p>
          </table:table-cell>
          <table:table-cell office:value-type="float" office:value="718.43600000000004" table:style-name="ce1">
            <text:p>718,436</text:p>
          </table:table-cell>
          <table:table-cell office:value-type="float" office:value="609.16600000000005" table:style-name="ce1">
            <text:p>609,166</text:p>
          </table:table-cell>
          <table:table-cell office:value-type="float" office:value="840.24400000000003" table:style-name="ce1">
            <text:p>840,244</text:p>
          </table:table-cell>
          <table:table-cell table:style-name="ce2"/>
          <table:table-cell office:value-type="float" office:value="674.53250000000003" table:formula="of:=AVERAGE([.B101:.E101])" table:style-name="ce1">
            <text:p>674,5325</text:p>
          </table:table-cell>
          <table:table-cell table:number-columns-repeated="16377"/>
        </table:table-row>
        <table:table-row table:style-name="ro2">
          <table:table-cell office:value-type="float" office:value="50000" table:style-name="ce1">
            <text:p>50000</text:p>
          </table:table-cell>
          <table:table-cell office:value-type="float" office:value="485.75" table:style-name="ce1">
            <text:p>485,75</text:p>
          </table:table-cell>
          <table:table-cell office:value-type="float" office:value="724.49199999999996" table:style-name="ce1">
            <text:p>724,492</text:p>
          </table:table-cell>
          <table:table-cell office:value-type="float" office:value="540.63" table:style-name="ce1">
            <text:p>540,63</text:p>
          </table:table-cell>
          <table:table-cell office:value-type="float" office:value="799.98599999999999" table:style-name="ce1">
            <text:p>799,986</text:p>
          </table:table-cell>
          <table:table-cell table:style-name="ce2"/>
          <table:table-cell office:value-type="float" office:value="637.71449999999993" table:formula="of:=AVERAGE([.B102:.E102])" table:style-name="ce1">
            <text:p>637,7145</text:p>
          </table:table-cell>
          <table:table-cell table:number-columns-repeated="16377"/>
        </table:table-row>
        <table:table-row table:style-name="ro2">
          <table:table-cell office:value-type="float" office:value="50500" table:style-name="ce1">
            <text:p>50500</text:p>
          </table:table-cell>
          <table:table-cell office:value-type="float" office:value="592.83399999999995" table:style-name="ce1">
            <text:p>592,834</text:p>
          </table:table-cell>
          <table:table-cell office:value-type="float" office:value="727.3" table:style-name="ce1">
            <text:p>727,3</text:p>
          </table:table-cell>
          <table:table-cell office:value-type="float" office:value="618.95600000000002" table:style-name="ce1">
            <text:p>618,956</text:p>
          </table:table-cell>
          <table:table-cell office:value-type="float" office:value="874.88" table:style-name="ce1">
            <text:p>874,88</text:p>
          </table:table-cell>
          <table:table-cell table:style-name="ce2"/>
          <table:table-cell office:value-type="float" office:value="703.49250000000006" table:formula="of:=AVERAGE([.B103:.E103])" table:style-name="ce1">
            <text:p>703,4925</text:p>
          </table:table-cell>
          <table:table-cell table:number-columns-repeated="16377"/>
        </table:table-row>
        <table:table-row table:style-name="ro2">
          <table:table-cell office:value-type="float" office:value="51000" table:style-name="ce1">
            <text:p>51000</text:p>
          </table:table-cell>
          <table:table-cell office:value-type="float" office:value="646.55600000000004" table:style-name="ce1">
            <text:p>646,556</text:p>
          </table:table-cell>
          <table:table-cell office:value-type="float" office:value="718.31" table:style-name="ce1">
            <text:p>718,31</text:p>
          </table:table-cell>
          <table:table-cell office:value-type="float" office:value="522.36199999999997" table:style-name="ce1">
            <text:p>522,362</text:p>
          </table:table-cell>
          <table:table-cell office:value-type="float" office:value="868.79" table:style-name="ce1">
            <text:p>868,79</text:p>
          </table:table-cell>
          <table:table-cell table:style-name="ce2"/>
          <table:table-cell office:value-type="float" office:value="689.00450000000001" table:formula="of:=AVERAGE([.B104:.E104])" table:style-name="ce1">
            <text:p>689,0045</text:p>
          </table:table-cell>
          <table:table-cell table:number-columns-repeated="16377"/>
        </table:table-row>
        <table:table-row table:style-name="ro2">
          <table:table-cell office:value-type="float" office:value="51500" table:style-name="ce1">
            <text:p>51500</text:p>
          </table:table-cell>
          <table:table-cell office:value-type="float" office:value="782.12800000000004" table:style-name="ce1">
            <text:p>782,128</text:p>
          </table:table-cell>
          <table:table-cell office:value-type="float" office:value="749.60599999999999" table:style-name="ce1">
            <text:p>749,606</text:p>
          </table:table-cell>
          <table:table-cell office:value-type="float" office:value="584.02200000000005" table:style-name="ce1">
            <text:p>584,022</text:p>
          </table:table-cell>
          <table:table-cell office:value-type="float" office:value="714.24599999999998" table:style-name="ce1">
            <text:p>714,246</text:p>
          </table:table-cell>
          <table:table-cell table:style-name="ce2"/>
          <table:table-cell office:value-type="float" office:value="707.50049999999999" table:formula="of:=AVERAGE([.B105:.E105])" table:style-name="ce1">
            <text:p>707,5005</text:p>
          </table:table-cell>
          <table:table-cell table:number-columns-repeated="16377"/>
        </table:table-row>
        <table:table-row table:style-name="ro2">
          <table:table-cell office:value-type="float" office:value="52000" table:style-name="ce1">
            <text:p>52000</text:p>
          </table:table-cell>
          <table:table-cell office:value-type="float" office:value="854.16200000000003" table:style-name="ce1">
            <text:p>854,162</text:p>
          </table:table-cell>
          <table:table-cell office:value-type="float" office:value="753.84199999999998" table:style-name="ce1">
            <text:p>753,842</text:p>
          </table:table-cell>
          <table:table-cell office:value-type="float" office:value="694.05399999999997" table:style-name="ce1">
            <text:p>694,054</text:p>
          </table:table-cell>
          <table:table-cell office:value-type="float" office:value="840.68200000000002" table:style-name="ce1">
            <text:p>840,682</text:p>
          </table:table-cell>
          <table:table-cell table:style-name="ce2"/>
          <table:table-cell office:value-type="float" office:value="785.68499999999995" table:formula="of:=AVERAGE([.B106:.E106])" table:style-name="ce1">
            <text:p>785,685</text:p>
          </table:table-cell>
          <table:table-cell table:number-columns-repeated="16377"/>
        </table:table-row>
        <table:table-row table:style-name="ro2">
          <table:table-cell office:value-type="float" office:value="52500" table:style-name="ce1">
            <text:p>52500</text:p>
          </table:table-cell>
          <table:table-cell office:value-type="float" office:value="898.99400000000003" table:style-name="ce1">
            <text:p>898,994</text:p>
          </table:table-cell>
          <table:table-cell office:value-type="float" office:value="782.38800000000003" table:style-name="ce1">
            <text:p>782,388</text:p>
          </table:table-cell>
          <table:table-cell office:value-type="float" office:value="646.73599999999999" table:style-name="ce1">
            <text:p>646,736</text:p>
          </table:table-cell>
          <table:table-cell office:value-type="float" office:value="883.37800000000004" table:style-name="ce1">
            <text:p>883,378</text:p>
          </table:table-cell>
          <table:table-cell table:style-name="ce2"/>
          <table:table-cell office:value-type="float" office:value="802.87400000000002" table:formula="of:=AVERAGE([.B107:.E107])" table:style-name="ce1">
            <text:p>802,874</text:p>
          </table:table-cell>
          <table:table-cell table:number-columns-repeated="16377"/>
        </table:table-row>
        <table:table-row table:style-name="ro2">
          <table:table-cell office:value-type="float" office:value="53000" table:style-name="ce1">
            <text:p>53000</text:p>
          </table:table-cell>
          <table:table-cell office:value-type="float" office:value="821.48800000000006" table:style-name="ce1">
            <text:p>821,488</text:p>
          </table:table-cell>
          <table:table-cell office:value-type="float" office:value="814.95399999999995" table:style-name="ce1">
            <text:p>814,954</text:p>
          </table:table-cell>
          <table:table-cell office:value-type="float" office:value="714.48800000000006" table:style-name="ce1">
            <text:p>714,488</text:p>
          </table:table-cell>
          <table:table-cell office:value-type="float" office:value="875.81" table:style-name="ce1">
            <text:p>875,81</text:p>
          </table:table-cell>
          <table:table-cell table:style-name="ce2"/>
          <table:table-cell office:value-type="float" office:value="806.68500000000006" table:formula="of:=AVERAGE([.B108:.E108])" table:style-name="ce1">
            <text:p>806,685</text:p>
          </table:table-cell>
          <table:table-cell table:number-columns-repeated="16377"/>
        </table:table-row>
        <table:table-row table:style-name="ro2">
          <table:table-cell office:value-type="float" office:value="53500" table:style-name="ce1">
            <text:p>53500</text:p>
          </table:table-cell>
          <table:table-cell office:value-type="float" office:value="784.59400000000005" table:style-name="ce1">
            <text:p>784,594</text:p>
          </table:table-cell>
          <table:table-cell office:value-type="float" office:value="861.37800000000004" table:style-name="ce1">
            <text:p>861,378</text:p>
          </table:table-cell>
          <table:table-cell office:value-type="float" office:value="716.09" table:style-name="ce1">
            <text:p>716,09</text:p>
          </table:table-cell>
          <table:table-cell office:value-type="float" office:value="961.68799999999999" table:style-name="ce1">
            <text:p>961,688</text:p>
          </table:table-cell>
          <table:table-cell table:style-name="ce2"/>
          <table:table-cell office:value-type="float" office:value="830.93750000000011" table:formula="of:=AVERAGE([.B109:.E109])" table:style-name="ce1">
            <text:p>830,9375</text:p>
          </table:table-cell>
          <table:table-cell table:number-columns-repeated="16377"/>
        </table:table-row>
        <table:table-row table:style-name="ro2">
          <table:table-cell office:value-type="float" office:value="54000" table:style-name="ce1">
            <text:p>54000</text:p>
          </table:table-cell>
          <table:table-cell office:value-type="float" office:value="842.47199999999998" table:style-name="ce1">
            <text:p>842,472</text:p>
          </table:table-cell>
          <table:table-cell office:value-type="float" office:value="797.52800000000002" table:style-name="ce1">
            <text:p>797,528</text:p>
          </table:table-cell>
          <table:table-cell office:value-type="float" office:value="629.298" table:style-name="ce1">
            <text:p>629,298</text:p>
          </table:table-cell>
          <table:table-cell office:value-type="float" office:value="930.69399999999996" table:style-name="ce1">
            <text:p>930,694</text:p>
          </table:table-cell>
          <table:table-cell table:style-name="ce2"/>
          <table:table-cell office:value-type="float" office:value="799.99799999999993" table:formula="of:=AVERAGE([.B110:.E110])" table:style-name="ce1">
            <text:p>799,998</text:p>
          </table:table-cell>
          <table:table-cell table:number-columns-repeated="16377"/>
        </table:table-row>
        <table:table-row table:style-name="ro2">
          <table:table-cell office:value-type="float" office:value="54500" table:style-name="ce1">
            <text:p>54500</text:p>
          </table:table-cell>
          <table:table-cell office:value-type="float" office:value="767.63599999999997" table:style-name="ce1">
            <text:p>767,636</text:p>
          </table:table-cell>
          <table:table-cell office:value-type="float" office:value="888.16600000000005" table:style-name="ce1">
            <text:p>888,166</text:p>
          </table:table-cell>
          <table:table-cell office:value-type="float" office:value="613.726" table:style-name="ce1">
            <text:p>613,726</text:p>
          </table:table-cell>
          <table:table-cell office:value-type="float" office:value="949.40599999999995" table:style-name="ce1">
            <text:p>949,406</text:p>
          </table:table-cell>
          <table:table-cell table:style-name="ce2"/>
          <table:table-cell office:value-type="float" office:value="804.73350000000005" table:formula="of:=AVERAGE([.B111:.E111])" table:style-name="ce1">
            <text:p>804,7335</text:p>
          </table:table-cell>
          <table:table-cell table:number-columns-repeated="16377"/>
        </table:table-row>
        <table:table-row table:style-name="ro2">
          <table:table-cell office:value-type="float" office:value="55000" table:style-name="ce1">
            <text:p>55000</text:p>
          </table:table-cell>
          <table:table-cell office:value-type="float" office:value="713.18" table:style-name="ce1">
            <text:p>713,18</text:p>
          </table:table-cell>
          <table:table-cell office:value-type="float" office:value="876.42" table:style-name="ce1">
            <text:p>876,42</text:p>
          </table:table-cell>
          <table:table-cell office:value-type="float" office:value="629.56799999999998" table:style-name="ce1">
            <text:p>629,568</text:p>
          </table:table-cell>
          <table:table-cell office:value-type="float" office:value="1001.188" table:style-name="ce1">
            <text:p>1001,188</text:p>
          </table:table-cell>
          <table:table-cell table:style-name="ce2"/>
          <table:table-cell office:value-type="float" office:value="805.08899999999994" table:formula="of:=AVERAGE([.B112:.E112])" table:style-name="ce1">
            <text:p>805,089</text:p>
          </table:table-cell>
          <table:table-cell table:number-columns-repeated="16377"/>
        </table:table-row>
        <table:table-row table:style-name="ro2">
          <table:table-cell office:value-type="float" office:value="55500" table:style-name="ce1">
            <text:p>55500</text:p>
          </table:table-cell>
          <table:table-cell office:value-type="float" office:value="737.15200000000004" table:style-name="ce1">
            <text:p>737,152</text:p>
          </table:table-cell>
          <table:table-cell office:value-type="float" office:value="894.26599999999996" table:style-name="ce1">
            <text:p>894,266</text:p>
          </table:table-cell>
          <table:table-cell office:value-type="float" office:value="692.57600000000002" table:style-name="ce1">
            <text:p>692,576</text:p>
          </table:table-cell>
          <table:table-cell office:value-type="float" office:value="1077.1099999999999" table:style-name="ce1">
            <text:p>1077,11</text:p>
          </table:table-cell>
          <table:table-cell table:style-name="ce2"/>
          <table:table-cell office:value-type="float" office:value="850.27600000000007" table:formula="of:=AVERAGE([.B113:.E113])" table:style-name="ce1">
            <text:p>850,276</text:p>
          </table:table-cell>
          <table:table-cell table:number-columns-repeated="16377"/>
        </table:table-row>
        <table:table-row table:style-name="ro2">
          <table:table-cell office:value-type="float" office:value="56000" table:style-name="ce1">
            <text:p>56000</text:p>
          </table:table-cell>
          <table:table-cell office:value-type="float" office:value="700.89800000000002" table:style-name="ce1">
            <text:p>700,898</text:p>
          </table:table-cell>
          <table:table-cell office:value-type="float" office:value="937.15800000000002" table:style-name="ce1">
            <text:p>937,158</text:p>
          </table:table-cell>
          <table:table-cell office:value-type="float" office:value="717.14800000000002" table:style-name="ce1">
            <text:p>717,148</text:p>
          </table:table-cell>
          <table:table-cell office:value-type="float" office:value="977.41800000000001" table:style-name="ce1">
            <text:p>977,418</text:p>
          </table:table-cell>
          <table:table-cell table:style-name="ce2"/>
          <table:table-cell office:value-type="float" office:value="833.15550000000007" table:formula="of:=AVERAGE([.B114:.E114])" table:style-name="ce1">
            <text:p>833,1555</text:p>
          </table:table-cell>
          <table:table-cell table:number-columns-repeated="16377"/>
        </table:table-row>
        <table:table-row table:style-name="ro2">
          <table:table-cell office:value-type="float" office:value="56500" table:style-name="ce1">
            <text:p>56500</text:p>
          </table:table-cell>
          <table:table-cell office:value-type="float" office:value="596.15" table:style-name="ce1">
            <text:p>596,15</text:p>
          </table:table-cell>
          <table:table-cell office:value-type="float" office:value="846.99" table:style-name="ce1">
            <text:p>846,99</text:p>
          </table:table-cell>
          <table:table-cell office:value-type="float" office:value="695.46" table:style-name="ce1">
            <text:p>695,46</text:p>
          </table:table-cell>
          <table:table-cell office:value-type="float" office:value="1067.152" table:style-name="ce1">
            <text:p>1067,152</text:p>
          </table:table-cell>
          <table:table-cell table:style-name="ce2"/>
          <table:table-cell office:value-type="float" office:value="801.43799999999999" table:formula="of:=AVERAGE([.B115:.E115])" table:style-name="ce1">
            <text:p>801,438</text:p>
          </table:table-cell>
          <table:table-cell table:number-columns-repeated="16377"/>
        </table:table-row>
        <table:table-row table:style-name="ro2">
          <table:table-cell office:value-type="float" office:value="57000" table:style-name="ce1">
            <text:p>57000</text:p>
          </table:table-cell>
          <table:table-cell office:value-type="float" office:value="548.55600000000004" table:style-name="ce1">
            <text:p>548,556</text:p>
          </table:table-cell>
          <table:table-cell office:value-type="float" office:value="901.13599999999997" table:style-name="ce1">
            <text:p>901,136</text:p>
          </table:table-cell>
          <table:table-cell office:value-type="float" office:value="797.98" table:style-name="ce1">
            <text:p>797,98</text:p>
          </table:table-cell>
          <table:table-cell office:value-type="float" office:value="1133.21" table:style-name="ce1">
            <text:p>1133,21</text:p>
          </table:table-cell>
          <table:table-cell table:style-name="ce2"/>
          <table:table-cell office:value-type="float" office:value="845.22050000000002" table:formula="of:=AVERAGE([.B116:.E116])" table:style-name="ce1">
            <text:p>845,2205</text:p>
          </table:table-cell>
          <table:table-cell table:number-columns-repeated="16377"/>
        </table:table-row>
        <table:table-row table:style-name="ro2">
          <table:table-cell office:value-type="float" office:value="57500" table:style-name="ce1">
            <text:p>57500</text:p>
          </table:table-cell>
          <table:table-cell office:value-type="float" office:value="474.33600000000001" table:style-name="ce1">
            <text:p>474,336</text:p>
          </table:table-cell>
          <table:table-cell office:value-type="float" office:value="923.49" table:style-name="ce1">
            <text:p>923,49</text:p>
          </table:table-cell>
          <table:table-cell office:value-type="float" office:value="664.29" table:style-name="ce1">
            <text:p>664,29</text:p>
          </table:table-cell>
          <table:table-cell office:value-type="float" office:value="1214.7439999999999" table:style-name="ce1">
            <text:p>1214,744</text:p>
          </table:table-cell>
          <table:table-cell table:style-name="ce2"/>
          <table:table-cell office:value-type="float" office:value="819.21499999999992" table:formula="of:=AVERAGE([.B117:.E117])" table:style-name="ce1">
            <text:p>819,215</text:p>
          </table:table-cell>
          <table:table-cell table:number-columns-repeated="16377"/>
        </table:table-row>
        <table:table-row table:style-name="ro2">
          <table:table-cell office:value-type="float" office:value="58000" table:style-name="ce1">
            <text:p>58000</text:p>
          </table:table-cell>
          <table:table-cell office:value-type="float" office:value="506.13400000000001" table:style-name="ce1">
            <text:p>506,134</text:p>
          </table:table-cell>
          <table:table-cell office:value-type="float" office:value="841.96" table:style-name="ce1">
            <text:p>841,96</text:p>
          </table:table-cell>
          <table:table-cell office:value-type="float" office:value="614.79" table:style-name="ce1">
            <text:p>614,79</text:p>
          </table:table-cell>
          <table:table-cell office:value-type="float" office:value="1138.896" table:style-name="ce1">
            <text:p>1138,896</text:p>
          </table:table-cell>
          <table:table-cell table:style-name="ce2"/>
          <table:table-cell office:value-type="float" office:value="775.44499999999994" table:formula="of:=AVERAGE([.B118:.E118])" table:style-name="ce1">
            <text:p>775,445</text:p>
          </table:table-cell>
          <table:table-cell table:number-columns-repeated="16377"/>
        </table:table-row>
        <table:table-row table:style-name="ro2">
          <table:table-cell office:value-type="float" office:value="58500" table:style-name="ce1">
            <text:p>58500</text:p>
          </table:table-cell>
          <table:table-cell office:value-type="float" office:value="544.91200000000003" table:style-name="ce1">
            <text:p>544,912</text:p>
          </table:table-cell>
          <table:table-cell office:value-type="float" office:value="858.13400000000001" table:style-name="ce1">
            <text:p>858,134</text:p>
          </table:table-cell>
          <table:table-cell office:value-type="float" office:value="545.42999999999995" table:style-name="ce1">
            <text:p>545,43</text:p>
          </table:table-cell>
          <table:table-cell office:value-type="float" office:value="1040.03" table:style-name="ce1">
            <text:p>1040,03</text:p>
          </table:table-cell>
          <table:table-cell table:style-name="ce2"/>
          <table:table-cell office:value-type="float" office:value="747.12650000000008" table:formula="of:=AVERAGE([.B119:.E119])" table:style-name="ce1">
            <text:p>747,1265</text:p>
          </table:table-cell>
          <table:table-cell table:number-columns-repeated="16377"/>
        </table:table-row>
        <table:table-row table:style-name="ro2">
          <table:table-cell office:value-type="float" office:value="59000" table:style-name="ce1">
            <text:p>59000</text:p>
          </table:table-cell>
          <table:table-cell office:value-type="float" office:value="469.17599999999999" table:style-name="ce1">
            <text:p>469,176</text:p>
          </table:table-cell>
          <table:table-cell office:value-type="float" office:value="796.81" table:style-name="ce1">
            <text:p>796,81</text:p>
          </table:table-cell>
          <table:table-cell office:value-type="float" office:value="551.99199999999996" table:style-name="ce1">
            <text:p>551,992</text:p>
          </table:table-cell>
          <table:table-cell office:value-type="float" office:value="1027.184" table:style-name="ce1">
            <text:p>1027,184</text:p>
          </table:table-cell>
          <table:table-cell table:style-name="ce2"/>
          <table:table-cell office:value-type="float" office:value="711.29049999999995" table:formula="of:=AVERAGE([.B120:.E120])" table:style-name="ce1">
            <text:p>711,2905</text:p>
          </table:table-cell>
          <table:table-cell table:number-columns-repeated="16377"/>
        </table:table-row>
        <table:table-row table:style-name="ro2">
          <table:table-cell office:value-type="float" office:value="59500" table:style-name="ce1">
            <text:p>59500</text:p>
          </table:table-cell>
          <table:table-cell office:value-type="float" office:value="500.072" table:style-name="ce1">
            <text:p>500,072</text:p>
          </table:table-cell>
          <table:table-cell office:value-type="float" office:value="794.29" table:style-name="ce1">
            <text:p>794,29</text:p>
          </table:table-cell>
          <table:table-cell office:value-type="float" office:value="646.08000000000004" table:style-name="ce1">
            <text:p>646,08</text:p>
          </table:table-cell>
          <table:table-cell office:value-type="float" office:value="1089.162" table:style-name="ce1">
            <text:p>1089,162</text:p>
          </table:table-cell>
          <table:table-cell table:style-name="ce2"/>
          <table:table-cell office:value-type="float" office:value="757.40100000000007" table:formula="of:=AVERAGE([.B121:.E121])" table:style-name="ce1">
            <text:p>757,401</text:p>
          </table:table-cell>
          <table:table-cell table:number-columns-repeated="16377"/>
        </table:table-row>
        <table:table-row table:style-name="ro2">
          <table:table-cell office:value-type="float" office:value="60000" table:style-name="ce1">
            <text:p>60000</text:p>
          </table:table-cell>
          <table:table-cell office:value-type="float" office:value="502.51400000000001" table:style-name="ce1">
            <text:p>502,514</text:p>
          </table:table-cell>
          <table:table-cell office:value-type="float" office:value="799.73400000000004" table:style-name="ce1">
            <text:p>799,734</text:p>
          </table:table-cell>
          <table:table-cell office:value-type="float" office:value="732.08799999999997" table:style-name="ce1">
            <text:p>732,088</text:p>
          </table:table-cell>
          <table:table-cell office:value-type="float" office:value="1116.4100000000001" table:style-name="ce1">
            <text:p>1116,41</text:p>
          </table:table-cell>
          <table:table-cell table:style-name="ce2"/>
          <table:table-cell office:value-type="float" office:value="787.68650000000002" table:formula="of:=AVERAGE([.B122:.E122])" table:style-name="ce1">
            <text:p>787,6865</text:p>
          </table:table-cell>
          <table:table-cell table:number-columns-repeated="16377"/>
        </table:table-row>
        <table:table-row table:style-name="ro2">
          <table:table-cell office:value-type="float" office:value="60500" table:style-name="ce1">
            <text:p>60500</text:p>
          </table:table-cell>
          <table:table-cell office:value-type="float" office:value="458.16199999999998" table:style-name="ce1">
            <text:p>458,162</text:p>
          </table:table-cell>
          <table:table-cell office:value-type="float" office:value="798.322" table:style-name="ce1">
            <text:p>798,322</text:p>
          </table:table-cell>
          <table:table-cell office:value-type="float" office:value="659.40800000000002" table:style-name="ce1">
            <text:p>659,408</text:p>
          </table:table-cell>
          <table:table-cell office:value-type="float" office:value="988.78399999999999" table:style-name="ce1">
            <text:p>988,784</text:p>
          </table:table-cell>
          <table:table-cell table:style-name="ce2"/>
          <table:table-cell office:value-type="float" office:value="726.16899999999998" table:formula="of:=AVERAGE([.B123:.E123])" table:style-name="ce1">
            <text:p>726,169</text:p>
          </table:table-cell>
          <table:table-cell table:number-columns-repeated="16377"/>
        </table:table-row>
        <table:table-row table:style-name="ro2">
          <table:table-cell office:value-type="float" office:value="61000" table:style-name="ce1">
            <text:p>61000</text:p>
          </table:table-cell>
          <table:table-cell office:value-type="float" office:value="452.11599999999999" table:style-name="ce1">
            <text:p>452,116</text:p>
          </table:table-cell>
          <table:table-cell office:value-type="float" office:value="813.23800000000006" table:style-name="ce1">
            <text:p>813,238</text:p>
          </table:table-cell>
          <table:table-cell office:value-type="float" office:value="644.15200000000004" table:style-name="ce1">
            <text:p>644,152</text:p>
          </table:table-cell>
          <table:table-cell office:value-type="float" office:value="909.35" table:style-name="ce1">
            <text:p>909,35</text:p>
          </table:table-cell>
          <table:table-cell table:style-name="ce2"/>
          <table:table-cell office:value-type="float" office:value="704.71400000000006" table:formula="of:=AVERAGE([.B124:.E124])" table:style-name="ce1">
            <text:p>704,714</text:p>
          </table:table-cell>
          <table:table-cell table:number-columns-repeated="16377"/>
        </table:table-row>
        <table:table-row table:style-name="ro2">
          <table:table-cell office:value-type="float" office:value="61500" table:style-name="ce1">
            <text:p>61500</text:p>
          </table:table-cell>
          <table:table-cell office:value-type="float" office:value="466.81599999999997" table:style-name="ce1">
            <text:p>466,816</text:p>
          </table:table-cell>
          <table:table-cell office:value-type="float" office:value="814.39" table:style-name="ce1">
            <text:p>814,39</text:p>
          </table:table-cell>
          <table:table-cell office:value-type="float" office:value="548.024" table:style-name="ce1">
            <text:p>548,024</text:p>
          </table:table-cell>
          <table:table-cell office:value-type="float" office:value="944.21799999999996" table:style-name="ce1">
            <text:p>944,218</text:p>
          </table:table-cell>
          <table:table-cell table:style-name="ce2"/>
          <table:table-cell office:value-type="float" office:value="693.36199999999997" table:formula="of:=AVERAGE([.B125:.E125])" table:style-name="ce1">
            <text:p>693,362</text:p>
          </table:table-cell>
          <table:table-cell table:number-columns-repeated="16377"/>
        </table:table-row>
        <table:table-row table:style-name="ro2">
          <table:table-cell office:value-type="float" office:value="62000" table:style-name="ce1">
            <text:p>62000</text:p>
          </table:table-cell>
          <table:table-cell office:value-type="float" office:value="467.09800000000001" table:style-name="ce1">
            <text:p>467,098</text:p>
          </table:table-cell>
          <table:table-cell office:value-type="float" office:value="775.37800000000004" table:style-name="ce1">
            <text:p>775,378</text:p>
          </table:table-cell>
          <table:table-cell office:value-type="float" office:value="579.43399999999997" table:style-name="ce1">
            <text:p>579,434</text:p>
          </table:table-cell>
          <table:table-cell office:value-type="float" office:value="886.476" table:style-name="ce1">
            <text:p>886,476</text:p>
          </table:table-cell>
          <table:table-cell table:style-name="ce2"/>
          <table:table-cell office:value-type="float" office:value="677.09649999999999" table:formula="of:=AVERAGE([.B126:.E126])" table:style-name="ce1">
            <text:p>677,0965</text:p>
          </table:table-cell>
          <table:table-cell table:number-columns-repeated="16377"/>
        </table:table-row>
        <table:table-row table:style-name="ro2">
          <table:table-cell office:value-type="float" office:value="62500" table:style-name="ce1">
            <text:p>62500</text:p>
          </table:table-cell>
          <table:table-cell office:value-type="float" office:value="444.69600000000003" table:style-name="ce1">
            <text:p>444,696</text:p>
          </table:table-cell>
          <table:table-cell office:value-type="float" office:value="873.82600000000002" table:style-name="ce1">
            <text:p>873,826</text:p>
          </table:table-cell>
          <table:table-cell office:value-type="float" office:value="534.42200000000003" table:style-name="ce1">
            <text:p>534,422</text:p>
          </table:table-cell>
          <table:table-cell office:value-type="float" office:value="902.476" table:style-name="ce1">
            <text:p>902,476</text:p>
          </table:table-cell>
          <table:table-cell table:style-name="ce2"/>
          <table:table-cell office:value-type="float" office:value="688.85500000000002" table:formula="of:=AVERAGE([.B127:.E127])" table:style-name="ce1">
            <text:p>688,855</text:p>
          </table:table-cell>
          <table:table-cell table:number-columns-repeated="16377"/>
        </table:table-row>
        <table:table-row table:style-name="ro2">
          <table:table-cell office:value-type="float" office:value="63000" table:style-name="ce1">
            <text:p>63000</text:p>
          </table:table-cell>
          <table:table-cell office:value-type="float" office:value="471.99400000000003" table:style-name="ce1">
            <text:p>471,994</text:p>
          </table:table-cell>
          <table:table-cell office:value-type="float" office:value="908.096" table:style-name="ce1">
            <text:p>908,096</text:p>
          </table:table-cell>
          <table:table-cell office:value-type="float" office:value="580.17600000000004" table:style-name="ce1">
            <text:p>580,176</text:p>
          </table:table-cell>
          <table:table-cell office:value-type="float" office:value="788.20399999999995" table:style-name="ce1">
            <text:p>788,204</text:p>
          </table:table-cell>
          <table:table-cell table:style-name="ce2"/>
          <table:table-cell office:value-type="float" office:value="687.11750000000006" table:formula="of:=AVERAGE([.B128:.E128])" table:style-name="ce1">
            <text:p>687,1175</text:p>
          </table:table-cell>
          <table:table-cell table:number-columns-repeated="16377"/>
        </table:table-row>
        <table:table-row table:style-name="ro2">
          <table:table-cell office:value-type="float" office:value="63500" table:style-name="ce1">
            <text:p>63500</text:p>
          </table:table-cell>
          <table:table-cell office:value-type="float" office:value="493.70400000000001" table:style-name="ce1">
            <text:p>493,704</text:p>
          </table:table-cell>
          <table:table-cell office:value-type="float" office:value="1022.818" table:style-name="ce1">
            <text:p>1022,818</text:p>
          </table:table-cell>
          <table:table-cell office:value-type="float" office:value="589.274" table:style-name="ce1">
            <text:p>589,274</text:p>
          </table:table-cell>
          <table:table-cell office:value-type="float" office:value="886.44600000000003" table:style-name="ce1">
            <text:p>886,446</text:p>
          </table:table-cell>
          <table:table-cell table:style-name="ce2"/>
          <table:table-cell office:value-type="float" office:value="748.06049999999993" table:formula="of:=AVERAGE([.B129:.E129])" table:style-name="ce1">
            <text:p>748,0605</text:p>
          </table:table-cell>
          <table:table-cell table:number-columns-repeated="16377"/>
        </table:table-row>
        <table:table-row table:style-name="ro2">
          <table:table-cell office:value-type="float" office:value="64000" table:style-name="ce1">
            <text:p>64000</text:p>
          </table:table-cell>
          <table:table-cell office:value-type="float" office:value="443.37400000000002" table:style-name="ce1">
            <text:p>443,374</text:p>
          </table:table-cell>
          <table:table-cell office:value-type="float" office:value="1128.8720000000001" table:style-name="ce1">
            <text:p>1128,872</text:p>
          </table:table-cell>
          <table:table-cell office:value-type="float" office:value="622.45000000000005" table:style-name="ce1">
            <text:p>622,45</text:p>
          </table:table-cell>
          <table:table-cell office:value-type="float" office:value="1244.31" table:style-name="ce1">
            <text:p>1244,31</text:p>
          </table:table-cell>
          <table:table-cell table:style-name="ce2"/>
          <table:table-cell office:value-type="float" office:value="859.75149999999996" table:formula="of:=AVERAGE([.B130:.E130])" table:style-name="ce1">
            <text:p>859,7515</text:p>
          </table:table-cell>
          <table:table-cell table:number-columns-repeated="16377"/>
        </table:table-row>
        <table:table-row table:style-name="ro2">
          <table:table-cell office:value-type="float" office:value="64500" table:style-name="ce1">
            <text:p>64500</text:p>
          </table:table-cell>
          <table:table-cell office:value-type="float" office:value="489.7" table:style-name="ce1">
            <text:p>489,7</text:p>
          </table:table-cell>
          <table:table-cell office:value-type="float" office:value="1112.8579999999999" table:style-name="ce1">
            <text:p>1112,858</text:p>
          </table:table-cell>
          <table:table-cell office:value-type="float" office:value="591.68600000000004" table:style-name="ce1">
            <text:p>591,686</text:p>
          </table:table-cell>
          <table:table-cell office:value-type="float" office:value="1184.614" table:style-name="ce1">
            <text:p>1184,614</text:p>
          </table:table-cell>
          <table:table-cell table:style-name="ce2"/>
          <table:table-cell office:value-type="float" office:value="844.71450000000004" table:formula="of:=AVERAGE([.B131:.E131])" table:style-name="ce1">
            <text:p>844,7145</text:p>
          </table:table-cell>
          <table:table-cell table:number-columns-repeated="16377"/>
        </table:table-row>
        <table:table-row table:style-name="ro2">
          <table:table-cell office:value-type="float" office:value="65000" table:style-name="ce1">
            <text:p>65000</text:p>
          </table:table-cell>
          <table:table-cell office:value-type="float" office:value="493.41800000000001" table:style-name="ce1">
            <text:p>493,418</text:p>
          </table:table-cell>
          <table:table-cell office:value-type="float" office:value="938.33799999999997" table:style-name="ce1">
            <text:p>938,338</text:p>
          </table:table-cell>
          <table:table-cell office:value-type="float" office:value="695.12800000000004" table:style-name="ce1">
            <text:p>695,128</text:p>
          </table:table-cell>
          <table:table-cell office:value-type="float" office:value="1124.732" table:style-name="ce1">
            <text:p>1124,732</text:p>
          </table:table-cell>
          <table:table-cell table:style-name="ce2"/>
          <table:table-cell office:value-type="float" office:value="812.904" table:formula="of:=AVERAGE([.B132:.E132])" table:style-name="ce1">
            <text:p>812,904</text:p>
          </table:table-cell>
          <table:table-cell table:number-columns-repeated="16377"/>
        </table:table-row>
        <table:table-row table:style-name="ro2">
          <table:table-cell office:value-type="float" office:value="65500" table:style-name="ce1">
            <text:p>65500</text:p>
          </table:table-cell>
          <table:table-cell office:value-type="float" office:value="442.464" table:style-name="ce1">
            <text:p>442,464</text:p>
          </table:table-cell>
          <table:table-cell office:value-type="float" office:value="946.86400000000003" table:style-name="ce1">
            <text:p>946,864</text:p>
          </table:table-cell>
          <table:table-cell office:value-type="float" office:value="674.178" table:style-name="ce1">
            <text:p>674,178</text:p>
          </table:table-cell>
          <table:table-cell office:value-type="float" office:value="794.44" table:style-name="ce1">
            <text:p>794,44</text:p>
          </table:table-cell>
          <table:table-cell table:style-name="ce2"/>
          <table:table-cell office:value-type="float" office:value="714.48649999999998" table:formula="of:=AVERAGE([.B133:.E133])" table:style-name="ce1">
            <text:p>714,4865</text:p>
          </table:table-cell>
          <table:table-cell table:number-columns-repeated="16377"/>
        </table:table-row>
        <table:table-row table:style-name="ro2">
          <table:table-cell office:value-type="float" office:value="66000" table:style-name="ce1">
            <text:p>66000</text:p>
          </table:table-cell>
          <table:table-cell office:value-type="float" office:value="473.416" table:style-name="ce1">
            <text:p>473,416</text:p>
          </table:table-cell>
          <table:table-cell office:value-type="float" office:value="934.04" table:style-name="ce1">
            <text:p>934,04</text:p>
          </table:table-cell>
          <table:table-cell office:value-type="float" office:value="611.36800000000005" table:style-name="ce1">
            <text:p>611,368</text:p>
          </table:table-cell>
          <table:table-cell office:value-type="float" office:value="843.02599999999995" table:style-name="ce1">
            <text:p>843,026</text:p>
          </table:table-cell>
          <table:table-cell table:style-name="ce2"/>
          <table:table-cell office:value-type="float" office:value="715.46249999999998" table:formula="of:=AVERAGE([.B134:.E134])" table:style-name="ce1">
            <text:p>715,4625</text:p>
          </table:table-cell>
          <table:table-cell table:number-columns-repeated="16377"/>
        </table:table-row>
        <table:table-row table:style-name="ro2">
          <table:table-cell office:value-type="float" office:value="66500" table:style-name="ce1">
            <text:p>66500</text:p>
          </table:table-cell>
          <table:table-cell office:value-type="float" office:value="592.64200000000005" table:style-name="ce1">
            <text:p>592,642</text:p>
          </table:table-cell>
          <table:table-cell office:value-type="float" office:value="1025.6120000000001" table:style-name="ce1">
            <text:p>1025,612</text:p>
          </table:table-cell>
          <table:table-cell office:value-type="float" office:value="484.01400000000001" table:style-name="ce1">
            <text:p>484,014</text:p>
          </table:table-cell>
          <table:table-cell office:value-type="float" office:value="825.20799999999997" table:style-name="ce1">
            <text:p>825,208</text:p>
          </table:table-cell>
          <table:table-cell table:style-name="ce2"/>
          <table:table-cell office:value-type="float" office:value="731.86900000000003" table:formula="of:=AVERAGE([.B135:.E135])" table:style-name="ce1">
            <text:p>731,869</text:p>
          </table:table-cell>
          <table:table-cell table:number-columns-repeated="16377"/>
        </table:table-row>
        <table:table-row table:style-name="ro2">
          <table:table-cell office:value-type="float" office:value="67000" table:style-name="ce1">
            <text:p>67000</text:p>
          </table:table-cell>
          <table:table-cell office:value-type="float" office:value="585.02200000000005" table:style-name="ce1">
            <text:p>585,022</text:p>
          </table:table-cell>
          <table:table-cell office:value-type="float" office:value="1048.4259999999999" table:style-name="ce1">
            <text:p>1048,426</text:p>
          </table:table-cell>
          <table:table-cell office:value-type="float" office:value="498.85199999999998" table:style-name="ce1">
            <text:p>498,852</text:p>
          </table:table-cell>
          <table:table-cell office:value-type="float" office:value="693.33" table:style-name="ce1">
            <text:p>693,33</text:p>
          </table:table-cell>
          <table:table-cell table:style-name="ce2"/>
          <table:table-cell office:value-type="float" office:value="706.40749999999991" table:formula="of:=AVERAGE([.B136:.E136])" table:style-name="ce1">
            <text:p>706,4075</text:p>
          </table:table-cell>
          <table:table-cell table:number-columns-repeated="16377"/>
        </table:table-row>
        <table:table-row table:style-name="ro2">
          <table:table-cell office:value-type="float" office:value="67500" table:style-name="ce1">
            <text:p>67500</text:p>
          </table:table-cell>
          <table:table-cell office:value-type="float" office:value="570.85199999999998" table:style-name="ce1">
            <text:p>570,852</text:p>
          </table:table-cell>
          <table:table-cell office:value-type="float" office:value="992.41600000000005" table:style-name="ce1">
            <text:p>992,416</text:p>
          </table:table-cell>
          <table:table-cell office:value-type="float" office:value="658.54399999999998" table:style-name="ce1">
            <text:p>658,544</text:p>
          </table:table-cell>
          <table:table-cell office:value-type="float" office:value="675.62800000000004" table:style-name="ce1">
            <text:p>675,628</text:p>
          </table:table-cell>
          <table:table-cell table:style-name="ce2"/>
          <table:table-cell office:value-type="float" office:value="724.36" table:formula="of:=AVERAGE([.B137:.E137])" table:style-name="ce1">
            <text:p>724,36</text:p>
          </table:table-cell>
          <table:table-cell table:number-columns-repeated="16377"/>
        </table:table-row>
        <table:table-row table:style-name="ro2">
          <table:table-cell office:value-type="float" office:value="68000" table:style-name="ce1">
            <text:p>68000</text:p>
          </table:table-cell>
          <table:table-cell office:value-type="float" office:value="564.67200000000003" table:style-name="ce1">
            <text:p>564,672</text:p>
          </table:table-cell>
          <table:table-cell office:value-type="float" office:value="851.88" table:style-name="ce1">
            <text:p>851,88</text:p>
          </table:table-cell>
          <table:table-cell office:value-type="float" office:value="476.34399999999999" table:style-name="ce1">
            <text:p>476,344</text:p>
          </table:table-cell>
          <table:table-cell office:value-type="float" office:value="767.66" table:style-name="ce1">
            <text:p>767,66</text:p>
          </table:table-cell>
          <table:table-cell table:style-name="ce2"/>
          <table:table-cell office:value-type="float" office:value="665.13900000000001" table:formula="of:=AVERAGE([.B138:.E138])" table:style-name="ce1">
            <text:p>665,139</text:p>
          </table:table-cell>
          <table:table-cell table:number-columns-repeated="16377"/>
        </table:table-row>
        <table:table-row table:style-name="ro2">
          <table:table-cell office:value-type="float" office:value="68500" table:style-name="ce1">
            <text:p>68500</text:p>
          </table:table-cell>
          <table:table-cell office:value-type="float" office:value="548.024" table:style-name="ce1">
            <text:p>548,024</text:p>
          </table:table-cell>
          <table:table-cell office:value-type="float" office:value="837.76199999999994" table:style-name="ce1">
            <text:p>837,762</text:p>
          </table:table-cell>
          <table:table-cell office:value-type="float" office:value="589.56200000000001" table:style-name="ce1">
            <text:p>589,562</text:p>
          </table:table-cell>
          <table:table-cell office:value-type="float" office:value="734.154" table:style-name="ce1">
            <text:p>734,154</text:p>
          </table:table-cell>
          <table:table-cell table:style-name="ce2"/>
          <table:table-cell office:value-type="float" office:value="677.37549999999999" table:formula="of:=AVERAGE([.B139:.E139])" table:style-name="ce1">
            <text:p>677,3755</text:p>
          </table:table-cell>
          <table:table-cell table:number-columns-repeated="16377"/>
        </table:table-row>
        <table:table-row table:style-name="ro2">
          <table:table-cell office:value-type="float" office:value="69000" table:style-name="ce1">
            <text:p>69000</text:p>
          </table:table-cell>
          <table:table-cell office:value-type="float" office:value="542.24400000000003" table:style-name="ce1">
            <text:p>542,244</text:p>
          </table:table-cell>
          <table:table-cell office:value-type="float" office:value="975.63800000000003" table:style-name="ce1">
            <text:p>975,638</text:p>
          </table:table-cell>
          <table:table-cell office:value-type="float" office:value="601.13" table:style-name="ce1">
            <text:p>601,13</text:p>
          </table:table-cell>
          <table:table-cell office:value-type="float" office:value="805.32600000000002" table:style-name="ce1">
            <text:p>805,326</text:p>
          </table:table-cell>
          <table:table-cell table:style-name="ce2"/>
          <table:table-cell office:value-type="float" office:value="731.08450000000005" table:formula="of:=AVERAGE([.B140:.E140])" table:style-name="ce1">
            <text:p>731,0845</text:p>
          </table:table-cell>
          <table:table-cell table:number-columns-repeated="16377"/>
        </table:table-row>
        <table:table-row table:style-name="ro2">
          <table:table-cell office:value-type="float" office:value="69500" table:style-name="ce1">
            <text:p>69500</text:p>
          </table:table-cell>
          <table:table-cell office:value-type="float" office:value="533.75599999999997" table:style-name="ce1">
            <text:p>533,756</text:p>
          </table:table-cell>
          <table:table-cell office:value-type="float" office:value="953.31200000000001" table:style-name="ce1">
            <text:p>953,312</text:p>
          </table:table-cell>
          <table:table-cell office:value-type="float" office:value="616.66600000000005" table:style-name="ce1">
            <text:p>616,666</text:p>
          </table:table-cell>
          <table:table-cell office:value-type="float" office:value="639.024" table:style-name="ce1">
            <text:p>639,024</text:p>
          </table:table-cell>
          <table:table-cell table:style-name="ce2"/>
          <table:table-cell office:value-type="float" office:value="685.68949999999995" table:formula="of:=AVERAGE([.B141:.E141])" table:style-name="ce1">
            <text:p>685,6895</text:p>
          </table:table-cell>
          <table:table-cell table:number-columns-repeated="16377"/>
        </table:table-row>
        <table:table-row table:style-name="ro2">
          <table:table-cell office:value-type="float" office:value="70000" table:style-name="ce1">
            <text:p>70000</text:p>
          </table:table-cell>
          <table:table-cell office:value-type="float" office:value="521.87199999999996" table:style-name="ce1">
            <text:p>521,872</text:p>
          </table:table-cell>
          <table:table-cell office:value-type="float" office:value="895.67" table:style-name="ce1">
            <text:p>895,67</text:p>
          </table:table-cell>
          <table:table-cell office:value-type="float" office:value="607.47799999999995" table:style-name="ce1">
            <text:p>607,478</text:p>
          </table:table-cell>
          <table:table-cell office:value-type="float" office:value="588.80600000000004" table:style-name="ce1">
            <text:p>588,806</text:p>
          </table:table-cell>
          <table:table-cell table:style-name="ce2"/>
          <table:table-cell office:value-type="float" office:value="653.45650000000001" table:formula="of:=AVERAGE([.B142:.E142])" table:style-name="ce1">
            <text:p>653,4565</text:p>
          </table:table-cell>
          <table:table-cell table:number-columns-repeated="16377"/>
        </table:table-row>
        <table:table-row table:style-name="ro2">
          <table:table-cell office:value-type="float" office:value="70500" table:style-name="ce1">
            <text:p>70500</text:p>
          </table:table-cell>
          <table:table-cell office:value-type="float" office:value="555.73400000000004" table:style-name="ce1">
            <text:p>555,734</text:p>
          </table:table-cell>
          <table:table-cell office:value-type="float" office:value="978.27599999999995" table:style-name="ce1">
            <text:p>978,276</text:p>
          </table:table-cell>
          <table:table-cell office:value-type="float" office:value="631.69200000000001" table:style-name="ce1">
            <text:p>631,692</text:p>
          </table:table-cell>
          <table:table-cell office:value-type="float" office:value="560.41" table:style-name="ce1">
            <text:p>560,41</text:p>
          </table:table-cell>
          <table:table-cell table:style-name="ce2"/>
          <table:table-cell office:value-type="float" office:value="681.52800000000002" table:formula="of:=AVERAGE([.B143:.E143])" table:style-name="ce1">
            <text:p>681,528</text:p>
          </table:table-cell>
          <table:table-cell table:number-columns-repeated="16377"/>
        </table:table-row>
        <table:table-row table:style-name="ro2">
          <table:table-cell office:value-type="float" office:value="71000" table:style-name="ce1">
            <text:p>71000</text:p>
          </table:table-cell>
          <table:table-cell office:value-type="float" office:value="552.36" table:style-name="ce1">
            <text:p>552,36</text:p>
          </table:table-cell>
          <table:table-cell office:value-type="float" office:value="982.12400000000002" table:style-name="ce1">
            <text:p>982,124</text:p>
          </table:table-cell>
          <table:table-cell office:value-type="float" office:value="650.04600000000005" table:style-name="ce1">
            <text:p>650,046</text:p>
          </table:table-cell>
          <table:table-cell office:value-type="float" office:value="758.21600000000001" table:style-name="ce1">
            <text:p>758,216</text:p>
          </table:table-cell>
          <table:table-cell table:style-name="ce2"/>
          <table:table-cell office:value-type="float" office:value="735.68649999999991" table:formula="of:=AVERAGE([.B144:.E144])" table:style-name="ce1">
            <text:p>735,6865</text:p>
          </table:table-cell>
          <table:table-cell table:number-columns-repeated="16377"/>
        </table:table-row>
        <table:table-row table:style-name="ro2">
          <table:table-cell office:value-type="float" office:value="71500" table:style-name="ce1">
            <text:p>71500</text:p>
          </table:table-cell>
          <table:table-cell office:value-type="float" office:value="535.19200000000001" table:style-name="ce1">
            <text:p>535,192</text:p>
          </table:table-cell>
          <table:table-cell office:value-type="float" office:value="914.9" table:style-name="ce1">
            <text:p>914,9</text:p>
          </table:table-cell>
          <table:table-cell office:value-type="float" office:value="610.63" table:style-name="ce1">
            <text:p>610,63</text:p>
          </table:table-cell>
          <table:table-cell office:value-type="float" office:value="766.29" table:style-name="ce1">
            <text:p>766,29</text:p>
          </table:table-cell>
          <table:table-cell table:style-name="ce2"/>
          <table:table-cell office:value-type="float" office:value="706.75300000000004" table:formula="of:=AVERAGE([.B145:.E145])" table:style-name="ce1">
            <text:p>706,753</text:p>
          </table:table-cell>
          <table:table-cell table:number-columns-repeated="16377"/>
        </table:table-row>
        <table:table-row table:style-name="ro2">
          <table:table-cell office:value-type="float" office:value="72000" table:style-name="ce1">
            <text:p>72000</text:p>
          </table:table-cell>
          <table:table-cell office:value-type="float" office:value="509.47399999999999" table:style-name="ce1">
            <text:p>509,474</text:p>
          </table:table-cell>
          <table:table-cell office:value-type="float" office:value="958.75800000000004" table:style-name="ce1">
            <text:p>958,758</text:p>
          </table:table-cell>
          <table:table-cell office:value-type="float" office:value="574.89400000000001" table:style-name="ce1">
            <text:p>574,894</text:p>
          </table:table-cell>
          <table:table-cell office:value-type="float" office:value="807.62" table:style-name="ce1">
            <text:p>807,62</text:p>
          </table:table-cell>
          <table:table-cell table:style-name="ce2"/>
          <table:table-cell office:value-type="float" office:value="712.68650000000002" table:formula="of:=AVERAGE([.B146:.E146])" table:style-name="ce1">
            <text:p>712,6865</text:p>
          </table:table-cell>
          <table:table-cell table:number-columns-repeated="16377"/>
        </table:table-row>
        <table:table-row table:style-name="ro2">
          <table:table-cell office:value-type="float" office:value="72500" table:style-name="ce1">
            <text:p>72500</text:p>
          </table:table-cell>
          <table:table-cell office:value-type="float" office:value="518.55200000000002" table:style-name="ce1">
            <text:p>518,552</text:p>
          </table:table-cell>
          <table:table-cell office:value-type="float" office:value="910.77800000000002" table:style-name="ce1">
            <text:p>910,778</text:p>
          </table:table-cell>
          <table:table-cell office:value-type="float" office:value="652.18200000000002" table:style-name="ce1">
            <text:p>652,182</text:p>
          </table:table-cell>
          <table:table-cell office:value-type="float" office:value="710.12400000000002" table:style-name="ce1">
            <text:p>710,124</text:p>
          </table:table-cell>
          <table:table-cell table:style-name="ce2"/>
          <table:table-cell office:value-type="float" office:value="697.90899999999988" table:formula="of:=AVERAGE([.B147:.E147])" table:style-name="ce1">
            <text:p>697,909</text:p>
          </table:table-cell>
          <table:table-cell table:number-columns-repeated="16377"/>
        </table:table-row>
        <table:table-row table:style-name="ro2">
          <table:table-cell office:value-type="float" office:value="73000" table:style-name="ce1">
            <text:p>73000</text:p>
          </table:table-cell>
          <table:table-cell office:value-type="float" office:value="497.13" table:style-name="ce1">
            <text:p>497,13</text:p>
          </table:table-cell>
          <table:table-cell office:value-type="float" office:value="862.37599999999998" table:style-name="ce1">
            <text:p>862,376</text:p>
          </table:table-cell>
          <table:table-cell office:value-type="float" office:value="580.428" table:style-name="ce1">
            <text:p>580,428</text:p>
          </table:table-cell>
          <table:table-cell office:value-type="float" office:value="740.88" table:style-name="ce1">
            <text:p>740,88</text:p>
          </table:table-cell>
          <table:table-cell table:style-name="ce2"/>
          <table:table-cell office:value-type="float" office:value="670.20349999999996" table:formula="of:=AVERAGE([.B148:.E148])" table:style-name="ce1">
            <text:p>670,2035</text:p>
          </table:table-cell>
          <table:table-cell table:number-columns-repeated="16377"/>
        </table:table-row>
        <table:table-row table:style-name="ro2">
          <table:table-cell office:value-type="float" office:value="73500" table:style-name="ce1">
            <text:p>73500</text:p>
          </table:table-cell>
          <table:table-cell office:value-type="float" office:value="497.87200000000001" table:style-name="ce1">
            <text:p>497,872</text:p>
          </table:table-cell>
          <table:table-cell office:value-type="float" office:value="990.34799999999996" table:style-name="ce1">
            <text:p>990,348</text:p>
          </table:table-cell>
          <table:table-cell office:value-type="float" office:value="574.04600000000005" table:style-name="ce1">
            <text:p>574,046</text:p>
          </table:table-cell>
          <table:table-cell office:value-type="float" office:value="837.58600000000001" table:style-name="ce1">
            <text:p>837,586</text:p>
          </table:table-cell>
          <table:table-cell table:style-name="ce2"/>
          <table:table-cell office:value-type="float" office:value="724.96299999999997" table:formula="of:=AVERAGE([.B149:.E149])" table:style-name="ce1">
            <text:p>724,963</text:p>
          </table:table-cell>
          <table:table-cell table:number-columns-repeated="16377"/>
        </table:table-row>
        <table:table-row table:style-name="ro2">
          <table:table-cell office:value-type="float" office:value="74000" table:style-name="ce1">
            <text:p>74000</text:p>
          </table:table-cell>
          <table:table-cell office:value-type="float" office:value="489.71199999999999" table:style-name="ce1">
            <text:p>489,712</text:p>
          </table:table-cell>
          <table:table-cell office:value-type="float" office:value="1022.434" table:style-name="ce1">
            <text:p>1022,434</text:p>
          </table:table-cell>
          <table:table-cell office:value-type="float" office:value="576.53599999999994" table:style-name="ce1">
            <text:p>576,536</text:p>
          </table:table-cell>
          <table:table-cell office:value-type="float" office:value="784.49199999999996" table:style-name="ce1">
            <text:p>784,492</text:p>
          </table:table-cell>
          <table:table-cell table:style-name="ce2"/>
          <table:table-cell office:value-type="float" office:value="718.29349999999999" table:formula="of:=AVERAGE([.B150:.E150])" table:style-name="ce1">
            <text:p>718,2935</text:p>
          </table:table-cell>
          <table:table-cell table:number-columns-repeated="16377"/>
        </table:table-row>
        <table:table-row table:style-name="ro2">
          <table:table-cell office:value-type="float" office:value="74500" table:style-name="ce1">
            <text:p>74500</text:p>
          </table:table-cell>
          <table:table-cell office:value-type="float" office:value="486.976" table:style-name="ce1">
            <text:p>486,976</text:p>
          </table:table-cell>
          <table:table-cell office:value-type="float" office:value="965.65200000000004" table:style-name="ce1">
            <text:p>965,652</text:p>
          </table:table-cell>
          <table:table-cell office:value-type="float" office:value="525.798" table:style-name="ce1">
            <text:p>525,798</text:p>
          </table:table-cell>
          <table:table-cell office:value-type="float" office:value="782.66600000000005" table:style-name="ce1">
            <text:p>782,666</text:p>
          </table:table-cell>
          <table:table-cell table:style-name="ce2"/>
          <table:table-cell office:value-type="float" office:value="690.27300000000002" table:formula="of:=AVERAGE([.B151:.E151])" table:style-name="ce1">
            <text:p>690,273</text:p>
          </table:table-cell>
          <table:table-cell table:number-columns-repeated="16377"/>
        </table:table-row>
        <table:table-row table:style-name="ro2">
          <table:table-cell office:value-type="float" office:value="75000" table:style-name="ce1">
            <text:p>75000</text:p>
          </table:table-cell>
          <table:table-cell office:value-type="float" office:value="496.55599999999998" table:style-name="ce1">
            <text:p>496,556</text:p>
          </table:table-cell>
          <table:table-cell office:value-type="float" office:value="1141.576" table:style-name="ce1">
            <text:p>1141,576</text:p>
          </table:table-cell>
          <table:table-cell office:value-type="float" office:value="493.33800000000002" table:style-name="ce1">
            <text:p>493,338</text:p>
          </table:table-cell>
          <table:table-cell office:value-type="float" office:value="751.70799999999997" table:style-name="ce1">
            <text:p>751,708</text:p>
          </table:table-cell>
          <table:table-cell table:style-name="ce2"/>
          <table:table-cell office:value-type="float" office:value="720.79450000000008" table:formula="of:=AVERAGE([.B152:.E152])" table:style-name="ce1">
            <text:p>720,7945</text:p>
          </table:table-cell>
          <table:table-cell table:number-columns-repeated="16377"/>
        </table:table-row>
        <table:table-row table:style-name="ro2">
          <table:table-cell office:value-type="float" office:value="75500" table:style-name="ce1">
            <text:p>75500</text:p>
          </table:table-cell>
          <table:table-cell office:value-type="float" office:value="490.80200000000002" table:style-name="ce1">
            <text:p>490,802</text:p>
          </table:table-cell>
          <table:table-cell office:value-type="float" office:value="1227.076" table:style-name="ce1">
            <text:p>1227,076</text:p>
          </table:table-cell>
          <table:table-cell office:value-type="float" office:value="526.23" table:style-name="ce1">
            <text:p>526,23</text:p>
          </table:table-cell>
          <table:table-cell office:value-type="float" office:value="857.13400000000001" table:style-name="ce1">
            <text:p>857,134</text:p>
          </table:table-cell>
          <table:table-cell table:style-name="ce2"/>
          <table:table-cell office:value-type="float" office:value="775.31050000000005" table:formula="of:=AVERAGE([.B153:.E153])" table:style-name="ce1">
            <text:p>775,3105</text:p>
          </table:table-cell>
          <table:table-cell table:number-columns-repeated="16377"/>
        </table:table-row>
        <table:table-row table:style-name="ro2">
          <table:table-cell office:value-type="float" office:value="76000" table:style-name="ce1">
            <text:p>76000</text:p>
          </table:table-cell>
          <table:table-cell office:value-type="float" office:value="527.46799999999996" table:style-name="ce1">
            <text:p>527,468</text:p>
          </table:table-cell>
          <table:table-cell office:value-type="float" office:value="1162.03" table:style-name="ce1">
            <text:p>1162,03</text:p>
          </table:table-cell>
          <table:table-cell office:value-type="float" office:value="439.50200000000001" table:style-name="ce1">
            <text:p>439,502</text:p>
          </table:table-cell>
          <table:table-cell office:value-type="float" office:value="838.91600000000005" table:style-name="ce1">
            <text:p>838,916</text:p>
          </table:table-cell>
          <table:table-cell table:style-name="ce2"/>
          <table:table-cell office:value-type="float" office:value="741.97900000000004" table:formula="of:=AVERAGE([.B154:.E154])" table:style-name="ce1">
            <text:p>741,979</text:p>
          </table:table-cell>
          <table:table-cell table:number-columns-repeated="16377"/>
        </table:table-row>
        <table:table-row table:style-name="ro2">
          <table:table-cell office:value-type="float" office:value="76500" table:style-name="ce1">
            <text:p>76500</text:p>
          </table:table-cell>
          <table:table-cell office:value-type="float" office:value="505.9" table:style-name="ce1">
            <text:p>505,9</text:p>
          </table:table-cell>
          <table:table-cell office:value-type="float" office:value="1111.0740000000001" table:style-name="ce1">
            <text:p>1111,074</text:p>
          </table:table-cell>
          <table:table-cell office:value-type="float" office:value="491.69" table:style-name="ce1">
            <text:p>491,69</text:p>
          </table:table-cell>
          <table:table-cell office:value-type="float" office:value="801.43399999999997" table:style-name="ce1">
            <text:p>801,434</text:p>
          </table:table-cell>
          <table:table-cell table:style-name="ce2"/>
          <table:table-cell office:value-type="float" office:value="727.52449999999999" table:formula="of:=AVERAGE([.B155:.E155])" table:style-name="ce1">
            <text:p>727,5245</text:p>
          </table:table-cell>
          <table:table-cell table:number-columns-repeated="16377"/>
        </table:table-row>
        <table:table-row table:style-name="ro2">
          <table:table-cell office:value-type="float" office:value="77000" table:style-name="ce1">
            <text:p>77000</text:p>
          </table:table-cell>
          <table:table-cell office:value-type="float" office:value="499.13200000000001" table:style-name="ce1">
            <text:p>499,132</text:p>
          </table:table-cell>
          <table:table-cell office:value-type="float" office:value="1134.2719999999999" table:style-name="ce1">
            <text:p>1134,272</text:p>
          </table:table-cell>
          <table:table-cell office:value-type="float" office:value="611.92600000000004" table:style-name="ce1">
            <text:p>611,926</text:p>
          </table:table-cell>
          <table:table-cell office:value-type="float" office:value="709.38" table:style-name="ce1">
            <text:p>709,38</text:p>
          </table:table-cell>
          <table:table-cell table:style-name="ce2"/>
          <table:table-cell office:value-type="float" office:value="738.67750000000001" table:formula="of:=AVERAGE([.B156:.E156])" table:style-name="ce1">
            <text:p>738,6775</text:p>
          </table:table-cell>
          <table:table-cell table:number-columns-repeated="16377"/>
        </table:table-row>
        <table:table-row table:style-name="ro2">
          <table:table-cell office:value-type="float" office:value="77500" table:style-name="ce1">
            <text:p>77500</text:p>
          </table:table-cell>
          <table:table-cell office:value-type="float" office:value="500.48" table:style-name="ce1">
            <text:p>500,48</text:p>
          </table:table-cell>
          <table:table-cell office:value-type="float" office:value="1110.818" table:style-name="ce1">
            <text:p>1110,818</text:p>
          </table:table-cell>
          <table:table-cell office:value-type="float" office:value="662.99800000000005" table:style-name="ce1">
            <text:p>662,998</text:p>
          </table:table-cell>
          <table:table-cell office:value-type="float" office:value="625.02599999999995" table:style-name="ce1">
            <text:p>625,026</text:p>
          </table:table-cell>
          <table:table-cell table:style-name="ce2"/>
          <table:table-cell office:value-type="float" office:value="724.83050000000003" table:formula="of:=AVERAGE([.B157:.E157])" table:style-name="ce1">
            <text:p>724,8305</text:p>
          </table:table-cell>
          <table:table-cell table:number-columns-repeated="16377"/>
        </table:table-row>
        <table:table-row table:style-name="ro2">
          <table:table-cell office:value-type="float" office:value="78000" table:style-name="ce1">
            <text:p>78000</text:p>
          </table:table-cell>
          <table:table-cell office:value-type="float" office:value="475.75799999999998" table:style-name="ce1">
            <text:p>475,758</text:p>
          </table:table-cell>
          <table:table-cell office:value-type="float" office:value="969.822" table:style-name="ce1">
            <text:p>969,822</text:p>
          </table:table-cell>
          <table:table-cell office:value-type="float" office:value="590.15599999999995" table:style-name="ce1">
            <text:p>590,156</text:p>
          </table:table-cell>
          <table:table-cell office:value-type="float" office:value="710.702" table:style-name="ce1">
            <text:p>710,702</text:p>
          </table:table-cell>
          <table:table-cell table:style-name="ce2"/>
          <table:table-cell office:value-type="float" office:value="686.60950000000003" table:formula="of:=AVERAGE([.B158:.E158])" table:style-name="ce1">
            <text:p>686,6095</text:p>
          </table:table-cell>
          <table:table-cell table:number-columns-repeated="16377"/>
        </table:table-row>
        <table:table-row table:style-name="ro2">
          <table:table-cell office:value-type="float" office:value="78500" table:style-name="ce1">
            <text:p>78500</text:p>
          </table:table-cell>
          <table:table-cell office:value-type="float" office:value="502.63600000000002" table:style-name="ce1">
            <text:p>502,636</text:p>
          </table:table-cell>
          <table:table-cell office:value-type="float" office:value="942.12599999999998" table:style-name="ce1">
            <text:p>942,126</text:p>
          </table:table-cell>
          <table:table-cell office:value-type="float" office:value="558.70399999999995" table:style-name="ce1">
            <text:p>558,704</text:p>
          </table:table-cell>
          <table:table-cell office:value-type="float" office:value="698.23800000000006" table:style-name="ce1">
            <text:p>698,238</text:p>
          </table:table-cell>
          <table:table-cell table:style-name="ce2"/>
          <table:table-cell office:value-type="float" office:value="675.42599999999993" table:formula="of:=AVERAGE([.B159:.E159])" table:style-name="ce1">
            <text:p>675,426</text:p>
          </table:table-cell>
          <table:table-cell table:number-columns-repeated="16377"/>
        </table:table-row>
        <table:table-row table:style-name="ro2">
          <table:table-cell office:value-type="float" office:value="79000" table:style-name="ce1">
            <text:p>79000</text:p>
          </table:table-cell>
          <table:table-cell office:value-type="float" office:value="479.84" table:style-name="ce1">
            <text:p>479,84</text:p>
          </table:table-cell>
          <table:table-cell office:value-type="float" office:value="1001.908" table:style-name="ce1">
            <text:p>1001,908</text:p>
          </table:table-cell>
          <table:table-cell office:value-type="float" office:value="546.49" table:style-name="ce1">
            <text:p>546,49</text:p>
          </table:table-cell>
          <table:table-cell office:value-type="float" office:value="745.18200000000002" table:style-name="ce1">
            <text:p>745,182</text:p>
          </table:table-cell>
          <table:table-cell table:style-name="ce2"/>
          <table:table-cell office:value-type="float" office:value="693.35500000000002" table:formula="of:=AVERAGE([.B160:.E160])" table:style-name="ce1">
            <text:p>693,355</text:p>
          </table:table-cell>
          <table:table-cell table:number-columns-repeated="16377"/>
        </table:table-row>
        <table:table-row table:style-name="ro2">
          <table:table-cell office:value-type="float" office:value="79500" table:style-name="ce1">
            <text:p>79500</text:p>
          </table:table-cell>
          <table:table-cell office:value-type="float" office:value="506.40199999999999" table:style-name="ce1">
            <text:p>506,402</text:p>
          </table:table-cell>
          <table:table-cell office:value-type="float" office:value="949.46199999999999" table:style-name="ce1">
            <text:p>949,462</text:p>
          </table:table-cell>
          <table:table-cell office:value-type="float" office:value="559.6" table:style-name="ce1">
            <text:p>559,6</text:p>
          </table:table-cell>
          <table:table-cell office:value-type="float" office:value="685.90800000000002" table:style-name="ce1">
            <text:p>685,908</text:p>
          </table:table-cell>
          <table:table-cell table:style-name="ce2"/>
          <table:table-cell office:value-type="float" office:value="675.34299999999996" table:formula="of:=AVERAGE([.B161:.E161])" table:style-name="ce1">
            <text:p>675,343</text:p>
          </table:table-cell>
          <table:table-cell table:number-columns-repeated="16377"/>
        </table:table-row>
        <table:table-row table:style-name="ro2">
          <table:table-cell office:value-type="float" office:value="80000" table:style-name="ce1">
            <text:p>80000</text:p>
          </table:table-cell>
          <table:table-cell office:value-type="float" office:value="513.78200000000004" table:style-name="ce1">
            <text:p>513,782</text:p>
          </table:table-cell>
          <table:table-cell office:value-type="float" office:value="917.01800000000003" table:style-name="ce1">
            <text:p>917,018</text:p>
          </table:table-cell>
          <table:table-cell office:value-type="float" office:value="518.16200000000003" table:style-name="ce1">
            <text:p>518,162</text:p>
          </table:table-cell>
          <table:table-cell office:value-type="float" office:value="729.16399999999999" table:style-name="ce1">
            <text:p>729,164</text:p>
          </table:table-cell>
          <table:table-cell table:style-name="ce2"/>
          <table:table-cell office:value-type="float" office:value="669.53150000000005" table:formula="of:=AVERAGE([.B162:.E162])" table:style-name="ce1">
            <text:p>669,5315</text:p>
          </table:table-cell>
          <table:table-cell table:number-columns-repeated="16377"/>
        </table:table-row>
        <table:table-row table:style-name="ro2">
          <table:table-cell office:value-type="float" office:value="80500" table:style-name="ce1">
            <text:p>80500</text:p>
          </table:table-cell>
          <table:table-cell office:value-type="float" office:value="586.61400000000003" table:style-name="ce1">
            <text:p>586,614</text:p>
          </table:table-cell>
          <table:table-cell office:value-type="float" office:value="900.92" table:style-name="ce1">
            <text:p>900,92</text:p>
          </table:table-cell>
          <table:table-cell office:value-type="float" office:value="529.23199999999997" table:style-name="ce1">
            <text:p>529,232</text:p>
          </table:table-cell>
          <table:table-cell office:value-type="float" office:value="804.38" table:style-name="ce1">
            <text:p>804,38</text:p>
          </table:table-cell>
          <table:table-cell table:style-name="ce2"/>
          <table:table-cell office:value-type="float" office:value="705.28650000000005" table:formula="of:=AVERAGE([.B163:.E163])" table:style-name="ce1">
            <text:p>705,2865</text:p>
          </table:table-cell>
          <table:table-cell table:number-columns-repeated="16377"/>
        </table:table-row>
        <table:table-row table:style-name="ro2">
          <table:table-cell office:value-type="float" office:value="81000" table:style-name="ce1">
            <text:p>81000</text:p>
          </table:table-cell>
          <table:table-cell office:value-type="float" office:value="594.30399999999997" table:style-name="ce1">
            <text:p>594,304</text:p>
          </table:table-cell>
          <table:table-cell office:value-type="float" office:value="899.33799999999997" table:style-name="ce1">
            <text:p>899,338</text:p>
          </table:table-cell>
          <table:table-cell office:value-type="float" office:value="523.94200000000001" table:style-name="ce1">
            <text:p>523,942</text:p>
          </table:table-cell>
          <table:table-cell office:value-type="float" office:value="741.08799999999997" table:style-name="ce1">
            <text:p>741,088</text:p>
          </table:table-cell>
          <table:table-cell table:style-name="ce2"/>
          <table:table-cell office:value-type="float" office:value="689.66799999999989" table:formula="of:=AVERAGE([.B164:.E164])" table:style-name="ce1">
            <text:p>689,668</text:p>
          </table:table-cell>
          <table:table-cell table:number-columns-repeated="16377"/>
        </table:table-row>
        <table:table-row table:style-name="ro2">
          <table:table-cell office:value-type="float" office:value="81500" table:style-name="ce1">
            <text:p>81500</text:p>
          </table:table-cell>
          <table:table-cell office:value-type="float" office:value="547.47199999999998" table:style-name="ce1">
            <text:p>547,472</text:p>
          </table:table-cell>
          <table:table-cell office:value-type="float" office:value="903.95600000000002" table:style-name="ce1">
            <text:p>903,956</text:p>
          </table:table-cell>
          <table:table-cell office:value-type="float" office:value="513.17999999999995" table:style-name="ce1">
            <text:p>513,18</text:p>
          </table:table-cell>
          <table:table-cell office:value-type="float" office:value="768.75800000000004" table:style-name="ce1">
            <text:p>768,758</text:p>
          </table:table-cell>
          <table:table-cell table:style-name="ce2"/>
          <table:table-cell office:value-type="float" office:value="683.3415" table:formula="of:=AVERAGE([.B165:.E165])" table:style-name="ce1">
            <text:p>683,3415</text:p>
          </table:table-cell>
          <table:table-cell table:number-columns-repeated="16377"/>
        </table:table-row>
        <table:table-row table:style-name="ro2">
          <table:table-cell office:value-type="float" office:value="82000" table:style-name="ce1">
            <text:p>82000</text:p>
          </table:table-cell>
          <table:table-cell office:value-type="float" office:value="552.03599999999994" table:style-name="ce1">
            <text:p>552,036</text:p>
          </table:table-cell>
          <table:table-cell office:value-type="float" office:value="821.92200000000003" table:style-name="ce1">
            <text:p>821,922</text:p>
          </table:table-cell>
          <table:table-cell office:value-type="float" office:value="563.87599999999998" table:style-name="ce1">
            <text:p>563,876</text:p>
          </table:table-cell>
          <table:table-cell office:value-type="float" office:value="782.83600000000001" table:style-name="ce1">
            <text:p>782,836</text:p>
          </table:table-cell>
          <table:table-cell table:style-name="ce2"/>
          <table:table-cell office:value-type="float" office:value="680.16750000000002" table:formula="of:=AVERAGE([.B166:.E166])" table:style-name="ce1">
            <text:p>680,1675</text:p>
          </table:table-cell>
          <table:table-cell table:number-columns-repeated="16377"/>
        </table:table-row>
        <table:table-row table:style-name="ro2">
          <table:table-cell office:value-type="float" office:value="82500" table:style-name="ce1">
            <text:p>82500</text:p>
          </table:table-cell>
          <table:table-cell office:value-type="float" office:value="558.43799999999999" table:style-name="ce1">
            <text:p>558,438</text:p>
          </table:table-cell>
          <table:table-cell office:value-type="float" office:value="878.798" table:style-name="ce1">
            <text:p>878,798</text:p>
          </table:table-cell>
          <table:table-cell office:value-type="float" office:value="606.19799999999998" table:style-name="ce1">
            <text:p>606,198</text:p>
          </table:table-cell>
          <table:table-cell office:value-type="float" office:value="755.29399999999998" table:style-name="ce1">
            <text:p>755,294</text:p>
          </table:table-cell>
          <table:table-cell table:style-name="ce2"/>
          <table:table-cell office:value-type="float" office:value="699.6819999999999" table:formula="of:=AVERAGE([.B167:.E167])" table:style-name="ce1">
            <text:p>699,682</text:p>
          </table:table-cell>
          <table:table-cell table:number-columns-repeated="16377"/>
        </table:table-row>
        <table:table-row table:style-name="ro2">
          <table:table-cell office:value-type="float" office:value="83000" table:style-name="ce1">
            <text:p>83000</text:p>
          </table:table-cell>
          <table:table-cell office:value-type="float" office:value="615.89400000000001" table:style-name="ce1">
            <text:p>615,894</text:p>
          </table:table-cell>
          <table:table-cell office:value-type="float" office:value="959.29200000000003" table:style-name="ce1">
            <text:p>959,292</text:p>
          </table:table-cell>
          <table:table-cell office:value-type="float" office:value="582.61599999999999" table:style-name="ce1">
            <text:p>582,616</text:p>
          </table:table-cell>
          <table:table-cell office:value-type="float" office:value="797.97400000000005" table:style-name="ce1">
            <text:p>797,974</text:p>
          </table:table-cell>
          <table:table-cell table:style-name="ce2"/>
          <table:table-cell office:value-type="float" office:value="738.94400000000007" table:formula="of:=AVERAGE([.B168:.E168])" table:style-name="ce1">
            <text:p>738,944</text:p>
          </table:table-cell>
          <table:table-cell table:number-columns-repeated="16377"/>
        </table:table-row>
        <table:table-row table:style-name="ro2">
          <table:table-cell office:value-type="float" office:value="83500" table:style-name="ce1">
            <text:p>83500</text:p>
          </table:table-cell>
          <table:table-cell office:value-type="float" office:value="596.91399999999999" table:style-name="ce1">
            <text:p>596,914</text:p>
          </table:table-cell>
          <table:table-cell office:value-type="float" office:value="1083.52" table:style-name="ce1">
            <text:p>1083,52</text:p>
          </table:table-cell>
          <table:table-cell office:value-type="float" office:value="562.82600000000002" table:style-name="ce1">
            <text:p>562,826</text:p>
          </table:table-cell>
          <table:table-cell office:value-type="float" office:value="770.55600000000004" table:style-name="ce1">
            <text:p>770,556</text:p>
          </table:table-cell>
          <table:table-cell table:style-name="ce2"/>
          <table:table-cell office:value-type="float" office:value="753.45400000000006" table:formula="of:=AVERAGE([.B169:.E169])" table:style-name="ce1">
            <text:p>753,454</text:p>
          </table:table-cell>
          <table:table-cell table:number-columns-repeated="16377"/>
        </table:table-row>
        <table:table-row table:style-name="ro2">
          <table:table-cell office:value-type="float" office:value="84000" table:style-name="ce1">
            <text:p>84000</text:p>
          </table:table-cell>
          <table:table-cell office:value-type="float" office:value="610.84" table:style-name="ce1">
            <text:p>610,84</text:p>
          </table:table-cell>
          <table:table-cell office:value-type="float" office:value="1095.9480000000001" table:style-name="ce1">
            <text:p>1095,948</text:p>
          </table:table-cell>
          <table:table-cell office:value-type="float" office:value="517.80600000000004" table:style-name="ce1">
            <text:p>517,806</text:p>
          </table:table-cell>
          <table:table-cell office:value-type="float" office:value="742.54200000000003" table:style-name="ce1">
            <text:p>742,542</text:p>
          </table:table-cell>
          <table:table-cell table:style-name="ce2"/>
          <table:table-cell office:value-type="float" office:value="741.78399999999999" table:formula="of:=AVERAGE([.B170:.E170])" table:style-name="ce1">
            <text:p>741,784</text:p>
          </table:table-cell>
          <table:table-cell table:number-columns-repeated="16377"/>
        </table:table-row>
        <table:table-row table:style-name="ro2">
          <table:table-cell office:value-type="float" office:value="84500" table:style-name="ce1">
            <text:p>84500</text:p>
          </table:table-cell>
          <table:table-cell office:value-type="float" office:value="600.91800000000001" table:style-name="ce1">
            <text:p>600,918</text:p>
          </table:table-cell>
          <table:table-cell office:value-type="float" office:value="1036.616" table:style-name="ce1">
            <text:p>1036,616</text:p>
          </table:table-cell>
          <table:table-cell office:value-type="float" office:value="499.19600000000003" table:style-name="ce1">
            <text:p>499,196</text:p>
          </table:table-cell>
          <table:table-cell office:value-type="float" office:value="665.67" table:style-name="ce1">
            <text:p>665,67</text:p>
          </table:table-cell>
          <table:table-cell table:style-name="ce2"/>
          <table:table-cell office:value-type="float" office:value="700.6" table:formula="of:=AVERAGE([.B171:.E171])" table:style-name="ce1">
            <text:p>700,6</text:p>
          </table:table-cell>
          <table:table-cell table:number-columns-repeated="16377"/>
        </table:table-row>
        <table:table-row table:style-name="ro2">
          <table:table-cell office:value-type="float" office:value="85000" table:style-name="ce1">
            <text:p>85000</text:p>
          </table:table-cell>
          <table:table-cell office:value-type="float" office:value="545.04600000000005" table:style-name="ce1">
            <text:p>545,046</text:p>
          </table:table-cell>
          <table:table-cell office:value-type="float" office:value="1060.6279999999999" table:style-name="ce1">
            <text:p>1060,628</text:p>
          </table:table-cell>
          <table:table-cell office:value-type="float" office:value="503.33199999999999" table:style-name="ce1">
            <text:p>503,332</text:p>
          </table:table-cell>
          <table:table-cell office:value-type="float" office:value="632.99599999999998" table:style-name="ce1">
            <text:p>632,996</text:p>
          </table:table-cell>
          <table:table-cell table:style-name="ce2"/>
          <table:table-cell office:value-type="float" office:value="685.50049999999999" table:formula="of:=AVERAGE([.B172:.E172])" table:style-name="ce1">
            <text:p>685,5005</text:p>
          </table:table-cell>
          <table:table-cell table:number-columns-repeated="16377"/>
        </table:table-row>
        <table:table-row table:style-name="ro2">
          <table:table-cell office:value-type="float" office:value="85500" table:style-name="ce1">
            <text:p>85500</text:p>
          </table:table-cell>
          <table:table-cell office:value-type="float" office:value="611.928" table:style-name="ce1">
            <text:p>611,928</text:p>
          </table:table-cell>
          <table:table-cell office:value-type="float" office:value="869.226" table:style-name="ce1">
            <text:p>869,226</text:p>
          </table:table-cell>
          <table:table-cell office:value-type="float" office:value="529.99199999999996" table:style-name="ce1">
            <text:p>529,992</text:p>
          </table:table-cell>
          <table:table-cell office:value-type="float" office:value="622.19799999999998" table:style-name="ce1">
            <text:p>622,198</text:p>
          </table:table-cell>
          <table:table-cell table:style-name="ce2"/>
          <table:table-cell office:value-type="float" office:value="658.33600000000001" table:formula="of:=AVERAGE([.B173:.E173])" table:style-name="ce1">
            <text:p>658,336</text:p>
          </table:table-cell>
          <table:table-cell table:number-columns-repeated="16377"/>
        </table:table-row>
        <table:table-row table:style-name="ro2">
          <table:table-cell office:value-type="float" office:value="86000" table:style-name="ce1">
            <text:p>86000</text:p>
          </table:table-cell>
          <table:table-cell office:value-type="float" office:value="612.98599999999999" table:style-name="ce1">
            <text:p>612,986</text:p>
          </table:table-cell>
          <table:table-cell office:value-type="float" office:value="804.17" table:style-name="ce1">
            <text:p>804,17</text:p>
          </table:table-cell>
          <table:table-cell office:value-type="float" office:value="548.02" table:style-name="ce1">
            <text:p>548,02</text:p>
          </table:table-cell>
          <table:table-cell office:value-type="float" office:value="643.87" table:style-name="ce1">
            <text:p>643,87</text:p>
          </table:table-cell>
          <table:table-cell table:style-name="ce2"/>
          <table:table-cell office:value-type="float" office:value="652.26149999999996" table:formula="of:=AVERAGE([.B174:.E174])" table:style-name="ce1">
            <text:p>652,2615</text:p>
          </table:table-cell>
          <table:table-cell table:number-columns-repeated="16377"/>
        </table:table-row>
        <table:table-row table:style-name="ro2">
          <table:table-cell office:value-type="float" office:value="86500" table:style-name="ce1">
            <text:p>86500</text:p>
          </table:table-cell>
          <table:table-cell office:value-type="float" office:value="596.79999999999995" table:style-name="ce1">
            <text:p>596,8</text:p>
          </table:table-cell>
          <table:table-cell office:value-type="float" office:value="828.58799999999997" table:style-name="ce1">
            <text:p>828,588</text:p>
          </table:table-cell>
          <table:table-cell office:value-type="float" office:value="565.75800000000004" table:style-name="ce1">
            <text:p>565,758</text:p>
          </table:table-cell>
          <table:table-cell office:value-type="float" office:value="739.28" table:style-name="ce1">
            <text:p>739,28</text:p>
          </table:table-cell>
          <table:table-cell table:style-name="ce2"/>
          <table:table-cell office:value-type="float" office:value="682.60649999999998" table:formula="of:=AVERAGE([.B175:.E175])" table:style-name="ce1">
            <text:p>682,6065</text:p>
          </table:table-cell>
          <table:table-cell table:number-columns-repeated="16377"/>
        </table:table-row>
        <table:table-row table:style-name="ro2">
          <table:table-cell office:value-type="float" office:value="87000" table:style-name="ce1">
            <text:p>87000</text:p>
          </table:table-cell>
          <table:table-cell office:value-type="float" office:value="538.85400000000004" table:style-name="ce1">
            <text:p>538,854</text:p>
          </table:table-cell>
          <table:table-cell office:value-type="float" office:value="828.91" table:style-name="ce1">
            <text:p>828,91</text:p>
          </table:table-cell>
          <table:table-cell office:value-type="float" office:value="584.88" table:style-name="ce1">
            <text:p>584,88</text:p>
          </table:table-cell>
          <table:table-cell office:value-type="float" office:value="646.67600000000004" table:style-name="ce1">
            <text:p>646,676</text:p>
          </table:table-cell>
          <table:table-cell table:style-name="ce2"/>
          <table:table-cell office:value-type="float" office:value="649.83000000000004" table:formula="of:=AVERAGE([.B176:.E176])" table:style-name="ce1">
            <text:p>649,83</text:p>
          </table:table-cell>
          <table:table-cell table:number-columns-repeated="16377"/>
        </table:table-row>
        <table:table-row table:style-name="ro2">
          <table:table-cell office:value-type="float" office:value="87500" table:style-name="ce1">
            <text:p>87500</text:p>
          </table:table-cell>
          <table:table-cell office:value-type="float" office:value="494.57" table:style-name="ce1">
            <text:p>494,57</text:p>
          </table:table-cell>
          <table:table-cell office:value-type="float" office:value="831.25" table:style-name="ce1">
            <text:p>831,25</text:p>
          </table:table-cell>
          <table:table-cell office:value-type="float" office:value="561.55799999999999" table:style-name="ce1">
            <text:p>561,558</text:p>
          </table:table-cell>
          <table:table-cell office:value-type="float" office:value="632.83799999999997" table:style-name="ce1">
            <text:p>632,838</text:p>
          </table:table-cell>
          <table:table-cell table:style-name="ce2"/>
          <table:table-cell office:value-type="float" office:value="630.05399999999997" table:formula="of:=AVERAGE([.B177:.E177])" table:style-name="ce1">
            <text:p>630,054</text:p>
          </table:table-cell>
          <table:table-cell table:number-columns-repeated="16377"/>
        </table:table-row>
        <table:table-row table:style-name="ro2">
          <table:table-cell office:value-type="float" office:value="88000" table:style-name="ce1">
            <text:p>88000</text:p>
          </table:table-cell>
          <table:table-cell office:value-type="float" office:value="477.86599999999999" table:style-name="ce1">
            <text:p>477,866</text:p>
          </table:table-cell>
          <table:table-cell office:value-type="float" office:value="789.05399999999997" table:style-name="ce1">
            <text:p>789,054</text:p>
          </table:table-cell>
          <table:table-cell office:value-type="float" office:value="593.63400000000001" table:style-name="ce1">
            <text:p>593,634</text:p>
          </table:table-cell>
          <table:table-cell office:value-type="float" office:value="634.048" table:style-name="ce1">
            <text:p>634,048</text:p>
          </table:table-cell>
          <table:table-cell table:style-name="ce2"/>
          <table:table-cell office:value-type="float" office:value="623.65049999999997" table:formula="of:=AVERAGE([.B178:.E178])" table:style-name="ce1">
            <text:p>623,6505</text:p>
          </table:table-cell>
          <table:table-cell table:number-columns-repeated="16377"/>
        </table:table-row>
        <table:table-row table:style-name="ro2">
          <table:table-cell office:value-type="float" office:value="88500" table:style-name="ce1">
            <text:p>88500</text:p>
          </table:table-cell>
          <table:table-cell office:value-type="float" office:value="504.36599999999999" table:style-name="ce1">
            <text:p>504,366</text:p>
          </table:table-cell>
          <table:table-cell office:value-type="float" office:value="788.92" table:style-name="ce1">
            <text:p>788,92</text:p>
          </table:table-cell>
          <table:table-cell office:value-type="float" office:value="659.072" table:style-name="ce1">
            <text:p>659,072</text:p>
          </table:table-cell>
          <table:table-cell office:value-type="float" office:value="617.88199999999995" table:style-name="ce1">
            <text:p>617,882</text:p>
          </table:table-cell>
          <table:table-cell table:style-name="ce2"/>
          <table:table-cell office:value-type="float" office:value="642.56000000000006" table:formula="of:=AVERAGE([.B179:.E179])" table:style-name="ce1">
            <text:p>642,56</text:p>
          </table:table-cell>
          <table:table-cell table:number-columns-repeated="16377"/>
        </table:table-row>
        <table:table-row table:style-name="ro2">
          <table:table-cell office:value-type="float" office:value="89000" table:style-name="ce1">
            <text:p>89000</text:p>
          </table:table-cell>
          <table:table-cell office:value-type="float" office:value="502.65600000000001" table:style-name="ce1">
            <text:p>502,656</text:p>
          </table:table-cell>
          <table:table-cell office:value-type="float" office:value="824.67200000000003" table:style-name="ce1">
            <text:p>824,672</text:p>
          </table:table-cell>
          <table:table-cell office:value-type="float" office:value="648.51800000000003" table:style-name="ce1">
            <text:p>648,518</text:p>
          </table:table-cell>
          <table:table-cell office:value-type="float" office:value="720.67600000000004" table:style-name="ce1">
            <text:p>720,676</text:p>
          </table:table-cell>
          <table:table-cell table:style-name="ce2"/>
          <table:table-cell office:value-type="float" office:value="674.13049999999998" table:formula="of:=AVERAGE([.B180:.E180])" table:style-name="ce1">
            <text:p>674,1305</text:p>
          </table:table-cell>
          <table:table-cell table:number-columns-repeated="16377"/>
        </table:table-row>
        <table:table-row table:style-name="ro2">
          <table:table-cell office:value-type="float" office:value="89500" table:style-name="ce1">
            <text:p>89500</text:p>
          </table:table-cell>
          <table:table-cell office:value-type="float" office:value="509.404" table:style-name="ce1">
            <text:p>509,404</text:p>
          </table:table-cell>
          <table:table-cell office:value-type="float" office:value="822.75" table:style-name="ce1">
            <text:p>822,75</text:p>
          </table:table-cell>
          <table:table-cell office:value-type="float" office:value="655.846" table:style-name="ce1">
            <text:p>655,846</text:p>
          </table:table-cell>
          <table:table-cell office:value-type="float" office:value="681.64800000000002" table:style-name="ce1">
            <text:p>681,648</text:p>
          </table:table-cell>
          <table:table-cell table:style-name="ce2"/>
          <table:table-cell office:value-type="float" office:value="667.41200000000003" table:formula="of:=AVERAGE([.B181:.E181])" table:style-name="ce1">
            <text:p>667,412</text:p>
          </table:table-cell>
          <table:table-cell table:number-columns-repeated="16377"/>
        </table:table-row>
        <table:table-row table:style-name="ro2">
          <table:table-cell office:value-type="float" office:value="90000" table:style-name="ce1">
            <text:p>90000</text:p>
          </table:table-cell>
          <table:table-cell office:value-type="float" office:value="496.85599999999999" table:style-name="ce1">
            <text:p>496,856</text:p>
          </table:table-cell>
          <table:table-cell office:value-type="float" office:value="944.51800000000003" table:style-name="ce1">
            <text:p>944,518</text:p>
          </table:table-cell>
          <table:table-cell office:value-type="float" office:value="663.78200000000004" table:style-name="ce1">
            <text:p>663,782</text:p>
          </table:table-cell>
          <table:table-cell office:value-type="float" office:value="590.39400000000001" table:style-name="ce1">
            <text:p>590,394</text:p>
          </table:table-cell>
          <table:table-cell table:style-name="ce2"/>
          <table:table-cell office:value-type="float" office:value="673.88750000000005" table:formula="of:=AVERAGE([.B182:.E182])" table:style-name="ce1">
            <text:p>673,8875</text:p>
          </table:table-cell>
          <table:table-cell table:number-columns-repeated="16377"/>
        </table:table-row>
        <table:table-row table:style-name="ro2">
          <table:table-cell office:value-type="float" office:value="90500" table:style-name="ce1">
            <text:p>90500</text:p>
          </table:table-cell>
          <table:table-cell office:value-type="float" office:value="538.51199999999994" table:style-name="ce1">
            <text:p>538,512</text:p>
          </table:table-cell>
          <table:table-cell office:value-type="float" office:value="930.01800000000003" table:style-name="ce1">
            <text:p>930,018</text:p>
          </table:table-cell>
          <table:table-cell office:value-type="float" office:value="725.66600000000005" table:style-name="ce1">
            <text:p>725,666</text:p>
          </table:table-cell>
          <table:table-cell office:value-type="float" office:value="750.83799999999997" table:style-name="ce1">
            <text:p>750,838</text:p>
          </table:table-cell>
          <table:table-cell table:style-name="ce2"/>
          <table:table-cell office:value-type="float" office:value="736.25849999999991" table:formula="of:=AVERAGE([.B183:.E183])" table:style-name="ce1">
            <text:p>736,2585</text:p>
          </table:table-cell>
          <table:table-cell table:number-columns-repeated="16377"/>
        </table:table-row>
        <table:table-row table:style-name="ro2">
          <table:table-cell office:value-type="float" office:value="91000" table:style-name="ce1">
            <text:p>91000</text:p>
          </table:table-cell>
          <table:table-cell office:value-type="float" office:value="628.26800000000003" table:style-name="ce1">
            <text:p>628,268</text:p>
          </table:table-cell>
          <table:table-cell office:value-type="float" office:value="1181.944" table:style-name="ce1">
            <text:p>1181,944</text:p>
          </table:table-cell>
          <table:table-cell office:value-type="float" office:value="788.34400000000005" table:style-name="ce1">
            <text:p>788,344</text:p>
          </table:table-cell>
          <table:table-cell office:value-type="float" office:value="786.524" table:style-name="ce1">
            <text:p>786,524</text:p>
          </table:table-cell>
          <table:table-cell table:style-name="ce2"/>
          <table:table-cell office:value-type="float" office:value="846.27" table:formula="of:=AVERAGE([.B184:.E184])" table:style-name="ce1">
            <text:p>846,27</text:p>
          </table:table-cell>
          <table:table-cell table:number-columns-repeated="16377"/>
        </table:table-row>
        <table:table-row table:style-name="ro2">
          <table:table-cell office:value-type="float" office:value="91500" table:style-name="ce1">
            <text:p>91500</text:p>
          </table:table-cell>
          <table:table-cell office:value-type="float" office:value="607.61400000000003" table:style-name="ce1">
            <text:p>607,614</text:p>
          </table:table-cell>
          <table:table-cell office:value-type="float" office:value="1147.8599999999999" table:style-name="ce1">
            <text:p>1147,86</text:p>
          </table:table-cell>
          <table:table-cell office:value-type="float" office:value="719.38800000000003" table:style-name="ce1">
            <text:p>719,388</text:p>
          </table:table-cell>
          <table:table-cell office:value-type="float" office:value="763.11199999999997" table:style-name="ce1">
            <text:p>763,112</text:p>
          </table:table-cell>
          <table:table-cell table:style-name="ce2"/>
          <table:table-cell office:value-type="float" office:value="809.49350000000004" table:formula="of:=AVERAGE([.B185:.E185])" table:style-name="ce1">
            <text:p>809,4935</text:p>
          </table:table-cell>
          <table:table-cell table:number-columns-repeated="16377"/>
        </table:table-row>
        <table:table-row table:style-name="ro2">
          <table:table-cell office:value-type="float" office:value="92000" table:style-name="ce1">
            <text:p>92000</text:p>
          </table:table-cell>
          <table:table-cell office:value-type="float" office:value="575.12599999999998" table:style-name="ce1">
            <text:p>575,126</text:p>
          </table:table-cell>
          <table:table-cell office:value-type="float" office:value="1020.224" table:style-name="ce1">
            <text:p>1020,224</text:p>
          </table:table-cell>
          <table:table-cell office:value-type="float" office:value="720.24" table:style-name="ce1">
            <text:p>720,24</text:p>
          </table:table-cell>
          <table:table-cell office:value-type="float" office:value="824.09199999999998" table:style-name="ce1">
            <text:p>824,092</text:p>
          </table:table-cell>
          <table:table-cell table:style-name="ce2"/>
          <table:table-cell office:value-type="float" office:value="784.92050000000006" table:formula="of:=AVERAGE([.B186:.E186])" table:style-name="ce1">
            <text:p>784,9205</text:p>
          </table:table-cell>
          <table:table-cell table:number-columns-repeated="16377"/>
        </table:table-row>
        <table:table-row table:style-name="ro2">
          <table:table-cell office:value-type="float" office:value="92500" table:style-name="ce1">
            <text:p>92500</text:p>
          </table:table-cell>
          <table:table-cell office:value-type="float" office:value="593.37400000000002" table:style-name="ce1">
            <text:p>593,374</text:p>
          </table:table-cell>
          <table:table-cell office:value-type="float" office:value="1008.866" table:style-name="ce1">
            <text:p>1008,866</text:p>
          </table:table-cell>
          <table:table-cell office:value-type="float" office:value="704.99800000000005" table:style-name="ce1">
            <text:p>704,998</text:p>
          </table:table-cell>
          <table:table-cell office:value-type="float" office:value="1006.942" table:style-name="ce1">
            <text:p>1006,942</text:p>
          </table:table-cell>
          <table:table-cell table:style-name="ce2"/>
          <table:table-cell office:value-type="float" office:value="828.54500000000007" table:formula="of:=AVERAGE([.B187:.E187])" table:style-name="ce1">
            <text:p>828,545</text:p>
          </table:table-cell>
          <table:table-cell table:number-columns-repeated="16377"/>
        </table:table-row>
        <table:table-row table:style-name="ro2">
          <table:table-cell office:value-type="float" office:value="93000" table:style-name="ce1">
            <text:p>93000</text:p>
          </table:table-cell>
          <table:table-cell office:value-type="float" office:value="731.77599999999995" table:style-name="ce1">
            <text:p>731,776</text:p>
          </table:table-cell>
          <table:table-cell office:value-type="float" office:value="1152.144" table:style-name="ce1">
            <text:p>1152,144</text:p>
          </table:table-cell>
          <table:table-cell office:value-type="float" office:value="645.75599999999997" table:style-name="ce1">
            <text:p>645,756</text:p>
          </table:table-cell>
          <table:table-cell office:value-type="float" office:value="954.10199999999998" table:style-name="ce1">
            <text:p>954,102</text:p>
          </table:table-cell>
          <table:table-cell table:style-name="ce2"/>
          <table:table-cell office:value-type="float" office:value="870.94449999999995" table:formula="of:=AVERAGE([.B188:.E188])" table:style-name="ce1">
            <text:p>870,9445</text:p>
          </table:table-cell>
          <table:table-cell table:number-columns-repeated="16377"/>
        </table:table-row>
        <table:table-row table:style-name="ro2">
          <table:table-cell office:value-type="float" office:value="93500" table:style-name="ce1">
            <text:p>93500</text:p>
          </table:table-cell>
          <table:table-cell office:value-type="float" office:value="776.59799999999996" table:style-name="ce1">
            <text:p>776,598</text:p>
          </table:table-cell>
          <table:table-cell office:value-type="float" office:value="1222.3800000000001" table:style-name="ce1">
            <text:p>1222,38</text:p>
          </table:table-cell>
          <table:table-cell office:value-type="float" office:value="604.43600000000004" table:style-name="ce1">
            <text:p>604,436</text:p>
          </table:table-cell>
          <table:table-cell office:value-type="float" office:value="925.46600000000001" table:style-name="ce1">
            <text:p>925,466</text:p>
          </table:table-cell>
          <table:table-cell table:style-name="ce2"/>
          <table:table-cell office:value-type="float" office:value="882.22" table:formula="of:=AVERAGE([.B189:.E189])" table:style-name="ce1">
            <text:p>882,22</text:p>
          </table:table-cell>
          <table:table-cell table:number-columns-repeated="16377"/>
        </table:table-row>
        <table:table-row table:style-name="ro2">
          <table:table-cell office:value-type="float" office:value="94000" table:style-name="ce1">
            <text:p>94000</text:p>
          </table:table-cell>
          <table:table-cell office:value-type="float" office:value="847.16200000000003" table:style-name="ce1">
            <text:p>847,162</text:p>
          </table:table-cell>
          <table:table-cell office:value-type="float" office:value="1092.252" table:style-name="ce1">
            <text:p>1092,252</text:p>
          </table:table-cell>
          <table:table-cell office:value-type="float" office:value="572.80799999999999" table:style-name="ce1">
            <text:p>572,808</text:p>
          </table:table-cell>
          <table:table-cell office:value-type="float" office:value="977.23" table:style-name="ce1">
            <text:p>977,23</text:p>
          </table:table-cell>
          <table:table-cell table:style-name="ce2"/>
          <table:table-cell office:value-type="float" office:value="872.36299999999994" table:formula="of:=AVERAGE([.B190:.E190])" table:style-name="ce1">
            <text:p>872,363</text:p>
          </table:table-cell>
          <table:table-cell table:number-columns-repeated="16377"/>
        </table:table-row>
        <table:table-row table:style-name="ro2">
          <table:table-cell office:value-type="float" office:value="94500" table:style-name="ce1">
            <text:p>94500</text:p>
          </table:table-cell>
          <table:table-cell office:value-type="float" office:value="857" table:style-name="ce1">
            <text:p>857</text:p>
          </table:table-cell>
          <table:table-cell office:value-type="float" office:value="1039.6780000000001" table:style-name="ce1">
            <text:p>1039,678</text:p>
          </table:table-cell>
          <table:table-cell office:value-type="float" office:value="632.69600000000003" table:style-name="ce1">
            <text:p>632,696</text:p>
          </table:table-cell>
          <table:table-cell office:value-type="float" office:value="1106.338" table:style-name="ce1">
            <text:p>1106,338</text:p>
          </table:table-cell>
          <table:table-cell table:style-name="ce2"/>
          <table:table-cell office:value-type="float" office:value="908.92800000000011" table:formula="of:=AVERAGE([.B191:.E191])" table:style-name="ce1">
            <text:p>908,928</text:p>
          </table:table-cell>
          <table:table-cell table:number-columns-repeated="16377"/>
        </table:table-row>
        <table:table-row table:style-name="ro2">
          <table:table-cell office:value-type="float" office:value="95000" table:style-name="ce1">
            <text:p>95000</text:p>
          </table:table-cell>
          <table:table-cell office:value-type="float" office:value="1049.04" table:style-name="ce1">
            <text:p>1049,04</text:p>
          </table:table-cell>
          <table:table-cell office:value-type="float" office:value="1044.3679999999999" table:style-name="ce1">
            <text:p>1044,368</text:p>
          </table:table-cell>
          <table:table-cell office:value-type="float" office:value="730.59199999999998" table:style-name="ce1">
            <text:p>730,592</text:p>
          </table:table-cell>
          <table:table-cell office:value-type="float" office:value="1139.8779999999999" table:style-name="ce1">
            <text:p>1139,878</text:p>
          </table:table-cell>
          <table:table-cell table:style-name="ce2"/>
          <table:table-cell office:value-type="float" office:value="990.96949999999993" table:formula="of:=AVERAGE([.B192:.E192])" table:style-name="ce1">
            <text:p>990,9695</text:p>
          </table:table-cell>
          <table:table-cell table:number-columns-repeated="16377"/>
        </table:table-row>
        <table:table-row table:style-name="ro2">
          <table:table-cell office:value-type="float" office:value="95500" table:style-name="ce1">
            <text:p>95500</text:p>
          </table:table-cell>
          <table:table-cell office:value-type="float" office:value="998.29" table:style-name="ce1">
            <text:p>998,29</text:p>
          </table:table-cell>
          <table:table-cell office:value-type="float" office:value="1173.2339999999999" table:style-name="ce1">
            <text:p>1173,234</text:p>
          </table:table-cell>
          <table:table-cell office:value-type="float" office:value="590.64599999999996" table:style-name="ce1">
            <text:p>590,646</text:p>
          </table:table-cell>
          <table:table-cell office:value-type="float" office:value="1016.128" table:style-name="ce1">
            <text:p>1016,128</text:p>
          </table:table-cell>
          <table:table-cell table:style-name="ce2"/>
          <table:table-cell office:value-type="float" office:value="944.57450000000006" table:formula="of:=AVERAGE([.B193:.E193])" table:style-name="ce1">
            <text:p>944,5745</text:p>
          </table:table-cell>
          <table:table-cell table:number-columns-repeated="16377"/>
        </table:table-row>
        <table:table-row table:style-name="ro2">
          <table:table-cell office:value-type="float" office:value="96000" table:style-name="ce1">
            <text:p>96000</text:p>
          </table:table-cell>
          <table:table-cell office:value-type="float" office:value="909.74400000000003" table:style-name="ce1">
            <text:p>909,744</text:p>
          </table:table-cell>
          <table:table-cell office:value-type="float" office:value="1154.3699999999999" table:style-name="ce1">
            <text:p>1154,37</text:p>
          </table:table-cell>
          <table:table-cell office:value-type="float" office:value="562.96400000000006" table:style-name="ce1">
            <text:p>562,964</text:p>
          </table:table-cell>
          <table:table-cell office:value-type="float" office:value="940.48800000000006" table:style-name="ce1">
            <text:p>940,488</text:p>
          </table:table-cell>
          <table:table-cell table:style-name="ce2"/>
          <table:table-cell office:value-type="float" office:value="891.89149999999995" table:formula="of:=AVERAGE([.B194:.E194])" table:style-name="ce1">
            <text:p>891,8915</text:p>
          </table:table-cell>
          <table:table-cell table:number-columns-repeated="16377"/>
        </table:table-row>
        <table:table-row table:style-name="ro2">
          <table:table-cell office:value-type="float" office:value="96500" table:style-name="ce1">
            <text:p>96500</text:p>
          </table:table-cell>
          <table:table-cell office:value-type="float" office:value="988.38599999999997" table:style-name="ce1">
            <text:p>988,386</text:p>
          </table:table-cell>
          <table:table-cell office:value-type="float" office:value="1109.934" table:style-name="ce1">
            <text:p>1109,934</text:p>
          </table:table-cell>
          <table:table-cell office:value-type="float" office:value="573.97799999999995" table:style-name="ce1">
            <text:p>573,978</text:p>
          </table:table-cell>
          <table:table-cell office:value-type="float" office:value="956" table:style-name="ce1">
            <text:p>956</text:p>
          </table:table-cell>
          <table:table-cell table:style-name="ce2"/>
          <table:table-cell office:value-type="float" office:value="907.07449999999994" table:formula="of:=AVERAGE([.B195:.E195])" table:style-name="ce1">
            <text:p>907,0745</text:p>
          </table:table-cell>
          <table:table-cell table:number-columns-repeated="16377"/>
        </table:table-row>
        <table:table-row table:style-name="ro2">
          <table:table-cell office:value-type="float" office:value="97000" table:style-name="ce1">
            <text:p>97000</text:p>
          </table:table-cell>
          <table:table-cell office:value-type="float" office:value="947.49199999999996" table:style-name="ce1">
            <text:p>947,492</text:p>
          </table:table-cell>
          <table:table-cell office:value-type="float" office:value="1204.5419999999999" table:style-name="ce1">
            <text:p>1204,542</text:p>
          </table:table-cell>
          <table:table-cell office:value-type="float" office:value="554.678" table:style-name="ce1">
            <text:p>554,678</text:p>
          </table:table-cell>
          <table:table-cell office:value-type="float" office:value="984.30200000000002" table:style-name="ce1">
            <text:p>984,302</text:p>
          </table:table-cell>
          <table:table-cell table:style-name="ce2"/>
          <table:table-cell office:value-type="float" office:value="922.75349999999992" table:formula="of:=AVERAGE([.B196:.E196])" table:style-name="ce1">
            <text:p>922,7535</text:p>
          </table:table-cell>
          <table:table-cell table:number-columns-repeated="16377"/>
        </table:table-row>
        <table:table-row table:style-name="ro2">
          <table:table-cell office:value-type="float" office:value="97500" table:style-name="ce1">
            <text:p>97500</text:p>
          </table:table-cell>
          <table:table-cell office:value-type="float" office:value="824.81600000000003" table:style-name="ce1">
            <text:p>824,816</text:p>
          </table:table-cell>
          <table:table-cell office:value-type="float" office:value="1147.7819999999999" table:style-name="ce1">
            <text:p>1147,782</text:p>
          </table:table-cell>
          <table:table-cell office:value-type="float" office:value="577.42600000000004" table:style-name="ce1">
            <text:p>577,426</text:p>
          </table:table-cell>
          <table:table-cell office:value-type="float" office:value="961.23199999999997" table:style-name="ce1">
            <text:p>961,232</text:p>
          </table:table-cell>
          <table:table-cell table:style-name="ce2"/>
          <table:table-cell office:value-type="float" office:value="877.81399999999996" table:formula="of:=AVERAGE([.B197:.E197])" table:style-name="ce1">
            <text:p>877,814</text:p>
          </table:table-cell>
          <table:table-cell table:number-columns-repeated="16377"/>
        </table:table-row>
        <table:table-row table:style-name="ro2">
          <table:table-cell office:value-type="float" office:value="98000" table:style-name="ce1">
            <text:p>98000</text:p>
          </table:table-cell>
          <table:table-cell office:value-type="float" office:value="847.41600000000005" table:style-name="ce1">
            <text:p>847,416</text:p>
          </table:table-cell>
          <table:table-cell office:value-type="float" office:value="1137.056" table:style-name="ce1">
            <text:p>1137,056</text:p>
          </table:table-cell>
          <table:table-cell office:value-type="float" office:value="576.11599999999999" table:style-name="ce1">
            <text:p>576,116</text:p>
          </table:table-cell>
          <table:table-cell office:value-type="float" office:value="1007.576" table:style-name="ce1">
            <text:p>1007,576</text:p>
          </table:table-cell>
          <table:table-cell table:style-name="ce2"/>
          <table:table-cell office:value-type="float" office:value="892.04100000000005" table:formula="of:=AVERAGE([.B198:.E198])" table:style-name="ce1">
            <text:p>892,041</text:p>
          </table:table-cell>
          <table:table-cell table:number-columns-repeated="16377"/>
        </table:table-row>
        <table:table-row table:style-name="ro2">
          <table:table-cell office:value-type="float" office:value="98500" table:style-name="ce1">
            <text:p>98500</text:p>
          </table:table-cell>
          <table:table-cell office:value-type="float" office:value="926.68200000000002" table:style-name="ce1">
            <text:p>926,682</text:p>
          </table:table-cell>
          <table:table-cell office:value-type="float" office:value="1227.92" table:style-name="ce1">
            <text:p>1227,92</text:p>
          </table:table-cell>
          <table:table-cell office:value-type="float" office:value="499.64600000000002" table:style-name="ce1">
            <text:p>499,646</text:p>
          </table:table-cell>
          <table:table-cell office:value-type="float" office:value="1004.8920000000001" table:style-name="ce1">
            <text:p>1004,892</text:p>
          </table:table-cell>
          <table:table-cell table:style-name="ce2"/>
          <table:table-cell office:value-type="float" office:value="914.78500000000008" table:formula="of:=AVERAGE([.B199:.E199])" table:style-name="ce1">
            <text:p>914,785</text:p>
          </table:table-cell>
          <table:table-cell table:number-columns-repeated="16377"/>
        </table:table-row>
        <table:table-row table:style-name="ro2">
          <table:table-cell office:value-type="float" office:value="99000" table:style-name="ce1">
            <text:p>99000</text:p>
          </table:table-cell>
          <table:table-cell office:value-type="float" office:value="786.45600000000002" table:style-name="ce1">
            <text:p>786,456</text:p>
          </table:table-cell>
          <table:table-cell office:value-type="float" office:value="1254.6579999999999" table:style-name="ce1">
            <text:p>1254,658</text:p>
          </table:table-cell>
          <table:table-cell office:value-type="float" office:value="520.50800000000004" table:style-name="ce1">
            <text:p>520,508</text:p>
          </table:table-cell>
          <table:table-cell office:value-type="float" office:value="912.10799999999995" table:style-name="ce1">
            <text:p>912,108</text:p>
          </table:table-cell>
          <table:table-cell table:style-name="ce2"/>
          <table:table-cell office:value-type="float" office:value="868.43250000000012" table:formula="of:=AVERAGE([.B200:.E200])" table:style-name="ce1">
            <text:p>868,4325</text:p>
          </table:table-cell>
          <table:table-cell table:number-columns-repeated="16377"/>
        </table:table-row>
        <table:table-row table:style-name="ro2">
          <table:table-cell office:value-type="float" office:value="99500" table:style-name="ce1">
            <text:p>99500</text:p>
          </table:table-cell>
          <table:table-cell office:value-type="float" office:value="895.62400000000002" table:style-name="ce1">
            <text:p>895,624</text:p>
          </table:table-cell>
          <table:table-cell office:value-type="float" office:value="1200.3820000000001" table:style-name="ce1">
            <text:p>1200,382</text:p>
          </table:table-cell>
          <table:table-cell office:value-type="float" office:value="507.89" table:style-name="ce1">
            <text:p>507,89</text:p>
          </table:table-cell>
          <table:table-cell office:value-type="float" office:value="728.41200000000003" table:style-name="ce1">
            <text:p>728,412</text:p>
          </table:table-cell>
          <table:table-cell table:style-name="ce2"/>
          <table:table-cell office:value-type="float" office:value="833.077" table:formula="of:=AVERAGE([.B201:.E201])" table:style-name="ce1">
            <text:p>833,077</text:p>
          </table:table-cell>
          <table:table-cell table:number-columns-repeated="16377"/>
        </table:table-row>
        <table:table-row table:style-name="ro2">
          <table:table-cell office:value-type="float" office:value="100000" table:style-name="ce1">
            <text:p>100000</text:p>
          </table:table-cell>
          <table:table-cell office:value-type="float" office:value="1192" table:style-name="ce1">
            <text:p>1192</text:p>
          </table:table-cell>
          <table:table-cell office:value-type="float" office:value="1101" table:style-name="ce1">
            <text:p>1101</text:p>
          </table:table-cell>
          <table:table-cell office:value-type="float" office:value="520.5" table:style-name="ce1">
            <text:p>520,5</text:p>
          </table:table-cell>
          <table:table-cell office:value-type="float" office:value="764" table:style-name="ce1">
            <text:p>764</text:p>
          </table:table-cell>
          <table:table-cell table:style-name="ce2"/>
          <table:table-cell office:value-type="float" office:value="894.375" table:formula="of:=AVERAGE([.B202:.E202])" table:style-name="ce1">
            <text:p>894,375</text:p>
          </table:table-cell>
          <table:table-cell table:number-columns-repeated="16377"/>
        </table:table-row>
        <table:table-row table:number-rows-repeated="10483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FreeSans" svg:font-family="FreeSan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FreeSans" style:font-name-asian="FreeSans" style:font-name-complex="Free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creator>Anwender</dc:creator>
    <meta:creation-date>2026-02-13T12:48:59Z</meta:creation-date>
    <dc:date>2026-02-18T22:10:44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line" svg:height="255.2615748031496pt" svg:width="899.4504724409448pt" chart:style-name="Crt0">
        <chart:legend chart:legend-position="end" chart:legend-align="center" chart:style-name="Lgnd"/>
        <chart:plot-area svg:x="4.631653543307086pt" svg:y="9.0pt" svg:width="805.7928346456692pt" svg:height="245.261574803149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3:.$A$202"/>
          </chart:axis>
          <chart:series chart:values-cell-range-address="Sheet1.$B$3:.$B$202" chart:class="chart:line" chart:attached-axis="primary-y" chart:style-name="G0S0">
            <chart:data-point chart:repeated="200"/>
          </chart:series>
          <chart:series chart:values-cell-range-address="Sheet1.$C$3:.$C$202" chart:class="chart:line" chart:attached-axis="primary-y" chart:style-name="G0S1">
            <chart:data-point chart:repeated="200"/>
          </chart:series>
          <chart:series chart:values-cell-range-address="Sheet1.$D$3:.$D$202" chart:class="chart:line" chart:attached-axis="primary-y" chart:style-name="G0S2">
            <chart:data-point chart:repeated="200"/>
          </chart:series>
          <chart:series chart:values-cell-range-address="Sheet1.$E$3:.$E$202" chart:class="chart:line" chart:attached-axis="primary-y" chart:style-name="G0S3">
            <chart:data-point chart:repeated="2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44.5465354330709pt" svg:width="899.1528346456692pt" chart:style-name="Crt0">
        <chart:legend chart:legend-position="end" chart:legend-align="center" chart:style-name="Lgnd"/>
        <chart:plot-area svg:x="4.421889763779527pt" svg:y="10.58456692913386pt" svg:width="773.2718897637795pt" svg:height="330.668346456692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3:.$A$202"/>
          </chart:axis>
          <chart:series chart:values-cell-range-address="Sheet1.$G$3:.$G$202" chart:class="chart:line" chart:attached-axis="primary-y" chart:style-name="G0S0">
            <chart:data-point chart:repeated="2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line" svg:height="255.0887401574803pt" svg:width="898.8168503937007pt" chart:style-name="Crt0">
        <chart:legend chart:legend-position="end" chart:legend-align="center" chart:style-name="Lgnd"/>
        <chart:plot-area svg:x="13.65181102362205pt" svg:y="7.0pt" svg:width="768.3145669291339pt" svg:height="245.088740157480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2.$A$3:.$A$202"/>
          </chart:axis>
          <chart:series chart:values-cell-range-address="Sheet2.$B$3:.$B$202" chart:class="chart:line" chart:attached-axis="primary-y" chart:style-name="G0S0">
            <chart:data-point chart:repeated="200"/>
          </chart:series>
          <chart:series chart:values-cell-range-address="Sheet2.$C$3:.$C$202" chart:class="chart:line" chart:attached-axis="primary-y" chart:style-name="G0S1">
            <chart:data-point chart:repeated="200"/>
          </chart:series>
          <chart:series chart:values-cell-range-address="Sheet2.$D$3:.$D$202" chart:class="chart:line" chart:attached-axis="primary-y" chart:style-name="G0S2">
            <chart:data-point chart:repeated="200"/>
          </chart:series>
          <chart:series chart:values-cell-range-address="Sheet2.$E$3:.$E$202" chart:class="chart:line" chart:attached-axis="primary-y" chart:style-name="G0S3">
            <chart:data-point chart:repeated="20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43.5000787401575pt" svg:width="899.250078740157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2.$A$3:.$A$202"/>
          </chart:axis>
          <chart:series chart:values-cell-range-address="Sheet2.$G$3:.$G$202" chart:class="chart:line" chart:attached-axis="primary-y" chart:style-name="G0S0">
            <chart:data-point chart:repeated="20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